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15395833333333cm"/>
    </style:style>
    <style:style style:name="co2" style:family="table-column">
      <style:table-column-properties fo:break-before="auto" style:column-width="2.1695833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e scan angle fi and distance (copy here output from your xv11test). Note that xv11test outputs 0 distance where invalid_data was reported by the LIDA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 [degree]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office:value-type="float" office:value="77" table:style-name="ce1">
            <text:p>77</text:p>
          </table:table-cell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float" office:value="82" table:style-name="ce1">
            <text:p>82</text:p>
          </table:table-cell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office:value-type="float" office:value="85" table:style-name="ce1">
            <text:p>85</text:p>
          </table:table-cell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float" office:value="88" table:style-name="ce1">
            <text:p>88</text:p>
          </table:table-cell>
          <table:table-cell office:value-type="float" office:value="89" table:style-name="ce1">
            <text:p>89</text:p>
          </table:table-cell>
          <table:table-cell office:value-type="float" office:value="90" table:style-name="ce1">
            <text:p>90</text:p>
          </table:table-cell>
          <table:table-cell office:value-type="float" office:value="91" table:style-name="ce1">
            <text:p>91</text:p>
          </table:table-cell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office:value-type="float" office:value="97" table:style-name="ce1">
            <text:p>97</text:p>
          </table:table-cell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float" office:value="100" table:style-name="ce1">
            <text:p>100</text:p>
          </table:table-cell>
          <table:table-cell office:value-type="float" office:value="101" table:style-name="ce1">
            <text:p>101</text:p>
          </table:table-cell>
          <table:table-cell office:value-type="float" office:value="102" table:style-name="ce1">
            <text:p>102</text:p>
          </table:table-cell>
          <table:table-cell office:value-type="float" office:value="103" table:style-name="ce1">
            <text:p>103</text:p>
          </table:table-cell>
          <table:table-cell office:value-type="float" office:value="104" table:style-name="ce1">
            <text:p>104</text:p>
          </table:table-cell>
          <table:table-cell office:value-type="float" office:value="105" table:style-name="ce1">
            <text:p>105</text:p>
          </table:table-cell>
          <table:table-cell office:value-type="float" office:value="106" table:style-name="ce1">
            <text:p>106</text:p>
          </table:table-cell>
          <table:table-cell office:value-type="float" office:value="107" table:style-name="ce1">
            <text:p>107</text:p>
          </table:table-cell>
          <table:table-cell office:value-type="float" office:value="108" table:style-name="ce1">
            <text:p>108</text:p>
          </table:table-cell>
          <table:table-cell office:value-type="float" office:value="109" table:style-name="ce1">
            <text:p>109</text:p>
          </table:table-cell>
          <table:table-cell office:value-type="float" office:value="110" table:style-name="ce1">
            <text:p>110</text:p>
          </table:table-cell>
          <table:table-cell office:value-type="float" office:value="111" table:style-name="ce1">
            <text:p>111</text:p>
          </table:table-cell>
          <table:table-cell office:value-type="float" office:value="112" table:style-name="ce1">
            <text:p>112</text:p>
          </table:table-cell>
          <table:table-cell office:value-type="float" office:value="113" table:style-name="ce1">
            <text:p>113</text:p>
          </table:table-cell>
          <table:table-cell office:value-type="float" office:value="114" table:style-name="ce1">
            <text:p>114</text:p>
          </table:table-cell>
          <table:table-cell office:value-type="float" office:value="115" table:style-name="ce1">
            <text:p>115</text:p>
          </table:table-cell>
          <table:table-cell office:value-type="float" office:value="116" table:style-name="ce1">
            <text:p>116</text:p>
          </table:table-cell>
          <table:table-cell office:value-type="float" office:value="117" table:style-name="ce1">
            <text:p>117</text:p>
          </table:table-cell>
          <table:table-cell office:value-type="float" office:value="118" table:style-name="ce1">
            <text:p>118</text:p>
          </table:table-cell>
          <table:table-cell office:value-type="float" office:value="119" table:style-name="ce1">
            <text:p>119</text:p>
          </table:table-cell>
          <table:table-cell office:value-type="float" office:value="120" table:style-name="ce1">
            <text:p>120</text:p>
          </table:table-cell>
          <table:table-cell office:value-type="float" office:value="121" table:style-name="ce1">
            <text:p>121</text:p>
          </table:table-cell>
          <table:table-cell office:value-type="float" office:value="122" table:style-name="ce1">
            <text:p>122</text:p>
          </table:table-cell>
          <table:table-cell office:value-type="float" office:value="123" table:style-name="ce1">
            <text:p>123</text:p>
          </table:table-cell>
          <table:table-cell office:value-type="float" office:value="124" table:style-name="ce1">
            <text:p>124</text:p>
          </table:table-cell>
          <table:table-cell office:value-type="float" office:value="125" table:style-name="ce1">
            <text:p>125</text:p>
          </table:table-cell>
          <table:table-cell office:value-type="float" office:value="126" table:style-name="ce1">
            <text:p>126</text:p>
          </table:table-cell>
          <table:table-cell office:value-type="float" office:value="127" table:style-name="ce1">
            <text:p>127</text:p>
          </table:table-cell>
          <table:table-cell office:value-type="float" office:value="128" table:style-name="ce1">
            <text:p>128</text:p>
          </table:table-cell>
          <table:table-cell office:value-type="float" office:value="129" table:style-name="ce1">
            <text:p>129</text:p>
          </table:table-cell>
          <table:table-cell office:value-type="float" office:value="130" table:style-name="ce1">
            <text:p>130</text:p>
          </table:table-cell>
          <table:table-cell office:value-type="float" office:value="131" table:style-name="ce1">
            <text:p>131</text:p>
          </table:table-cell>
          <table:table-cell office:value-type="float" office:value="132" table:style-name="ce1">
            <text:p>132</text:p>
          </table:table-cell>
          <table:table-cell office:value-type="float" office:value="133" table:style-name="ce1">
            <text:p>133</text:p>
          </table:table-cell>
          <table:table-cell office:value-type="float" office:value="134" table:style-name="ce1">
            <text:p>134</text:p>
          </table:table-cell>
          <table:table-cell office:value-type="float" office:value="135" table:style-name="ce1">
            <text:p>135</text:p>
          </table:table-cell>
          <table:table-cell office:value-type="float" office:value="136" table:style-name="ce1">
            <text:p>136</text:p>
          </table:table-cell>
          <table:table-cell office:value-type="float" office:value="137" table:style-name="ce1">
            <text:p>137</text:p>
          </table:table-cell>
          <table:table-cell office:value-type="float" office:value="138" table:style-name="ce1">
            <text:p>138</text:p>
          </table:table-cell>
          <table:table-cell office:value-type="float" office:value="139" table:style-name="ce1">
            <text:p>139</text:p>
          </table:table-cell>
          <table:table-cell office:value-type="float" office:value="140" table:style-name="ce1">
            <text:p>140</text:p>
          </table:table-cell>
          <table:table-cell office:value-type="float" office:value="141" table:style-name="ce1">
            <text:p>141</text:p>
          </table:table-cell>
          <table:table-cell office:value-type="float" office:value="142" table:style-name="ce1">
            <text:p>142</text:p>
          </table:table-cell>
          <table:table-cell office:value-type="float" office:value="143" table:style-name="ce1">
            <text:p>143</text:p>
          </table:table-cell>
          <table:table-cell office:value-type="float" office:value="144" table:style-name="ce1">
            <text:p>144</text:p>
          </table:table-cell>
          <table:table-cell office:value-type="float" office:value="145" table:style-name="ce1">
            <text:p>145</text:p>
          </table:table-cell>
          <table:table-cell office:value-type="float" office:value="146" table:style-name="ce1">
            <text:p>146</text:p>
          </table:table-cell>
          <table:table-cell office:value-type="float" office:value="147" table:style-name="ce1">
            <text:p>147</text:p>
          </table:table-cell>
          <table:table-cell office:value-type="float" office:value="148" table:style-name="ce1">
            <text:p>148</text:p>
          </table:table-cell>
          <table:table-cell office:value-type="float" office:value="149" table:style-name="ce1">
            <text:p>149</text:p>
          </table:table-cell>
          <table:table-cell office:value-type="float" office:value="150" table:style-name="ce1">
            <text:p>150</text:p>
          </table:table-cell>
          <table:table-cell office:value-type="float" office:value="151" table:style-name="ce1">
            <text:p>151</text:p>
          </table:table-cell>
          <table:table-cell office:value-type="float" office:value="152" table:style-name="ce1">
            <text:p>152</text:p>
          </table:table-cell>
          <table:table-cell office:value-type="float" office:value="153" table:style-name="ce1">
            <text:p>153</text:p>
          </table:table-cell>
          <table:table-cell office:value-type="float" office:value="154" table:style-name="ce1">
            <text:p>154</text:p>
          </table:table-cell>
          <table:table-cell office:value-type="float" office:value="155" table:style-name="ce1">
            <text:p>155</text:p>
          </table:table-cell>
          <table:table-cell office:value-type="float" office:value="156" table:style-name="ce1">
            <text:p>156</text:p>
          </table:table-cell>
          <table:table-cell office:value-type="float" office:value="157" table:style-name="ce1">
            <text:p>157</text:p>
          </table:table-cell>
          <table:table-cell office:value-type="float" office:value="158" table:style-name="ce1">
            <text:p>158</text:p>
          </table:table-cell>
          <table:table-cell office:value-type="float" office:value="159" table:style-name="ce1">
            <text:p>159</text:p>
          </table:table-cell>
          <table:table-cell office:value-type="float" office:value="160" table:style-name="ce1">
            <text:p>160</text:p>
          </table:table-cell>
          <table:table-cell office:value-type="float" office:value="161" table:style-name="ce1">
            <text:p>161</text:p>
          </table:table-cell>
          <table:table-cell office:value-type="float" office:value="162" table:style-name="ce1">
            <text:p>162</text:p>
          </table:table-cell>
          <table:table-cell office:value-type="float" office:value="163" table:style-name="ce1">
            <text:p>163</text:p>
          </table:table-cell>
          <table:table-cell office:value-type="float" office:value="164" table:style-name="ce1">
            <text:p>164</text:p>
          </table:table-cell>
          <table:table-cell office:value-type="float" office:value="165" table:style-name="ce1">
            <text:p>165</text:p>
          </table:table-cell>
          <table:table-cell office:value-type="float" office:value="166" table:style-name="ce1">
            <text:p>166</text:p>
          </table:table-cell>
          <table:table-cell office:value-type="float" office:value="167" table:style-name="ce1">
            <text:p>167</text:p>
          </table:table-cell>
          <table:table-cell office:value-type="float" office:value="168" table:style-name="ce1">
            <text:p>168</text:p>
          </table:table-cell>
          <table:table-cell office:value-type="float" office:value="169" table:style-name="ce1">
            <text:p>169</text:p>
          </table:table-cell>
          <table:table-cell office:value-type="float" office:value="170" table:style-name="ce1">
            <text:p>170</text:p>
          </table:table-cell>
          <table:table-cell office:value-type="float" office:value="171" table:style-name="ce1">
            <text:p>171</text:p>
          </table:table-cell>
          <table:table-cell office:value-type="float" office:value="172" table:style-name="ce1">
            <text:p>172</text:p>
          </table:table-cell>
          <table:table-cell office:value-type="float" office:value="173" table:style-name="ce1">
            <text:p>173</text:p>
          </table:table-cell>
          <table:table-cell office:value-type="float" office:value="174" table:style-name="ce1">
            <text:p>174</text:p>
          </table:table-cell>
          <table:table-cell office:value-type="float" office:value="175" table:style-name="ce1">
            <text:p>175</text:p>
          </table:table-cell>
          <table:table-cell office:value-type="float" office:value="176" table:style-name="ce1">
            <text:p>176</text:p>
          </table:table-cell>
          <table:table-cell office:value-type="float" office:value="177" table:style-name="ce1">
            <text:p>177</text:p>
          </table:table-cell>
          <table:table-cell office:value-type="float" office:value="178" table:style-name="ce1">
            <text:p>178</text:p>
          </table:table-cell>
          <table:table-cell office:value-type="float" office:value="179" table:style-name="ce1">
            <text:p>179</text:p>
          </table:table-cell>
          <table:table-cell office:value-type="float" office:value="180" table:style-name="ce1">
            <text:p>180</text:p>
          </table:table-cell>
          <table:table-cell office:value-type="float" office:value="181" table:style-name="ce1">
            <text:p>181</text:p>
          </table:table-cell>
          <table:table-cell office:value-type="float" office:value="182" table:style-name="ce1">
            <text:p>182</text:p>
          </table:table-cell>
          <table:table-cell office:value-type="float" office:value="183" table:style-name="ce1">
            <text:p>183</text:p>
          </table:table-cell>
          <table:table-cell office:value-type="float" office:value="184" table:style-name="ce1">
            <text:p>184</text:p>
          </table:table-cell>
          <table:table-cell office:value-type="float" office:value="185" table:style-name="ce1">
            <text:p>185</text:p>
          </table:table-cell>
          <table:table-cell office:value-type="float" office:value="186" table:style-name="ce1">
            <text:p>186</text:p>
          </table:table-cell>
          <table:table-cell office:value-type="float" office:value="187" table:style-name="ce1">
            <text:p>187</text:p>
          </table:table-cell>
          <table:table-cell office:value-type="float" office:value="188" table:style-name="ce1">
            <text:p>188</text:p>
          </table:table-cell>
          <table:table-cell office:value-type="float" office:value="189" table:style-name="ce1">
            <text:p>189</text:p>
          </table:table-cell>
          <table:table-cell office:value-type="float" office:value="190" table:style-name="ce1">
            <text:p>190</text:p>
          </table:table-cell>
          <table:table-cell office:value-type="float" office:value="191" table:style-name="ce1">
            <text:p>191</text:p>
          </table:table-cell>
          <table:table-cell office:value-type="float" office:value="192" table:style-name="ce1">
            <text:p>192</text:p>
          </table:table-cell>
          <table:table-cell office:value-type="float" office:value="193" table:style-name="ce1">
            <text:p>193</text:p>
          </table:table-cell>
          <table:table-cell office:value-type="float" office:value="194" table:style-name="ce1">
            <text:p>194</text:p>
          </table:table-cell>
          <table:table-cell office:value-type="float" office:value="195" table:style-name="ce1">
            <text:p>195</text:p>
          </table:table-cell>
          <table:table-cell office:value-type="float" office:value="196" table:style-name="ce1">
            <text:p>196</text:p>
          </table:table-cell>
          <table:table-cell office:value-type="float" office:value="197" table:style-name="ce1">
            <text:p>197</text:p>
          </table:table-cell>
          <table:table-cell office:value-type="float" office:value="198" table:style-name="ce1">
            <text:p>198</text:p>
          </table:table-cell>
          <table:table-cell office:value-type="float" office:value="199" table:style-name="ce1">
            <text:p>199</text:p>
          </table:table-cell>
          <table:table-cell office:value-type="float" office:value="200" table:style-name="ce1">
            <text:p>200</text:p>
          </table:table-cell>
          <table:table-cell office:value-type="float" office:value="201" table:style-name="ce1">
            <text:p>201</text:p>
          </table:table-cell>
          <table:table-cell office:value-type="float" office:value="202" table:style-name="ce1">
            <text:p>202</text:p>
          </table:table-cell>
          <table:table-cell office:value-type="float" office:value="203" table:style-name="ce1">
            <text:p>203</text:p>
          </table:table-cell>
          <table:table-cell office:value-type="float" office:value="204" table:style-name="ce1">
            <text:p>204</text:p>
          </table:table-cell>
          <table:table-cell office:value-type="float" office:value="205" table:style-name="ce1">
            <text:p>205</text:p>
          </table:table-cell>
          <table:table-cell office:value-type="float" office:value="206" table:style-name="ce1">
            <text:p>206</text:p>
          </table:table-cell>
          <table:table-cell office:value-type="float" office:value="207" table:style-name="ce1">
            <text:p>207</text:p>
          </table:table-cell>
          <table:table-cell office:value-type="float" office:value="208" table:style-name="ce1">
            <text:p>208</text:p>
          </table:table-cell>
          <table:table-cell office:value-type="float" office:value="209" table:style-name="ce1">
            <text:p>209</text:p>
          </table:table-cell>
          <table:table-cell office:value-type="float" office:value="210" table:style-name="ce1">
            <text:p>210</text:p>
          </table:table-cell>
          <table:table-cell office:value-type="float" office:value="211" table:style-name="ce1">
            <text:p>211</text:p>
          </table:table-cell>
          <table:table-cell office:value-type="float" office:value="212" table:style-name="ce1">
            <text:p>212</text:p>
          </table:table-cell>
          <table:table-cell office:value-type="float" office:value="213" table:style-name="ce1">
            <text:p>213</text:p>
          </table:table-cell>
          <table:table-cell office:value-type="float" office:value="214" table:style-name="ce1">
            <text:p>214</text:p>
          </table:table-cell>
          <table:table-cell office:value-type="float" office:value="215" table:style-name="ce1">
            <text:p>215</text:p>
          </table:table-cell>
          <table:table-cell office:value-type="float" office:value="216" table:style-name="ce1">
            <text:p>216</text:p>
          </table:table-cell>
          <table:table-cell office:value-type="float" office:value="217" table:style-name="ce1">
            <text:p>217</text:p>
          </table:table-cell>
          <table:table-cell office:value-type="float" office:value="218" table:style-name="ce1">
            <text:p>218</text:p>
          </table:table-cell>
          <table:table-cell office:value-type="float" office:value="219" table:style-name="ce1">
            <text:p>219</text:p>
          </table:table-cell>
          <table:table-cell office:value-type="float" office:value="220" table:style-name="ce1">
            <text:p>220</text:p>
          </table:table-cell>
          <table:table-cell office:value-type="float" office:value="221" table:style-name="ce1">
            <text:p>221</text:p>
          </table:table-cell>
          <table:table-cell office:value-type="float" office:value="222" table:style-name="ce1">
            <text:p>222</text:p>
          </table:table-cell>
          <table:table-cell office:value-type="float" office:value="223" table:style-name="ce1">
            <text:p>223</text:p>
          </table:table-cell>
          <table:table-cell office:value-type="float" office:value="224" table:style-name="ce1">
            <text:p>224</text:p>
          </table:table-cell>
          <table:table-cell office:value-type="float" office:value="225" table:style-name="ce1">
            <text:p>225</text:p>
          </table:table-cell>
          <table:table-cell office:value-type="float" office:value="226" table:style-name="ce1">
            <text:p>226</text:p>
          </table:table-cell>
          <table:table-cell office:value-type="float" office:value="227" table:style-name="ce1">
            <text:p>227</text:p>
          </table:table-cell>
          <table:table-cell office:value-type="float" office:value="228" table:style-name="ce1">
            <text:p>228</text:p>
          </table:table-cell>
          <table:table-cell office:value-type="float" office:value="229" table:style-name="ce1">
            <text:p>229</text:p>
          </table:table-cell>
          <table:table-cell office:value-type="float" office:value="230" table:style-name="ce1">
            <text:p>230</text:p>
          </table:table-cell>
          <table:table-cell office:value-type="float" office:value="231" table:style-name="ce1">
            <text:p>231</text:p>
          </table:table-cell>
          <table:table-cell office:value-type="float" office:value="232" table:style-name="ce1">
            <text:p>232</text:p>
          </table:table-cell>
          <table:table-cell office:value-type="float" office:value="233" table:style-name="ce1">
            <text:p>233</text:p>
          </table:table-cell>
          <table:table-cell office:value-type="float" office:value="234" table:style-name="ce1">
            <text:p>234</text:p>
          </table:table-cell>
          <table:table-cell office:value-type="float" office:value="235" table:style-name="ce1">
            <text:p>235</text:p>
          </table:table-cell>
          <table:table-cell office:value-type="float" office:value="236" table:style-name="ce1">
            <text:p>236</text:p>
          </table:table-cell>
          <table:table-cell office:value-type="float" office:value="237" table:style-name="ce1">
            <text:p>237</text:p>
          </table:table-cell>
          <table:table-cell office:value-type="float" office:value="238" table:style-name="ce1">
            <text:p>238</text:p>
          </table:table-cell>
          <table:table-cell office:value-type="float" office:value="239" table:style-name="ce1">
            <text:p>239</text:p>
          </table:table-cell>
          <table:table-cell office:value-type="float" office:value="240" table:style-name="ce1">
            <text:p>240</text:p>
          </table:table-cell>
          <table:table-cell office:value-type="float" office:value="241" table:style-name="ce1">
            <text:p>241</text:p>
          </table:table-cell>
          <table:table-cell office:value-type="float" office:value="242" table:style-name="ce1">
            <text:p>242</text:p>
          </table:table-cell>
          <table:table-cell office:value-type="float" office:value="243" table:style-name="ce1">
            <text:p>243</text:p>
          </table:table-cell>
          <table:table-cell office:value-type="float" office:value="244" table:style-name="ce1">
            <text:p>244</text:p>
          </table:table-cell>
          <table:table-cell office:value-type="float" office:value="245" table:style-name="ce1">
            <text:p>245</text:p>
          </table:table-cell>
          <table:table-cell office:value-type="float" office:value="246" table:style-name="ce1">
            <text:p>246</text:p>
          </table:table-cell>
          <table:table-cell office:value-type="float" office:value="247" table:style-name="ce1">
            <text:p>247</text:p>
          </table:table-cell>
          <table:table-cell office:value-type="float" office:value="248" table:style-name="ce1">
            <text:p>248</text:p>
          </table:table-cell>
          <table:table-cell office:value-type="float" office:value="249" table:style-name="ce1">
            <text:p>249</text:p>
          </table:table-cell>
          <table:table-cell office:value-type="float" office:value="250" table:style-name="ce1">
            <text:p>250</text:p>
          </table:table-cell>
          <table:table-cell office:value-type="float" office:value="251" table:style-name="ce1">
            <text:p>251</text:p>
          </table:table-cell>
          <table:table-cell office:value-type="float" office:value="252" table:style-name="ce1">
            <text:p>252</text:p>
          </table:table-cell>
          <table:table-cell office:value-type="float" office:value="253" table:style-name="ce1">
            <text:p>253</text:p>
          </table:table-cell>
          <table:table-cell office:value-type="float" office:value="254" table:style-name="ce1">
            <text:p>254</text:p>
          </table:table-cell>
          <table:table-cell office:value-type="float" office:value="255" table:style-name="ce1">
            <text:p>255</text:p>
          </table:table-cell>
          <table:table-cell office:value-type="float" office:value="256" table:style-name="ce1">
            <text:p>256</text:p>
          </table:table-cell>
          <table:table-cell office:value-type="float" office:value="257" table:style-name="ce1">
            <text:p>257</text:p>
          </table:table-cell>
          <table:table-cell office:value-type="float" office:value="258" table:style-name="ce1">
            <text:p>258</text:p>
          </table:table-cell>
          <table:table-cell office:value-type="float" office:value="259" table:style-name="ce1">
            <text:p>259</text:p>
          </table:table-cell>
          <table:table-cell office:value-type="float" office:value="260" table:style-name="ce1">
            <text:p>260</text:p>
          </table:table-cell>
          <table:table-cell office:value-type="float" office:value="261" table:style-name="ce1">
            <text:p>261</text:p>
          </table:table-cell>
          <table:table-cell office:value-type="float" office:value="262" table:style-name="ce1">
            <text:p>262</text:p>
          </table:table-cell>
          <table:table-cell office:value-type="float" office:value="263" table:style-name="ce1">
            <text:p>263</text:p>
          </table:table-cell>
          <table:table-cell office:value-type="float" office:value="264" table:style-name="ce1">
            <text:p>264</text:p>
          </table:table-cell>
          <table:table-cell office:value-type="float" office:value="265" table:style-name="ce1">
            <text:p>265</text:p>
          </table:table-cell>
          <table:table-cell office:value-type="float" office:value="266" table:style-name="ce1">
            <text:p>266</text:p>
          </table:table-cell>
          <table:table-cell office:value-type="float" office:value="267" table:style-name="ce1">
            <text:p>267</text:p>
          </table:table-cell>
          <table:table-cell office:value-type="float" office:value="268" table:style-name="ce1">
            <text:p>268</text:p>
          </table:table-cell>
          <table:table-cell office:value-type="float" office:value="269" table:style-name="ce1">
            <text:p>269</text:p>
          </table:table-cell>
          <table:table-cell office:value-type="float" office:value="270" table:style-name="ce1">
            <text:p>270</text:p>
          </table:table-cell>
          <table:table-cell office:value-type="float" office:value="271" table:style-name="ce1">
            <text:p>271</text:p>
          </table:table-cell>
          <table:table-cell office:value-type="float" office:value="272" table:style-name="ce1">
            <text:p>272</text:p>
          </table:table-cell>
          <table:table-cell office:value-type="float" office:value="273" table:style-name="ce1">
            <text:p>273</text:p>
          </table:table-cell>
          <table:table-cell office:value-type="float" office:value="274" table:style-name="ce1">
            <text:p>274</text:p>
          </table:table-cell>
          <table:table-cell office:value-type="float" office:value="275" table:style-name="ce1">
            <text:p>275</text:p>
          </table:table-cell>
          <table:table-cell office:value-type="float" office:value="276" table:style-name="ce1">
            <text:p>276</text:p>
          </table:table-cell>
          <table:table-cell office:value-type="float" office:value="277" table:style-name="ce1">
            <text:p>277</text:p>
          </table:table-cell>
          <table:table-cell office:value-type="float" office:value="278" table:style-name="ce1">
            <text:p>278</text:p>
          </table:table-cell>
          <table:table-cell office:value-type="float" office:value="279" table:style-name="ce1">
            <text:p>279</text:p>
          </table:table-cell>
          <table:table-cell office:value-type="float" office:value="280" table:style-name="ce1">
            <text:p>280</text:p>
          </table:table-cell>
          <table:table-cell office:value-type="float" office:value="281" table:style-name="ce1">
            <text:p>281</text:p>
          </table:table-cell>
          <table:table-cell office:value-type="float" office:value="282" table:style-name="ce1">
            <text:p>282</text:p>
          </table:table-cell>
          <table:table-cell office:value-type="float" office:value="283" table:style-name="ce1">
            <text:p>283</text:p>
          </table:table-cell>
          <table:table-cell office:value-type="float" office:value="284" table:style-name="ce1">
            <text:p>284</text:p>
          </table:table-cell>
          <table:table-cell office:value-type="float" office:value="285" table:style-name="ce1">
            <text:p>285</text:p>
          </table:table-cell>
          <table:table-cell office:value-type="float" office:value="286" table:style-name="ce1">
            <text:p>286</text:p>
          </table:table-cell>
          <table:table-cell office:value-type="float" office:value="287" table:style-name="ce1">
            <text:p>287</text:p>
          </table:table-cell>
          <table:table-cell office:value-type="float" office:value="288" table:style-name="ce1">
            <text:p>288</text:p>
          </table:table-cell>
          <table:table-cell office:value-type="float" office:value="289" table:style-name="ce1">
            <text:p>289</text:p>
          </table:table-cell>
          <table:table-cell office:value-type="float" office:value="290" table:style-name="ce1">
            <text:p>290</text:p>
          </table:table-cell>
          <table:table-cell office:value-type="float" office:value="291" table:style-name="ce1">
            <text:p>291</text:p>
          </table:table-cell>
          <table:table-cell office:value-type="float" office:value="292" table:style-name="ce1">
            <text:p>292</text:p>
          </table:table-cell>
          <table:table-cell office:value-type="float" office:value="293" table:style-name="ce1">
            <text:p>293</text:p>
          </table:table-cell>
          <table:table-cell office:value-type="float" office:value="294" table:style-name="ce1">
            <text:p>294</text:p>
          </table:table-cell>
          <table:table-cell office:value-type="float" office:value="295" table:style-name="ce1">
            <text:p>295</text:p>
          </table:table-cell>
          <table:table-cell office:value-type="float" office:value="296" table:style-name="ce1">
            <text:p>296</text:p>
          </table:table-cell>
          <table:table-cell office:value-type="float" office:value="297" table:style-name="ce1">
            <text:p>297</text:p>
          </table:table-cell>
          <table:table-cell office:value-type="float" office:value="298" table:style-name="ce1">
            <text:p>298</text:p>
          </table:table-cell>
          <table:table-cell office:value-type="float" office:value="299" table:style-name="ce1">
            <text:p>299</text:p>
          </table:table-cell>
          <table:table-cell office:value-type="float" office:value="300" table:style-name="ce1">
            <text:p>300</text:p>
          </table:table-cell>
          <table:table-cell office:value-type="float" office:value="301" table:style-name="ce1">
            <text:p>301</text:p>
          </table:table-cell>
          <table:table-cell office:value-type="float" office:value="302" table:style-name="ce1">
            <text:p>302</text:p>
          </table:table-cell>
          <table:table-cell office:value-type="float" office:value="303" table:style-name="ce1">
            <text:p>303</text:p>
          </table:table-cell>
          <table:table-cell office:value-type="float" office:value="304" table:style-name="ce1">
            <text:p>304</text:p>
          </table:table-cell>
          <table:table-cell office:value-type="float" office:value="305" table:style-name="ce1">
            <text:p>305</text:p>
          </table:table-cell>
          <table:table-cell office:value-type="float" office:value="306" table:style-name="ce1">
            <text:p>306</text:p>
          </table:table-cell>
          <table:table-cell office:value-type="float" office:value="307" table:style-name="ce1">
            <text:p>307</text:p>
          </table:table-cell>
          <table:table-cell office:value-type="float" office:value="308" table:style-name="ce1">
            <text:p>308</text:p>
          </table:table-cell>
          <table:table-cell office:value-type="float" office:value="309" table:style-name="ce1">
            <text:p>309</text:p>
          </table:table-cell>
          <table:table-cell office:value-type="float" office:value="310" table:style-name="ce1">
            <text:p>310</text:p>
          </table:table-cell>
          <table:table-cell office:value-type="float" office:value="311" table:style-name="ce1">
            <text:p>311</text:p>
          </table:table-cell>
          <table:table-cell office:value-type="float" office:value="312" table:style-name="ce1">
            <text:p>312</text:p>
          </table:table-cell>
          <table:table-cell office:value-type="float" office:value="313" table:style-name="ce1">
            <text:p>313</text:p>
          </table:table-cell>
          <table:table-cell office:value-type="float" office:value="314" table:style-name="ce1">
            <text:p>314</text:p>
          </table:table-cell>
          <table:table-cell office:value-type="float" office:value="315" table:style-name="ce1">
            <text:p>315</text:p>
          </table:table-cell>
          <table:table-cell office:value-type="float" office:value="316" table:style-name="ce1">
            <text:p>316</text:p>
          </table:table-cell>
          <table:table-cell office:value-type="float" office:value="317" table:style-name="ce1">
            <text:p>317</text:p>
          </table:table-cell>
          <table:table-cell office:value-type="float" office:value="318" table:style-name="ce1">
            <text:p>318</text:p>
          </table:table-cell>
          <table:table-cell office:value-type="float" office:value="319" table:style-name="ce1">
            <text:p>319</text:p>
          </table:table-cell>
          <table:table-cell office:value-type="float" office:value="320" table:style-name="ce1">
            <text:p>320</text:p>
          </table:table-cell>
          <table:table-cell office:value-type="float" office:value="321" table:style-name="ce1">
            <text:p>321</text:p>
          </table:table-cell>
          <table:table-cell office:value-type="float" office:value="322" table:style-name="ce1">
            <text:p>322</text:p>
          </table:table-cell>
          <table:table-cell office:value-type="float" office:value="323" table:style-name="ce1">
            <text:p>323</text:p>
          </table:table-cell>
          <table:table-cell office:value-type="float" office:value="324" table:style-name="ce1">
            <text:p>324</text:p>
          </table:table-cell>
          <table:table-cell office:value-type="float" office:value="325" table:style-name="ce1">
            <text:p>325</text:p>
          </table:table-cell>
          <table:table-cell office:value-type="float" office:value="326" table:style-name="ce1">
            <text:p>326</text:p>
          </table:table-cell>
          <table:table-cell office:value-type="float" office:value="327" table:style-name="ce1">
            <text:p>327</text:p>
          </table:table-cell>
          <table:table-cell office:value-type="float" office:value="328" table:style-name="ce1">
            <text:p>328</text:p>
          </table:table-cell>
          <table:table-cell office:value-type="float" office:value="329" table:style-name="ce1">
            <text:p>329</text:p>
          </table:table-cell>
          <table:table-cell office:value-type="float" office:value="330" table:style-name="ce1">
            <text:p>330</text:p>
          </table:table-cell>
          <table:table-cell office:value-type="float" office:value="331" table:style-name="ce1">
            <text:p>331</text:p>
          </table:table-cell>
          <table:table-cell office:value-type="float" office:value="332" table:style-name="ce1">
            <text:p>332</text:p>
          </table:table-cell>
          <table:table-cell office:value-type="float" office:value="333" table:style-name="ce1">
            <text:p>333</text:p>
          </table:table-cell>
          <table:table-cell office:value-type="float" office:value="334" table:style-name="ce1">
            <text:p>334</text:p>
          </table:table-cell>
          <table:table-cell office:value-type="float" office:value="335" table:style-name="ce1">
            <text:p>335</text:p>
          </table:table-cell>
          <table:table-cell office:value-type="float" office:value="336" table:style-name="ce1">
            <text:p>336</text:p>
          </table:table-cell>
          <table:table-cell office:value-type="float" office:value="337" table:style-name="ce1">
            <text:p>337</text:p>
          </table:table-cell>
          <table:table-cell office:value-type="float" office:value="338" table:style-name="ce1">
            <text:p>338</text:p>
          </table:table-cell>
          <table:table-cell office:value-type="float" office:value="339" table:style-name="ce1">
            <text:p>339</text:p>
          </table:table-cell>
          <table:table-cell office:value-type="float" office:value="340" table:style-name="ce1">
            <text:p>340</text:p>
          </table:table-cell>
          <table:table-cell office:value-type="float" office:value="341" table:style-name="ce1">
            <text:p>341</text:p>
          </table:table-cell>
          <table:table-cell office:value-type="float" office:value="342" table:style-name="ce1">
            <text:p>342</text:p>
          </table:table-cell>
          <table:table-cell office:value-type="float" office:value="343" table:style-name="ce1">
            <text:p>343</text:p>
          </table:table-cell>
          <table:table-cell office:value-type="float" office:value="344" table:style-name="ce1">
            <text:p>344</text:p>
          </table:table-cell>
          <table:table-cell office:value-type="float" office:value="345" table:style-name="ce1">
            <text:p>345</text:p>
          </table:table-cell>
          <table:table-cell office:value-type="float" office:value="346" table:style-name="ce1">
            <text:p>346</text:p>
          </table:table-cell>
          <table:table-cell office:value-type="float" office:value="347" table:style-name="ce1">
            <text:p>347</text:p>
          </table:table-cell>
          <table:table-cell office:value-type="float" office:value="348" table:style-name="ce1">
            <text:p>348</text:p>
          </table:table-cell>
          <table:table-cell office:value-type="float" office:value="349" table:style-name="ce1">
            <text:p>349</text:p>
          </table:table-cell>
          <table:table-cell office:value-type="float" office:value="350" table:style-name="ce1">
            <text:p>350</text:p>
          </table:table-cell>
          <table:table-cell office:value-type="float" office:value="351" table:style-name="ce1">
            <text:p>351</text:p>
          </table:table-cell>
          <table:table-cell office:value-type="float" office:value="352" table:style-name="ce1">
            <text:p>352</text:p>
          </table:table-cell>
          <table:table-cell office:value-type="float" office:value="353" table:style-name="ce1">
            <text:p>353</text:p>
          </table:table-cell>
          <table:table-cell office:value-type="float" office:value="354" table:style-name="ce1">
            <text:p>354</text:p>
          </table:table-cell>
          <table:table-cell office:value-type="float" office:value="355" table:style-name="ce1">
            <text:p>355</text:p>
          </table:table-cell>
          <table:table-cell office:value-type="float" office:value="356" table:style-name="ce1">
            <text:p>356</text:p>
          </table:table-cell>
          <table:table-cell office:value-type="float" office:value="357" table:style-name="ce1">
            <text:p>357</text:p>
          </table:table-cell>
          <table:table-cell office:value-type="float" office:value="358" table:style-name="ce1">
            <text:p>358</text:p>
          </table:table-cell>
          <table:table-cell office:value-type="float" office:value="359" table:style-name="ce1">
            <text:p>359</text:p>
          </table:table-cell>
          <table:table-cell table:number-columns-repeated="16023"/>
        </table:table-row>
        <table:table-row table:style-name="ro1">
          <table:table-cell office:value-type="string" table:style-name="ce1">
            <text:p>distance[mm]</text:p>
          </table:table-cell>
          <table:table-cell office:value-type="float" office:value="498" table:style-name="ce1">
            <text:p>498</text:p>
          </table:table-cell>
          <table:table-cell office:value-type="float" office:value="497" table:style-name="ce1">
            <text:p>497</text:p>
          </table:table-cell>
          <table:table-cell office:value-type="float" office:value="498" table:style-name="ce1">
            <text:p>498</text:p>
          </table:table-cell>
          <table:table-cell office:value-type="float" office:value="497" table:style-name="ce1">
            <text:p>497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499" table:style-name="ce1">
            <text:p>499</text:p>
          </table:table-cell>
          <table:table-cell office:value-type="float" office:value="498" table:style-name="ce1">
            <text:p>498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501" table:style-name="ce1">
            <text:p>501</text:p>
          </table:table-cell>
          <table:table-cell office:value-type="float" office:value="502" table:style-name="ce1">
            <text:p>502</text:p>
          </table:table-cell>
          <table:table-cell office:value-type="float" office:value="503" table:style-name="ce1">
            <text:p>503</text:p>
          </table:table-cell>
          <table:table-cell office:value-type="float" office:value="505" table:style-name="ce1">
            <text:p>505</text:p>
          </table:table-cell>
          <table:table-cell office:value-type="float" office:value="507" table:style-name="ce1">
            <text:p>507</text:p>
          </table:table-cell>
          <table:table-cell office:value-type="float" office:value="509" table:style-name="ce1">
            <text:p>509</text:p>
          </table:table-cell>
          <table:table-cell office:value-type="float" office:value="511" table:style-name="ce1">
            <text:p>511</text:p>
          </table:table-cell>
          <table:table-cell office:value-type="float" office:value="513" table:style-name="ce1">
            <text:p>513</text:p>
          </table:table-cell>
          <table:table-cell office:value-type="float" office:value="515" table:style-name="ce1">
            <text:p>515</text:p>
          </table:table-cell>
          <table:table-cell office:value-type="float" office:value="518" table:style-name="ce1">
            <text:p>518</text:p>
          </table:table-cell>
          <table:table-cell office:value-type="float" office:value="521" table:style-name="ce1">
            <text:p>521</text:p>
          </table:table-cell>
          <table:table-cell office:value-type="float" office:value="523" table:style-name="ce1">
            <text:p>523</text:p>
          </table:table-cell>
          <table:table-cell office:value-type="float" office:value="526" table:style-name="ce1">
            <text:p>526</text:p>
          </table:table-cell>
          <table:table-cell office:value-type="float" office:value="531" table:style-name="ce1">
            <text:p>531</text:p>
          </table:table-cell>
          <table:table-cell office:value-type="float" office:value="534" table:style-name="ce1">
            <text:p>534</text:p>
          </table:table-cell>
          <table:table-cell office:value-type="float" office:value="538" table:style-name="ce1">
            <text:p>538</text:p>
          </table:table-cell>
          <table:table-cell office:value-type="float" office:value="541" table:style-name="ce1">
            <text:p>541</text:p>
          </table:table-cell>
          <table:table-cell office:value-type="float" office:value="545" table:style-name="ce1">
            <text:p>545</text:p>
          </table:table-cell>
          <table:table-cell office:value-type="float" office:value="550" table:style-name="ce1">
            <text:p>550</text:p>
          </table:table-cell>
          <table:table-cell office:value-type="float" office:value="554" table:style-name="ce1">
            <text:p>554</text:p>
          </table:table-cell>
          <table:table-cell office:value-type="float" office:value="559" table:style-name="ce1">
            <text:p>559</text:p>
          </table:table-cell>
          <table:table-cell office:value-type="float" office:value="565" table:style-name="ce1">
            <text:p>565</text:p>
          </table:table-cell>
          <table:table-cell office:value-type="float" office:value="570" table:style-name="ce1">
            <text:p>570</text:p>
          </table:table-cell>
          <table:table-cell office:value-type="float" office:value="576" table:style-name="ce1">
            <text:p>576</text:p>
          </table:table-cell>
          <table:table-cell office:value-type="float" office:value="582" table:style-name="ce1">
            <text:p>582</text:p>
          </table:table-cell>
          <table:table-cell office:value-type="float" office:value="588" table:style-name="ce1">
            <text:p>588</text:p>
          </table:table-cell>
          <table:table-cell office:value-type="float" office:value="596" table:style-name="ce1">
            <text:p>596</text:p>
          </table:table-cell>
          <table:table-cell office:value-type="float" office:value="601" table:style-name="ce1">
            <text:p>601</text:p>
          </table:table-cell>
          <table:table-cell office:value-type="float" office:value="593" table:style-name="ce1">
            <text:p>593</text:p>
          </table:table-cell>
          <table:table-cell office:value-type="float" office:value="580" table:style-name="ce1">
            <text:p>580</text:p>
          </table:table-cell>
          <table:table-cell office:value-type="float" office:value="568" table:style-name="ce1">
            <text:p>568</text:p>
          </table:table-cell>
          <table:table-cell office:value-type="float" office:value="555" table:style-name="ce1">
            <text:p>555</text:p>
          </table:table-cell>
          <table:table-cell office:value-type="float" office:value="544" table:style-name="ce1">
            <text:p>544</text:p>
          </table:table-cell>
          <table:table-cell office:value-type="float" office:value="533" table:style-name="ce1">
            <text:p>533</text:p>
          </table:table-cell>
          <table:table-cell office:value-type="float" office:value="522" table:style-name="ce1">
            <text:p>522</text:p>
          </table:table-cell>
          <table:table-cell office:value-type="float" office:value="514" table:style-name="ce1">
            <text:p>514</text:p>
          </table:table-cell>
          <table:table-cell office:value-type="float" office:value="504" table:style-name="ce1">
            <text:p>504</text:p>
          </table:table-cell>
          <table:table-cell office:value-type="float" office:value="496" table:style-name="ce1">
            <text:p>496</text:p>
          </table:table-cell>
          <table:table-cell office:value-type="float" office:value="486" table:style-name="ce1">
            <text:p>486</text:p>
          </table:table-cell>
          <table:table-cell office:value-type="float" office:value="479" table:style-name="ce1">
            <text:p>479</text:p>
          </table:table-cell>
          <table:table-cell office:value-type="float" office:value="471" table:style-name="ce1">
            <text:p>471</text:p>
          </table:table-cell>
          <table:table-cell office:value-type="float" office:value="464" table:style-name="ce1">
            <text:p>464</text:p>
          </table:table-cell>
          <table:table-cell office:value-type="float" office:value="457" table:style-name="ce1">
            <text:p>457</text:p>
          </table:table-cell>
          <table:table-cell office:value-type="float" office:value="450" table:style-name="ce1">
            <text:p>450</text:p>
          </table:table-cell>
          <table:table-cell office:value-type="float" office:value="443" table:style-name="ce1">
            <text:p>443</text:p>
          </table:table-cell>
          <table:table-cell office:value-type="float" office:value="438" table:style-name="ce1">
            <text:p>438</text:p>
          </table:table-cell>
          <table:table-cell office:value-type="float" office:value="430" table:style-name="ce1">
            <text:p>430</text:p>
          </table:table-cell>
          <table:table-cell office:value-type="float" office:value="426" table:style-name="ce1">
            <text:p>426</text:p>
          </table:table-cell>
          <table:table-cell office:value-type="float" office:value="420" table:style-name="ce1">
            <text:p>420</text:p>
          </table:table-cell>
          <table:table-cell office:value-type="float" office:value="415" table:style-name="ce1">
            <text:p>415</text:p>
          </table:table-cell>
          <table:table-cell office:value-type="float" office:value="410" table:style-name="ce1">
            <text:p>410</text:p>
          </table:table-cell>
          <table:table-cell office:value-type="float" office:value="405" table:style-name="ce1">
            <text:p>405</text:p>
          </table:table-cell>
          <table:table-cell office:value-type="float" office:value="401" table:style-name="ce1">
            <text:p>401</text:p>
          </table:table-cell>
          <table:table-cell office:value-type="float" office:value="397" table:style-name="ce1">
            <text:p>397</text:p>
          </table:table-cell>
          <table:table-cell office:value-type="float" office:value="395" table:style-name="ce1">
            <text:p>395</text:p>
          </table:table-cell>
          <table:table-cell office:value-type="float" office:value="391" table:style-name="ce1">
            <text:p>391</text:p>
          </table:table-cell>
          <table:table-cell office:value-type="float" office:value="388" table:style-name="ce1">
            <text:p>388</text:p>
          </table:table-cell>
          <table:table-cell office:value-type="float" office:value="384" table:style-name="ce1">
            <text:p>384</text:p>
          </table:table-cell>
          <table:table-cell office:value-type="float" office:value="381" table:style-name="ce1">
            <text:p>381</text:p>
          </table:table-cell>
          <table:table-cell office:value-type="float" office:value="378" table:style-name="ce1">
            <text:p>378</text:p>
          </table:table-cell>
          <table:table-cell office:value-type="float" office:value="375" table:style-name="ce1">
            <text:p>375</text:p>
          </table:table-cell>
          <table:table-cell office:value-type="float" office:value="372" table:style-name="ce1">
            <text:p>372</text:p>
          </table:table-cell>
          <table:table-cell office:value-type="float" office:value="370" table:style-name="ce1">
            <text:p>370</text:p>
          </table:table-cell>
          <table:table-cell office:value-type="float" office:value="367" table:style-name="ce1">
            <text:p>367</text:p>
          </table:table-cell>
          <table:table-cell office:value-type="float" office:value="365" table:style-name="ce1">
            <text:p>365</text:p>
          </table:table-cell>
          <table:table-cell office:value-type="float" office:value="363" table:style-name="ce1">
            <text:p>363</text:p>
          </table:table-cell>
          <table:table-cell office:value-type="float" office:value="360" table:style-name="ce1">
            <text:p>360</text:p>
          </table:table-cell>
          <table:table-cell office:value-type="float" office:value="359" table:style-name="ce1">
            <text:p>359</text:p>
          </table:table-cell>
          <table:table-cell office:value-type="float" office:value="357" table:style-name="ce1">
            <text:p>357</text:p>
          </table:table-cell>
          <table:table-cell office:value-type="float" office:value="355" table:style-name="ce1">
            <text:p>355</text:p>
          </table:table-cell>
          <table:table-cell office:value-type="float" office:value="353" table:style-name="ce1">
            <text:p>353</text:p>
          </table:table-cell>
          <table:table-cell office:value-type="float" office:value="352" table:style-name="ce1">
            <text:p>352</text:p>
          </table:table-cell>
          <table:table-cell office:value-type="float" office:value="350" table:style-name="ce1">
            <text:p>350</text:p>
          </table:table-cell>
          <table:table-cell office:value-type="float" office:value="349" table:style-name="ce1">
            <text:p>349</text:p>
          </table:table-cell>
          <table:table-cell office:value-type="float" office:value="348" table:style-name="ce1">
            <text:p>348</text:p>
          </table:table-cell>
          <table:table-cell office:value-type="float" office:value="347" table:style-name="ce1">
            <text:p>347</text:p>
          </table:table-cell>
          <table:table-cell office:value-type="float" office:value="346" table:style-name="ce1">
            <text:p>346</text:p>
          </table:table-cell>
          <table:table-cell office:value-type="float" office:value="346" table:style-name="ce1">
            <text:p>346</text:p>
          </table:table-cell>
          <table:table-cell office:value-type="float" office:value="345" table:style-name="ce1">
            <text:p>345</text:p>
          </table:table-cell>
          <table:table-cell office:value-type="float" office:value="345" table:style-name="ce1">
            <text:p>345</text:p>
          </table:table-cell>
          <table:table-cell office:value-type="float" office:value="344" table:style-name="ce1">
            <text:p>344</text:p>
          </table:table-cell>
          <table:table-cell office:value-type="float" office:value="344" table:style-name="ce1">
            <text:p>344</text:p>
          </table:table-cell>
          <table:table-cell office:value-type="float" office:value="343" table:style-name="ce1">
            <text:p>343</text:p>
          </table:table-cell>
          <table:table-cell office:value-type="float" office:value="343" table:style-name="ce1">
            <text:p>343</text:p>
          </table:table-cell>
          <table:table-cell office:value-type="float" office:value="343" table:style-name="ce1">
            <text:p>343</text:p>
          </table:table-cell>
          <table:table-cell office:value-type="float" office:value="344" table:style-name="ce1">
            <text:p>344</text:p>
          </table:table-cell>
          <table:table-cell office:value-type="float" office:value="344" table:style-name="ce1">
            <text:p>344</text:p>
          </table:table-cell>
          <table:table-cell office:value-type="float" office:value="344" table:style-name="ce1">
            <text:p>344</text:p>
          </table:table-cell>
          <table:table-cell office:value-type="float" office:value="345" table:style-name="ce1">
            <text:p>345</text:p>
          </table:table-cell>
          <table:table-cell office:value-type="float" office:value="345" table:style-name="ce1">
            <text:p>345</text:p>
          </table:table-cell>
          <table:table-cell office:value-type="float" office:value="345" table:style-name="ce1">
            <text:p>345</text:p>
          </table:table-cell>
          <table:table-cell office:value-type="float" office:value="347" table:style-name="ce1">
            <text:p>347</text:p>
          </table:table-cell>
          <table:table-cell office:value-type="float" office:value="347" table:style-name="ce1">
            <text:p>347</text:p>
          </table:table-cell>
          <table:table-cell office:value-type="float" office:value="348" table:style-name="ce1">
            <text:p>348</text:p>
          </table:table-cell>
          <table:table-cell office:value-type="float" office:value="349" table:style-name="ce1">
            <text:p>349</text:p>
          </table:table-cell>
          <table:table-cell office:value-type="float" office:value="350" table:style-name="ce1">
            <text:p>350</text:p>
          </table:table-cell>
          <table:table-cell office:value-type="float" office:value="352" table:style-name="ce1">
            <text:p>352</text:p>
          </table:table-cell>
          <table:table-cell office:value-type="float" office:value="353" table:style-name="ce1">
            <text:p>353</text:p>
          </table:table-cell>
          <table:table-cell office:value-type="float" office:value="350" table:style-name="ce1">
            <text:p>350</text:p>
          </table:table-cell>
          <table:table-cell office:value-type="float" office:value="347" table:style-name="ce1">
            <text:p>347</text:p>
          </table:table-cell>
          <table:table-cell office:value-type="float" office:value="349" table:style-name="ce1">
            <text:p>349</text:p>
          </table:table-cell>
          <table:table-cell office:value-type="float" office:value="351" table:style-name="ce1">
            <text:p>351</text:p>
          </table:table-cell>
          <table:table-cell office:value-type="float" office:value="353" table:style-name="ce1">
            <text:p>353</text:p>
          </table:table-cell>
          <table:table-cell office:value-type="float" office:value="355" table:style-name="ce1">
            <text:p>355</text:p>
          </table:table-cell>
          <table:table-cell office:value-type="float" office:value="357" table:style-name="ce1">
            <text:p>357</text:p>
          </table:table-cell>
          <table:table-cell office:value-type="float" office:value="360" table:style-name="ce1">
            <text:p>360</text:p>
          </table:table-cell>
          <table:table-cell office:value-type="float" office:value="362" table:style-name="ce1">
            <text:p>362</text:p>
          </table:table-cell>
          <table:table-cell office:value-type="float" office:value="364" table:style-name="ce1">
            <text:p>364</text:p>
          </table:table-cell>
          <table:table-cell office:value-type="float" office:value="368" table:style-name="ce1">
            <text:p>368</text:p>
          </table:table-cell>
          <table:table-cell office:value-type="float" office:value="371" table:style-name="ce1">
            <text:p>371</text:p>
          </table:table-cell>
          <table:table-cell office:value-type="float" office:value="375" table:style-name="ce1">
            <text:p>375</text:p>
          </table:table-cell>
          <table:table-cell office:value-type="float" office:value="389" table:style-name="ce1">
            <text:p>389</text:p>
          </table:table-cell>
          <table:table-cell office:value-type="float" office:value="393" table:style-name="ce1">
            <text:p>393</text:p>
          </table:table-cell>
          <table:table-cell office:value-type="float" office:value="397" table:style-name="ce1">
            <text:p>397</text:p>
          </table:table-cell>
          <table:table-cell office:value-type="float" office:value="401" table:style-name="ce1">
            <text:p>401</text:p>
          </table:table-cell>
          <table:table-cell office:value-type="float" office:value="406" table:style-name="ce1">
            <text:p>406</text:p>
          </table:table-cell>
          <table:table-cell office:value-type="float" office:value="411" table:style-name="ce1">
            <text:p>411</text:p>
          </table:table-cell>
          <table:table-cell office:value-type="float" office:value="416" table:style-name="ce1">
            <text:p>416</text:p>
          </table:table-cell>
          <table:table-cell office:value-type="float" office:value="421" table:style-name="ce1">
            <text:p>421</text:p>
          </table:table-cell>
          <table:table-cell office:value-type="float" office:value="427" table:style-name="ce1">
            <text:p>427</text:p>
          </table:table-cell>
          <table:table-cell office:value-type="float" office:value="432" table:style-name="ce1">
            <text:p>432</text:p>
          </table:table-cell>
          <table:table-cell office:value-type="float" office:value="439" table:style-name="ce1">
            <text:p>439</text:p>
          </table:table-cell>
          <table:table-cell office:value-type="float" office:value="445" table:style-name="ce1">
            <text:p>445</text:p>
          </table:table-cell>
          <table:table-cell office:value-type="float" office:value="453" table:style-name="ce1">
            <text:p>453</text:p>
          </table:table-cell>
          <table:table-cell office:value-type="float" office:value="459" table:style-name="ce1">
            <text:p>459</text:p>
          </table:table-cell>
          <table:table-cell office:value-type="float" office:value="466" table:style-name="ce1">
            <text:p>466</text:p>
          </table:table-cell>
          <table:table-cell office:value-type="float" office:value="474" table:style-name="ce1">
            <text:p>474</text:p>
          </table:table-cell>
          <table:table-cell office:value-type="float" office:value="483" table:style-name="ce1">
            <text:p>483</text:p>
          </table:table-cell>
          <table:table-cell office:value-type="float" office:value="491" table:style-name="ce1">
            <text:p>491</text:p>
          </table:table-cell>
          <table:table-cell office:value-type="float" office:value="501" table:style-name="ce1">
            <text:p>501</text:p>
          </table:table-cell>
          <table:table-cell office:value-type="float" office:value="511" table:style-name="ce1">
            <text:p>511</text:p>
          </table:table-cell>
          <table:table-cell office:value-type="float" office:value="512" table:style-name="ce1">
            <text:p>512</text:p>
          </table:table-cell>
          <table:table-cell office:value-type="float" office:value="510" table:style-name="ce1">
            <text:p>510</text:p>
          </table:table-cell>
          <table:table-cell office:value-type="float" office:value="502" table:style-name="ce1">
            <text:p>502</text:p>
          </table:table-cell>
          <table:table-cell office:value-type="float" office:value="494" table:style-name="ce1">
            <text:p>494</text:p>
          </table:table-cell>
          <table:table-cell office:value-type="float" office:value="489" table:style-name="ce1">
            <text:p>489</text:p>
          </table:table-cell>
          <table:table-cell office:value-type="float" office:value="483" table:style-name="ce1">
            <text:p>483</text:p>
          </table:table-cell>
          <table:table-cell office:value-type="float" office:value="476" table:style-name="ce1">
            <text:p>476</text:p>
          </table:table-cell>
          <table:table-cell office:value-type="float" office:value="472" table:style-name="ce1">
            <text:p>472</text:p>
          </table:table-cell>
          <table:table-cell office:value-type="float" office:value="465" table:style-name="ce1">
            <text:p>465</text:p>
          </table:table-cell>
          <table:table-cell office:value-type="float" office:value="461" table:style-name="ce1">
            <text:p>461</text:p>
          </table:table-cell>
          <table:table-cell office:value-type="float" office:value="456" table:style-name="ce1">
            <text:p>456</text:p>
          </table:table-cell>
          <table:table-cell office:value-type="float" office:value="451" table:style-name="ce1">
            <text:p>451</text:p>
          </table:table-cell>
          <table:table-cell office:value-type="float" office:value="446" table:style-name="ce1">
            <text:p>446</text:p>
          </table:table-cell>
          <table:table-cell office:value-type="float" office:value="443" table:style-name="ce1">
            <text:p>443</text:p>
          </table:table-cell>
          <table:table-cell office:value-type="float" office:value="438" table:style-name="ce1">
            <text:p>438</text:p>
          </table:table-cell>
          <table:table-cell office:value-type="float" office:value="434" table:style-name="ce1">
            <text:p>434</text:p>
          </table:table-cell>
          <table:table-cell office:value-type="float" office:value="430" table:style-name="ce1">
            <text:p>430</text:p>
          </table:table-cell>
          <table:table-cell office:value-type="float" office:value="427" table:style-name="ce1">
            <text:p>427</text:p>
          </table:table-cell>
          <table:table-cell office:value-type="float" office:value="424" table:style-name="ce1">
            <text:p>424</text:p>
          </table:table-cell>
          <table:table-cell office:value-type="float" office:value="421" table:style-name="ce1">
            <text:p>421</text:p>
          </table:table-cell>
          <table:table-cell office:value-type="float" office:value="418" table:style-name="ce1">
            <text:p>418</text:p>
          </table:table-cell>
          <table:table-cell office:value-type="float" office:value="415" table:style-name="ce1">
            <text:p>415</text:p>
          </table:table-cell>
          <table:table-cell office:value-type="float" office:value="412" table:style-name="ce1">
            <text:p>412</text:p>
          </table:table-cell>
          <table:table-cell office:value-type="float" office:value="409" table:style-name="ce1">
            <text:p>409</text:p>
          </table:table-cell>
          <table:table-cell office:value-type="float" office:value="407" table:style-name="ce1">
            <text:p>407</text:p>
          </table:table-cell>
          <table:table-cell office:value-type="float" office:value="405" table:style-name="ce1">
            <text:p>405</text:p>
          </table:table-cell>
          <table:table-cell office:value-type="float" office:value="402" table:style-name="ce1">
            <text:p>402</text:p>
          </table:table-cell>
          <table:table-cell office:value-type="float" office:value="401" table:style-name="ce1">
            <text:p>401</text:p>
          </table:table-cell>
          <table:table-cell office:value-type="float" office:value="398" table:style-name="ce1">
            <text:p>398</text:p>
          </table:table-cell>
          <table:table-cell office:value-type="float" office:value="397" table:style-name="ce1">
            <text:p>397</text:p>
          </table:table-cell>
          <table:table-cell office:value-type="float" office:value="396" table:style-name="ce1">
            <text:p>396</text:p>
          </table:table-cell>
          <table:table-cell office:value-type="float" office:value="394" table:style-name="ce1">
            <text:p>394</text:p>
          </table:table-cell>
          <table:table-cell office:value-type="float" office:value="393" table:style-name="ce1">
            <text:p>393</text:p>
          </table:table-cell>
          <table:table-cell office:value-type="float" office:value="392" table:style-name="ce1">
            <text:p>392</text:p>
          </table:table-cell>
          <table:table-cell office:value-type="float" office:value="391" table:style-name="ce1">
            <text:p>391</text:p>
          </table:table-cell>
          <table:table-cell office:value-type="float" office:value="390" table:style-name="ce1">
            <text:p>390</text:p>
          </table:table-cell>
          <table:table-cell office:value-type="float" office:value="389" table:style-name="ce1">
            <text:p>389</text:p>
          </table:table-cell>
          <table:table-cell office:value-type="float" office:value="388" table:style-name="ce1">
            <text:p>388</text:p>
          </table:table-cell>
          <table:table-cell office:value-type="float" office:value="388" table:style-name="ce1">
            <text:p>388</text:p>
          </table:table-cell>
          <table:table-cell office:value-type="float" office:value="387" table:style-name="ce1">
            <text:p>387</text:p>
          </table:table-cell>
          <table:table-cell office:value-type="float" office:value="387" table:style-name="ce1">
            <text:p>387</text:p>
          </table:table-cell>
          <table:table-cell office:value-type="float" office:value="386" table:style-name="ce1">
            <text:p>386</text:p>
          </table:table-cell>
          <table:table-cell office:value-type="float" office:value="386" table:style-name="ce1">
            <text:p>386</text:p>
          </table:table-cell>
          <table:table-cell office:value-type="float" office:value="386" table:style-name="ce1">
            <text:p>386</text:p>
          </table:table-cell>
          <table:table-cell office:value-type="float" office:value="387" table:style-name="ce1">
            <text:p>387</text:p>
          </table:table-cell>
          <table:table-cell office:value-type="float" office:value="387" table:style-name="ce1">
            <text:p>387</text:p>
          </table:table-cell>
          <table:table-cell office:value-type="float" office:value="387" table:style-name="ce1">
            <text:p>387</text:p>
          </table:table-cell>
          <table:table-cell office:value-type="float" office:value="388" table:style-name="ce1">
            <text:p>388</text:p>
          </table:table-cell>
          <table:table-cell office:value-type="float" office:value="388" table:style-name="ce1">
            <text:p>388</text:p>
          </table:table-cell>
          <table:table-cell office:value-type="float" office:value="389" table:style-name="ce1">
            <text:p>389</text:p>
          </table:table-cell>
          <table:table-cell office:value-type="float" office:value="390" table:style-name="ce1">
            <text:p>390</text:p>
          </table:table-cell>
          <table:table-cell office:value-type="float" office:value="391" table:style-name="ce1">
            <text:p>391</text:p>
          </table:table-cell>
          <table:table-cell office:value-type="float" office:value="392" table:style-name="ce1">
            <text:p>392</text:p>
          </table:table-cell>
          <table:table-cell office:value-type="float" office:value="393" table:style-name="ce1">
            <text:p>393</text:p>
          </table:table-cell>
          <table:table-cell office:value-type="float" office:value="395" table:style-name="ce1">
            <text:p>395</text:p>
          </table:table-cell>
          <table:table-cell office:value-type="float" office:value="396" table:style-name="ce1">
            <text:p>396</text:p>
          </table:table-cell>
          <table:table-cell office:value-type="float" office:value="398" table:style-name="ce1">
            <text:p>398</text:p>
          </table:table-cell>
          <table:table-cell office:value-type="float" office:value="399" table:style-name="ce1">
            <text:p>399</text:p>
          </table:table-cell>
          <table:table-cell office:value-type="float" office:value="401" table:style-name="ce1">
            <text:p>401</text:p>
          </table:table-cell>
          <table:table-cell office:value-type="float" office:value="403" table:style-name="ce1">
            <text:p>403</text:p>
          </table:table-cell>
          <table:table-cell office:value-type="float" office:value="406" table:style-name="ce1">
            <text:p>406</text:p>
          </table:table-cell>
          <table:table-cell office:value-type="float" office:value="408" table:style-name="ce1">
            <text:p>408</text:p>
          </table:table-cell>
          <table:table-cell office:value-type="float" office:value="410" table:style-name="ce1">
            <text:p>410</text:p>
          </table:table-cell>
          <table:table-cell office:value-type="float" office:value="413" table:style-name="ce1">
            <text:p>413</text:p>
          </table:table-cell>
          <table:table-cell office:value-type="float" office:value="416" table:style-name="ce1">
            <text:p>416</text:p>
          </table:table-cell>
          <table:table-cell office:value-type="float" office:value="420" table:style-name="ce1">
            <text:p>420</text:p>
          </table:table-cell>
          <table:table-cell office:value-type="float" office:value="423" table:style-name="ce1">
            <text:p>423</text:p>
          </table:table-cell>
          <table:table-cell office:value-type="float" office:value="426" table:style-name="ce1">
            <text:p>426</text:p>
          </table:table-cell>
          <table:table-cell office:value-type="float" office:value="430" table:style-name="ce1">
            <text:p>430</text:p>
          </table:table-cell>
          <table:table-cell office:value-type="float" office:value="433" table:style-name="ce1">
            <text:p>433</text:p>
          </table:table-cell>
          <table:table-cell office:value-type="float" office:value="437" table:style-name="ce1">
            <text:p>437</text:p>
          </table:table-cell>
          <table:table-cell office:value-type="float" office:value="442" table:style-name="ce1">
            <text:p>442</text:p>
          </table:table-cell>
          <table:table-cell office:value-type="float" office:value="447" table:style-name="ce1">
            <text:p>447</text:p>
          </table:table-cell>
          <table:table-cell office:value-type="float" office:value="453" table:style-name="ce1">
            <text:p>453</text:p>
          </table:table-cell>
          <table:table-cell office:value-type="float" office:value="442" table:style-name="ce1">
            <text:p>442</text:p>
          </table:table-cell>
          <table:table-cell office:value-type="float" office:value="429" table:style-name="ce1">
            <text:p>429</text:p>
          </table:table-cell>
          <table:table-cell office:value-type="float" office:value="419" table:style-name="ce1">
            <text:p>419</text:p>
          </table:table-cell>
          <table:table-cell office:value-type="float" office:value="410" table:style-name="ce1">
            <text:p>410</text:p>
          </table:table-cell>
          <table:table-cell office:value-type="float" office:value="400" table:style-name="ce1">
            <text:p>400</text:p>
          </table:table-cell>
          <table:table-cell office:value-type="float" office:value="391" table:style-name="ce1">
            <text:p>391</text:p>
          </table:table-cell>
          <table:table-cell office:value-type="float" office:value="383" table:style-name="ce1">
            <text:p>383</text:p>
          </table:table-cell>
          <table:table-cell office:value-type="float" office:value="375" table:style-name="ce1">
            <text:p>375</text:p>
          </table:table-cell>
          <table:table-cell office:value-type="float" office:value="368" table:style-name="ce1">
            <text:p>368</text:p>
          </table:table-cell>
          <table:table-cell office:value-type="float" office:value="361" table:style-name="ce1">
            <text:p>361</text:p>
          </table:table-cell>
          <table:table-cell office:value-type="float" office:value="354" table:style-name="ce1">
            <text:p>354</text:p>
          </table:table-cell>
          <table:table-cell office:value-type="float" office:value="347" table:style-name="ce1">
            <text:p>347</text:p>
          </table:table-cell>
          <table:table-cell office:value-type="float" office:value="342" table:style-name="ce1">
            <text:p>342</text:p>
          </table:table-cell>
          <table:table-cell office:value-type="float" office:value="335" table:style-name="ce1">
            <text:p>335</text:p>
          </table:table-cell>
          <table:table-cell office:value-type="float" office:value="329" table:style-name="ce1">
            <text:p>329</text:p>
          </table:table-cell>
          <table:table-cell office:value-type="float" office:value="325" table:style-name="ce1">
            <text:p>325</text:p>
          </table:table-cell>
          <table:table-cell office:value-type="float" office:value="319" table:style-name="ce1">
            <text:p>319</text:p>
          </table:table-cell>
          <table:table-cell office:value-type="float" office:value="315" table:style-name="ce1">
            <text:p>315</text:p>
          </table:table-cell>
          <table:table-cell office:value-type="float" office:value="310" table:style-name="ce1">
            <text:p>310</text:p>
          </table:table-cell>
          <table:table-cell office:value-type="float" office:value="305" table:style-name="ce1">
            <text:p>305</text:p>
          </table:table-cell>
          <table:table-cell office:value-type="float" office:value="301" table:style-name="ce1">
            <text:p>301</text:p>
          </table:table-cell>
          <table:table-cell office:value-type="float" office:value="297" table:style-name="ce1">
            <text:p>297</text:p>
          </table:table-cell>
          <table:table-cell office:value-type="float" office:value="294" table:style-name="ce1">
            <text:p>294</text:p>
          </table:table-cell>
          <table:table-cell office:value-type="float" office:value="288" table:style-name="ce1">
            <text:p>288</text:p>
          </table:table-cell>
          <table:table-cell office:value-type="float" office:value="284" table:style-name="ce1">
            <text:p>284</text:p>
          </table:table-cell>
          <table:table-cell office:value-type="float" office:value="282" table:style-name="ce1">
            <text:p>282</text:p>
          </table:table-cell>
          <table:table-cell office:value-type="float" office:value="278" table:style-name="ce1">
            <text:p>278</text:p>
          </table:table-cell>
          <table:table-cell office:value-type="float" office:value="275" table:style-name="ce1">
            <text:p>275</text:p>
          </table:table-cell>
          <table:table-cell office:value-type="float" office:value="272" table:style-name="ce1">
            <text:p>272</text:p>
          </table:table-cell>
          <table:table-cell office:value-type="float" office:value="269" table:style-name="ce1">
            <text:p>269</text:p>
          </table:table-cell>
          <table:table-cell office:value-type="float" office:value="267" table:style-name="ce1">
            <text:p>267</text:p>
          </table:table-cell>
          <table:table-cell office:value-type="float" office:value="264" table:style-name="ce1">
            <text:p>264</text:p>
          </table:table-cell>
          <table:table-cell office:value-type="float" office:value="262" table:style-name="ce1">
            <text:p>262</text:p>
          </table:table-cell>
          <table:table-cell office:value-type="float" office:value="259" table:style-name="ce1">
            <text:p>259</text:p>
          </table:table-cell>
          <table:table-cell office:value-type="float" office:value="257" table:style-name="ce1">
            <text:p>257</text:p>
          </table:table-cell>
          <table:table-cell office:value-type="float" office:value="256" table:style-name="ce1">
            <text:p>256</text:p>
          </table:table-cell>
          <table:table-cell office:value-type="float" office:value="253" table:style-name="ce1">
            <text:p>253</text:p>
          </table:table-cell>
          <table:table-cell office:value-type="float" office:value="251" table:style-name="ce1">
            <text:p>251</text:p>
          </table:table-cell>
          <table:table-cell office:value-type="float" office:value="250" table:style-name="ce1">
            <text:p>250</text:p>
          </table:table-cell>
          <table:table-cell office:value-type="float" office:value="249" table:style-name="ce1">
            <text:p>249</text:p>
          </table:table-cell>
          <table:table-cell office:value-type="float" office:value="247" table:style-name="ce1">
            <text:p>247</text:p>
          </table:table-cell>
          <table:table-cell office:value-type="float" office:value="245" table:style-name="ce1">
            <text:p>245</text:p>
          </table:table-cell>
          <table:table-cell office:value-type="float" office:value="244" table:style-name="ce1">
            <text:p>244</text:p>
          </table:table-cell>
          <table:table-cell office:value-type="float" office:value="242" table:style-name="ce1">
            <text:p>242</text:p>
          </table:table-cell>
          <table:table-cell office:value-type="float" office:value="241" table:style-name="ce1">
            <text:p>241</text:p>
          </table:table-cell>
          <table:table-cell office:value-type="float" office:value="240" table:style-name="ce1">
            <text:p>240</text:p>
          </table:table-cell>
          <table:table-cell office:value-type="float" office:value="239" table:style-name="ce1">
            <text:p>239</text:p>
          </table:table-cell>
          <table:table-cell office:value-type="float" office:value="237" table:style-name="ce1">
            <text:p>237</text:p>
          </table:table-cell>
          <table:table-cell office:value-type="float" office:value="236" table:style-name="ce1">
            <text:p>236</text:p>
          </table:table-cell>
          <table:table-cell office:value-type="float" office:value="236" table:style-name="ce1">
            <text:p>236</text:p>
          </table:table-cell>
          <table:table-cell office:value-type="float" office:value="235" table:style-name="ce1">
            <text:p>235</text:p>
          </table:table-cell>
          <table:table-cell office:value-type="float" office:value="235" table:style-name="ce1">
            <text:p>235</text:p>
          </table:table-cell>
          <table:table-cell office:value-type="float" office:value="234" table:style-name="ce1">
            <text:p>234</text:p>
          </table:table-cell>
          <table:table-cell office:value-type="float" office:value="233" table:style-name="ce1">
            <text:p>233</text:p>
          </table:table-cell>
          <table:table-cell office:value-type="float" office:value="233" table:style-name="ce1">
            <text:p>233</text:p>
          </table:table-cell>
          <table:table-cell office:value-type="float" office:value="232" table:style-name="ce1">
            <text:p>232</text:p>
          </table:table-cell>
          <table:table-cell office:value-type="float" office:value="232" table:style-name="ce1">
            <text:p>232</text:p>
          </table:table-cell>
          <table:table-cell office:value-type="float" office:value="231" table:style-name="ce1">
            <text:p>231</text:p>
          </table:table-cell>
          <table:table-cell office:value-type="float" office:value="232" table:style-name="ce1">
            <text:p>232</text:p>
          </table:table-cell>
          <table:table-cell office:value-type="float" office:value="231" table:style-name="ce1">
            <text:p>231</text:p>
          </table:table-cell>
          <table:table-cell office:value-type="float" office:value="231" table:style-name="ce1">
            <text:p>231</text:p>
          </table:table-cell>
          <table:table-cell office:value-type="float" office:value="231" table:style-name="ce1">
            <text:p>231</text:p>
          </table:table-cell>
          <table:table-cell office:value-type="float" office:value="231" table:style-name="ce1">
            <text:p>231</text:p>
          </table:table-cell>
          <table:table-cell office:value-type="float" office:value="232" table:style-name="ce1">
            <text:p>232</text:p>
          </table:table-cell>
          <table:table-cell office:value-type="float" office:value="232" table:style-name="ce1">
            <text:p>232</text:p>
          </table:table-cell>
          <table:table-cell office:value-type="float" office:value="232" table:style-name="ce1">
            <text:p>232</text:p>
          </table:table-cell>
          <table:table-cell office:value-type="float" office:value="232" table:style-name="ce1">
            <text:p>232</text:p>
          </table:table-cell>
          <table:table-cell office:value-type="float" office:value="233" table:style-name="ce1">
            <text:p>233</text:p>
          </table:table-cell>
          <table:table-cell office:value-type="float" office:value="233" table:style-name="ce1">
            <text:p>233</text:p>
          </table:table-cell>
          <table:table-cell office:value-type="float" office:value="234" table:style-name="ce1">
            <text:p>234</text:p>
          </table:table-cell>
          <table:table-cell office:value-type="float" office:value="235" table:style-name="ce1">
            <text:p>235</text:p>
          </table:table-cell>
          <table:table-cell office:value-type="float" office:value="236" table:style-name="ce1">
            <text:p>236</text:p>
          </table:table-cell>
          <table:table-cell office:value-type="float" office:value="236" table:style-name="ce1">
            <text:p>236</text:p>
          </table:table-cell>
          <table:table-cell office:value-type="float" office:value="237" table:style-name="ce1">
            <text:p>237</text:p>
          </table:table-cell>
          <table:table-cell office:value-type="float" office:value="239" table:style-name="ce1">
            <text:p>239</text:p>
          </table:table-cell>
          <table:table-cell office:value-type="float" office:value="239" table:style-name="ce1">
            <text:p>239</text:p>
          </table:table-cell>
          <table:table-cell office:value-type="float" office:value="241" table:style-name="ce1">
            <text:p>241</text:p>
          </table:table-cell>
          <table:table-cell office:value-type="float" office:value="242" table:style-name="ce1">
            <text:p>242</text:p>
          </table:table-cell>
          <table:table-cell office:value-type="float" office:value="243" table:style-name="ce1">
            <text:p>243</text:p>
          </table:table-cell>
          <table:table-cell office:value-type="float" office:value="245" table:style-name="ce1">
            <text:p>245</text:p>
          </table:table-cell>
          <table:table-cell office:value-type="float" office:value="247" table:style-name="ce1">
            <text:p>247</text:p>
          </table:table-cell>
          <table:table-cell office:value-type="float" office:value="248" table:style-name="ce1">
            <text:p>248</text:p>
          </table:table-cell>
          <table:table-cell office:value-type="float" office:value="250" table:style-name="ce1">
            <text:p>250</text:p>
          </table:table-cell>
          <table:table-cell office:value-type="float" office:value="252" table:style-name="ce1">
            <text:p>252</text:p>
          </table:table-cell>
          <table:table-cell office:value-type="float" office:value="254" table:style-name="ce1">
            <text:p>254</text:p>
          </table:table-cell>
          <table:table-cell office:value-type="float" office:value="256" table:style-name="ce1">
            <text:p>256</text:p>
          </table:table-cell>
          <table:table-cell office:value-type="float" office:value="259" table:style-name="ce1">
            <text:p>259</text:p>
          </table:table-cell>
          <table:table-cell office:value-type="float" office:value="261" table:style-name="ce1">
            <text:p>261</text:p>
          </table:table-cell>
          <table:table-cell office:value-type="float" office:value="264" table:style-name="ce1">
            <text:p>264</text:p>
          </table:table-cell>
          <table:table-cell office:value-type="float" office:value="267" table:style-name="ce1">
            <text:p>267</text:p>
          </table:table-cell>
          <table:table-cell office:value-type="float" office:value="270" table:style-name="ce1">
            <text:p>270</text:p>
          </table:table-cell>
          <table:table-cell office:value-type="float" office:value="273" table:style-name="ce1">
            <text:p>273</text:p>
          </table:table-cell>
          <table:table-cell office:value-type="float" office:value="276" table:style-name="ce1">
            <text:p>276</text:p>
          </table:table-cell>
          <table:table-cell office:value-type="float" office:value="280" table:style-name="ce1">
            <text:p>280</text:p>
          </table:table-cell>
          <table:table-cell office:value-type="float" office:value="283" table:style-name="ce1">
            <text:p>283</text:p>
          </table:table-cell>
          <table:table-cell office:value-type="float" office:value="287" table:style-name="ce1">
            <text:p>287</text:p>
          </table:table-cell>
          <table:table-cell office:value-type="float" office:value="291" table:style-name="ce1">
            <text:p>291</text:p>
          </table:table-cell>
          <table:table-cell office:value-type="float" office:value="295" table:style-name="ce1">
            <text:p>295</text:p>
          </table:table-cell>
          <table:table-cell office:value-type="float" office:value="299" table:style-name="ce1">
            <text:p>299</text:p>
          </table:table-cell>
          <table:table-cell office:value-type="float" office:value="305" table:style-name="ce1">
            <text:p>305</text:p>
          </table:table-cell>
          <table:table-cell office:value-type="float" office:value="310" table:style-name="ce1">
            <text:p>310</text:p>
          </table:table-cell>
          <table:table-cell office:value-type="float" office:value="315" table:style-name="ce1">
            <text:p>315</text:p>
          </table:table-cell>
          <table:table-cell office:value-type="float" office:value="321" table:style-name="ce1">
            <text:p>321</text:p>
          </table:table-cell>
          <table:table-cell office:value-type="float" office:value="326" table:style-name="ce1">
            <text:p>326</text:p>
          </table:table-cell>
          <table:table-cell office:value-type="float" office:value="333" table:style-name="ce1">
            <text:p>333</text:p>
          </table:table-cell>
          <table:table-cell office:value-type="float" office:value="340" table:style-name="ce1">
            <text:p>340</text:p>
          </table:table-cell>
          <table:table-cell office:value-type="float" office:value="347" table:style-name="ce1">
            <text:p>347</text:p>
          </table:table-cell>
          <table:table-cell office:value-type="float" office:value="353" table:style-name="ce1">
            <text:p>353</text:p>
          </table:table-cell>
          <table:table-cell office:value-type="float" office:value="362" table:style-name="ce1">
            <text:p>362</text:p>
          </table:table-cell>
          <table:table-cell office:value-type="float" office:value="370" table:style-name="ce1">
            <text:p>370</text:p>
          </table:table-cell>
          <table:table-cell office:value-type="float" office:value="379" table:style-name="ce1">
            <text:p>379</text:p>
          </table:table-cell>
          <table:table-cell office:value-type="float" office:value="388" table:style-name="ce1">
            <text:p>388</text:p>
          </table:table-cell>
          <table:table-cell office:value-type="float" office:value="399" table:style-name="ce1">
            <text:p>399</text:p>
          </table:table-cell>
          <table:table-cell office:value-type="float" office:value="410" table:style-name="ce1">
            <text:p>410</text:p>
          </table:table-cell>
          <table:table-cell office:value-type="float" office:value="421" table:style-name="ce1">
            <text:p>421</text:p>
          </table:table-cell>
          <table:table-cell office:value-type="float" office:value="435" table:style-name="ce1">
            <text:p>435</text:p>
          </table:table-cell>
          <table:table-cell office:value-type="float" office:value="447" table:style-name="ce1">
            <text:p>447</text:p>
          </table:table-cell>
          <table:table-cell office:value-type="float" office:value="462" table:style-name="ce1">
            <text:p>462</text:p>
          </table:table-cell>
          <table:table-cell office:value-type="float" office:value="479" table:style-name="ce1">
            <text:p>479</text:p>
          </table:table-cell>
          <table:table-cell office:value-type="float" office:value="495" table:style-name="ce1">
            <text:p>495</text:p>
          </table:table-cell>
          <table:table-cell office:value-type="float" office:value="517" table:style-name="ce1">
            <text:p>517</text:p>
          </table:table-cell>
          <table:table-cell office:value-type="float" office:value="525" table:style-name="ce1">
            <text:p>525</text:p>
          </table:table-cell>
          <table:table-cell office:value-type="float" office:value="542" table:style-name="ce1">
            <text:p>542</text:p>
          </table:table-cell>
          <table:table-cell office:value-type="float" office:value="549" table:style-name="ce1">
            <text:p>549</text:p>
          </table:table-cell>
          <table:table-cell office:value-type="float" office:value="544" table:style-name="ce1">
            <text:p>544</text:p>
          </table:table-cell>
          <table:table-cell office:value-type="float" office:value="539" table:style-name="ce1">
            <text:p>539</text:p>
          </table:table-cell>
          <table:table-cell office:value-type="float" office:value="537" table:style-name="ce1">
            <text:p>537</text:p>
          </table:table-cell>
          <table:table-cell office:value-type="float" office:value="532" table:style-name="ce1">
            <text:p>532</text:p>
          </table:table-cell>
          <table:table-cell office:value-type="float" office:value="528" table:style-name="ce1">
            <text:p>528</text:p>
          </table:table-cell>
          <table:table-cell office:value-type="float" office:value="525" table:style-name="ce1">
            <text:p>525</text:p>
          </table:table-cell>
          <table:table-cell office:value-type="float" office:value="523" table:style-name="ce1">
            <text:p>523</text:p>
          </table:table-cell>
          <table:table-cell office:value-type="float" office:value="520" table:style-name="ce1">
            <text:p>520</text:p>
          </table:table-cell>
          <table:table-cell office:value-type="float" office:value="517" table:style-name="ce1">
            <text:p>517</text:p>
          </table:table-cell>
          <table:table-cell office:value-type="float" office:value="514" table:style-name="ce1">
            <text:p>514</text:p>
          </table:table-cell>
          <table:table-cell office:value-type="float" office:value="512" table:style-name="ce1">
            <text:p>512</text:p>
          </table:table-cell>
          <table:table-cell office:value-type="float" office:value="510" table:style-name="ce1">
            <text:p>510</text:p>
          </table:table-cell>
          <table:table-cell office:value-type="float" office:value="509" table:style-name="ce1">
            <text:p>509</text:p>
          </table:table-cell>
          <table:table-cell office:value-type="float" office:value="507" table:style-name="ce1">
            <text:p>507</text:p>
          </table:table-cell>
          <table:table-cell office:value-type="float" office:value="506" table:style-name="ce1">
            <text:p>506</text:p>
          </table:table-cell>
          <table:table-cell office:value-type="float" office:value="504" table:style-name="ce1">
            <text:p>504</text:p>
          </table:table-cell>
          <table:table-cell office:value-type="float" office:value="502" table:style-name="ce1">
            <text:p>502</text:p>
          </table:table-cell>
          <table:table-cell office:value-type="float" office:value="501" table:style-name="ce1">
            <text:p>501</text:p>
          </table:table-cell>
          <table:table-cell office:value-type="float" office:value="500" table:style-name="ce1">
            <text:p>500</text:p>
          </table:table-cell>
          <table:table-cell office:value-type="float" office:value="499" table:style-name="ce1">
            <text:p>499</text:p>
          </table:table-cell>
          <table:table-cell office:value-type="float" office:value="498" table:style-name="ce1">
            <text:p>498</text:p>
          </table:table-cell>
          <table:table-cell table:number-columns-repeated="160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ome constant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gree to Radian</text:p>
          </table:table-cell>
          <table:table-cell office:value-type="float" office:value="1.7453292519943278E-2" table:formula="msoxl:=3.14159265358979/180" table:style-name="ce1">
            <text:p>0,017453293</text:p>
          </table:table-cell>
          <table:table-cell table:style-name="ce1"/>
          <table:table-cell office:value-type="string" table:style-name="ce1">
            <text:p>PI divided by 180 degrees, multiply by this to get get angle in degrees expressed in radian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eta (degree)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string" table:style-name="ce1">
            <text:p>angle (for geometric correction) between laser beam and line parallel to image pla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 (mm)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distance (for geometric correction) between the rotation center and laser source along line parallel to the image plane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ere Y axis is assumed to be the longer one of LIDAR, negative values in engine dir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te that this is X axis in Revo LDS whitepaper, some literature and ev3dev "Using the XV11 LIDAR" geometry correction scheme. Just interchange x and y and play with the sings to get this notation but be carefull with goemetric correction sings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lculate x' and y' - add this to geometric correction to get object coordinat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x'=-sin(fi)*distance</text:p>
          </table:table-cell>
          <table:table-cell office:value-type="float" office:value="0" table:formula="msoxl:=-SIN($B$7*B3)*B4" table:style-name="ce1">
            <text:p>0</text:p>
          </table:table-cell>
          <table:table-cell office:value-type="float" office:value="-8.6738459993298971" table:formula="msoxl:=-SIN($B$7*C3)*C4" table:style-name="ce1">
            <text:p>-8,673845999</text:p>
          </table:table-cell>
          <table:table-cell office:value-type="float" office:value="-17.379949357845465" table:formula="msoxl:=-SIN($B$7*D3)*D4" table:style-name="ce1">
            <text:p>-17,37994936</text:p>
          </table:table-cell>
          <table:table-cell office:value-type="float" office:value="-26.010970252743057" table:formula="msoxl:=-SIN($B$7*E3)*E4" table:style-name="ce1">
            <text:p>-26,01097025</text:p>
          </table:table-cell>
          <table:table-cell office:value-type="float" office:value="-34.738723924574366" table:formula="msoxl:=-SIN($B$7*F3)*F4" table:style-name="ce1">
            <text:p>-34,73872392</text:p>
          </table:table-cell>
          <table:table-cell office:value-type="float" office:value="-43.403559888333724" table:formula="msoxl:=-SIN($B$7*G3)*G4" table:style-name="ce1">
            <text:p>-43,40355989</text:p>
          </table:table-cell>
          <table:table-cell office:value-type="float" office:value="-52.159703170559027" table:formula="msoxl:=-SIN($B$7*H3)*H4" table:style-name="ce1">
            <text:p>-52,15970317</text:p>
          </table:table-cell>
          <table:table-cell office:value-type="float" office:value="-60.690933015763385" table:formula="msoxl:=-SIN($B$7*I3)*I4" table:style-name="ce1">
            <text:p>-60,69093302</text:p>
          </table:table-cell>
          <table:table-cell office:value-type="float" office:value="-69.586550480032656" table:formula="msoxl:=-SIN($B$7*J3)*J4" table:style-name="ce1">
            <text:p>-69,58655048</text:p>
          </table:table-cell>
          <table:table-cell office:value-type="float" office:value="-78.217232520115346" table:formula="msoxl:=-SIN($B$7*K3)*K4" table:style-name="ce1">
            <text:p>-78,21723252</text:p>
          </table:table-cell>
          <table:table-cell office:value-type="float" office:value="-86.997737011132017" table:formula="msoxl:=-SIN($B$7*L3)*L4" table:style-name="ce1">
            <text:p>-86,99773701</text:p>
          </table:table-cell>
          <table:table-cell office:value-type="float" office:value="-95.786115679025414" table:formula="msoxl:=-SIN($B$7*M3)*M4" table:style-name="ce1">
            <text:p>-95,78611568</text:p>
          </table:table-cell>
          <table:table-cell office:value-type="float" office:value="-104.57958048133284" table:formula="msoxl:=-SIN($B$7*N3)*N4" table:style-name="ce1">
            <text:p>-104,5795805</text:p>
          </table:table-cell>
          <table:table-cell office:value-type="float" office:value="-113.60028244365171" table:formula="msoxl:=-SIN($B$7*O3)*O4" table:style-name="ce1">
            <text:p>-113,6002824</text:p>
          </table:table-cell>
          <table:table-cell office:value-type="float" office:value="-122.65440106903141" table:formula="msoxl:=-SIN($B$7*P3)*P4" table:style-name="ce1">
            <text:p>-122,6544011</text:p>
          </table:table-cell>
          <table:table-cell office:value-type="float" office:value="-131.73889395718294" table:formula="msoxl:=-SIN($B$7*Q3)*Q4" table:style-name="ce1">
            <text:p>-131,738894</text:p>
          </table:table-cell>
          <table:table-cell office:value-type="float" office:value="-140.85068882248646" table:formula="msoxl:=-SIN($B$7*R3)*R4" table:style-name="ce1">
            <text:p>-140,8506888</text:p>
          </table:table-cell>
          <table:table-cell office:value-type="float" office:value="-149.9866845227638" table:formula="msoxl:=-SIN($B$7*S3)*S4" table:style-name="ce1">
            <text:p>-149,9866845</text:p>
          </table:table-cell>
          <table:table-cell office:value-type="float" office:value="-159.14375210309777" table:formula="msoxl:=-SIN($B$7*T3)*T4" table:style-name="ce1">
            <text:p>-159,1437521</text:p>
          </table:table-cell>
          <table:table-cell office:value-type="float" office:value="-168.64430400880701" table:formula="msoxl:=-SIN($B$7*U3)*U4" table:style-name="ce1">
            <text:p>-168,644304</text:p>
          </table:table-cell>
          <table:table-cell office:value-type="float" office:value="-178.19249467267323" table:formula="msoxl:=-SIN($B$7*V3)*V4" table:style-name="ce1">
            <text:p>-178,1924947</text:p>
          </table:table-cell>
          <table:table-cell office:value-type="float" office:value="-187.42643761219188" table:formula="msoxl:=-SIN($B$7*W3)*W4" table:style-name="ce1">
            <text:p>-187,4264376</text:p>
          </table:table-cell>
          <table:table-cell office:value-type="float" office:value="-197.04306813676953" table:formula="msoxl:=-SIN($B$7*X3)*X4" table:style-name="ce1">
            <text:p>-197,0430681</text:p>
          </table:table-cell>
          <table:table-cell office:value-type="float" office:value="-207.47822922780418" table:formula="msoxl:=-SIN($B$7*Y3)*Y4" table:style-name="ce1">
            <text:p>-207,4782292</text:p>
          </table:table-cell>
          <table:table-cell office:value-type="float" office:value="-217.19736740247711" table:formula="msoxl:=-SIN($B$7*Z3)*Z4" table:style-name="ce1">
            <text:p>-217,1973674</text:p>
          </table:table-cell>
          <table:table-cell office:value-type="float" office:value="-227.36862481649607" table:formula="msoxl:=-SIN($B$7*AA3)*AA4" table:style-name="ce1">
            <text:p>-227,3686248</text:p>
          </table:table-cell>
          <table:table-cell office:value-type="float" office:value="-237.15879041289062" table:formula="msoxl:=-SIN($B$7*AB3)*AB4" table:style-name="ce1">
            <text:p>-237,1587904</text:p>
          </table:table-cell>
          <table:table-cell office:value-type="float" office:value="-247.42482235805278" table:formula="msoxl:=-SIN($B$7*AC3)*AC4" table:style-name="ce1">
            <text:p>-247,4248224</text:p>
          </table:table-cell>
          <table:table-cell office:value-type="float" office:value="-258.20935953223972" table:formula="msoxl:=-SIN($B$7*AD3)*AD4" table:style-name="ce1">
            <text:p>-258,2093595</text:p>
          </table:table-cell>
          <table:table-cell office:value-type="float" office:value="-268.58452961647043" table:formula="msoxl:=-SIN($B$7*AE3)*AE4" table:style-name="ce1">
            <text:p>-268,5845296</text:p>
          </table:table-cell>
          <table:table-cell office:value-type="float" office:value="-279.49999999999977" table:formula="msoxl:=-SIN($B$7*AF3)*AF4" table:style-name="ce1">
            <text:p>-279,5</text:p>
          </table:table-cell>
          <table:table-cell office:value-type="float" office:value="-290.99651232418034" table:formula="msoxl:=-SIN($B$7*AG3)*AG4" table:style-name="ce1">
            <text:p>-290,9965123</text:p>
          </table:table-cell>
          <table:table-cell office:value-type="float" office:value="-302.05398061292652" table:formula="msoxl:=-SIN($B$7*AH3)*AH4" table:style-name="ce1">
            <text:p>-302,0539806</text:p>
          </table:table-cell>
          <table:table-cell office:value-type="float" office:value="-313.71208416865534" table:formula="msoxl:=-SIN($B$7*AI3)*AI4" table:style-name="ce1">
            <text:p>-313,7120842</text:p>
          </table:table-cell>
          <table:table-cell office:value-type="float" office:value="-325.45026981997438" table:formula="msoxl:=-SIN($B$7*AJ3)*AJ4" table:style-name="ce1">
            <text:p>-325,4502698</text:p>
          </table:table-cell>
          <table:table-cell office:value-type="float" office:value="-337.2629445744148" table:formula="msoxl:=-SIN($B$7*AK3)*AK4" table:style-name="ce1">
            <text:p>-337,2629446</text:p>
          </table:table-cell>
          <table:table-cell office:value-type="float" office:value="-350.32001036631368" table:formula="msoxl:=-SIN($B$7*AL3)*AL4" table:style-name="ce1">
            <text:p>-350,3200104</text:p>
          </table:table-cell>
          <table:table-cell office:value-type="float" office:value="-361.69082891438069" table:formula="msoxl:=-SIN($B$7*AM3)*AM4" table:style-name="ce1">
            <text:p>-361,6908289</text:p>
          </table:table-cell>
          <table:table-cell office:value-type="float" office:value="-365.08725486811505" table:formula="msoxl:=-SIN($B$7*AN3)*AN4" table:style-name="ce1">
            <text:p>-365,0872549</text:p>
          </table:table-cell>
          <table:table-cell office:value-type="float" office:value="-365.00582680890534" table:formula="msoxl:=-SIN($B$7*AO3)*AO4" table:style-name="ce1">
            <text:p>-365,0058268</text:p>
          </table:table-cell>
          <table:table-cell office:value-type="float" office:value="-365.10336230195406" table:formula="msoxl:=-SIN($B$7*AP3)*AP4" table:style-name="ce1">
            <text:p>-365,1033623</text:p>
          </table:table-cell>
          <table:table-cell office:value-type="float" office:value="-364.11276108973124" table:formula="msoxl:=-SIN($B$7*AQ3)*AQ4" table:style-name="ce1">
            <text:p>-364,1127611</text:p>
          </table:table-cell>
          <table:table-cell office:value-type="float" office:value="-364.00704985921857" table:formula="msoxl:=-SIN($B$7*AR3)*AR4" table:style-name="ce1">
            <text:p>-364,0070499</text:p>
          </table:table-cell>
          <table:table-cell office:value-type="float" office:value="-363.50512591331142" table:formula="msoxl:=-SIN($B$7*AS3)*AS4" table:style-name="ce1">
            <text:p>-363,5051259</text:p>
          </table:table-cell>
          <table:table-cell office:value-type="float" office:value="-362.61166937959632" table:formula="msoxl:=-SIN($B$7*AT3)*AT4" table:style-name="ce1">
            <text:p>-362,6116694</text:p>
          </table:table-cell>
          <table:table-cell office:value-type="float" office:value="-363.45288552988512" table:formula="msoxl:=-SIN($B$7*AU3)*AU4" table:style-name="ce1">
            <text:p>-363,4528855</text:p>
          </table:table-cell>
          <table:table-cell office:value-type="float" office:value="-362.54725937067991" table:formula="msoxl:=-SIN($B$7*AV3)*AV4" table:style-name="ce1">
            <text:p>-362,5472594</text:p>
          </table:table-cell>
          <table:table-cell office:value-type="float" office:value="-362.75143600310827" table:formula="msoxl:=-SIN($B$7*AW3)*AW4" table:style-name="ce1">
            <text:p>-362,751436</text:p>
          </table:table-cell>
          <table:table-cell office:value-type="float" office:value="-361.16838518201331" table:formula="msoxl:=-SIN($B$7*AX3)*AX4" table:style-name="ce1">
            <text:p>-361,1683852</text:p>
          </table:table-cell>
          <table:table-cell office:value-type="float" office:value="-361.50588892670754" table:formula="msoxl:=-SIN($B$7*AY3)*AY4" table:style-name="ce1">
            <text:p>-361,5058889</text:p>
          </table:table-cell>
          <table:table-cell office:value-type="float" office:value="-360.80693270903839" table:formula="msoxl:=-SIN($B$7*AZ3)*AZ4" table:style-name="ce1">
            <text:p>-360,8069327</text:p>
          </table:table-cell>
          <table:table-cell office:value-type="float" office:value="-360.59572611603426" table:formula="msoxl:=-SIN($B$7*BA3)*BA4" table:style-name="ce1">
            <text:p>-360,5957261</text:p>
          </table:table-cell>
          <table:table-cell office:value-type="float" office:value="-360.12091439827168" table:formula="msoxl:=-SIN($B$7*BB3)*BB4" table:style-name="ce1">
            <text:p>-360,1209144</text:p>
          </table:table-cell>
          <table:table-cell office:value-type="float" office:value="-359.38597952128151" table:formula="msoxl:=-SIN($B$7*BC3)*BC4" table:style-name="ce1">
            <text:p>-359,3859795</text:p>
          </table:table-cell>
          <table:table-cell office:value-type="float" office:value="-358.39452850810147" table:formula="msoxl:=-SIN($B$7*BD3)*BD4" table:style-name="ce1">
            <text:p>-358,3945285</text:p>
          </table:table-cell>
          <table:table-cell office:value-type="float" office:value="-358.78859539857814" table:formula="msoxl:=-SIN($B$7*BE3)*BE4" table:style-name="ce1">
            <text:p>-358,7885954</text:p>
          </table:table-cell>
          <table:table-cell office:value-type="float" office:value="-356.48615619866769" table:formula="msoxl:=-SIN($B$7*BF3)*BF4" table:style-name="ce1">
            <text:p>-356,4861562</text:p>
          </table:table-cell>
          <table:table-cell office:value-type="float" office:value="-357.27366194475042" table:formula="msoxl:=-SIN($B$7*BG3)*BG4" table:style-name="ce1">
            <text:p>-357,2736619</text:p>
          </table:table-cell>
          <table:table-cell office:value-type="float" office:value="-356.18020038569864" table:formula="msoxl:=-SIN($B$7*BH3)*BH4" table:style-name="ce1">
            <text:p>-356,1802004</text:p>
          </table:table-cell>
          <table:table-cell office:value-type="float" office:value="-355.72442979137639" table:formula="msoxl:=-SIN($B$7*BI3)*BI4" table:style-name="ce1">
            <text:p>-355,7244298</text:p>
          </table:table-cell>
          <table:table-cell office:value-type="float" office:value="-355.07041555161965" table:formula="msoxl:=-SIN($B$7*BJ3)*BJ4" table:style-name="ce1">
            <text:p>-355,0704156</text:p>
          </table:table-cell>
          <table:table-cell office:value-type="float" office:value="-354.2209813914551" table:formula="msoxl:=-SIN($B$7*BK3)*BK4" table:style-name="ce1">
            <text:p>-354,2209814</text:p>
          </table:table-cell>
          <table:table-cell office:value-type="float" office:value="-354.06198473642951" table:formula="msoxl:=-SIN($B$7*BL3)*BL4" table:style-name="ce1">
            <text:p>-354,0619847</text:p>
          </table:table-cell>
          <table:table-cell office:value-type="float" office:value="-353.72959010278186" table:formula="msoxl:=-SIN($B$7*BM3)*BM4" table:style-name="ce1">
            <text:p>-353,7295901</text:p>
          </table:table-cell>
          <table:table-cell office:value-type="float" office:value="-355.02364828817076" table:formula="msoxl:=-SIN($B$7*BN3)*BN4" table:style-name="ce1">
            <text:p>-355,0236483</text:p>
          </table:table-cell>
          <table:table-cell office:value-type="float" office:value="-354.36634473132995" table:formula="msoxl:=-SIN($B$7*BO3)*BO4" table:style-name="ce1">
            <text:p>-354,3663447</text:p>
          </table:table-cell>
          <table:table-cell office:value-type="float" office:value="-354.45563756532897" table:formula="msoxl:=-SIN($B$7*BP3)*BP4" table:style-name="ce1">
            <text:p>-354,4556376</text:p>
          </table:table-cell>
          <table:table-cell office:value-type="float" office:value="-353.47386372573692" table:formula="msoxl:=-SIN($B$7*BQ3)*BQ4" table:style-name="ce1">
            <text:p>-353,4738637</text:p>
          </table:table-cell>
          <table:table-cell office:value-type="float" office:value="-353.25704858994584" table:formula="msoxl:=-SIN($B$7*BR3)*BR4" table:style-name="ce1">
            <text:p>-353,2570486</text:p>
          </table:table-cell>
          <table:table-cell office:value-type="float" office:value="-352.89340121594211" table:formula="msoxl:=-SIN($B$7*BS3)*BS4" table:style-name="ce1">
            <text:p>-352,8934012</text:p>
          </table:table-cell>
          <table:table-cell office:value-type="float" office:value="-352.38473279471549" table:formula="msoxl:=-SIN($B$7*BT3)*BT4" table:style-name="ce1">
            <text:p>-352,3847328</text:p>
          </table:table-cell>
          <table:table-cell office:value-type="float" office:value="-351.73291012294573" table:formula="msoxl:=-SIN($B$7*BU3)*BU4" table:style-name="ce1">
            <text:p>-351,7329101</text:p>
          </table:table-cell>
          <table:table-cell office:value-type="float" office:value="-351.89091102920668" table:formula="msoxl:=-SIN($B$7*BV3)*BV4" table:style-name="ce1">
            <text:p>-351,890911</text:p>
          </table:table-cell>
          <table:table-cell office:value-type="float" office:value="-350.96384543843391" table:formula="msoxl:=-SIN($B$7*BW3)*BW4" table:style-name="ce1">
            <text:p>-350,9638454</text:p>
          </table:table-cell>
          <table:table-cell office:value-type="float" office:value="-350.86051901748624" table:formula="msoxl:=-SIN($B$7*BX3)*BX4" table:style-name="ce1">
            <text:p>-350,860519</text:p>
          </table:table-cell>
          <table:table-cell office:value-type="float" office:value="-350.63107494293166" table:formula="msoxl:=-SIN($B$7*BY3)*BY4" table:style-name="ce1">
            <text:p>-350,6310749</text:p>
          </table:table-cell>
          <table:table-cell office:value-type="float" office:value="-349.30646145935862" table:formula="msoxl:=-SIN($B$7*BZ3)*BZ4" table:style-name="ce1">
            <text:p>-349,3064615</text:p>
          </table:table-cell>
          <table:table-cell office:value-type="float" office:value="-349.79885325789934" table:formula="msoxl:=-SIN($B$7*CA3)*CA4" table:style-name="ce1">
            <text:p>-349,7988533</text:p>
          </table:table-cell>
          <table:table-cell office:value-type="float" office:value="-349.1986934619685" table:formula="msoxl:=-SIN($B$7*CB3)*CB4" table:style-name="ce1">
            <text:p>-349,1986935</text:p>
          </table:table-cell>
          <table:table-cell office:value-type="float" office:value="-348.47765012392057" table:formula="msoxl:=-SIN($B$7*CC3)*CC4" table:style-name="ce1">
            <text:p>-348,4776501</text:p>
          </table:table-cell>
          <table:table-cell office:value-type="float" office:value="-347.63713681330933" table:formula="msoxl:=-SIN($B$7*CD3)*CD4" table:style-name="ce1">
            <text:p>-347,6371368</text:p>
          </table:table-cell>
          <table:table-cell office:value-type="float" office:value="-347.66629588948842" table:formula="msoxl:=-SIN($B$7*CE3)*CE4" table:style-name="ce1">
            <text:p>-347,6662959</text:p>
          </table:table-cell>
          <table:table-cell office:value-type="float" office:value="-346.59382405954955" table:formula="msoxl:=-SIN($B$7*CF3)*CF4" table:style-name="ce1">
            <text:p>-346,5938241</text:p>
          </table:table-cell>
          <table:table-cell office:value-type="float" office:value="-346.39860692282133" table:formula="msoxl:=-SIN($B$7*CG3)*CG4" table:style-name="ce1">
            <text:p>-346,3986069</text:p>
          </table:table-cell>
          <table:table-cell office:value-type="float" office:value="-346.09361958815907" table:formula="msoxl:=-SIN($B$7*CH3)*CH4" table:style-name="ce1">
            <text:p>-346,0936196</text:p>
          </table:table-cell>
          <table:table-cell office:value-type="float" office:value="-345.67956023783569" table:formula="msoxl:=-SIN($B$7*CI3)*CI4" table:style-name="ce1">
            <text:p>-345,6795602</text:p>
          </table:table-cell>
          <table:table-cell office:value-type="float" office:value="-345.15716138989916" table:formula="msoxl:=-SIN($B$7*CJ3)*CJ4" table:style-name="ce1">
            <text:p>-345,1571614</text:p>
          </table:table-cell>
          <table:table-cell office:value-type="float" office:value="-345.52581902508257" table:formula="msoxl:=-SIN($B$7*CK3)*CK4" table:style-name="ce1">
            <text:p>-345,525819</text:p>
          </table:table-cell>
          <table:table-cell office:value-type="float" office:value="-344.78983532158799" table:formula="msoxl:=-SIN($B$7*CL3)*CL4" table:style-name="ce1">
            <text:p>-344,7898353</text:p>
          </table:table-cell>
          <table:table-cell office:value-type="float" office:value="-344.94745482895496" table:formula="msoxl:=-SIN($B$7*CM3)*CM4" table:style-name="ce1">
            <text:p>-344,9474548</text:p>
          </table:table-cell>
          <table:table-cell office:value-type="float" office:value="-344" table:formula="msoxl:=-SIN($B$7*CN3)*CN4" table:style-name="ce1">
            <text:p>-344</text:p>
          </table:table-cell>
          <table:table-cell office:value-type="float" office:value="-343.94760713379861" table:formula="msoxl:=-SIN($B$7*CO3)*CO4" table:style-name="ce1">
            <text:p>-343,9476071</text:p>
          </table:table-cell>
          <table:table-cell office:value-type="float" office:value="-342.79105366754987" table:formula="msoxl:=-SIN($B$7*CP3)*CP4" table:style-name="ce1">
            <text:p>-342,7910537</text:p>
          </table:table-cell>
          <table:table-cell office:value-type="float" office:value="-342.52993042081886" table:formula="msoxl:=-SIN($B$7*CQ3)*CQ4" table:style-name="ce1">
            <text:p>-342,5299304</text:p>
          </table:table-cell>
          <table:table-cell office:value-type="float" office:value="-342.1644692391198" table:formula="msoxl:=-SIN($B$7*CR3)*CR4" table:style-name="ce1">
            <text:p>-342,1644692</text:p>
          </table:table-cell>
          <table:table-cell office:value-type="float" office:value="-342.69097614356053" table:formula="msoxl:=-SIN($B$7*CS3)*CS4" table:style-name="ce1">
            <text:p>-342,6909761</text:p>
          </table:table-cell>
          <table:table-cell office:value-type="float" office:value="-342.11553200668607" table:formula="msoxl:=-SIN($B$7*CT3)*CT4" table:style-name="ce1">
            <text:p>-342,115532</text:p>
          </table:table-cell>
          <table:table-cell office:value-type="float" office:value="-341.43587616461485" table:formula="msoxl:=-SIN($B$7*CU3)*CU4" table:style-name="ce1">
            <text:p>-341,4358762</text:p>
          </table:table-cell>
          <table:table-cell office:value-type="float" office:value="-341.64248371584188" table:formula="msoxl:=-SIN($B$7*CV3)*CV4" table:style-name="ce1">
            <text:p>-341,6424837</text:p>
          </table:table-cell>
          <table:table-cell office:value-type="float" office:value="-340.75247750532259" table:formula="msoxl:=-SIN($B$7*CW3)*CW4" table:style-name="ce1">
            <text:p>-340,7524775</text:p>
          </table:table-cell>
          <table:table-cell office:value-type="float" office:value="-339.75867478921191" table:formula="msoxl:=-SIN($B$7*CX3)*CX4" table:style-name="ce1">
            <text:p>-339,7586748</text:p>
          </table:table-cell>
          <table:table-cell office:value-type="float" office:value="-340.62463265633954" table:formula="msoxl:=-SIN($B$7*CY3)*CY4" table:style-name="ce1">
            <text:p>-340,6246327</text:p>
          </table:table-cell>
          <table:table-cell office:value-type="float" office:value="-339.4172174546307" table:formula="msoxl:=-SIN($B$7*CZ3)*CZ4" table:style-name="ce1">
            <text:p>-339,4172175</text:p>
          </table:table-cell>
          <table:table-cell office:value-type="float" office:value="-339.08078254526197" table:formula="msoxl:=-SIN($B$7*DA3)*DA4" table:style-name="ce1">
            <text:p>-339,0807825</text:p>
          </table:table-cell>
          <table:table-cell office:value-type="float" office:value="-338.63320847032293" table:formula="msoxl:=-SIN($B$7*DB3)*DB4" table:style-name="ce1">
            <text:p>-338,6332085</text:p>
          </table:table-cell>
          <table:table-cell office:value-type="float" office:value="-338.07403920117406" table:formula="msoxl:=-SIN($B$7*DC3)*DC4" table:style-name="ce1">
            <text:p>-338,0740392</text:p>
          </table:table-cell>
          <table:table-cell office:value-type="float" office:value="-338.36411697028842" table:formula="msoxl:=-SIN($B$7*DD3)*DD4" table:style-name="ce1">
            <text:p>-338,364117</text:p>
          </table:table-cell>
          <table:table-cell office:value-type="float" office:value="-337.57557885495169" table:formula="msoxl:=-SIN($B$7*DE3)*DE4" table:style-name="ce1">
            <text:p>-337,5755789</text:p>
          </table:table-cell>
          <table:table-cell office:value-type="float" office:value="-332.86978070330395" table:formula="msoxl:=-SIN($B$7*DF3)*DF4" table:style-name="ce1">
            <text:p>-332,8697807</text:p>
          </table:table-cell>
          <table:table-cell office:value-type="float" office:value="-328.09494573296314" table:formula="msoxl:=-SIN($B$7*DG3)*DG4" table:style-name="ce1">
            <text:p>-328,0949457</text:p>
          </table:table-cell>
          <table:table-cell office:value-type="float" office:value="-327.95272465428229" table:formula="msoxl:=-SIN($B$7*DH3)*DH4" table:style-name="ce1">
            <text:p>-327,9527247</text:p>
          </table:table-cell>
          <table:table-cell office:value-type="float" office:value="-327.68672970051807" table:formula="msoxl:=-SIN($B$7*DI3)*DI4" table:style-name="ce1">
            <text:p>-327,6867297</text:p>
          </table:table-cell>
          <table:table-cell office:value-type="float" office:value="-327.29590066207618" table:formula="msoxl:=-SIN($B$7*DJ3)*DJ4" table:style-name="ce1">
            <text:p>-327,2959007</text:p>
          </table:table-cell>
          <table:table-cell office:value-type="float" office:value="-326.77922297561656" table:formula="msoxl:=-SIN($B$7*DK3)*DK4" table:style-name="ce1">
            <text:p>-326,779223</text:p>
          </table:table-cell>
          <table:table-cell office:value-type="float" office:value="-326.13572837840877" table:formula="msoxl:=-SIN($B$7*DL3)*DL4" table:style-name="ce1">
            <text:p>-326,1357284</text:p>
          </table:table-cell>
          <table:table-cell office:value-type="float" office:value="-326.27080333319424" table:formula="msoxl:=-SIN($B$7*DM3)*DM4" table:style-name="ce1">
            <text:p>-326,2708033</text:p>
          </table:table-cell>
          <table:table-cell office:value-type="float" office:value="-325.36344476029876" table:formula="msoxl:=-SIN($B$7*DN3)*DN4" table:style-name="ce1">
            <text:p>-325,3634448</text:p>
          </table:table-cell>
          <table:table-cell office:value-type="float" office:value="-324.32637480456617" table:formula="msoxl:=-SIN($B$7*DO3)*DO4" table:style-name="ce1">
            <text:p>-324,3263748</text:p>
          </table:table-cell>
          <table:table-cell office:value-type="float" office:value="-324.92471417208549" table:formula="msoxl:=-SIN($B$7*DP3)*DP4" table:style-name="ce1">
            <text:p>-324,9247142</text:p>
          </table:table-cell>
          <table:table-cell office:value-type="float" office:value="-324.48391134871622" table:formula="msoxl:=-SIN($B$7*DQ3)*DQ4" table:style-name="ce1">
            <text:p>-324,4839113</text:p>
          </table:table-cell>
          <table:table-cell office:value-type="float" office:value="-324.75952641916484" table:formula="msoxl:=-SIN($B$7*DR3)*DR4" table:style-name="ce1">
            <text:p>-324,7595264</text:p>
          </table:table-cell>
          <table:table-cell office:value-type="float" office:value="-333.43807997312211" table:formula="msoxl:=-SIN($B$7*DS3)*DS4" table:style-name="ce1">
            <text:p>-333,43808</text:p>
          </table:table-cell>
          <table:table-cell office:value-type="float" office:value="-333.28290178947577" table:formula="msoxl:=-SIN($B$7*DT3)*DT4" table:style-name="ce1">
            <text:p>-333,2829018</text:p>
          </table:table-cell>
          <table:table-cell office:value-type="float" office:value="-332.9522154743338" table:formula="msoxl:=-SIN($B$7*DU3)*DU4" table:style-name="ce1">
            <text:p>-332,9522155</text:p>
          </table:table-cell>
          <table:table-cell office:value-type="float" office:value="-332.44406659457223" table:formula="msoxl:=-SIN($B$7*DV3)*DV4" table:style-name="ce1">
            <text:p>-332,4440666</text:p>
          </table:table-cell>
          <table:table-cell office:value-type="float" office:value="-332.57572998133116" table:formula="msoxl:=-SIN($B$7*DW3)*DW4" table:style-name="ce1">
            <text:p>-332,57573</text:p>
          </table:table-cell>
          <table:table-cell office:value-type="float" office:value="-332.50598468810392" table:formula="msoxl:=-SIN($B$7*DX3)*DX4" table:style-name="ce1">
            <text:p>-332,5059847</text:p>
          </table:table-cell>
          <table:table-cell office:value-type="float" office:value="-332.23237217967431" table:formula="msoxl:=-SIN($B$7*DY3)*DY4" table:style-name="ce1">
            <text:p>-332,2323722</text:p>
          </table:table-cell>
          <table:table-cell office:value-type="float" office:value="-331.75252726843053" table:formula="msoxl:=-SIN($B$7*DZ3)*DZ4" table:style-name="ce1">
            <text:p>-331,7525273</text:p>
          </table:table-cell>
          <table:table-cell office:value-type="float" office:value="-331.84132554212727" table:formula="msoxl:=-SIN($B$7*EA3)*EA4" table:style-name="ce1">
            <text:p>-331,8413255</text:p>
          </table:table-cell>
          <table:table-cell office:value-type="float" office:value="-330.93119942739912" table:formula="msoxl:=-SIN($B$7*EB3)*EB4" table:style-name="ce1">
            <text:p>-330,9311994</text:p>
          </table:table-cell>
          <table:table-cell office:value-type="float" office:value="-331.31750571779759" table:formula="msoxl:=-SIN($B$7*EC3)*EC4" table:style-name="ce1">
            <text:p>-331,3175057</text:p>
          </table:table-cell>
          <table:table-cell office:value-type="float" office:value="-330.69944733744109" table:formula="msoxl:=-SIN($B$7*ED3)*ED4" table:style-name="ce1">
            <text:p>-330,6994473</text:p>
          </table:table-cell>
          <table:table-cell office:value-type="float" office:value="-331.30322683348498" table:formula="msoxl:=-SIN($B$7*EE3)*EE4" table:style-name="ce1">
            <text:p>-331,3032268</text:p>
          </table:table-cell>
          <table:table-cell office:value-type="float" office:value="-330.17696835544172" table:formula="msoxl:=-SIN($B$7*EF3)*EF4" table:style-name="ce1">
            <text:p>-330,1769684</text:p>
          </table:table-cell>
          <table:table-cell office:value-type="float" office:value="-329.51176003293187" table:formula="msoxl:=-SIN($B$7*EG3)*EG4" table:style-name="ce1">
            <text:p>-329,51176</text:p>
          </table:table-cell>
          <table:table-cell office:value-type="float" office:value="-329.26806759756562" table:formula="msoxl:=-SIN($B$7*EH3)*EH4" table:style-name="ce1">
            <text:p>-329,2680676</text:p>
          </table:table-cell>
          <table:table-cell office:value-type="float" office:value="-329.40520791018758" table:formula="msoxl:=-SIN($B$7*EI3)*EI4" table:style-name="ce1">
            <text:p>-329,4052079</text:p>
          </table:table-cell>
          <table:table-cell office:value-type="float" office:value="-328.54312772220027" table:formula="msoxl:=-SIN($B$7*EJ3)*EJ4" table:style-name="ce1">
            <text:p>-328,5431277</text:p>
          </table:table-cell>
          <table:table-cell office:value-type="float" office:value="-328.68557352424517" table:formula="msoxl:=-SIN($B$7*EK3)*EK4" table:style-name="ce1">
            <text:p>-328,6855735</text:p>
          </table:table-cell>
          <table:table-cell office:value-type="float" office:value="-328.46446854982253" table:formula="msoxl:=-SIN($B$7*EL3)*EL4" table:style-name="ce1">
            <text:p>-328,4644685</text:p>
          </table:table-cell>
          <table:table-cell office:value-type="float" office:value="-322.21204021751782" table:formula="msoxl:=-SIN($B$7*EM3)*EM4" table:style-name="ce1">
            <text:p>-322,2120402</text:p>
          </table:table-cell>
          <table:table-cell office:value-type="float" office:value="-313.98735241608671" table:formula="msoxl:=-SIN($B$7*EN3)*EN4" table:style-name="ce1">
            <text:p>-313,9873524</text:p>
          </table:table-cell>
          <table:table-cell office:value-type="float" office:value="-302.11114162232928" table:formula="msoxl:=-SIN($B$7*EO3)*EO4" table:style-name="ce1">
            <text:p>-302,1111416</text:p>
          </table:table-cell>
          <table:table-cell office:value-type="float" office:value="-290.36591463248283" table:formula="msoxl:=-SIN($B$7*EP3)*EP4" table:style-name="ce1">
            <text:p>-290,3659146</text:p>
          </table:table-cell>
          <table:table-cell office:value-type="float" office:value="-280.47887737566253" table:formula="msoxl:=-SIN($B$7*EQ3)*EQ4" table:style-name="ce1">
            <text:p>-280,4788774</text:p>
          </table:table-cell>
          <table:table-cell office:value-type="float" office:value="-270.09017237637181" table:formula="msoxl:=-SIN($B$7*ER3)*ER4" table:style-name="ce1">
            <text:p>-270,0901724</text:p>
          </table:table-cell>
          <table:table-cell office:value-type="float" office:value="-259.24818066715392" table:formula="msoxl:=-SIN($B$7*ES3)*ES4" table:style-name="ce1">
            <text:p>-259,2481807</text:p>
          </table:table-cell>
          <table:table-cell office:value-type="float" office:value="-250.12189271807381" table:formula="msoxl:=-SIN($B$7*ET3)*ET4" table:style-name="ce1">
            <text:p>-250,1218927</text:p>
          </table:table-cell>
          <table:table-cell office:value-type="float" office:value="-239.49270483317616" table:formula="msoxl:=-SIN($B$7*EU3)*EU4" table:style-name="ce1">
            <text:p>-239,4927048</text:p>
          </table:table-cell>
          <table:table-cell office:value-type="float" office:value="-230.50000000000102" table:formula="msoxl:=-SIN($B$7*EV3)*EV4" table:style-name="ce1">
            <text:p>-230,5</text:p>
          </table:table-cell>
          <table:table-cell office:value-type="float" office:value="-221.0731868323308" table:formula="msoxl:=-SIN($B$7*EW3)*EW4" table:style-name="ce1">
            <text:p>-221,0731868</text:p>
          </table:table-cell>
          <table:table-cell office:value-type="float" office:value="-211.73167481643776" table:formula="msoxl:=-SIN($B$7*EX3)*EX4" table:style-name="ce1">
            <text:p>-211,7316748</text:p>
          </table:table-cell>
          <table:table-cell office:value-type="float" office:value="-202.47976288383896" table:formula="msoxl:=-SIN($B$7*EY3)*EY4" table:style-name="ce1">
            <text:p>-202,4797629</text:p>
          </table:table-cell>
          <table:table-cell office:value-type="float" office:value="-194.1984180275623" table:formula="msoxl:=-SIN($B$7*EZ3)*EZ4" table:style-name="ce1">
            <text:p>-194,198418</text:p>
          </table:table-cell>
          <table:table-cell office:value-type="float" office:value="-185.10679864242744" table:formula="msoxl:=-SIN($B$7*FA3)*FA4" table:style-name="ce1">
            <text:p>-185,1067986</text:p>
          </table:table-cell>
          <table:table-cell office:value-type="float" office:value="-176.52370309489845" table:formula="msoxl:=-SIN($B$7*FB3)*FB4" table:style-name="ce1">
            <text:p>-176,5237031</text:p>
          </table:table-cell>
          <table:table-cell office:value-type="float" office:value="-168.01438525038878" table:formula="msoxl:=-SIN($B$7*FC3)*FC4" table:style-name="ce1">
            <text:p>-168,0143853</text:p>
          </table:table-cell>
          <table:table-cell office:value-type="float" office:value="-159.95701538859558" table:formula="msoxl:=-SIN($B$7*FD3)*FD4" table:style-name="ce1">
            <text:p>-159,9570154</text:p>
          </table:table-cell>
          <table:table-cell office:value-type="float" office:value="-151.94801060720835" table:formula="msoxl:=-SIN($B$7*FE3)*FE4" table:style-name="ce1">
            <text:p>-151,9480106</text:p>
          </table:table-cell>
          <table:table-cell office:value-type="float" office:value="-143.99048034010764" table:formula="msoxl:=-SIN($B$7*FF3)*FF4" table:style-name="ce1">
            <text:p>-143,9904803</text:p>
          </table:table-cell>
          <table:table-cell office:value-type="float" office:value="-136.08748856309268" table:formula="msoxl:=-SIN($B$7*FG3)*FG4" table:style-name="ce1">
            <text:p>-136,0874886</text:p>
          </table:table-cell>
          <table:table-cell office:value-type="float" office:value="-128.24205266560426" table:formula="msoxl:=-SIN($B$7*FH3)*FH4" table:style-name="ce1">
            <text:p>-128,2420527</text:p>
          </table:table-cell>
          <table:table-cell office:value-type="float" office:value="-120.45714234576869" table:formula="msoxl:=-SIN($B$7*FI3)*FI4" table:style-name="ce1">
            <text:p>-120,4571423</text:p>
          </table:table-cell>
          <table:table-cell office:value-type="float" office:value="-112.73567852915374" table:formula="msoxl:=-SIN($B$7*FJ3)*FJ4" table:style-name="ce1">
            <text:p>-112,7356785</text:p>
          </table:table-cell>
          <table:table-cell office:value-type="float" office:value="-105.33935135672709" table:formula="msoxl:=-SIN($B$7*FK3)*FK4" table:style-name="ce1">
            <text:p>-105,3393514</text:p>
          </table:table-cell>
          <table:table-cell office:value-type="float" office:value="-97.978367717866661" table:formula="msoxl:=-SIN($B$7*FL3)*FL4" table:style-name="ce1">
            <text:p>-97,97836772</text:p>
          </table:table-cell>
          <table:table-cell office:value-type="float" office:value="-90.430323846234856" table:formula="msoxl:=-SIN($B$7*FM3)*FM4" table:style-name="ce1">
            <text:p>-90,43032385</text:p>
          </table:table-cell>
          <table:table-cell office:value-type="float" office:value="-83.372588017922695" table:formula="msoxl:=-SIN($B$7*FN3)*FN4" table:style-name="ce1">
            <text:p>-83,37258802</text:p>
          </table:table-cell>
          <table:table-cell office:value-type="float" office:value="-75.941980159865935" table:formula="msoxl:=-SIN($B$7*FO3)*FO4" table:style-name="ce1">
            <text:p>-75,94198016</text:p>
          </table:table-cell>
          <table:table-cell office:value-type="float" office:value="-68.938326533772525" table:formula="msoxl:=-SIN($B$7*FP3)*FP4" table:style-name="ce1">
            <text:p>-68,93832653</text:p>
          </table:table-cell>
          <table:table-cell office:value-type="float" office:value="-61.948048155932689" table:formula="msoxl:=-SIN($B$7*FQ3)*FQ4" table:style-name="ce1">
            <text:p>-61,94804816</text:p>
          </table:table-cell>
          <table:table-cell office:value-type="float" office:value="-54.834201778266952" table:formula="msoxl:=-SIN($B$7*FR3)*FR4" table:style-name="ce1">
            <text:p>-54,83420178</text:p>
          </table:table-cell>
          <table:table-cell office:value-type="float" office:value="-47.894651958224202" table:formula="msoxl:=-SIN($B$7*FS3)*FS4" table:style-name="ce1">
            <text:p>-47,89465196</text:p>
          </table:table-cell>
          <table:table-cell office:value-type="float" office:value="-40.9751576009213" table:formula="msoxl:=-SIN($B$7*FT3)*FT4" table:style-name="ce1">
            <text:p>-40,9751576</text:p>
          </table:table-cell>
          <table:table-cell office:value-type="float" office:value="-34.077895414335565" table:formula="msoxl:=-SIN($B$7*FU3)*FU4" table:style-name="ce1">
            <text:p>-34,07789541</text:p>
          </table:table-cell>
          <table:table-cell office:value-type="float" office:value="-27.205024760209987" table:formula="msoxl:=-SIN($B$7*FV3)*FV4" table:style-name="ce1">
            <text:p>-27,20502476</text:p>
          </table:table-cell>
          <table:table-cell office:value-type="float" office:value="-20.358686978506348" table:formula="msoxl:=-SIN($B$7*FW3)*FW4" table:style-name="ce1">
            <text:p>-20,35868698</text:p>
          </table:table-cell>
          <table:table-cell office:value-type="float" office:value="-13.54100472057165" table:formula="msoxl:=-SIN($B$7*FX3)*FX4" table:style-name="ce1">
            <text:p>-13,54100472</text:p>
          </table:table-cell>
          <table:table-cell office:value-type="float" office:value="-6.7715336976671789" table:formula="msoxl:=-SIN($B$7*FY3)*FY4" table:style-name="ce1">
            <text:p>-6,771533698</text:p>
          </table:table-cell>
          <table:table-cell office:value-type="float" office:value="-1.2504509146887832E-12" table:formula="msoxl:=-SIN($B$7*FZ3)*FZ4" table:style-name="ce1">
            <text:p>-1,25045E-12</text:p>
          </table:table-cell>
          <table:table-cell office:value-type="float" office:value="6.7540812912275641" table:formula="msoxl:=-SIN($B$7*GA3)*GA4" table:style-name="ce1">
            <text:p>6,754081291</text:p>
          </table:table-cell>
          <table:table-cell office:value-type="float" office:value="13.471205727164147" table:formula="msoxl:=-SIN($B$7*GB3)*GB4" table:style-name="ce1">
            <text:p>13,47120573</text:p>
          </table:table-cell>
          <table:table-cell office:value-type="float" office:value="20.201679109775014" table:formula="msoxl:=-SIN($B$7*GC3)*GC4" table:style-name="ce1">
            <text:p>20,20167911</text:p>
          </table:table-cell>
          <table:table-cell office:value-type="float" office:value="26.925998865231161" table:formula="msoxl:=-SIN($B$7*GD3)*GD4" table:style-name="ce1">
            <text:p>26,92599887</text:p>
          </table:table-cell>
          <table:table-cell office:value-type="float" office:value="33.729272443342424" table:formula="msoxl:=-SIN($B$7*GE3)*GE4" table:style-name="ce1">
            <text:p>33,72927244</text:p>
          </table:table-cell>
          <table:table-cell office:value-type="float" office:value="40.452515284580706" table:formula="msoxl:=-SIN($B$7*GF3)*GF4" table:style-name="ce1">
            <text:p>40,45251528</text:p>
          </table:table-cell>
          <table:table-cell office:value-type="float" office:value="47.163435897790812" table:formula="msoxl:=-SIN($B$7*GG3)*GG4" table:style-name="ce1">
            <text:p>47,1634359</text:p>
          </table:table-cell>
          <table:table-cell office:value-type="float" office:value="53.999163172504055" table:formula="msoxl:=-SIN($B$7*GH3)*GH4" table:style-name="ce1">
            <text:p>53,99916317</text:p>
          </table:table-cell>
          <table:table-cell office:value-type="float" office:value="60.696572435608338" table:formula="msoxl:=-SIN($B$7*GI3)*GI4" table:style-name="ce1">
            <text:p>60,69657244</text:p>
          </table:table-cell>
          <table:table-cell office:value-type="float" office:value="67.549141112434597" table:formula="msoxl:=-SIN($B$7*GJ3)*GJ4" table:style-name="ce1">
            <text:p>67,54914111</text:p>
          </table:table-cell>
          <table:table-cell office:value-type="float" office:value="74.415508196851249" table:formula="msoxl:=-SIN($B$7*GK3)*GK4" table:style-name="ce1">
            <text:p>74,4155082</text:p>
          </table:table-cell>
          <table:table-cell office:value-type="float" office:value="81.293471109742597" table:formula="msoxl:=-SIN($B$7*GL3)*GL4" table:style-name="ce1">
            <text:p>81,29347111</text:p>
          </table:table-cell>
          <table:table-cell office:value-type="float" office:value="88.180813302793709" table:formula="msoxl:=-SIN($B$7*GM3)*GM4" table:style-name="ce1">
            <text:p>88,1808133</text:p>
          </table:table-cell>
          <table:table-cell office:value-type="float" office:value="95.075304970668142" table:formula="msoxl:=-SIN($B$7*GN3)*GN4" table:style-name="ce1">
            <text:p>95,07530497</text:p>
          </table:table-cell>
          <table:table-cell office:value-type="float" office:value="102.23352281549435" table:formula="msoxl:=-SIN($B$7*GO3)*GO4" table:style-name="ce1">
            <text:p>102,2335228</text:p>
          </table:table-cell>
          <table:table-cell office:value-type="float" office:value="109.15239290353041" table:formula="msoxl:=-SIN($B$7*GP3)*GP4" table:style-name="ce1">
            <text:p>109,1523929</text:p>
          </table:table-cell>
          <table:table-cell office:value-type="float" office:value="116.36393847964789" table:formula="msoxl:=-SIN($B$7*GQ3)*GQ4" table:style-name="ce1">
            <text:p>116,3639385</text:p>
          </table:table-cell>
          <table:table-cell office:value-type="float" office:value="123.29778075560262" table:formula="msoxl:=-SIN($B$7*GR3)*GR4" table:style-name="ce1">
            <text:p>123,2977808</text:p>
          </table:table-cell>
          <table:table-cell office:value-type="float" office:value="130.55282993731853" table:formula="msoxl:=-SIN($B$7*GS3)*GS4" table:style-name="ce1">
            <text:p>130,5528299</text:p>
          </table:table-cell>
          <table:table-cell office:value-type="float" office:value="137.83411776024312" table:formula="msoxl:=-SIN($B$7*GT3)*GT4" table:style-name="ce1">
            <text:p>137,8341178</text:p>
          </table:table-cell>
          <table:table-cell office:value-type="float" office:value="145.49738751539061" table:formula="msoxl:=-SIN($B$7*GU3)*GU4" table:style-name="ce1">
            <text:p>145,4973875</text:p>
          </table:table-cell>
          <table:table-cell office:value-type="float" office:value="152.83949011369074" table:formula="msoxl:=-SIN($B$7*GV3)*GV4" table:style-name="ce1">
            <text:p>152,8394901</text:p>
          </table:table-cell>
          <table:table-cell office:value-type="float" office:value="160.1997626806008" table:formula="msoxl:=-SIN($B$7*GW3)*GW4" table:style-name="ce1">
            <text:p>160,1997627</text:p>
          </table:table-cell>
          <table:table-cell office:value-type="float" office:value="167.98223359030416" table:formula="msoxl:=-SIN($B$7*GX3)*GX4" table:style-name="ce1">
            <text:p>167,9822336</text:p>
          </table:table-cell>
          <table:table-cell office:value-type="float" office:value="175.80919688412956" table:formula="msoxl:=-SIN($B$7*GY3)*GY4" table:style-name="ce1">
            <text:p>175,8091969</text:p>
          </table:table-cell>
          <table:table-cell office:value-type="float" office:value="184.1158816514112" table:formula="msoxl:=-SIN($B$7*GZ3)*GZ4" table:style-name="ce1">
            <text:p>184,1158817</text:p>
          </table:table-cell>
          <table:table-cell office:value-type="float" office:value="192.03798138982688" table:formula="msoxl:=-SIN($B$7*HA3)*HA4" table:style-name="ce1">
            <text:p>192,0379814</text:p>
          </table:table-cell>
          <table:table-cell office:value-type="float" office:value="199.99488574678801" table:formula="msoxl:=-SIN($B$7*HB3)*HB4" table:style-name="ce1">
            <text:p>199,9948857</text:p>
          </table:table-cell>
          <table:table-cell office:value-type="float" office:value="208.46813670592354" table:formula="msoxl:=-SIN($B$7*HC3)*HC4" table:style-name="ce1">
            <text:p>208,4681367</text:p>
          </table:table-cell>
          <table:table-cell office:value-type="float" office:value="216.49999999999855" table:formula="msoxl:=-SIN($B$7*HD3)*HD4" table:style-name="ce1">
            <text:p>216,5</text:p>
          </table:table-cell>
          <table:table-cell office:value-type="float" office:value="225.07163873569235" table:formula="msoxl:=-SIN($B$7*HE3)*HE4" table:style-name="ce1">
            <text:p>225,0716387</text:p>
          </table:table-cell>
          <table:table-cell office:value-type="float" office:value="234.22431479107513" table:formula="msoxl:=-SIN($B$7*HF3)*HF4" table:style-name="ce1">
            <text:p>234,2243148</text:p>
          </table:table-cell>
          <table:table-cell office:value-type="float" office:value="243.45364865171575" table:formula="msoxl:=-SIN($B$7*HG3)*HG4" table:style-name="ce1">
            <text:p>243,4536487</text:p>
          </table:table-cell>
          <table:table-cell office:value-type="float" office:value="253.31438527224688" table:formula="msoxl:=-SIN($B$7*HH3)*HH4" table:style-name="ce1">
            <text:p>253,3143853</text:p>
          </table:table-cell>
          <table:table-cell office:value-type="float" office:value="253.52078486716093" table:formula="msoxl:=-SIN($B$7*HI3)*HI4" table:style-name="ce1">
            <text:p>253,5207849</text:p>
          </table:table-cell>
          <table:table-cell office:value-type="float" office:value="252.15987323346968" table:formula="msoxl:=-SIN($B$7*HJ3)*HJ4" table:style-name="ce1">
            <text:p>252,1598732</text:p>
          </table:table-cell>
          <table:table-cell office:value-type="float" office:value="252.16049470070692" table:formula="msoxl:=-SIN($B$7*HK3)*HK4" table:style-name="ce1">
            <text:p>252,1604947</text:p>
          </table:table-cell>
          <table:table-cell office:value-type="float" office:value="252.42120488351873" table:formula="msoxl:=-SIN($B$7*HL3)*HL4" table:style-name="ce1">
            <text:p>252,4212049</text:p>
          </table:table-cell>
          <table:table-cell office:value-type="float" office:value="251.72815641993381" table:formula="msoxl:=-SIN($B$7*HM3)*HM4" table:style-name="ce1">
            <text:p>251,7281564</text:p>
          </table:table-cell>
          <table:table-cell office:value-type="float" office:value="251.32995538743569" table:formula="msoxl:=-SIN($B$7*HN3)*HN4" table:style-name="ce1">
            <text:p>251,3299554</text:p>
          </table:table-cell>
          <table:table-cell office:value-type="float" office:value="251.27060810336317" table:formula="msoxl:=-SIN($B$7*HO3)*HO4" table:style-name="ce1">
            <text:p>251,2706081</text:p>
          </table:table-cell>
          <table:table-cell office:value-type="float" office:value="250.92397738457072" table:formula="msoxl:=-SIN($B$7*HP3)*HP4" table:style-name="ce1">
            <text:p>250,9239774</text:p>
          </table:table-cell>
          <table:table-cell office:value-type="float" office:value="250.97539650299842" table:formula="msoxl:=-SIN($B$7*HQ3)*HQ4" table:style-name="ce1">
            <text:p>250,9753965</text:p>
          </table:table-cell>
          <table:table-cell office:value-type="float" office:value="250.771671735697" table:formula="msoxl:=-SIN($B$7*HR3)*HR4" table:style-name="ce1">
            <text:p>250,7716717</text:p>
          </table:table-cell>
          <table:table-cell office:value-type="float" office:value="250.31580054003678" table:formula="msoxl:=-SIN($B$7*HS3)*HS4" table:style-name="ce1">
            <text:p>250,3158005</text:p>
          </table:table-cell>
          <table:table-cell office:value-type="float" office:value="249.61091071751099" table:formula="msoxl:=-SIN($B$7*HT3)*HT4" table:style-name="ce1">
            <text:p>249,6109107</text:p>
          </table:table-cell>
          <table:table-cell office:value-type="float" office:value="250.12296595375534" table:formula="msoxl:=-SIN($B$7*HU3)*HU4" table:style-name="ce1">
            <text:p>250,122966</text:p>
          </table:table-cell>
          <table:table-cell office:value-type="float" office:value="248.95351653492622" table:formula="msoxl:=-SIN($B$7*HV3)*HV4" table:style-name="ce1">
            <text:p>248,9535165</text:p>
          </table:table-cell>
          <table:table-cell office:value-type="float" office:value="248.29945189329112" table:formula="msoxl:=-SIN($B$7*HW3)*HW4" table:style-name="ce1">
            <text:p>248,2994519</text:p>
          </table:table-cell>
          <table:table-cell office:value-type="float" office:value="248.96444401366705" table:formula="msoxl:=-SIN($B$7*HX3)*HX4" table:style-name="ce1">
            <text:p>248,964444</text:p>
          </table:table-cell>
          <table:table-cell office:value-type="float" office:value="247.9095617047729" table:formula="msoxl:=-SIN($B$7*HY3)*HY4" table:style-name="ce1">
            <text:p>247,9095617</text:p>
          </table:table-cell>
          <table:table-cell office:value-type="float" office:value="248.2233873861166" table:formula="msoxl:=-SIN($B$7*HZ3)*HZ4" table:style-name="ce1">
            <text:p>248,2233874</text:p>
          </table:table-cell>
          <table:table-cell office:value-type="float" office:value="247.57700811465995" table:formula="msoxl:=-SIN($B$7*IA3)*IA4" table:style-name="ce1">
            <text:p>247,5770081</text:p>
          </table:table-cell>
          <table:table-cell office:value-type="float" office:value="246.75018328435829" table:formula="msoxl:=-SIN($B$7*IB3)*IB4" table:style-name="ce1">
            <text:p>246,7501833</text:p>
          </table:table-cell>
          <table:table-cell office:value-type="float" office:value="246.56476533098586" table:formula="msoxl:=-SIN($B$7*IC3)*IC4" table:style-name="ce1">
            <text:p>246,5647653</text:p>
          </table:table-cell>
          <table:table-cell office:value-type="float" office:value="246.2241590488467" table:formula="msoxl:=-SIN($B$7*ID3)*ID4" table:style-name="ce1">
            <text:p>246,224159</text:p>
          </table:table-cell>
          <table:table-cell office:value-type="float" office:value="246.569146975954" table:formula="msoxl:=-SIN($B$7*IE3)*IE4" table:style-name="ce1">
            <text:p>246,569147</text:p>
          </table:table-cell>
          <table:table-cell office:value-type="float" office:value="244.23785169305" table:formula="msoxl:=-SIN($B$7*IF3)*IF4" table:style-name="ce1">
            <text:p>244,2378517</text:p>
          </table:table-cell>
          <table:table-cell office:value-type="float" office:value="243.43551339939933" table:formula="msoxl:=-SIN($B$7*IG3)*IG4" table:style-name="ce1">
            <text:p>243,4355134</text:p>
          </table:table-cell>
          <table:table-cell office:value-type="float" office:value="244.21916386721111" table:formula="msoxl:=-SIN($B$7*IH3)*IH4" table:style-name="ce1">
            <text:p>244,2191639</text:p>
          </table:table-cell>
          <table:table-cell office:value-type="float" office:value="243.14427858475145" table:formula="msoxl:=-SIN($B$7*II3)*II4" table:style-name="ce1">
            <text:p>243,1442786</text:p>
          </table:table-cell>
          <table:table-cell office:value-type="float" office:value="242.81058803620434" table:formula="msoxl:=-SIN($B$7*IJ3)*IJ4" table:style-name="ce1">
            <text:p>242,810588</text:p>
          </table:table-cell>
          <table:table-cell office:value-type="float" office:value="242.35377457923551" table:formula="msoxl:=-SIN($B$7*IK3)*IK4" table:style-name="ce1">
            <text:p>242,3537746</text:p>
          </table:table-cell>
          <table:table-cell office:value-type="float" office:value="241.77559845447544" table:formula="msoxl:=-SIN($B$7*IL3)*IL4" table:style-name="ce1">
            <text:p>241,7755985</text:p>
          </table:table-cell>
          <table:table-cell office:value-type="float" office:value="241.98417913878509" table:formula="msoxl:=-SIN($B$7*IM3)*IM4" table:style-name="ce1">
            <text:p>241,9841791</text:p>
          </table:table-cell>
          <table:table-cell office:value-type="float" office:value="241.17600081764616" table:formula="msoxl:=-SIN($B$7*IN3)*IN4" table:style-name="ce1">
            <text:p>241,1760008</text:p>
          </table:table-cell>
          <table:table-cell office:value-type="float" office:value="241.17227160453891" table:formula="msoxl:=-SIN($B$7*IO3)*IO4" table:style-name="ce1">
            <text:p>241,1722716</text:p>
          </table:table-cell>
          <table:table-cell office:value-type="float" office:value="240.14061833279749" table:formula="msoxl:=-SIN($B$7*IP3)*IP4" table:style-name="ce1">
            <text:p>240,1406183</text:p>
          </table:table-cell>
          <table:table-cell office:value-type="float" office:value="239.93016960978048" table:formula="msoxl:=-SIN($B$7*IQ3)*IQ4" table:style-name="ce1">
            <text:p>239,9301696</text:p>
          </table:table-cell>
          <table:table-cell office:value-type="float" office:value="240.56131092119219" table:formula="msoxl:=-SIN($B$7*IR3)*IR4" table:style-name="ce1">
            <text:p>240,5613109</text:p>
          </table:table-cell>
          <table:table-cell office:value-type="float" office:value="239.2161996266268" table:formula="msoxl:=-SIN($B$7*IS3)*IS4" table:style-name="ce1">
            <text:p>239,2161996</text:p>
          </table:table-cell>
          <table:table-cell office:value-type="float" office:value="238.71518559008319" table:formula="msoxl:=-SIN($B$7*IT3)*IT4" table:style-name="ce1">
            <text:p>238,7151856</text:p>
          </table:table-cell>
          <table:table-cell office:value-type="float" office:value="239.07618899075854" table:formula="msoxl:=-SIN($B$7*IU3)*IU4" table:style-name="ce1">
            <text:p>239,076189</text:p>
          </table:table-cell>
          <table:table-cell office:value-type="float" office:value="239.35416228864111" table:formula="msoxl:=-SIN($B$7*IV3)*IV4" table:style-name="ce1">
            <text:p>239,3541623</text:p>
          </table:table-cell>
          <table:table-cell office:value-type="float" office:value="238.58367909339961" table:formula="msoxl:=-SIN($B$7*IW3)*IW4" table:style-name="ce1">
            <text:p>238,5836791</text:p>
          </table:table-cell>
          <table:table-cell office:value-type="float" office:value="237.72245293761887" table:formula="msoxl:=-SIN($B$7*IX3)*IX4" table:style-name="ce1">
            <text:p>237,7224529</text:p>
          </table:table-cell>
          <table:table-cell office:value-type="float" office:value="237.74629580759714" table:formula="msoxl:=-SIN($B$7*IY3)*IY4" table:style-name="ce1">
            <text:p>237,7462958</text:p>
          </table:table-cell>
          <table:table-cell office:value-type="float" office:value="236.71171937758072" table:formula="msoxl:=-SIN($B$7*IZ3)*IZ4" table:style-name="ce1">
            <text:p>236,7117194</text:p>
          </table:table-cell>
          <table:table-cell office:value-type="float" office:value="236.57215121088683" table:formula="msoxl:=-SIN($B$7*JA3)*JA4" table:style-name="ce1">
            <text:p>236,5721512</text:p>
          </table:table-cell>
          <table:table-cell office:value-type="float" office:value="236.35386072292974" table:formula="msoxl:=-SIN($B$7*JB3)*JB4" table:style-name="ce1">
            <text:p>236,3538607</text:p>
          </table:table-cell>
          <table:table-cell office:value-type="float" office:value="236.05751340223773" table:formula="msoxl:=-SIN($B$7*JC3)*JC4" table:style-name="ce1">
            <text:p>236,0575134</text:p>
          </table:table-cell>
          <table:table-cell office:value-type="float" office:value="234.69353229175201" table:formula="msoxl:=-SIN($B$7*JD3)*JD4" table:style-name="ce1">
            <text:p>234,6935323</text:p>
          </table:table-cell>
          <table:table-cell office:value-type="float" office:value="234.24089178735187" table:formula="msoxl:=-SIN($B$7*JE3)*JE4" table:style-name="ce1">
            <text:p>234,2408918</text:p>
          </table:table-cell>
          <table:table-cell office:value-type="float" office:value="234.7071673069124" table:formula="msoxl:=-SIN($B$7*JF3)*JF4" table:style-name="ce1">
            <text:p>234,7071673</text:p>
          </table:table-cell>
          <table:table-cell office:value-type="float" office:value="234.1057540515601" table:formula="msoxl:=-SIN($B$7*JG3)*JG4" table:style-name="ce1">
            <text:p>234,1057541</text:p>
          </table:table-cell>
          <table:table-cell office:value-type="float" office:value="234.42755181105861" table:formula="msoxl:=-SIN($B$7*JH3)*JH4" table:style-name="ce1">
            <text:p>234,4275518</text:p>
          </table:table-cell>
          <table:table-cell office:value-type="float" office:value="233.67931113257023" table:formula="msoxl:=-SIN($B$7*JI3)*JI4" table:style-name="ce1">
            <text:p>233,6793111</text:p>
          </table:table-cell>
          <table:table-cell office:value-type="float" office:value="232.85806269544926" table:formula="msoxl:=-SIN($B$7*JJ3)*JJ4" table:style-name="ce1">
            <text:p>232,8580627</text:p>
          </table:table-cell>
          <table:table-cell office:value-type="float" office:value="232.96451297143915" table:formula="msoxl:=-SIN($B$7*JK3)*JK4" table:style-name="ce1">
            <text:p>232,964513</text:p>
          </table:table-cell>
          <table:table-cell office:value-type="float" office:value="232" table:formula="msoxl:=-SIN($B$7*JL3)*JL4" table:style-name="ce1">
            <text:p>232</text:p>
          </table:table-cell>
          <table:table-cell office:value-type="float" office:value="231.96466527628277" table:formula="msoxl:=-SIN($B$7*JM3)*JM4" table:style-name="ce1">
            <text:p>231,9646653</text:p>
          </table:table-cell>
          <table:table-cell office:value-type="float" office:value="230.85928104141115" table:formula="msoxl:=-SIN($B$7*JN3)*JN4" table:style-name="ce1">
            <text:p>230,859281</text:p>
          </table:table-cell>
          <table:table-cell office:value-type="float" office:value="231.68205206306121" table:formula="msoxl:=-SIN($B$7*JO3)*JO4" table:style-name="ce1">
            <text:p>231,6820521</text:p>
          </table:table-cell>
          <table:table-cell office:value-type="float" office:value="230.43729561001948" table:formula="msoxl:=-SIN($B$7*JP3)*JP4" table:style-name="ce1">
            <text:p>230,4372956</text:p>
          </table:table-cell>
          <table:table-cell office:value-type="float" office:value="230.12097525919333" table:formula="msoxl:=-SIN($B$7*JQ3)*JQ4" table:style-name="ce1">
            <text:p>230,1209753</text:p>
          </table:table-cell>
          <table:table-cell office:value-type="float" office:value="229.73455783007125" table:formula="msoxl:=-SIN($B$7*JR3)*JR4" table:style-name="ce1">
            <text:p>229,7345578</text:p>
          </table:table-cell>
          <table:table-cell office:value-type="float" office:value="229.27816102914554" table:formula="msoxl:=-SIN($B$7*JS3)*JS4" table:style-name="ce1">
            <text:p>229,278161</text:p>
          </table:table-cell>
          <table:table-cell office:value-type="float" office:value="229.74219194804448" table:formula="msoxl:=-SIN($B$7*JT3)*JT4" table:style-name="ce1">
            <text:p>229,7421919</text:p>
          </table:table-cell>
          <table:table-cell office:value-type="float" office:value="229.14369501807212" table:formula="msoxl:=-SIN($B$7*JU3)*JU4" table:style-name="ce1">
            <text:p>229,143695</text:p>
          </table:table-cell>
          <table:table-cell office:value-type="float" office:value="228.47539869883246" table:formula="msoxl:=-SIN($B$7*JV3)*JV4" table:style-name="ce1">
            <text:p>228,4753987</text:p>
          </table:table-cell>
          <table:table-cell office:value-type="float" office:value="227.73750655985825" table:formula="msoxl:=-SIN($B$7*JW3)*JW4" table:style-name="ce1">
            <text:p>227,7375066</text:p>
          </table:table-cell>
          <table:table-cell office:value-type="float" office:value="227.90839097097697" table:formula="msoxl:=-SIN($B$7*JX3)*JX4" table:style-name="ce1">
            <text:p>227,908391</text:p>
          </table:table-cell>
          <table:table-cell office:value-type="float" office:value="227.02822509496011" table:formula="msoxl:=-SIN($B$7*JY3)*JY4" table:style-name="ce1">
            <text:p>227,0282251</text:p>
          </table:table-cell>
          <table:table-cell office:value-type="float" office:value="227.04919994858344" table:formula="msoxl:=-SIN($B$7*JZ3)*JZ4" table:style-name="ce1">
            <text:p>227,0491999</text:p>
          </table:table-cell>
          <table:table-cell office:value-type="float" office:value="226.99256917793133" table:formula="msoxl:=-SIN($B$7*KA3)*KA4" table:style-name="ce1">
            <text:p>226,9925692</text:p>
          </table:table-cell>
          <table:table-cell office:value-type="float" office:value="226.85776024144357" table:formula="msoxl:=-SIN($B$7*KB3)*KB4" table:style-name="ce1">
            <text:p>226,8577602</text:p>
          </table:table-cell>
          <table:table-cell office:value-type="float" office:value="225.68792240727672" table:formula="msoxl:=-SIN($B$7*KC3)*KC4" table:style-name="ce1">
            <text:p>225,6879224</text:p>
          </table:table-cell>
          <table:table-cell office:value-type="float" office:value="225.40039436195181" table:formula="msoxl:=-SIN($B$7*KD3)*KD4" table:style-name="ce1">
            <text:p>225,4003944</text:p>
          </table:table-cell>
          <table:table-cell office:value-type="float" office:value="225.97893956823711" table:formula="msoxl:=-SIN($B$7*KE3)*KE4" table:style-name="ce1">
            <text:p>225,9789396</text:p>
          </table:table-cell>
          <table:table-cell office:value-type="float" office:value="224.58653636783251" table:formula="msoxl:=-SIN($B$7*KF3)*KF4" table:style-name="ce1">
            <text:p>224,5865364</text:p>
          </table:table-cell>
          <table:table-cell office:value-type="float" office:value="224.99288278582608" table:formula="msoxl:=-SIN($B$7*KG3)*KG4" table:style-name="ce1">
            <text:p>224,9928828</text:p>
          </table:table-cell>
          <table:table-cell office:value-type="float" office:value="224.37849280516303" table:formula="msoxl:=-SIN($B$7*KH3)*KH4" table:style-name="ce1">
            <text:p>224,3784928</text:p>
          </table:table-cell>
          <table:table-cell office:value-type="float" office:value="223.68267938894346" table:formula="msoxl:=-SIN($B$7*KI3)*KI4" table:style-name="ce1">
            <text:p>223,6826794</text:p>
          </table:table-cell>
          <table:table-cell office:value-type="float" office:value="223.81863712243771" table:formula="msoxl:=-SIN($B$7*KJ3)*KJ4" table:style-name="ce1">
            <text:p>223,8186371</text:p>
          </table:table-cell>
          <table:table-cell office:value-type="float" office:value="223.85802339805309" table:formula="msoxl:=-SIN($B$7*KK3)*KK4" table:style-name="ce1">
            <text:p>223,8580234</text:p>
          </table:table-cell>
          <table:table-cell office:value-type="float" office:value="222.900923482194" table:formula="msoxl:=-SIN($B$7*KL3)*KL4" table:style-name="ce1">
            <text:p>222,9009235</text:p>
          </table:table-cell>
          <table:table-cell office:value-type="float" office:value="222.75163104709259" table:formula="msoxl:=-SIN($B$7*KM3)*KM4" table:style-name="ce1">
            <text:p>222,751631</text:p>
          </table:table-cell>
          <table:table-cell office:value-type="float" office:value="222.50279340045017" table:formula="msoxl:=-SIN($B$7*KN3)*KN4" table:style-name="ce1">
            <text:p>222,5027934</text:p>
          </table:table-cell>
          <table:table-cell office:value-type="float" office:value="222.15340561340716" table:formula="msoxl:=-SIN($B$7*KO3)*KO4" table:style-name="ce1">
            <text:p>222,1534056</text:p>
          </table:table-cell>
          <table:table-cell office:value-type="float" office:value="221.70250336881696" table:formula="msoxl:=-SIN($B$7*KP3)*KP4" table:style-name="ce1">
            <text:p>221,7025034</text:p>
          </table:table-cell>
          <table:table-cell office:value-type="float" office:value="222.00633088184782" table:formula="msoxl:=-SIN($B$7*KQ3)*KQ4" table:style-name="ce1">
            <text:p>222,0063309</text:p>
          </table:table-cell>
          <table:table-cell office:value-type="float" office:value="221.34055309682796" table:formula="msoxl:=-SIN($B$7*KR3)*KR4" table:style-name="ce1">
            <text:p>221,3405531</text:p>
          </table:table-cell>
          <table:table-cell office:value-type="float" office:value="221.40902993759266" table:formula="msoxl:=-SIN($B$7*KS3)*KS4" table:style-name="ce1">
            <text:p>221,4090299</text:p>
          </table:table-cell>
          <table:table-cell office:value-type="float" office:value="221.35303187219691" table:formula="msoxl:=-SIN($B$7*KT3)*KT4" table:style-name="ce1">
            <text:p>221,3530319</text:p>
          </table:table-cell>
          <table:table-cell office:value-type="float" office:value="221.17105195802861" table:formula="msoxl:=-SIN($B$7*KU3)*KU4" table:style-name="ce1">
            <text:p>221,171052</text:p>
          </table:table-cell>
          <table:table-cell office:value-type="float" office:value="220.86163946436153" table:formula="msoxl:=-SIN($B$7*KV3)*KV4" table:style-name="ce1">
            <text:p>220,8616395</text:p>
          </table:table-cell>
          <table:table-cell office:value-type="float" office:value="220.42340077305377" table:formula="msoxl:=-SIN($B$7*KW3)*KW4" table:style-name="ce1">
            <text:p>220,4234008</text:p>
          </table:table-cell>
          <table:table-cell office:value-type="float" office:value="220.643011009883" table:formula="msoxl:=-SIN($B$7*KX3)*KX4" table:style-name="ce1">
            <text:p>220,643011</text:p>
          </table:table-cell>
          <table:table-cell office:value-type="float" office:value="219.9323070923237" table:formula="msoxl:=-SIN($B$7*KY3)*KY4" table:style-name="ce1">
            <text:p>219,9323071</text:p>
          </table:table-cell>
          <table:table-cell office:value-type="float" office:value="219.85475517514772" table:formula="msoxl:=-SIN($B$7*KZ3)*KZ4" table:style-name="ce1">
            <text:p>219,8547552</text:p>
          </table:table-cell>
          <table:table-cell office:value-type="float" office:value="219.62048784482772" table:formula="msoxl:=-SIN($B$7*LA3)*LA4" table:style-name="ce1">
            <text:p>219,6204878</text:p>
          </table:table-cell>
          <table:table-cell office:value-type="float" office:value="219.22772351583245" table:formula="msoxl:=-SIN($B$7*LB3)*LB4" table:style-name="ce1">
            <text:p>219,2277235</text:p>
          </table:table-cell>
          <table:table-cell office:value-type="float" office:value="218.67475678413302" table:formula="msoxl:=-SIN($B$7*LC3)*LC4" table:style-name="ce1">
            <text:p>218,6747568</text:p>
          </table:table-cell>
          <table:table-cell office:value-type="float" office:value="219.39863910328972" table:formula="msoxl:=-SIN($B$7*LD3)*LD4" table:style-name="ce1">
            <text:p>219,3986391</text:p>
          </table:table-cell>
          <table:table-cell office:value-type="float" office:value="219.20310216783096" table:formula="msoxl:=-SIN($B$7*LE3)*LE4" table:style-name="ce1">
            <text:p>219,2031022</text:p>
          </table:table-cell>
          <table:table-cell office:value-type="float" office:value="218.81738669458542" table:formula="msoxl:=-SIN($B$7*LF3)*LF4" table:style-name="ce1">
            <text:p>218,8173867</text:p>
          </table:table-cell>
          <table:table-cell office:value-type="float" office:value="218.92147358006341" table:formula="msoxl:=-SIN($B$7*LG3)*LG4" table:style-name="ce1">
            <text:p>218,9214736</text:p>
          </table:table-cell>
          <table:table-cell office:value-type="float" office:value="218.13657767298906" table:formula="msoxl:=-SIN($B$7*LH3)*LH4" table:style-name="ce1">
            <text:p>218,1365777</text:p>
          </table:table-cell>
          <table:table-cell office:value-type="float" office:value="218.46765665384029" table:formula="msoxl:=-SIN($B$7*LI3)*LI4" table:style-name="ce1">
            <text:p>218,4676567</text:p>
          </table:table-cell>
          <table:table-cell office:value-type="float" office:value="218.54778729342485" table:formula="msoxl:=-SIN($B$7*LJ3)*LJ4" table:style-name="ce1">
            <text:p>218,5477873</text:p>
          </table:table-cell>
          <table:table-cell office:value-type="float" office:value="218.37417569429516" table:formula="msoxl:=-SIN($B$7*LK3)*LK4" table:style-name="ce1">
            <text:p>218,3741757</text:p>
          </table:table-cell>
          <table:table-cell office:value-type="float" office:value="217.32850078995907" table:formula="msoxl:=-SIN($B$7*LL3)*LL4" table:style-name="ce1">
            <text:p>217,3285008</text:p>
          </table:table-cell>
          <table:table-cell office:value-type="float" office:value="217.85703838104305" table:formula="msoxl:=-SIN($B$7*LM3)*LM4" table:style-name="ce1">
            <text:p>217,8570384</text:p>
          </table:table-cell>
          <table:table-cell office:value-type="float" office:value="217.48054334821671" table:formula="msoxl:=-SIN($B$7*LN3)*LN4" table:style-name="ce1">
            <text:p>217,4805433</text:p>
          </table:table-cell>
          <table:table-cell office:value-type="float" office:value="217.38546937704825" table:formula="msoxl:=-SIN($B$7*LO3)*LO4" table:style-name="ce1">
            <text:p>217,3854694</text:p>
          </table:table-cell>
          <table:table-cell office:value-type="float" office:value="216.96684654665168" table:formula="msoxl:=-SIN($B$7*LP3)*LP4" table:style-name="ce1">
            <text:p>216,9668465</text:p>
          </table:table-cell>
          <table:table-cell office:value-type="float" office:value="217.31097497099785" table:formula="msoxl:=-SIN($B$7*LQ3)*LQ4" table:style-name="ce1">
            <text:p>217,310975</text:p>
          </table:table-cell>
          <table:table-cell office:value-type="float" office:value="217.26689833561593" table:formula="msoxl:=-SIN($B$7*LR3)*LR4" table:style-name="ce1">
            <text:p>217,2668983</text:p>
          </table:table-cell>
          <table:table-cell office:value-type="float" office:value="216.83102953713487" table:formula="msoxl:=-SIN($B$7*LS3)*LS4" table:style-name="ce1">
            <text:p>216,8310295</text:p>
          </table:table-cell>
          <table:table-cell office:value-type="float" office:value="217.50000000000222" table:formula="msoxl:=-SIN($B$7*LT3)*LT4" table:style-name="ce1">
            <text:p>217,5</text:p>
          </table:table-cell>
          <table:table-cell office:value-type="float" office:value="216.70990025011503" table:formula="msoxl:=-SIN($B$7*LU3)*LU4" table:style-name="ce1">
            <text:p>216,7099003</text:p>
          </table:table-cell>
          <table:table-cell office:value-type="float" office:value="216.89586200708411" table:formula="msoxl:=-SIN($B$7*LV3)*LV4" table:style-name="ce1">
            <text:p>216,895862</text:p>
          </table:table-cell>
          <table:table-cell office:value-type="float" office:value="217.46144937524528" table:formula="msoxl:=-SIN($B$7*LW3)*LW4" table:style-name="ce1">
            <text:p>217,4614494</text:p>
          </table:table-cell>
          <table:table-cell office:value-type="float" office:value="216.99371766059588" table:formula="msoxl:=-SIN($B$7*LX3)*LX4" table:style-name="ce1">
            <text:p>216,9937177</text:p>
          </table:table-cell>
          <table:table-cell office:value-type="float" office:value="218.4936413199444" table:formula="msoxl:=-SIN($B$7*LY3)*LY4" table:style-name="ce1">
            <text:p>218,4936413</text:p>
          </table:table-cell>
          <table:table-cell office:value-type="float" office:value="213.53673761479806" table:formula="msoxl:=-SIN($B$7*LZ3)*LZ4" table:style-name="ce1">
            <text:p>213,5367376</text:p>
          </table:table-cell>
          <table:table-cell office:value-type="float" office:value="211.77627164118954" table:formula="msoxl:=-SIN($B$7*MA3)*MA4" table:style-name="ce1">
            <text:p>211,7762716</text:p>
          </table:table-cell>
          <table:table-cell office:value-type="float" office:value="205.65901978533859" table:formula="msoxl:=-SIN($B$7*MB3)*MB4" table:style-name="ce1">
            <text:p>205,6590198</text:p>
          </table:table-cell>
          <table:table-cell office:value-type="float" office:value="194.95216455264634" table:formula="msoxl:=-SIN($B$7*MC3)*MC4" table:style-name="ce1">
            <text:p>194,9521646</text:p>
          </table:table-cell>
          <table:table-cell office:value-type="float" office:value="184.34885725253852" table:formula="msoxl:=-SIN($B$7*MD3)*MD4" table:style-name="ce1">
            <text:p>184,3488573</text:p>
          </table:table-cell>
          <table:table-cell office:value-type="float" office:value="174.8300989434963" table:formula="msoxl:=-SIN($B$7*ME3)*ME4" table:style-name="ce1">
            <text:p>174,8300989</text:p>
          </table:table-cell>
          <table:table-cell office:value-type="float" office:value="164.39704100747528" table:formula="msoxl:=-SIN($B$7*MF3)*MF4" table:style-name="ce1">
            <text:p>164,397041</text:p>
          </table:table-cell>
          <table:table-cell office:value-type="float" office:value="154.37226009360788" table:formula="msoxl:=-SIN($B$7*MG3)*MG4" table:style-name="ce1">
            <text:p>154,3722601</text:p>
          </table:table-cell>
          <table:table-cell office:value-type="float" office:value="144.7096118039276" table:formula="msoxl:=-SIN($B$7*MH3)*MH4" table:style-name="ce1">
            <text:p>144,7096118</text:p>
          </table:table-cell>
          <table:table-cell office:value-type="float" office:value="135.36236058862147" table:formula="msoxl:=-SIN($B$7*MI3)*MI4" table:style-name="ce1">
            <text:p>135,3623606</text:p>
          </table:table-cell>
          <table:table-cell office:value-type="float" office:value="125.79938571183042" table:formula="msoxl:=-SIN($B$7*MJ3)*MJ4" table:style-name="ce1">
            <text:p>125,7993857</text:p>
          </table:table-cell>
          <table:table-cell office:value-type="float" office:value="116.2996950957815" table:formula="msoxl:=-SIN($B$7*MK3)*MK4" table:style-name="ce1">
            <text:p>116,2996951</text:p>
          </table:table-cell>
          <table:table-cell office:value-type="float" office:value="106.86660908033124" table:formula="msoxl:=-SIN($B$7*ML3)*ML4" table:style-name="ce1">
            <text:p>106,8666091</text:p>
          </table:table-cell>
          <table:table-cell office:value-type="float" office:value="97.694205632793995" table:formula="msoxl:=-SIN($B$7*MM3)*MM4" table:style-name="ce1">
            <text:p>97,69420563</text:p>
          </table:table-cell>
          <table:table-cell office:value-type="float" office:value="88.560570610137631" table:formula="msoxl:=-SIN($B$7*MN3)*MN4" table:style-name="ce1">
            <text:p>88,56057061</text:p>
          </table:table-cell>
          <table:table-cell office:value-type="float" office:value="79.625142705480755" table:formula="msoxl:=-SIN($B$7*MO3)*MO4" table:style-name="ce1">
            <text:p>79,62514271</text:p>
          </table:table-cell>
          <table:table-cell office:value-type="float" office:value="70.560762186756079" table:formula="msoxl:=-SIN($B$7*MP3)*MP4" table:style-name="ce1">
            <text:p>70,56076219</text:p>
          </table:table-cell>
          <table:table-cell office:value-type="float" office:value="61.665887763007625" table:formula="msoxl:=-SIN($B$7*MQ3)*MQ4" table:style-name="ce1">
            <text:p>61,66588776</text:p>
          </table:table-cell>
          <table:table-cell office:value-type="float" office:value="52.682345486900438" table:formula="msoxl:=-SIN($B$7*MR3)*MR4" table:style-name="ce1">
            <text:p>52,68234549</text:p>
          </table:table-cell>
          <table:table-cell office:value-type="float" office:value="43.752182859327583" table:formula="msoxl:=-SIN($B$7*MS3)*MS4" table:style-name="ce1">
            <text:p>43,75218286</text:p>
          </table:table-cell>
          <table:table-cell office:value-type="float" office:value="34.947993345810055" table:formula="msoxl:=-SIN($B$7*MT3)*MT4" table:style-name="ce1">
            <text:p>34,94799335</text:p>
          </table:table-cell>
          <table:table-cell office:value-type="float" office:value="26.167978121474846" table:formula="msoxl:=-SIN($B$7*MU3)*MU4" table:style-name="ce1">
            <text:p>26,16797812</text:p>
          </table:table-cell>
          <table:table-cell office:value-type="float" office:value="17.414848854551011" table:formula="msoxl:=-SIN($B$7*MV3)*MV4" table:style-name="ce1">
            <text:p>17,41484885</text:p>
          </table:table-cell>
          <table:table-cell office:value-type="float" office:value="8.6912984057703095" table:formula="msoxl:=-SIN($B$7*MW3)*MW4" table:style-name="ce1">
            <text:p>8,691298406</text:p>
          </table:table-cell>
          <table:table-cell table:number-columns-repeated="16023"/>
        </table:table-row>
        <table:table-row table:style-name="ro1">
          <table:table-cell office:value-type="string" table:style-name="ce1">
            <text:p>y'=cos(fi)*distance</text:p>
          </table:table-cell>
          <table:table-cell office:value-type="float" office:value="498" table:formula="msoxl:=COS($B$7*B3)*B4" table:style-name="ce1">
            <text:p>498</text:p>
          </table:table-cell>
          <table:table-cell office:value-type="float" office:value="496.92430449272644" table:formula="msoxl:=COS($B$7*C3)*C4" table:style-name="ce1">
            <text:p>496,9243045</text:p>
          </table:table-cell>
          <table:table-cell office:value-type="float" office:value="497.69663185550968" table:formula="msoxl:=COS($B$7*D3)*D4" table:style-name="ce1">
            <text:p>497,6966319</text:p>
          </table:table-cell>
          <table:table-cell office:value-type="float" office:value="496.31887877302319" table:formula="msoxl:=COS($B$7*E3)*E4" table:style-name="ce1">
            <text:p>496,3188788</text:p>
          </table:table-cell>
          <table:table-cell office:value-type="float" office:value="496.78689702939243" table:formula="msoxl:=COS($B$7*F3)*F4" table:style-name="ce1">
            <text:p>496,786897</text:p>
          </table:table-cell>
          <table:table-cell office:value-type="float" office:value="496.10495964968931" table:formula="msoxl:=COS($B$7*G3)*G4" table:style-name="ce1">
            <text:p>496,1049596</text:p>
          </table:table-cell>
          <table:table-cell office:value-type="float" office:value="496.2664257887684" table:formula="msoxl:=COS($B$7*H3)*H4" table:style-name="ce1">
            <text:p>496,2664258</text:p>
          </table:table-cell>
          <table:table-cell office:value-type="float" office:value="494.28798351737839" table:formula="msoxl:=COS($B$7*I3)*I4" table:style-name="ce1">
            <text:p>494,2879835</text:p>
          </table:table-cell>
          <table:table-cell office:value-type="float" office:value="495.13403437078517" table:formula="msoxl:=COS($B$7*J3)*J4" table:style-name="ce1">
            <text:p>495,1340344</text:p>
          </table:table-cell>
          <table:table-cell office:value-type="float" office:value="493.84417029756889" table:formula="msoxl:=COS($B$7*K3)*K4" table:style-name="ce1">
            <text:p>493,8441703</text:p>
          </table:table-cell>
          <table:table-cell office:value-type="float" office:value="493.38868425911625" table:formula="msoxl:=COS($B$7*L3)*L4" table:style-name="ce1">
            <text:p>493,3886843</text:p>
          </table:table-cell>
          <table:table-cell office:value-type="float" office:value="492.7768460907273" table:formula="msoxl:=COS($B$7*M3)*M4" table:style-name="ce1">
            <text:p>492,7768461</text:p>
          </table:table-cell>
          <table:table-cell office:value-type="float" office:value="492.00824316910428" table:formula="msoxl:=COS($B$7*N3)*N4" table:style-name="ce1">
            <text:p>492,0082432</text:p>
          </table:table-cell>
          <table:table-cell office:value-type="float" office:value="492.05688271654378" table:formula="msoxl:=COS($B$7*O3)*O4" table:style-name="ce1">
            <text:p>492,0568827</text:p>
          </table:table-cell>
          <table:table-cell office:value-type="float" office:value="491.93993322193029" table:formula="msoxl:=COS($B$7*P3)*P4" table:style-name="ce1">
            <text:p>491,9399332</text:p>
          </table:table-cell>
          <table:table-cell office:value-type="float" office:value="491.65624558113575" table:formula="msoxl:=COS($B$7*Q3)*Q4" table:style-name="ce1">
            <text:p>491,6562456</text:p>
          </table:table-cell>
          <table:table-cell office:value-type="float" office:value="491.20472662448094" table:formula="msoxl:=COS($B$7*R3)*R4" table:style-name="ce1">
            <text:p>491,2047266</text:p>
          </table:table-cell>
          <table:table-cell office:value-type="float" office:value="490.58433980903726" table:formula="msoxl:=COS($B$7*S3)*S4" table:style-name="ce1">
            <text:p>490,5843398</text:p>
          </table:table-cell>
          <table:table-cell office:value-type="float" office:value="489.79410589200415" table:formula="msoxl:=COS($B$7*T3)*T4" table:style-name="ce1">
            <text:p>489,7941059</text:p>
          </table:table-cell>
          <table:table-cell office:value-type="float" office:value="489.77862216044616" table:formula="msoxl:=COS($B$7*U3)*U4" table:style-name="ce1">
            <text:p>489,7786222</text:p>
          </table:table-cell>
          <table:table-cell office:value-type="float" office:value="489.57985542945835" table:formula="msoxl:=COS($B$7*V3)*V4" table:style-name="ce1">
            <text:p>489,5798554</text:p>
          </table:table-cell>
          <table:table-cell office:value-type="float" office:value="488.26256305803656" table:formula="msoxl:=COS($B$7*W3)*W4" table:style-name="ce1">
            <text:p>488,2625631</text:p>
          </table:table-cell>
          <table:table-cell office:value-type="float" office:value="487.69870750213022" table:formula="msoxl:=COS($B$7*X3)*X4" table:style-name="ce1">
            <text:p>487,6987075</text:p>
          </table:table-cell>
          <table:table-cell office:value-type="float" office:value="488.78807718324589" table:formula="msoxl:=COS($B$7*Y3)*Y4" table:style-name="ce1">
            <text:p>488,7880772</text:p>
          </table:table-cell>
          <table:table-cell office:value-type="float" office:value="487.83327438114895" table:formula="msoxl:=COS($B$7*Z3)*Z4" table:style-name="ce1">
            <text:p>487,8332744</text:p>
          </table:table-cell>
          <table:table-cell office:value-type="float" office:value="487.59358942571777" table:formula="msoxl:=COS($B$7*AA3)*AA4" table:style-name="ce1">
            <text:p>487,5935894</text:p>
          </table:table-cell>
          <table:table-cell office:value-type="float" office:value="486.24757904784951" table:formula="msoxl:=COS($B$7*AB3)*AB4" table:style-name="ce1">
            <text:p>486,247579</text:p>
          </table:table-cell>
          <table:table-cell office:value-type="float" office:value="485.59855568266062" table:formula="msoxl:=COS($B$7*AC3)*AC4" table:style-name="ce1">
            <text:p>485,5985557</text:p>
          </table:table-cell>
          <table:table-cell office:value-type="float" office:value="485.62117607240998" table:formula="msoxl:=COS($B$7*AD3)*AD4" table:style-name="ce1">
            <text:p>485,6211761</text:p>
          </table:table-cell>
          <table:table-cell office:value-type="float" office:value="484.5393177552254" table:formula="msoxl:=COS($B$7*AE3)*AE4" table:style-name="ce1">
            <text:p>484,5393178</text:p>
          </table:table-cell>
          <table:table-cell office:value-type="float" office:value="484.10820071550137" table:formula="msoxl:=COS($B$7*AF3)*AF4" table:style-name="ce1">
            <text:p>484,1082007</text:p>
          </table:table-cell>
          <table:table-cell office:value-type="float" office:value="484.29952489669358" table:formula="msoxl:=COS($B$7*AG3)*AG4" table:style-name="ce1">
            <text:p>484,2995249</text:p>
          </table:table-cell>
          <table:table-cell office:value-type="float" office:value="483.38741480916298" table:formula="msoxl:=COS($B$7*AH3)*AH4" table:style-name="ce1">
            <text:p>483,3874148</text:p>
          </table:table-cell>
          <table:table-cell office:value-type="float" office:value="483.0742471365644" table:formula="msoxl:=COS($B$7*AI3)*AI4" table:style-name="ce1">
            <text:p>483,0742471</text:p>
          </table:table-cell>
          <table:table-cell office:value-type="float" office:value="482.49986722703449" table:formula="msoxl:=COS($B$7*AJ3)*AJ4" table:style-name="ce1">
            <text:p>482,4998672</text:p>
          </table:table-cell>
          <table:table-cell office:value-type="float" office:value="481.66140204192737" table:formula="msoxl:=COS($B$7*AK3)*AK4" table:style-name="ce1">
            <text:p>481,661402</text:p>
          </table:table-cell>
          <table:table-cell office:value-type="float" office:value="482.17412864746888" table:formula="msoxl:=COS($B$7*AL3)*AL4" table:style-name="ce1">
            <text:p>482,1741286</text:p>
          </table:table-cell>
          <table:table-cell office:value-type="float" office:value="479.97994153842325" table:formula="msoxl:=COS($B$7*AM3)*AM4" table:style-name="ce1">
            <text:p>479,9799415</text:p>
          </table:table-cell>
          <table:table-cell office:value-type="float" office:value="467.29037688878634" table:formula="msoxl:=COS($B$7*AN3)*AN4" table:style-name="ce1">
            <text:p>467,2903769</text:p>
          </table:table-cell>
          <table:table-cell office:value-type="float" office:value="450.74465764504339" table:formula="msoxl:=COS($B$7*AO3)*AO4" table:style-name="ce1">
            <text:p>450,7446576</text:p>
          </table:table-cell>
          <table:table-cell office:value-type="float" office:value="435.11324369157978" table:formula="msoxl:=COS($B$7*AP3)*AP4" table:style-name="ce1">
            <text:p>435,1132437</text:p>
          </table:table-cell>
          <table:table-cell office:value-type="float" office:value="418.86381702363872" table:formula="msoxl:=COS($B$7*AQ3)*AQ4" table:style-name="ce1">
            <text:p>418,863817</text:p>
          </table:table-cell>
          <table:table-cell office:value-type="float" office:value="404.27078505970275" table:formula="msoxl:=COS($B$7*AR3)*AR4" table:style-name="ce1">
            <text:p>404,2707851</text:p>
          </table:table-cell>
          <table:table-cell office:value-type="float" office:value="389.81152296301815" table:formula="msoxl:=COS($B$7*AS3)*AS4" table:style-name="ce1">
            <text:p>389,811523</text:p>
          </table:table-cell>
          <table:table-cell office:value-type="float" office:value="375.49537577677614" table:formula="msoxl:=COS($B$7*AT3)*AT4" table:style-name="ce1">
            <text:p>375,4953758</text:p>
          </table:table-cell>
          <table:table-cell office:value-type="float" office:value="363.45288552988575" table:formula="msoxl:=COS($B$7*AU3)*AU4" table:style-name="ce1">
            <text:p>363,4528855</text:p>
          </table:table-cell>
          <table:table-cell office:value-type="float" office:value="350.10781871133491" table:formula="msoxl:=COS($B$7*AV3)*AV4" table:style-name="ce1">
            <text:p>350,1078187</text:p>
          </table:table-cell>
          <table:table-cell office:value-type="float" office:value="338.27118659099955" table:formula="msoxl:=COS($B$7*AW3)*AW4" table:style-name="ce1">
            <text:p>338,2711866</text:p>
          </table:table-cell>
          <table:table-cell office:value-type="float" office:value="325.19747469040539" table:formula="msoxl:=COS($B$7*AX3)*AX4" table:style-name="ce1">
            <text:p>325,1974747</text:p>
          </table:table-cell>
          <table:table-cell office:value-type="float" office:value="314.25227488645328" table:formula="msoxl:=COS($B$7*AY3)*AY4" table:style-name="ce1">
            <text:p>314,2522749</text:p>
          </table:table-cell>
          <table:table-cell office:value-type="float" office:value="302.75296416236034" table:formula="msoxl:=COS($B$7*AZ3)*AZ4" table:style-name="ce1">
            <text:p>302,7529642</text:p>
          </table:table-cell>
          <table:table-cell office:value-type="float" office:value="292.00466144712493" table:formula="msoxl:=COS($B$7*BA3)*BA4" table:style-name="ce1">
            <text:p>292,0046614</text:p>
          </table:table-cell>
          <table:table-cell office:value-type="float" office:value="281.35729422382622" table:formula="msoxl:=COS($B$7*BB3)*BB4" table:style-name="ce1">
            <text:p>281,3572942</text:p>
          </table:table-cell>
          <table:table-cell office:value-type="float" office:value="270.81676041842206" table:formula="msoxl:=COS($B$7*BC3)*BC4" table:style-name="ce1">
            <text:p>270,8167604</text:p>
          </table:table-cell>
          <table:table-cell office:value-type="float" office:value="260.38886676556592" table:formula="msoxl:=COS($B$7*BD3)*BD4" table:style-name="ce1">
            <text:p>260,3888668</text:p>
          </table:table-cell>
          <table:table-cell office:value-type="float" office:value="251.22647912175856" table:formula="msoxl:=COS($B$7*BE3)*BE4" table:style-name="ce1">
            <text:p>251,2264791</text:p>
          </table:table-cell>
          <table:table-cell office:value-type="float" office:value="240.45294849242151" table:formula="msoxl:=COS($B$7*BF3)*BF4" table:style-name="ce1">
            <text:p>240,4529485</text:p>
          </table:table-cell>
          <table:table-cell office:value-type="float" office:value="232.01622891640187" table:formula="msoxl:=COS($B$7*BG3)*BG4" table:style-name="ce1">
            <text:p>232,0162289</text:p>
          </table:table-cell>
          <table:table-cell office:value-type="float" office:value="222.56609097794649" table:formula="msoxl:=COS($B$7*BH3)*BH4" table:style-name="ce1">
            <text:p>222,566091</text:p>
          </table:table-cell>
          <table:table-cell office:value-type="float" office:value="213.74080108767285" table:formula="msoxl:=COS($B$7*BI3)*BI4" table:style-name="ce1">
            <text:p>213,7408011</text:p>
          </table:table-cell>
          <table:table-cell office:value-type="float" office:value="205.00000000000037" table:formula="msoxl:=COS($B$7*BJ3)*BJ4" table:style-name="ce1">
            <text:p>205</text:p>
          </table:table-cell>
          <table:table-cell office:value-type="float" office:value="196.34789619976684" table:formula="msoxl:=COS($B$7*BK3)*BK4" table:style-name="ce1">
            <text:p>196,3478962</text:p>
          </table:table-cell>
          <table:table-cell office:value-type="float" office:value="188.25809667714262" table:formula="msoxl:=COS($B$7*BL3)*BL4" table:style-name="ce1">
            <text:p>188,2580967</text:p>
          </table:table-cell>
          <table:table-cell office:value-type="float" office:value="180.23422839660049" table:formula="msoxl:=COS($B$7*BM3)*BM4" table:style-name="ce1">
            <text:p>180,2342284</text:p>
          </table:table-cell>
          <table:table-cell office:value-type="float" office:value="173.15660298168598" table:formula="msoxl:=COS($B$7*BN3)*BN4" table:style-name="ce1">
            <text:p>173,156603</text:p>
          </table:table-cell>
          <table:table-cell office:value-type="float" office:value="165.24374034061387" table:formula="msoxl:=COS($B$7*BO3)*BO4" table:style-name="ce1">
            <text:p>165,2437403</text:p>
          </table:table-cell>
          <table:table-cell office:value-type="float" office:value="157.81381751341087" table:formula="msoxl:=COS($B$7*BP3)*BP4" table:style-name="ce1">
            <text:p>157,8138175</text:p>
          </table:table-cell>
          <table:table-cell office:value-type="float" office:value="150.04075333988158" table:formula="msoxl:=COS($B$7*BQ3)*BQ4" table:style-name="ce1">
            <text:p>150,0407533</text:p>
          </table:table-cell>
          <table:table-cell office:value-type="float" office:value="142.72511209146293" table:formula="msoxl:=COS($B$7*BR3)*BR4" table:style-name="ce1">
            <text:p>142,7251121</text:p>
          </table:table-cell>
          <table:table-cell office:value-type="float" office:value="135.46308492812395" table:formula="msoxl:=COS($B$7*BS3)*BS4" table:style-name="ce1">
            <text:p>135,4630849</text:p>
          </table:table-cell>
          <table:table-cell office:value-type="float" office:value="128.2575537471262" table:formula="msoxl:=COS($B$7*BT3)*BT4" table:style-name="ce1">
            <text:p>128,2575537</text:p>
          </table:table-cell>
          <table:table-cell office:value-type="float" office:value="121.11135345806271" table:formula="msoxl:=COS($B$7*BU3)*BU4" table:style-name="ce1">
            <text:p>121,1113535</text:p>
          </table:table-cell>
          <table:table-cell office:value-type="float" office:value="114.33628791873103" table:formula="msoxl:=COS($B$7*BV3)*BV4" table:style-name="ce1">
            <text:p>114,3362879</text:p>
          </table:table-cell>
          <table:table-cell office:value-type="float" office:value="107.30041563324487" table:formula="msoxl:=COS($B$7*BW3)*BW4" table:style-name="ce1">
            <text:p>107,3004156</text:p>
          </table:table-cell>
          <table:table-cell office:value-type="float" office:value="100.60763487320516" table:formula="msoxl:=COS($B$7*BX3)*BX4" table:style-name="ce1">
            <text:p>100,6076349</text:p>
          </table:table-cell>
          <table:table-cell office:value-type="float" office:value="93.951313372215495" table:formula="msoxl:=COS($B$7*BY3)*BY4" table:style-name="ce1">
            <text:p>93,95131337</text:p>
          </table:table-cell>
          <table:table-cell office:value-type="float" office:value="87.091882415880832" table:formula="msoxl:=COS($B$7*BZ3)*BZ4" table:style-name="ce1">
            <text:p>87,09188242</text:p>
          </table:table-cell>
          <table:table-cell office:value-type="float" office:value="80.757428509447976" table:formula="msoxl:=COS($B$7*CA3)*CA4" table:style-name="ce1">
            <text:p>80,75742851</text:p>
          </table:table-cell>
          <table:table-cell office:value-type="float" office:value="74.224473621940589" table:formula="msoxl:=COS($B$7*CB3)*CB4" table:style-name="ce1">
            <text:p>74,22447362</text:p>
          </table:table-cell>
          <table:table-cell office:value-type="float" office:value="67.737193358673906" table:formula="msoxl:=COS($B$7*CC3)*CC4" table:style-name="ce1">
            <text:p>67,73719336</text:p>
          </table:table-cell>
          <table:table-cell office:value-type="float" office:value="61.297806716426905" table:formula="msoxl:=COS($B$7*CD3)*CD4" table:style-name="ce1">
            <text:p>61,29780672</text:p>
          </table:table-cell>
          <table:table-cell office:value-type="float" office:value="55.064931694161743" table:formula="msoxl:=COS($B$7*CE3)*CE4" table:style-name="ce1">
            <text:p>55,06493169</text:p>
          </table:table-cell>
          <table:table-cell office:value-type="float" office:value="48.710585336023378" table:formula="msoxl:=COS($B$7*CF3)*CF4" table:style-name="ce1">
            <text:p>48,71058534</text:p>
          </table:table-cell>
          <table:table-cell office:value-type="float" office:value="42.53240084839701" table:formula="msoxl:=COS($B$7*CG3)*CG4" table:style-name="ce1">
            <text:p>42,53240085</text:p>
          </table:table-cell>
          <table:table-cell office:value-type="float" office:value="36.375905217143938" table:formula="msoxl:=COS($B$7*CH3)*CH4" table:style-name="ce1">
            <text:p>36,37590522</text:p>
          </table:table-cell>
          <table:table-cell office:value-type="float" office:value="30.243042733437907" table:formula="msoxl:=COS($B$7*CI3)*CI4" table:style-name="ce1">
            <text:p>30,24304273</text:p>
          </table:table-cell>
          <table:table-cell office:value-type="float" office:value="24.13573991546787" table:formula="msoxl:=COS($B$7*CJ3)*CJ4" table:style-name="ce1">
            <text:p>24,13573992</text:p>
          </table:table-cell>
          <table:table-cell office:value-type="float" office:value="18.108240860059073" table:formula="msoxl:=COS($B$7*CK3)*CK4" table:style-name="ce1">
            <text:p>18,10824086</text:p>
          </table:table-cell>
          <table:table-cell office:value-type="float" office:value="12.040326362363333" table:formula="msoxl:=COS($B$7*CL3)*CL4" table:style-name="ce1">
            <text:p>12,04032636</text:p>
          </table:table-cell>
          <table:table-cell office:value-type="float" office:value="6.0210802208633778" table:formula="msoxl:=COS($B$7*CM3)*CM4" table:style-name="ce1">
            <text:p>6,021080221</text:p>
          </table:table-cell>
          <table:table-cell office:value-type="float" office:value="5.5575596208390365E-13" table:formula="msoxl:=COS($B$7*CN3)*CN4" table:style-name="ce1">
            <text:p>5,55756E-13</text:p>
          </table:table-cell>
          <table:table-cell office:value-type="float" office:value="-6.0036278144249815" table:formula="msoxl:=COS($B$7*CO3)*CO4" table:style-name="ce1">
            <text:p>-6,003627814</text:p>
          </table:table-cell>
          <table:table-cell office:value-type="float" office:value="-11.970527368957297" table:formula="msoxl:=COS($B$7*CP3)*CP4" table:style-name="ce1">
            <text:p>-11,97052737</text:p>
          </table:table-cell>
          <table:table-cell office:value-type="float" office:value="-17.951232991329206" table:formula="msoxl:=COS($B$7*CQ3)*CQ4" table:style-name="ce1">
            <text:p>-17,95123299</text:p>
          </table:table-cell>
          <table:table-cell office:value-type="float" office:value="-23.926470494234383" table:formula="msoxl:=COS($B$7*CR3)*CR4" table:style-name="ce1">
            <text:p>-23,92647049</text:p>
          </table:table-cell>
          <table:table-cell office:value-type="float" office:value="-29.98157550519382" table:formula="msoxl:=COS($B$7*CS3)*CS4" table:style-name="ce1">
            <text:p>-29,98157551</text:p>
          </table:table-cell>
          <table:table-cell office:value-type="float" office:value="-35.957791364072214" table:formula="msoxl:=COS($B$7*CT3)*CT4" table:style-name="ce1">
            <text:p>-35,95779136</text:p>
          </table:table-cell>
          <table:table-cell office:value-type="float" office:value="-41.923054131370165" table:formula="msoxl:=COS($B$7*CU3)*CU4" table:style-name="ce1">
            <text:p>-41,92305413</text:p>
          </table:table-cell>
          <table:table-cell office:value-type="float" office:value="-48.014719831222024" table:formula="msoxl:=COS($B$7*CV3)*CV4" table:style-name="ce1">
            <text:p>-48,01471983</text:p>
          </table:table-cell>
          <table:table-cell office:value-type="float" office:value="-53.96989043887902" table:formula="msoxl:=COS($B$7*CW3)*CW4" table:style-name="ce1">
            <text:p>-53,96989044</text:p>
          </table:table-cell>
          <table:table-cell office:value-type="float" office:value="-59.908621295090349" table:formula="msoxl:=COS($B$7*CX3)*CX4" table:style-name="ce1">
            <text:p>-59,9086213</text:p>
          </table:table-cell>
          <table:table-cell office:value-type="float" office:value="-66.210721395660443" table:formula="msoxl:=COS($B$7*CY3)*CY4" table:style-name="ce1">
            <text:p>-66,2107214</text:p>
          </table:table-cell>
          <table:table-cell office:value-type="float" office:value="-72.145356713761885" table:formula="msoxl:=COS($B$7*CZ3)*CZ4" table:style-name="ce1">
            <text:p>-72,14535671</text:p>
          </table:table-cell>
          <table:table-cell office:value-type="float" office:value="-78.282966911664417" table:formula="msoxl:=COS($B$7*DA3)*DA4" table:style-name="ce1">
            <text:p>-78,28296691</text:p>
          </table:table-cell>
          <table:table-cell office:value-type="float" office:value="-84.43074156428338" table:formula="msoxl:=COS($B$7*DB3)*DB4" table:style-name="ce1">
            <text:p>-84,43074156</text:p>
          </table:table-cell>
          <table:table-cell office:value-type="float" office:value="-90.586665785881621" table:formula="msoxl:=COS($B$7*DC3)*DC4" table:style-name="ce1">
            <text:p>-90,58666579</text:p>
          </table:table-cell>
          <table:table-cell office:value-type="float" office:value="-97.024349247583075" table:formula="msoxl:=COS($B$7*DD3)*DD4" table:style-name="ce1">
            <text:p>-97,02434925</text:p>
          </table:table-cell>
          <table:table-cell office:value-type="float" office:value="-103.20721176712543" table:formula="msoxl:=COS($B$7*DE3)*DE4" table:style-name="ce1">
            <text:p>-103,2072118</text:p>
          </table:table-cell>
          <table:table-cell office:value-type="float" office:value="-108.15594803123099" table:formula="msoxl:=COS($B$7*DF3)*DF4" table:style-name="ce1">
            <text:p>-108,155948</text:p>
          </table:table-cell>
          <table:table-cell office:value-type="float" office:value="-112.97214959663276" table:formula="msoxl:=COS($B$7*DG3)*DG4" table:style-name="ce1">
            <text:p>-112,9721496</text:p>
          </table:table-cell>
          <table:table-cell office:value-type="float" office:value="-119.36503002065773" table:formula="msoxl:=COS($B$7*DH3)*DH4" table:style-name="ce1">
            <text:p>-119,36503</text:p>
          </table:table-cell>
          <table:table-cell office:value-type="float" office:value="-125.78715029039974" table:formula="msoxl:=COS($B$7*DI3)*DI4" table:style-name="ce1">
            <text:p>-125,7871503</text:p>
          </table:table-cell>
          <table:table-cell office:value-type="float" office:value="-132.23612747581629" table:formula="msoxl:=COS($B$7*DJ3)*DJ4" table:style-name="ce1">
            <text:p>-132,2361275</text:p>
          </table:table-cell>
          <table:table-cell office:value-type="float" office:value="-138.70955061369153" table:formula="msoxl:=COS($B$7*DK3)*DK4" table:style-name="ce1">
            <text:p>-138,7095506</text:p>
          </table:table-cell>
          <table:table-cell office:value-type="float" office:value="-145.20498157806003" table:formula="msoxl:=COS($B$7*DL3)*DL4" table:style-name="ce1">
            <text:p>-145,2049816</text:p>
          </table:table-cell>
          <table:table-cell office:value-type="float" office:value="-152.14257422665119" table:formula="msoxl:=COS($B$7*DM3)*DM4" table:style-name="ce1">
            <text:p>-152,1425742</text:p>
          </table:table-cell>
          <table:table-cell office:value-type="float" office:value="-158.69035513764533" table:formula="msoxl:=COS($B$7*DN3)*DN4" table:style-name="ce1">
            <text:p>-158,6903551</text:p>
          </table:table-cell>
          <table:table-cell office:value-type="float" office:value="-165.25254190519442" table:formula="msoxl:=COS($B$7*DO3)*DO4" table:style-name="ce1">
            <text:p>-165,2525419</text:p>
          </table:table-cell>
          <table:table-cell office:value-type="float" office:value="-172.76553510520714" table:formula="msoxl:=COS($B$7*DP3)*DP4" table:style-name="ce1">
            <text:p>-172,7655351</text:p>
          </table:table-cell>
          <table:table-cell office:value-type="float" office:value="-179.86436911139032" table:formula="msoxl:=COS($B$7*DQ3)*DQ4" table:style-name="ce1">
            <text:p>-179,8643691</text:p>
          </table:table-cell>
          <table:table-cell office:value-type="float" office:value="-187.49999999999935" table:formula="msoxl:=COS($B$7*DR3)*DR4" table:style-name="ce1">
            <text:p>-187,5</text:p>
          </table:table-cell>
          <table:table-cell office:value-type="float" office:value="-200.34981114001033" table:formula="msoxl:=COS($B$7*DS3)*DS4" table:style-name="ce1">
            <text:p>-200,3498111</text:p>
          </table:table-cell>
          <table:table-cell office:value-type="float" office:value="-208.25827084364892" table:formula="msoxl:=COS($B$7*DT3)*DT4" table:style-name="ce1">
            <text:p>-208,2582708</text:p>
          </table:table-cell>
          <table:table-cell office:value-type="float" office:value="-216.22169690096504" table:formula="msoxl:=COS($B$7*DU3)*DU4" table:style-name="ce1">
            <text:p>-216,2216969</text:p>
          </table:table-cell>
          <table:table-cell office:value-type="float" office:value="-224.23635429176872" table:formula="msoxl:=COS($B$7*DV3)*DV4" table:style-name="ce1">
            <text:p>-224,2363543</text:p>
          </table:table-cell>
          <table:table-cell office:value-type="float" office:value="-232.87203315852403" table:formula="msoxl:=COS($B$7*DW3)*DW4" table:style-name="ce1">
            <text:p>-232,8720332</text:p>
          </table:table-cell>
          <table:table-cell office:value-type="float" office:value="-241.57973869220569" table:formula="msoxl:=COS($B$7*DX3)*DX4" table:style-name="ce1">
            <text:p>-241,5797387</text:p>
          </table:table-cell>
          <table:table-cell office:value-type="float" office:value="-250.35504963125138" table:formula="msoxl:=COS($B$7*DY3)*DY4" table:style-name="ce1">
            <text:p>-250,3550496</text:p>
          </table:table-cell>
          <table:table-cell office:value-type="float" office:value="-259.19348111210138" table:formula="msoxl:=COS($B$7*DZ3)*DZ4" table:style-name="ce1">
            <text:p>-259,1934811</text:p>
          </table:table-cell>
          <table:table-cell office:value-type="float" office:value="-268.71980697827973" table:formula="msoxl:=COS($B$7*EA3)*EA4" table:style-name="ce1">
            <text:p>-268,719807</text:p>
          </table:table-cell>
          <table:table-cell office:value-type="float" office:value="-277.68424738458424" table:formula="msoxl:=COS($B$7*EB3)*EB4" table:style-name="ce1">
            <text:p>-277,6842474</text:p>
          </table:table-cell>
          <table:table-cell office:value-type="float" office:value="-288.00991372683194" table:formula="msoxl:=COS($B$7*EC3)*EC4" table:style-name="ce1">
            <text:p>-288,0099137</text:p>
          </table:table-cell>
          <table:table-cell office:value-type="float" office:value="-297.76311982969116" table:formula="msoxl:=COS($B$7*ED3)*ED4" table:style-name="ce1">
            <text:p>-297,7631198</text:p>
          </table:table-cell>
          <table:table-cell office:value-type="float" office:value="-308.94525710831107" table:formula="msoxl:=COS($B$7*EE3)*EE4" table:style-name="ce1">
            <text:p>-308,9452571</text:p>
          </table:table-cell>
          <table:table-cell office:value-type="float" office:value="-318.8481920406789" table:formula="msoxl:=COS($B$7*EF3)*EF4" table:style-name="ce1">
            <text:p>-318,848192</text:p>
          </table:table-cell>
          <table:table-cell office:value-type="float" office:value="-329.5117600329304" table:formula="msoxl:=COS($B$7*EG3)*EG4" table:style-name="ce1">
            <text:p>-329,51176</text:p>
          </table:table-cell>
          <table:table-cell office:value-type="float" office:value="-340.96706536051983" table:formula="msoxl:=COS($B$7*EH3)*EH4" table:style-name="ce1">
            <text:p>-340,9670654</text:p>
          </table:table-cell>
          <table:table-cell office:value-type="float" office:value="-353.24383788205859" table:formula="msoxl:=COS($B$7*EI3)*EI4" table:style-name="ce1">
            <text:p>-353,2438379</text:p>
          </table:table-cell>
          <table:table-cell office:value-type="float" office:value="-364.88410930939978" table:formula="msoxl:=COS($B$7*EJ3)*EJ4" table:style-name="ce1">
            <text:p>-364,8841093</text:p>
          </table:table-cell>
          <table:table-cell office:value-type="float" office:value="-378.10949969160788" table:formula="msoxl:=COS($B$7*EK3)*EK4" table:style-name="ce1">
            <text:p>-378,1094997</text:p>
          </table:table-cell>
          <table:table-cell office:value-type="float" office:value="-391.44871043379698" table:formula="msoxl:=COS($B$7*EL3)*EL4" table:style-name="ce1">
            <text:p>-391,4487104</text:p>
          </table:table-cell>
          <table:table-cell office:value-type="float" office:value="-397.89873226596825" table:formula="msoxl:=COS($B$7*EM3)*EM4" table:style-name="ce1">
            <text:p>-397,8987323</text:p>
          </table:table-cell>
          <table:table-cell office:value-type="float" office:value="-401.88548433942742" table:formula="msoxl:=COS($B$7*EN3)*EN4" table:style-name="ce1">
            <text:p>-401,8854843</text:p>
          </table:table-cell>
          <table:table-cell office:value-type="float" office:value="-400.91502604374023" table:formula="msoxl:=COS($B$7*EO3)*EO4" table:style-name="ce1">
            <text:p>-400,915026</text:p>
          </table:table-cell>
          <table:table-cell office:value-type="float" office:value="-399.65439522122324" table:formula="msoxl:=COS($B$7*EP3)*EP4" table:style-name="ce1">
            <text:p>-399,6543952</text:p>
          </table:table-cell>
          <table:table-cell office:value-type="float" office:value="-400.56534965731629" table:formula="msoxl:=COS($B$7*EQ3)*EQ4" table:style-name="ce1">
            <text:p>-400,5653497</text:p>
          </table:table-cell>
          <table:table-cell office:value-type="float" office:value="-400.42514754408438" table:formula="msoxl:=COS($B$7*ER3)*ER4" table:style-name="ce1">
            <text:p>-400,4251475</text:p>
          </table:table-cell>
          <table:table-cell office:value-type="float" office:value="-399.20719034202119" table:formula="msoxl:=COS($B$7*ES3)*ES4" table:style-name="ce1">
            <text:p>-399,2071903</text:p>
          </table:table-cell>
          <table:table-cell office:value-type="float" office:value="-400.27870138583239" table:formula="msoxl:=COS($B$7*ET3)*ET4" table:style-name="ce1">
            <text:p>-400,2787014</text:p>
          </table:table-cell>
          <table:table-cell office:value-type="float" office:value="-398.58279482648163" table:formula="msoxl:=COS($B$7*EU3)*EU4" table:style-name="ce1">
            <text:p>-398,5827948</text:p>
          </table:table-cell>
          <table:table-cell office:value-type="float" office:value="-399.23771114462562" table:formula="msoxl:=COS($B$7*EV3)*EV4" table:style-name="ce1">
            <text:p>-399,2377111</text:p>
          </table:table-cell>
          <table:table-cell office:value-type="float" office:value="-398.82658645556387" table:formula="msoxl:=COS($B$7*EW3)*EW4" table:style-name="ce1">
            <text:p>-398,8265865</text:p>
          </table:table-cell>
          <table:table-cell office:value-type="float" office:value="-398.20936437937553" table:formula="msoxl:=COS($B$7*EX3)*EX4" table:style-name="ce1">
            <text:p>-398,2093644</text:p>
          </table:table-cell>
          <table:table-cell office:value-type="float" office:value="-397.38890978801146" table:formula="msoxl:=COS($B$7*EY3)*EY4" table:style-name="ce1">
            <text:p>-397,3889098</text:p>
          </table:table-cell>
          <table:table-cell office:value-type="float" office:value="-398.1657625105305" table:formula="msoxl:=COS($B$7*EZ3)*EZ4" table:style-name="ce1">
            <text:p>-398,1657625</text:p>
          </table:table-cell>
          <table:table-cell office:value-type="float" office:value="-396.96281072205221" table:formula="msoxl:=COS($B$7*FA3)*FA4" table:style-name="ce1">
            <text:p>-396,9628107</text:p>
          </table:table-cell>
          <table:table-cell office:value-type="float" office:value="-396.4787286168883" table:formula="msoxl:=COS($B$7*FB3)*FB4" table:style-name="ce1">
            <text:p>-396,4787286</text:p>
          </table:table-cell>
          <table:table-cell office:value-type="float" office:value="-395.81708698454889" table:formula="msoxl:=COS($B$7*FC3)*FC4" table:style-name="ce1">
            <text:p>-395,817087</text:p>
          </table:table-cell>
          <table:table-cell office:value-type="float" office:value="-395.90750590001778" table:formula="msoxl:=COS($B$7*FD3)*FD4" table:style-name="ce1">
            <text:p>-395,9075059</text:p>
          </table:table-cell>
          <table:table-cell office:value-type="float" office:value="-395.83810083481319" table:formula="msoxl:=COS($B$7*FE3)*FE4" table:style-name="ce1">
            <text:p>-395,8381008</text:p>
          </table:table-cell>
          <table:table-cell office:value-type="float" office:value="-395.61059335086702" table:formula="msoxl:=COS($B$7*FF3)*FF4" table:style-name="ce1">
            <text:p>-395,6105934</text:p>
          </table:table-cell>
          <table:table-cell office:value-type="float" office:value="-395.226764600514" table:formula="msoxl:=COS($B$7*FG3)*FG4" table:style-name="ce1">
            <text:p>-395,2267646</text:p>
          </table:table-cell>
          <table:table-cell office:value-type="float" office:value="-394.68845426248839" table:formula="msoxl:=COS($B$7*FH3)*FH4" table:style-name="ce1">
            <text:p>-394,6884543</text:p>
          </table:table-cell>
          <table:table-cell office:value-type="float" office:value="-393.99755945677026" table:formula="msoxl:=COS($B$7*FI3)*FI4" table:style-name="ce1">
            <text:p>-393,9975595</text:p>
          </table:table-cell>
          <table:table-cell office:value-type="float" office:value="-393.1560336387721" table:formula="msoxl:=COS($B$7*FJ3)*FJ4" table:style-name="ce1">
            <text:p>-393,1560336</text:p>
          </table:table-cell>
          <table:table-cell office:value-type="float" office:value="-393.13181129965051" table:formula="msoxl:=COS($B$7*FK3)*FK4" table:style-name="ce1">
            <text:p>-393,1318113</text:p>
          </table:table-cell>
          <table:table-cell office:value-type="float" office:value="-392.96976914177827" table:formula="msoxl:=COS($B$7*FL3)*FL4" table:style-name="ce1">
            <text:p>-392,9697691</text:p>
          </table:table-cell>
          <table:table-cell office:value-type="float" office:value="-391.6967660436643" table:formula="msoxl:=COS($B$7*FM3)*FM4" table:style-name="ce1">
            <text:p>-391,696766</text:p>
          </table:table-cell>
          <table:table-cell office:value-type="float" office:value="-392.23718789425584" table:formula="msoxl:=COS($B$7*FN3)*FN4" table:style-name="ce1">
            <text:p>-392,2371879</text:p>
          </table:table-cell>
          <table:table-cell office:value-type="float" office:value="-390.68761901217005" table:formula="msoxl:=COS($B$7*FO3)*FO4" table:style-name="ce1">
            <text:p>-390,687619</text:p>
          </table:table-cell>
          <table:table-cell office:value-type="float" office:value="-390.96867794584642" table:formula="msoxl:=COS($B$7*FP3)*FP4" table:style-name="ce1">
            <text:p>-390,9686779</text:p>
          </table:table-cell>
          <table:table-cell office:value-type="float" office:value="-391.12458287567432" table:formula="msoxl:=COS($B$7*FQ3)*FQ4" table:style-name="ce1">
            <text:p>-391,1245829</text:p>
          </table:table-cell>
          <table:table-cell office:value-type="float" office:value="-390.16561908417856" table:formula="msoxl:=COS($B$7*FR3)*FR4" table:style-name="ce1">
            <text:p>-390,1656191</text:p>
          </table:table-cell>
          <table:table-cell office:value-type="float" office:value="-390.07063759503939" table:formula="msoxl:=COS($B$7*FS3)*FS4" table:style-name="ce1">
            <text:p>-390,0706376</text:p>
          </table:table-cell>
          <table:table-cell office:value-type="float" office:value="-389.85258298436304" table:formula="msoxl:=COS($B$7*FT3)*FT4" table:style-name="ce1">
            <text:p>-389,852583</text:p>
          </table:table-cell>
          <table:table-cell office:value-type="float" office:value="-389.51212695387238" table:formula="msoxl:=COS($B$7*FU3)*FU4" table:style-name="ce1">
            <text:p>-389,512127</text:p>
          </table:table-cell>
          <table:table-cell office:value-type="float" office:value="-389.04997960133142" table:formula="msoxl:=COS($B$7*FV3)*FV4" table:style-name="ce1">
            <text:p>-389,0499796</text:p>
          </table:table-cell>
          <table:table-cell office:value-type="float" office:value="-388.46688901952916" table:formula="msoxl:=COS($B$7*FW3)*FW4" table:style-name="ce1">
            <text:p>-388,466889</text:p>
          </table:table-cell>
          <table:table-cell office:value-type="float" office:value="-387.7636408834091" table:formula="msoxl:=COS($B$7*FX3)*FX4" table:style-name="ce1">
            <text:p>-387,7636409</text:p>
          </table:table-cell>
          <table:table-cell office:value-type="float" office:value="-387.94090572067978" table:formula="msoxl:=COS($B$7*FY3)*FY4" table:style-name="ce1">
            <text:p>-387,9409057</text:p>
          </table:table-cell>
          <table:table-cell office:value-type="float" office:value="-387" table:formula="msoxl:=COS($B$7*FZ3)*FZ4" table:style-name="ce1">
            <text:p>-387</text:p>
          </table:table-cell>
          <table:table-cell office:value-type="float" office:value="-386.94105802552343" table:formula="msoxl:=COS($B$7*GA3)*GA4" table:style-name="ce1">
            <text:p>-386,941058</text:p>
          </table:table-cell>
          <table:table-cell office:value-type="float" office:value="-385.76485922937098" table:formula="msoxl:=COS($B$7*GB3)*GB4" table:style-name="ce1">
            <text:p>-385,7648592</text:p>
          </table:table-cell>
          <table:table-cell office:value-type="float" office:value="-385.47100041526556" table:formula="msoxl:=COS($B$7*GC3)*GC4" table:style-name="ce1">
            <text:p>-385,4710004</text:p>
          </table:table-cell>
          <table:table-cell office:value-type="float" office:value="-385.05972340029223" table:formula="msoxl:=COS($B$7*GD3)*GD4" table:style-name="ce1">
            <text:p>-385,0597234</text:p>
          </table:table-cell>
          <table:table-cell office:value-type="float" office:value="-385.52734816150564" table:formula="msoxl:=COS($B$7*GE3)*GE4" table:style-name="ce1">
            <text:p>-385,5273482</text:p>
          </table:table-cell>
          <table:table-cell office:value-type="float" office:value="-384.87997350752187" table:formula="msoxl:=COS($B$7*GF3)*GF4" table:style-name="ce1">
            <text:p>-384,8799735</text:p>
          </table:table-cell>
          <table:table-cell office:value-type="float" office:value="-384.11536068519177" table:formula="msoxl:=COS($B$7*GG3)*GG4" table:style-name="ce1">
            <text:p>-384,1153607</text:p>
          </table:table-cell>
          <table:table-cell office:value-type="float" office:value="-384.22401067172945" table:formula="msoxl:=COS($B$7*GH3)*GH4" table:style-name="ce1">
            <text:p>-384,2240107</text:p>
          </table:table-cell>
          <table:table-cell office:value-type="float" office:value="-383.22307615091364" table:formula="msoxl:=COS($B$7*GI3)*GI4" table:style-name="ce1">
            <text:p>-383,2230762</text:p>
          </table:table-cell>
          <table:table-cell office:value-type="float" office:value="-383.09021592174918" table:formula="msoxl:=COS($B$7*GJ3)*GJ4" table:style-name="ce1">
            <text:p>-383,0902159</text:p>
          </table:table-cell>
          <table:table-cell office:value-type="float" office:value="-382.83460154458919" table:formula="msoxl:=COS($B$7*GK3)*GK4" table:style-name="ce1">
            <text:p>-382,8346015</text:p>
          </table:table-cell>
          <table:table-cell office:value-type="float" office:value="-382.45571188691827" table:formula="msoxl:=COS($B$7*GL3)*GL4" table:style-name="ce1">
            <text:p>-382,4557119</text:p>
          </table:table-cell>
          <table:table-cell office:value-type="float" office:value="-381.95306539581253" table:formula="msoxl:=COS($B$7*GM3)*GM4" table:style-name="ce1">
            <text:p>-381,9530654</text:p>
          </table:table-cell>
          <table:table-cell office:value-type="float" office:value="-381.32622042646693" table:formula="msoxl:=COS($B$7*GN3)*GN4" table:style-name="ce1">
            <text:p>-381,3262204</text:p>
          </table:table-cell>
          <table:table-cell office:value-type="float" office:value="-381.54070138418234" table:formula="msoxl:=COS($B$7*GO3)*GO4" table:style-name="ce1">
            <text:p>-381,5407014</text:p>
          </table:table-cell>
          <table:table-cell office:value-type="float" office:value="-380.65963159157462" table:formula="msoxl:=COS($B$7*GP3)*GP4" table:style-name="ce1">
            <text:p>-380,6596316</text:p>
          </table:table-cell>
          <table:table-cell office:value-type="float" office:value="-380.60929287328855" table:formula="msoxl:=COS($B$7*GQ3)*GQ4" table:style-name="ce1">
            <text:p>-380,6092929</text:p>
          </table:table-cell>
          <table:table-cell office:value-type="float" office:value="-379.47155000176673" table:formula="msoxl:=COS($B$7*GR3)*GR4" table:style-name="ce1">
            <text:p>-379,47155</text:p>
          </table:table-cell>
          <table:table-cell office:value-type="float" office:value="-379.15294881532651" table:formula="msoxl:=COS($B$7*GS3)*GS4" table:style-name="ce1">
            <text:p>-379,1529488</text:p>
          </table:table-cell>
          <table:table-cell office:value-type="float" office:value="-378.69612617672158" table:formula="msoxl:=COS($B$7*GT3)*GT4" table:style-name="ce1">
            <text:p>-378,6961262</text:p>
          </table:table-cell>
          <table:table-cell office:value-type="float" office:value="-379.03365315786442" table:formula="msoxl:=COS($B$7*GU3)*GU4" table:style-name="ce1">
            <text:p>-379,0336532</text:p>
          </table:table-cell>
          <table:table-cell office:value-type="float" office:value="-378.29101266324983" table:formula="msoxl:=COS($B$7*GV3)*GV4" table:style-name="ce1">
            <text:p>-378,2910127</text:p>
          </table:table-cell>
          <table:table-cell office:value-type="float" office:value="-377.40698991550113" table:formula="msoxl:=COS($B$7*GW3)*GW4" table:style-name="ce1">
            <text:p>-377,4069899</text:p>
          </table:table-cell>
          <table:table-cell office:value-type="float" office:value="-377.29427400639474" table:formula="msoxl:=COS($B$7*GX3)*GX4" table:style-name="ce1">
            <text:p>-377,294274</text:p>
          </table:table-cell>
          <table:table-cell office:value-type="float" office:value="-377.02403940724702" table:formula="msoxl:=COS($B$7*GY3)*GY4" table:style-name="ce1">
            <text:p>-377,0240394</text:p>
          </table:table-cell>
          <table:table-cell office:value-type="float" office:value="-377.49349944565074" table:formula="msoxl:=COS($B$7*GZ3)*GZ4" table:style-name="ce1">
            <text:p>-377,4934994</text:p>
          </table:table-cell>
          <table:table-cell office:value-type="float" office:value="-376.8957597316803" table:formula="msoxl:=COS($B$7*HA3)*HA4" table:style-name="ce1">
            <text:p>-376,8957597</text:p>
          </table:table-cell>
          <table:table-cell office:value-type="float" office:value="-376.13567455790366" table:formula="msoxl:=COS($B$7*HB3)*HB4" table:style-name="ce1">
            <text:p>-376,1356746</text:p>
          </table:table-cell>
          <table:table-cell office:value-type="float" office:value="-376.08647406994095" table:formula="msoxl:=COS($B$7*HC3)*HC4" table:style-name="ce1">
            <text:p>-376,0864741</text:p>
          </table:table-cell>
          <table:table-cell office:value-type="float" office:value="-374.98899983866278" table:formula="msoxl:=COS($B$7*HD3)*HD4" table:style-name="ce1">
            <text:p>-374,9889998</text:p>
          </table:table-cell>
          <table:table-cell office:value-type="float" office:value="-374.58211040682386" table:formula="msoxl:=COS($B$7*HE3)*HE4" table:style-name="ce1">
            <text:p>-374,5821104</text:p>
          </table:table-cell>
          <table:table-cell office:value-type="float" office:value="-374.83725850114115" table:formula="msoxl:=COS($B$7*HF3)*HF4" table:style-name="ce1">
            <text:p>-374,8372585</text:p>
          </table:table-cell>
          <table:table-cell office:value-type="float" office:value="-374.88574387160537" table:formula="msoxl:=COS($B$7*HG3)*HG4" table:style-name="ce1">
            <text:p>-374,8857439</text:p>
          </table:table-cell>
          <table:table-cell office:value-type="float" office:value="-375.55402036743482" table:formula="msoxl:=COS($B$7*HH3)*HH4" table:style-name="ce1">
            <text:p>-375,5540204</text:p>
          </table:table-cell>
          <table:table-cell office:value-type="float" office:value="-362.06520357573538" table:formula="msoxl:=COS($B$7*HI3)*HI4" table:style-name="ce1">
            <text:p>-362,0652036</text:p>
          </table:table-cell>
          <table:table-cell office:value-type="float" office:value="-347.06829058685338" table:formula="msoxl:=COS($B$7*HJ3)*HJ4" table:style-name="ce1">
            <text:p>-347,0682906</text:p>
          </table:table-cell>
          <table:table-cell office:value-type="float" office:value="-334.6282787098167" table:formula="msoxl:=COS($B$7*HK3)*HK4" table:style-name="ce1">
            <text:p>-334,6282787</text:p>
          </table:table-cell>
          <table:table-cell office:value-type="float" office:value="-323.08440897875693" table:formula="msoxl:=COS($B$7*HL3)*HL4" table:style-name="ce1">
            <text:p>-323,084409</text:p>
          </table:table-cell>
          <table:table-cell office:value-type="float" office:value="-310.85838458278931" table:formula="msoxl:=COS($B$7*HM3)*HM4" table:style-name="ce1">
            <text:p>-310,8583846</text:p>
          </table:table-cell>
          <table:table-cell office:value-type="float" office:value="-299.52337725952145" table:formula="msoxl:=COS($B$7*HN3)*HN4" table:style-name="ce1">
            <text:p>-299,5233773</text:p>
          </table:table-cell>
          <table:table-cell office:value-type="float" office:value="-289.05376922532264" table:formula="msoxl:=COS($B$7*HO3)*HO4" table:style-name="ce1">
            <text:p>-289,0537692</text:p>
          </table:table-cell>
          <table:table-cell office:value-type="float" office:value="-278.67930955402386" table:formula="msoxl:=COS($B$7*HP3)*HP4" table:style-name="ce1">
            <text:p>-278,6793096</text:p>
          </table:table-cell>
          <table:table-cell office:value-type="float" office:value="-269.13816219585567" table:formula="msoxl:=COS($B$7*HQ3)*HQ4" table:style-name="ce1">
            <text:p>-269,1381622</text:p>
          </table:table-cell>
          <table:table-cell office:value-type="float" office:value="-259.68166792225406" table:formula="msoxl:=COS($B$7*HR3)*HR4" table:style-name="ce1">
            <text:p>-259,6816679</text:p>
          </table:table-cell>
          <table:table-cell office:value-type="float" office:value="-250.31580054003885" table:formula="msoxl:=COS($B$7*HS3)*HS4" table:style-name="ce1">
            <text:p>-250,3158005</text:p>
          </table:table-cell>
          <table:table-cell office:value-type="float" office:value="-241.04645454927305" table:formula="msoxl:=COS($B$7*HT3)*HT4" table:style-name="ce1">
            <text:p>-241,0464545</text:p>
          </table:table-cell>
          <table:table-cell office:value-type="float" office:value="-233.24343914137552" table:formula="msoxl:=COS($B$7*HU3)*HU4" table:style-name="ce1">
            <text:p>-233,2434391</text:p>
          </table:table-cell>
          <table:table-cell office:value-type="float" office:value="-224.15875313021849" table:formula="msoxl:=COS($B$7*HV3)*HV4" table:style-name="ce1">
            <text:p>-224,1587531</text:p>
          </table:table-cell>
          <table:table-cell office:value-type="float" office:value="-215.8434205378779" table:formula="msoxl:=COS($B$7*HW3)*HW4" table:style-name="ce1">
            <text:p>-215,8434205</text:p>
          </table:table-cell>
          <table:table-cell office:value-type="float" office:value="-208.90597314812624" table:formula="msoxl:=COS($B$7*HX3)*HX4" table:style-name="ce1">
            <text:p>-208,9059731</text:p>
          </table:table-cell>
          <table:table-cell office:value-type="float" office:value="-200.75320474489916" table:formula="msoxl:=COS($B$7*HY3)*HY4" table:style-name="ce1">
            <text:p>-200,7532047</text:p>
          </table:table-cell>
          <table:table-cell office:value-type="float" office:value="-193.93336472758341" table:formula="msoxl:=COS($B$7*HZ3)*HZ4" table:style-name="ce1">
            <text:p>-193,9333647</text:p>
          </table:table-cell>
          <table:table-cell office:value-type="float" office:value="-186.56265717713606" table:formula="msoxl:=COS($B$7*IA3)*IA4" table:style-name="ce1">
            <text:p>-186,5626572</text:p>
          </table:table-cell>
          <table:table-cell office:value-type="float" office:value="-179.27450194920522" table:formula="msoxl:=COS($B$7*IB3)*IB4" table:style-name="ce1">
            <text:p>-179,2745019</text:p>
          </table:table-cell>
          <table:table-cell office:value-type="float" office:value="-172.64650734166582" table:formula="msoxl:=COS($B$7*IC3)*IC4" table:style-name="ce1">
            <text:p>-172,6465073</text:p>
          </table:table-cell>
          <table:table-cell office:value-type="float" office:value="-166.08029233081282" table:formula="msoxl:=COS($B$7*ID3)*ID4" table:style-name="ce1">
            <text:p>-166,0802923</text:p>
          </table:table-cell>
          <table:table-cell office:value-type="float" office:value="-160.12387629441903" table:formula="msoxl:=COS($B$7*IE3)*IE4" table:style-name="ce1">
            <text:p>-160,1238763</text:p>
          </table:table-cell>
          <table:table-cell office:value-type="float" office:value="-152.61674809916414" table:formula="msoxl:=COS($B$7*IF3)*IF4" table:style-name="ce1">
            <text:p>-152,6167481</text:p>
          </table:table-cell>
          <table:table-cell office:value-type="float" office:value="-146.27081327445632" table:formula="msoxl:=COS($B$7*IG3)*IG4" table:style-name="ce1">
            <text:p>-146,2708133</text:p>
          </table:table-cell>
          <table:table-cell office:value-type="float" office:value="-141.00000000000097" table:formula="msoxl:=COS($B$7*IH3)*IH4" table:style-name="ce1">
            <text:p>-141</text:p>
          </table:table-cell>
          <table:table-cell office:value-type="float" office:value="-134.77707442848273" table:formula="msoxl:=COS($B$7*II3)*II4" table:style-name="ce1">
            <text:p>-134,7770744</text:p>
          </table:table-cell>
          <table:table-cell office:value-type="float" office:value="-129.10467976612105" table:formula="msoxl:=COS($B$7*IJ3)*IJ4" table:style-name="ce1">
            <text:p>-129,1046798</text:p>
          </table:table-cell>
          <table:table-cell office:value-type="float" office:value="-123.48541592915785" table:formula="msoxl:=COS($B$7*IK3)*IK4" table:style-name="ce1">
            <text:p>-123,4854159</text:p>
          </table:table-cell>
          <table:table-cell office:value-type="float" office:value="-117.92183848626277" table:formula="msoxl:=COS($B$7*IL3)*IL4" table:style-name="ce1">
            <text:p>-117,9218385</text:p>
          </table:table-cell>
          <table:table-cell office:value-type="float" office:value="-112.83907588476774" table:formula="msoxl:=COS($B$7*IM3)*IM4" table:style-name="ce1">
            <text:p>-112,8390759</text:p>
          </table:table-cell>
          <table:table-cell office:value-type="float" office:value="-107.3784737720123" table:formula="msoxl:=COS($B$7*IN3)*IN4" table:style-name="ce1">
            <text:p>-107,3784738</text:p>
          </table:table-cell>
          <table:table-cell office:value-type="float" office:value="-102.37155566419082" table:formula="msoxl:=COS($B$7*IO3)*IO4" table:style-name="ce1">
            <text:p>-102,3715557</text:p>
          </table:table-cell>
          <table:table-cell office:value-type="float" office:value="-97.023107694722341" table:formula="msoxl:=COS($B$7*IP3)*IP4" table:style-name="ce1">
            <text:p>-97,02310769</text:p>
          </table:table-cell>
          <table:table-cell office:value-type="float" office:value="-92.100563033143146" table:formula="msoxl:=COS($B$7*IQ3)*IQ4" table:style-name="ce1">
            <text:p>-92,10056303</text:p>
          </table:table-cell>
          <table:table-cell office:value-type="float" office:value="-87.557156691372214" table:formula="msoxl:=COS($B$7*IR3)*IR4" table:style-name="ce1">
            <text:p>-87,55715669</text:p>
          </table:table-cell>
          <table:table-cell office:value-type="float" office:value="-82.368743077661705" table:formula="msoxl:=COS($B$7*IS3)*IS4" table:style-name="ce1">
            <text:p>-82,36874308</text:p>
          </table:table-cell>
          <table:table-cell office:value-type="float" office:value="-77.563265588112912" table:formula="msoxl:=COS($B$7*IT3)*IT4" table:style-name="ce1">
            <text:p>-77,56326559</text:p>
          </table:table-cell>
          <table:table-cell office:value-type="float" office:value="-73.092926180685325" table:formula="msoxl:=COS($B$7*IU3)*IU4" table:style-name="ce1">
            <text:p>-73,09292618</text:p>
          </table:table-cell>
          <table:table-cell office:value-type="float" office:value="-68.633701598433788" table:formula="msoxl:=COS($B$7*IV3)*IV4" table:style-name="ce1">
            <text:p>-68,6337016</text:p>
          </table:table-cell>
          <table:table-cell office:value-type="float" office:value="-63.928304140323668" table:formula="msoxl:=COS($B$7*IW3)*IW4" table:style-name="ce1">
            <text:p>-63,92830414</text:p>
          </table:table-cell>
          <table:table-cell office:value-type="float" office:value="-59.270864421919669" table:formula="msoxl:=COS($B$7*IX3)*IX4" table:style-name="ce1">
            <text:p>-59,27086442</text:p>
          </table:table-cell>
          <table:table-cell office:value-type="float" office:value="-54.88805725990418" table:formula="msoxl:=COS($B$7*IY3)*IY4" table:style-name="ce1">
            <text:p>-54,88805726</text:p>
          </table:table-cell>
          <table:table-cell office:value-type="float" office:value="-50.314629177898922" table:formula="msoxl:=COS($B$7*IZ3)*IZ4" table:style-name="ce1">
            <text:p>-50,31462918</text:p>
          </table:table-cell>
          <table:table-cell office:value-type="float" office:value="-45.984967885748304" table:formula="msoxl:=COS($B$7*JA3)*JA4" table:style-name="ce1">
            <text:p>-45,98496789</text:p>
          </table:table-cell>
          <table:table-cell office:value-type="float" office:value="-41.675562640064328" table:formula="msoxl:=COS($B$7*JB3)*JB4" table:style-name="ce1">
            <text:p>-41,67556264</text:p>
          </table:table-cell>
          <table:table-cell office:value-type="float" office:value="-37.387837144616263" table:formula="msoxl:=COS($B$7*JC3)*JC4" table:style-name="ce1">
            <text:p>-37,38783714</text:p>
          </table:table-cell>
          <table:table-cell office:value-type="float" office:value="-32.984024927536638" table:formula="msoxl:=COS($B$7*JD3)*JD4" table:style-name="ce1">
            <text:p>-32,98402493</text:p>
          </table:table-cell>
          <table:table-cell office:value-type="float" office:value="-28.761165043615978" table:formula="msoxl:=COS($B$7*JE3)*JE4" table:style-name="ce1">
            <text:p>-28,76116504</text:p>
          </table:table-cell>
          <table:table-cell office:value-type="float" office:value="-24.668717331167233" table:formula="msoxl:=COS($B$7*JF3)*JF4" table:style-name="ce1">
            <text:p>-24,66871733</text:p>
          </table:table-cell>
          <table:table-cell office:value-type="float" office:value="-20.481599545700728" table:formula="msoxl:=COS($B$7*JG3)*JG4" table:style-name="ce1">
            <text:p>-20,48159955</text:p>
          </table:table-cell>
          <table:table-cell office:value-type="float" office:value="-16.392771329870552" table:formula="msoxl:=COS($B$7*JH3)*JH4" table:style-name="ce1">
            <text:p>-16,39277133</text:p>
          </table:table-cell>
          <table:table-cell office:value-type="float" office:value="-12.246613760850007" table:formula="msoxl:=COS($B$7*JI3)*JI4" table:style-name="ce1">
            <text:p>-12,24661376</text:p>
          </table:table-cell>
          <table:table-cell office:value-type="float" office:value="-8.1315827316839169" table:formula="msoxl:=COS($B$7*JJ3)*JJ4" table:style-name="ce1">
            <text:p>-8,131582732</text:p>
          </table:table-cell>
          <table:table-cell office:value-type="float" office:value="-4.06641069988809" table:formula="msoxl:=COS($B$7*JK3)*JK4" table:style-name="ce1">
            <text:p>-4,0664107</text:p>
          </table:table-cell>
          <table:table-cell office:value-type="float" office:value="-1.0729221330829652E-12" table:formula="msoxl:=COS($B$7*JL3)*JL4" table:style-name="ce1">
            <text:p>-1,07292E-12</text:p>
          </table:table-cell>
          <table:table-cell office:value-type="float" office:value="4.0489582934486563" table:formula="msoxl:=COS($B$7*JM3)*JM4" table:style-name="ce1">
            <text:p>4,048958293</text:p>
          </table:table-cell>
          <table:table-cell office:value-type="float" office:value="8.0617837382765654" table:formula="msoxl:=COS($B$7*JN3)*JN4" table:style-name="ce1">
            <text:p>8,061783738</text:p>
          </table:table-cell>
          <table:table-cell office:value-type="float" office:value="12.14194184836176" table:formula="msoxl:=COS($B$7*JO3)*JO4" table:style-name="ce1">
            <text:p>12,14194185</text:p>
          </table:table-cell>
          <table:table-cell office:value-type="float" office:value="16.1137454348919" table:formula="msoxl:=COS($B$7*JP3)*JP4" table:style-name="ce1">
            <text:p>16,11374543</text:p>
          </table:table-cell>
          <table:table-cell office:value-type="float" office:value="20.13297657470795" table:formula="msoxl:=COS($B$7*JQ3)*JQ4" table:style-name="ce1">
            <text:p>20,13297657</text:p>
          </table:table-cell>
          <table:table-cell office:value-type="float" office:value="24.14607501482682" table:formula="msoxl:=COS($B$7*JR3)*JR4" table:style-name="ce1">
            <text:p>24,14607501</text:p>
          </table:table-cell>
          <table:table-cell office:value-type="float" office:value="28.151818326587893" table:formula="msoxl:=COS($B$7*JS3)*JS4" table:style-name="ce1">
            <text:p>28,15181833</text:p>
          </table:table-cell>
          <table:table-cell office:value-type="float" office:value="32.288159422733955" table:formula="msoxl:=COS($B$7*JT3)*JT4" table:style-name="ce1">
            <text:p>32,28815942</text:p>
          </table:table-cell>
          <table:table-cell office:value-type="float" office:value="36.292795889332496" table:formula="msoxl:=COS($B$7*JU3)*JU4" table:style-name="ce1">
            <text:p>36,29279589</text:p>
          </table:table-cell>
          <table:table-cell office:value-type="float" office:value="40.286377218726734" table:formula="msoxl:=COS($B$7*JV3)*JV4" table:style-name="ce1">
            <text:p>40,28637722</text:p>
          </table:table-cell>
          <table:table-cell office:value-type="float" office:value="44.267686927357254" table:formula="msoxl:=COS($B$7*JW3)*JW4" table:style-name="ce1">
            <text:p>44,26768693</text:p>
          </table:table-cell>
          <table:table-cell office:value-type="float" office:value="48.443423960536734" table:formula="msoxl:=COS($B$7*JX3)*JX4" table:style-name="ce1">
            <text:p>48,44342396</text:p>
          </table:table-cell>
          <table:table-cell office:value-type="float" office:value="52.413595662119313" table:formula="msoxl:=COS($B$7*JY3)*JY4" table:style-name="ce1">
            <text:p>52,41359566</text:p>
          </table:table-cell>
          <table:table-cell office:value-type="float" office:value="56.609723570321172" table:formula="msoxl:=COS($B$7*JZ3)*JZ4" table:style-name="ce1">
            <text:p>56,60972357</text:p>
          </table:table-cell>
          <table:table-cell office:value-type="float" office:value="60.822475599091263" table:formula="msoxl:=COS($B$7*KA3)*KA4" table:style-name="ce1">
            <text:p>60,8224756</text:p>
          </table:table-cell>
          <table:table-cell office:value-type="float" office:value="65.050415972810654" table:formula="msoxl:=COS($B$7*KB3)*KB4" table:style-name="ce1">
            <text:p>65,05041597</text:p>
          </table:table-cell>
          <table:table-cell office:value-type="float" office:value="68.999722314564664" table:formula="msoxl:=COS($B$7*KC3)*KC4" table:style-name="ce1">
            <text:p>68,99972231</text:p>
          </table:table-cell>
          <table:table-cell office:value-type="float" office:value="73.237027666861295" table:formula="msoxl:=COS($B$7*KD3)*KD4" table:style-name="ce1">
            <text:p>73,23702767</text:p>
          </table:table-cell>
          <table:table-cell office:value-type="float" office:value="77.810788915259351" table:formula="msoxl:=COS($B$7*KE3)*KE4" table:style-name="ce1">
            <text:p>77,81078892</text:p>
          </table:table-cell>
          <table:table-cell office:value-type="float" office:value="81.742814254833689" table:formula="msoxl:=COS($B$7*KF3)*KF4" table:style-name="ce1">
            <text:p>81,74281425</text:p>
          </table:table-cell>
          <table:table-cell office:value-type="float" office:value="86.366675840416193" table:formula="msoxl:=COS($B$7*KG3)*KG4" table:style-name="ce1">
            <text:p>86,36667584</text:p>
          </table:table-cell>
          <table:table-cell office:value-type="float" office:value="90.6547956066495" table:formula="msoxl:=COS($B$7*KH3)*KH4" table:style-name="ce1">
            <text:p>90,65479561</text:p>
          </table:table-cell>
          <table:table-cell office:value-type="float" office:value="94.947664222892456" table:formula="msoxl:=COS($B$7*KI3)*KI4" table:style-name="ce1">
            <text:p>94,94766422</text:p>
          </table:table-cell>
          <table:table-cell office:value-type="float" office:value="99.650477553569942" table:formula="msoxl:=COS($B$7*KJ3)*KJ4" table:style-name="ce1">
            <text:p>99,65047755</text:p>
          </table:table-cell>
          <table:table-cell office:value-type="float" office:value="104.38671064995161" table:formula="msoxl:=COS($B$7*KK3)*KK4" table:style-name="ce1">
            <text:p>104,3867106</text:p>
          </table:table-cell>
          <table:table-cell office:value-type="float" office:value="108.71604440369001" table:formula="msoxl:=COS($B$7*KL3)*KL4" table:style-name="ce1">
            <text:p>108,7160444</text:p>
          </table:table-cell>
          <table:table-cell office:value-type="float" office:value="113.49762493488547" table:formula="msoxl:=COS($B$7*KM3)*KM4" table:style-name="ce1">
            <text:p>113,4976249</text:p>
          </table:table-cell>
          <table:table-cell office:value-type="float" office:value="118.30683382204339" table:formula="msoxl:=COS($B$7*KN3)*KN4" table:style-name="ce1">
            <text:p>118,3068338</text:p>
          </table:table-cell>
          <table:table-cell office:value-type="float" office:value="123.14164354256849" table:formula="msoxl:=COS($B$7*KO3)*KO4" table:style-name="ce1">
            <text:p>123,1416435</text:p>
          </table:table-cell>
          <table:table-cell office:value-type="float" office:value="127.99999999999883" table:formula="msoxl:=COS($B$7*KP3)*KP4" table:style-name="ce1">
            <text:p>128</text:p>
          </table:table-cell>
          <table:table-cell office:value-type="float" office:value="133.39486140170285" table:formula="msoxl:=COS($B$7*KQ3)*KQ4" table:style-name="ce1">
            <text:p>133,3948614</text:p>
          </table:table-cell>
          <table:table-cell office:value-type="float" office:value="138.30892796486523" table:formula="msoxl:=COS($B$7*KR3)*KR4" table:style-name="ce1">
            <text:p>138,308928</text:p>
          </table:table-cell>
          <table:table-cell office:value-type="float" office:value="143.78470524396607" table:formula="msoxl:=COS($B$7*KS3)*KS4" table:style-name="ce1">
            <text:p>143,7847052</text:p>
          </table:table-cell>
          <table:table-cell office:value-type="float" office:value="149.30450522668826" table:formula="msoxl:=COS($B$7*KT3)*KT4" table:style-name="ce1">
            <text:p>149,3045052</text:p>
          </table:table-cell>
          <table:table-cell office:value-type="float" office:value="154.86563781478125" table:formula="msoxl:=COS($B$7*KU3)*KU4" table:style-name="ce1">
            <text:p>154,8656378</text:p>
          </table:table-cell>
          <table:table-cell office:value-type="float" office:value="160.46537387584397" table:formula="msoxl:=COS($B$7*KV3)*KV4" table:style-name="ce1">
            <text:p>160,4653739</text:p>
          </table:table-cell>
          <table:table-cell office:value-type="float" office:value="166.10094638996407" table:formula="msoxl:=COS($B$7*KW3)*KW4" table:style-name="ce1">
            <text:p>166,1009464</text:p>
          </table:table-cell>
          <table:table-cell office:value-type="float" office:value="172.3852130911832" table:formula="msoxl:=COS($B$7*KX3)*KX4" table:style-name="ce1">
            <text:p>172,3852131</text:p>
          </table:table-cell>
          <table:table-cell office:value-type="float" office:value="178.09767066710285" table:formula="msoxl:=COS($B$7*KY3)*KY4" table:style-name="ce1">
            <text:p>178,0976707</text:p>
          </table:table-cell>
          <table:table-cell office:value-type="float" office:value="184.48004398003559" table:formula="msoxl:=COS($B$7*KZ3)*KZ4" table:style-name="ce1">
            <text:p>184,480044</text:p>
          </table:table-cell>
          <table:table-cell office:value-type="float" office:value="190.9131774362364" table:formula="msoxl:=COS($B$7*LA3)*LA4" table:style-name="ce1">
            <text:p>190,9131774</text:p>
          </table:table-cell>
          <table:table-cell office:value-type="float" office:value="197.3935288758619" table:formula="msoxl:=COS($B$7*LB3)*LB4" table:style-name="ce1">
            <text:p>197,3935289</text:p>
          </table:table-cell>
          <table:table-cell office:value-type="float" office:value="203.91750965868593" table:formula="msoxl:=COS($B$7*LC3)*LC4" table:style-name="ce1">
            <text:p>203,9175097</text:p>
          </table:table-cell>
          <table:table-cell office:value-type="float" office:value="211.87080298999302" table:formula="msoxl:=COS($B$7*LD3)*LD4" table:style-name="ce1">
            <text:p>211,870803</text:p>
          </table:table-cell>
          <table:table-cell office:value-type="float" office:value="219.20310216782852" table:formula="msoxl:=COS($B$7*LE3)*LE4" table:style-name="ce1">
            <text:p>219,2031022</text:p>
          </table:table-cell>
          <table:table-cell office:value-type="float" office:value="226.59203710667387" table:formula="msoxl:=COS($B$7*LF3)*LF4" table:style-name="ce1">
            <text:p>226,5920371</text:p>
          </table:table-cell>
          <table:table-cell office:value-type="float" office:value="234.76453821975244" table:formula="msoxl:=COS($B$7*LG3)*LG4" table:style-name="ce1">
            <text:p>234,7645382</text:p>
          </table:table-cell>
          <table:table-cell office:value-type="float" office:value="242.26521310562936" table:formula="msoxl:=COS($B$7*LH3)*LH4" table:style-name="ce1">
            <text:p>242,2652131</text:p>
          </table:table-cell>
          <table:table-cell office:value-type="float" office:value="251.3182902141819" table:formula="msoxl:=COS($B$7*LI3)*LI4" table:style-name="ce1">
            <text:p>251,3182902</text:p>
          </table:table-cell>
          <table:table-cell office:value-type="float" office:value="260.45511066045134" table:formula="msoxl:=COS($B$7*LJ3)*LJ4" table:style-name="ce1">
            <text:p>260,4551107</text:p>
          </table:table-cell>
          <table:table-cell office:value-type="float" office:value="269.66964862556762" table:formula="msoxl:=COS($B$7*LK3)*LK4" table:style-name="ce1">
            <text:p>269,6696486</text:p>
          </table:table-cell>
          <table:table-cell office:value-type="float" office:value="278.16779602317155" table:formula="msoxl:=COS($B$7*LL3)*LL4" table:style-name="ce1">
            <text:p>278,167796</text:p>
          </table:table-cell>
          <table:table-cell office:value-type="float" office:value="289.10605463711886" table:formula="msoxl:=COS($B$7*LM3)*LM4" table:style-name="ce1">
            <text:p>289,1060546</text:p>
          </table:table-cell>
          <table:table-cell office:value-type="float" office:value="299.33628791872934" table:formula="msoxl:=COS($B$7*LN3)*LN4" table:style-name="ce1">
            <text:p>299,3362879</text:p>
          </table:table-cell>
          <table:table-cell office:value-type="float" office:value="310.45862478552664" table:formula="msoxl:=COS($B$7*LO3)*LO4" table:style-name="ce1">
            <text:p>310,4586248</text:p>
          </table:table-cell>
          <table:table-cell office:value-type="float" office:value="321.66657815135488" table:formula="msoxl:=COS($B$7*LP3)*LP4" table:style-name="ce1">
            <text:p>321,6665782</text:p>
          </table:table-cell>
          <table:table-cell office:value-type="float" office:value="334.62955661022289" table:formula="msoxl:=COS($B$7*LQ3)*LQ4" table:style-name="ce1">
            <text:p>334,6295566</text:p>
          </table:table-cell>
          <table:table-cell office:value-type="float" office:value="347.69971942413343" table:formula="msoxl:=COS($B$7*LR3)*LR4" table:style-name="ce1">
            <text:p>347,6997194</text:p>
          </table:table-cell>
          <table:table-cell office:value-type="float" office:value="360.86743359558801" table:formula="msoxl:=COS($B$7*LS3)*LS4" table:style-name="ce1">
            <text:p>360,8674336</text:p>
          </table:table-cell>
          <table:table-cell office:value-type="float" office:value="376.72105064622951" table:formula="msoxl:=COS($B$7*LT3)*LT4" table:style-name="ce1">
            <text:p>376,7210506</text:p>
          </table:table-cell>
          <table:table-cell office:value-type="float" office:value="390.95500909130863" table:formula="msoxl:=COS($B$7*LU3)*LU4" table:style-name="ce1">
            <text:p>390,9550091</text:p>
          </table:table-cell>
          <table:table-cell office:value-type="float" office:value="407.92178790082289" table:formula="msoxl:=COS($B$7*LV3)*LV4" table:style-name="ce1">
            <text:p>407,9217879</text:p>
          </table:table-cell>
          <table:table-cell office:value-type="float" office:value="426.79212508622697" table:formula="msoxl:=COS($B$7*LW3)*LW4" table:style-name="ce1">
            <text:p>426,7921251</text:p>
          </table:table-cell>
          <table:table-cell office:value-type="float" office:value="444.90305291808642" table:formula="msoxl:=COS($B$7*LX3)*LX4" table:style-name="ce1">
            <text:p>444,9030529</text:p>
          </table:table-cell>
          <table:table-cell office:value-type="float" office:value="468.56112589794674" table:formula="msoxl:=COS($B$7*LY3)*LY4" table:style-name="ce1">
            <text:p>468,5611259</text:p>
          </table:table-cell>
          <table:table-cell office:value-type="float" office:value="479.61136526236419" table:formula="msoxl:=COS($B$7*LZ3)*LZ4" table:style-name="ce1">
            <text:p>479,6113653</text:p>
          </table:table-cell>
          <table:table-cell office:value-type="float" office:value="498.91363057122129" table:formula="msoxl:=COS($B$7*MA3)*MA4" table:style-name="ce1">
            <text:p>498,9136306</text:p>
          </table:table-cell>
          <table:table-cell office:value-type="float" office:value="509.02393615716511" table:formula="msoxl:=COS($B$7*MB3)*MB4" table:style-name="ce1">
            <text:p>509,0239362</text:p>
          </table:table-cell>
          <table:table-cell office:value-type="float" office:value="507.86775201447659" table:formula="msoxl:=COS($B$7*MC3)*MC4" table:style-name="ce1">
            <text:p>507,867752</text:p>
          </table:table-cell>
          <table:table-cell office:value-type="float" office:value="506.49432260360351" table:formula="msoxl:=COS($B$7*MD3)*MD4" table:style-name="ce1">
            <text:p>506,4943226</text:p>
          </table:table-cell>
          <table:table-cell office:value-type="float" office:value="507.74347509683201" table:formula="msoxl:=COS($B$7*ME3)*ME4" table:style-name="ce1">
            <text:p>507,7434751</text:p>
          </table:table-cell>
          <table:table-cell office:value-type="float" office:value="505.9620666690206" table:formula="msoxl:=COS($B$7*MF3)*MF4" table:style-name="ce1">
            <text:p>505,9620667</text:p>
          </table:table-cell>
          <table:table-cell office:value-type="float" office:value="504.9289111484818" table:formula="msoxl:=COS($B$7*MG3)*MG4" table:style-name="ce1">
            <text:p>504,9289111</text:p>
          </table:table-cell>
          <table:table-cell office:value-type="float" office:value="504.66239036761652" table:formula="msoxl:=COS($B$7*MH3)*MH4" table:style-name="ce1">
            <text:p>504,6623904</text:p>
          </table:table-cell>
          <table:table-cell office:value-type="float" office:value="505.17920714918188" table:formula="msoxl:=COS($B$7*MI3)*MI4" table:style-name="ce1">
            <text:p>505,1792071</text:p>
          </table:table-cell>
          <table:table-cell office:value-type="float" office:value="504.55377766351734" table:formula="msoxl:=COS($B$7*MJ3)*MJ4" table:style-name="ce1">
            <text:p>504,5537777</text:p>
          </table:table-cell>
          <table:table-cell office:value-type="float" office:value="503.7493234939659" table:formula="msoxl:=COS($B$7*MK3)*MK4" table:style-name="ce1">
            <text:p>503,7493235</text:p>
          </table:table-cell>
          <table:table-cell office:value-type="float" office:value="502.76786677717547" table:formula="msoxl:=COS($B$7*ML3)*ML4" table:style-name="ce1">
            <text:p>502,7678668</text:p>
          </table:table-cell>
          <table:table-cell office:value-type="float" office:value="502.59311792520333" table:formula="msoxl:=COS($B$7*MM3)*MM4" table:style-name="ce1">
            <text:p>502,5931179</text:p>
          </table:table-cell>
          <table:table-cell office:value-type="float" office:value="502.25195403622558" table:formula="msoxl:=COS($B$7*MN3)*MN4" table:style-name="ce1">
            <text:p>502,251954</text:p>
          </table:table-cell>
          <table:table-cell office:value-type="float" office:value="502.73336536292464" table:formula="msoxl:=COS($B$7*MO3)*MO4" table:style-name="ce1">
            <text:p>502,7333654</text:p>
          </table:table-cell>
          <table:table-cell office:value-type="float" office:value="502.06591085197573" table:formula="msoxl:=COS($B$7*MP3)*MP4" table:style-name="ce1">
            <text:p>502,0659109</text:p>
          </table:table-cell>
          <table:table-cell office:value-type="float" office:value="502.22835273050856" table:formula="msoxl:=COS($B$7*MQ3)*MQ4" table:style-name="ce1">
            <text:p>502,2283527</text:p>
          </table:table-cell>
          <table:table-cell office:value-type="float" office:value="501.23903526560946" table:formula="msoxl:=COS($B$7*MR3)*MR4" table:style-name="ce1">
            <text:p>501,2390353</text:p>
          </table:table-cell>
          <table:table-cell office:value-type="float" office:value="500.08973844205599" table:formula="msoxl:=COS($B$7*MS3)*MS4" table:style-name="ce1">
            <text:p>500,0897384</text:p>
          </table:table-cell>
          <table:table-cell office:value-type="float" office:value="499.77958918017168" table:formula="msoxl:=COS($B$7*MT3)*MT4" table:style-name="ce1">
            <text:p>499,7795892</text:p>
          </table:table-cell>
          <table:table-cell office:value-type="float" office:value="499.31476737728678" table:formula="msoxl:=COS($B$7*MU3)*MU4" table:style-name="ce1">
            <text:p>499,3147674</text:p>
          </table:table-cell>
          <table:table-cell office:value-type="float" office:value="498.69602268252868" table:formula="msoxl:=COS($B$7*MV3)*MV4" table:style-name="ce1">
            <text:p>498,6960227</text:p>
          </table:table-cell>
          <table:table-cell office:value-type="float" office:value="497.92415218788278" table:formula="msoxl:=COS($B$7*MW3)*MW4" table:style-name="ce1">
            <text:p>497,9241522</text:p>
          </table:table-cell>
          <table:table-cell table:number-columns-repeated="160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lculate x and y geometric correction - add this to x' and y' to get object coordinat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fa=180-beta + fi</text:p>
          </table:table-cell>
          <table:table-cell office:value-type="float" office:value="98" table:formula="msoxl:=180-$B$8+B3" table:style-name="ce1">
            <text:p>98</text:p>
          </table:table-cell>
          <table:table-cell office:value-type="float" office:value="99" table:formula="msoxl:=180-$B$8+C3" table:style-name="ce1">
            <text:p>99</text:p>
          </table:table-cell>
          <table:table-cell office:value-type="float" office:value="100" table:formula="msoxl:=180-$B$8+D3" table:style-name="ce1">
            <text:p>100</text:p>
          </table:table-cell>
          <table:table-cell office:value-type="float" office:value="101" table:formula="msoxl:=180-$B$8+E3" table:style-name="ce1">
            <text:p>101</text:p>
          </table:table-cell>
          <table:table-cell office:value-type="float" office:value="102" table:formula="msoxl:=180-$B$8+F3" table:style-name="ce1">
            <text:p>102</text:p>
          </table:table-cell>
          <table:table-cell office:value-type="float" office:value="103" table:formula="msoxl:=180-$B$8+G3" table:style-name="ce1">
            <text:p>103</text:p>
          </table:table-cell>
          <table:table-cell office:value-type="float" office:value="104" table:formula="msoxl:=180-$B$8+H3" table:style-name="ce1">
            <text:p>104</text:p>
          </table:table-cell>
          <table:table-cell office:value-type="float" office:value="105" table:formula="msoxl:=180-$B$8+I3" table:style-name="ce1">
            <text:p>105</text:p>
          </table:table-cell>
          <table:table-cell office:value-type="float" office:value="106" table:formula="msoxl:=180-$B$8+J3" table:style-name="ce1">
            <text:p>106</text:p>
          </table:table-cell>
          <table:table-cell office:value-type="float" office:value="107" table:formula="msoxl:=180-$B$8+K3" table:style-name="ce1">
            <text:p>107</text:p>
          </table:table-cell>
          <table:table-cell office:value-type="float" office:value="108" table:formula="msoxl:=180-$B$8+L3" table:style-name="ce1">
            <text:p>108</text:p>
          </table:table-cell>
          <table:table-cell office:value-type="float" office:value="109" table:formula="msoxl:=180-$B$8+M3" table:style-name="ce1">
            <text:p>109</text:p>
          </table:table-cell>
          <table:table-cell office:value-type="float" office:value="110" table:formula="msoxl:=180-$B$8+N3" table:style-name="ce1">
            <text:p>110</text:p>
          </table:table-cell>
          <table:table-cell office:value-type="float" office:value="111" table:formula="msoxl:=180-$B$8+O3" table:style-name="ce1">
            <text:p>111</text:p>
          </table:table-cell>
          <table:table-cell office:value-type="float" office:value="112" table:formula="msoxl:=180-$B$8+P3" table:style-name="ce1">
            <text:p>112</text:p>
          </table:table-cell>
          <table:table-cell office:value-type="float" office:value="113" table:formula="msoxl:=180-$B$8+Q3" table:style-name="ce1">
            <text:p>113</text:p>
          </table:table-cell>
          <table:table-cell office:value-type="float" office:value="114" table:formula="msoxl:=180-$B$8+R3" table:style-name="ce1">
            <text:p>114</text:p>
          </table:table-cell>
          <table:table-cell office:value-type="float" office:value="115" table:formula="msoxl:=180-$B$8+S3" table:style-name="ce1">
            <text:p>115</text:p>
          </table:table-cell>
          <table:table-cell office:value-type="float" office:value="116" table:formula="msoxl:=180-$B$8+T3" table:style-name="ce1">
            <text:p>116</text:p>
          </table:table-cell>
          <table:table-cell office:value-type="float" office:value="117" table:formula="msoxl:=180-$B$8+U3" table:style-name="ce1">
            <text:p>117</text:p>
          </table:table-cell>
          <table:table-cell office:value-type="float" office:value="118" table:formula="msoxl:=180-$B$8+V3" table:style-name="ce1">
            <text:p>118</text:p>
          </table:table-cell>
          <table:table-cell office:value-type="float" office:value="119" table:formula="msoxl:=180-$B$8+W3" table:style-name="ce1">
            <text:p>119</text:p>
          </table:table-cell>
          <table:table-cell office:value-type="float" office:value="120" table:formula="msoxl:=180-$B$8+X3" table:style-name="ce1">
            <text:p>120</text:p>
          </table:table-cell>
          <table:table-cell office:value-type="float" office:value="121" table:formula="msoxl:=180-$B$8+Y3" table:style-name="ce1">
            <text:p>121</text:p>
          </table:table-cell>
          <table:table-cell office:value-type="float" office:value="122" table:formula="msoxl:=180-$B$8+Z3" table:style-name="ce1">
            <text:p>122</text:p>
          </table:table-cell>
          <table:table-cell office:value-type="float" office:value="123" table:formula="msoxl:=180-$B$8+AA3" table:style-name="ce1">
            <text:p>123</text:p>
          </table:table-cell>
          <table:table-cell office:value-type="float" office:value="124" table:formula="msoxl:=180-$B$8+AB3" table:style-name="ce1">
            <text:p>124</text:p>
          </table:table-cell>
          <table:table-cell office:value-type="float" office:value="125" table:formula="msoxl:=180-$B$8+AC3" table:style-name="ce1">
            <text:p>125</text:p>
          </table:table-cell>
          <table:table-cell office:value-type="float" office:value="126" table:formula="msoxl:=180-$B$8+AD3" table:style-name="ce1">
            <text:p>126</text:p>
          </table:table-cell>
          <table:table-cell office:value-type="float" office:value="127" table:formula="msoxl:=180-$B$8+AE3" table:style-name="ce1">
            <text:p>127</text:p>
          </table:table-cell>
          <table:table-cell office:value-type="float" office:value="128" table:formula="msoxl:=180-$B$8+AF3" table:style-name="ce1">
            <text:p>128</text:p>
          </table:table-cell>
          <table:table-cell office:value-type="float" office:value="129" table:formula="msoxl:=180-$B$8+AG3" table:style-name="ce1">
            <text:p>129</text:p>
          </table:table-cell>
          <table:table-cell office:value-type="float" office:value="130" table:formula="msoxl:=180-$B$8+AH3" table:style-name="ce1">
            <text:p>130</text:p>
          </table:table-cell>
          <table:table-cell office:value-type="float" office:value="131" table:formula="msoxl:=180-$B$8+AI3" table:style-name="ce1">
            <text:p>131</text:p>
          </table:table-cell>
          <table:table-cell office:value-type="float" office:value="132" table:formula="msoxl:=180-$B$8+AJ3" table:style-name="ce1">
            <text:p>132</text:p>
          </table:table-cell>
          <table:table-cell office:value-type="float" office:value="133" table:formula="msoxl:=180-$B$8+AK3" table:style-name="ce1">
            <text:p>133</text:p>
          </table:table-cell>
          <table:table-cell office:value-type="float" office:value="134" table:formula="msoxl:=180-$B$8+AL3" table:style-name="ce1">
            <text:p>134</text:p>
          </table:table-cell>
          <table:table-cell office:value-type="float" office:value="135" table:formula="msoxl:=180-$B$8+AM3" table:style-name="ce1">
            <text:p>135</text:p>
          </table:table-cell>
          <table:table-cell office:value-type="float" office:value="136" table:formula="msoxl:=180-$B$8+AN3" table:style-name="ce1">
            <text:p>136</text:p>
          </table:table-cell>
          <table:table-cell office:value-type="float" office:value="137" table:formula="msoxl:=180-$B$8+AO3" table:style-name="ce1">
            <text:p>137</text:p>
          </table:table-cell>
          <table:table-cell office:value-type="float" office:value="138" table:formula="msoxl:=180-$B$8+AP3" table:style-name="ce1">
            <text:p>138</text:p>
          </table:table-cell>
          <table:table-cell office:value-type="float" office:value="139" table:formula="msoxl:=180-$B$8+AQ3" table:style-name="ce1">
            <text:p>139</text:p>
          </table:table-cell>
          <table:table-cell office:value-type="float" office:value="140" table:formula="msoxl:=180-$B$8+AR3" table:style-name="ce1">
            <text:p>140</text:p>
          </table:table-cell>
          <table:table-cell office:value-type="float" office:value="141" table:formula="msoxl:=180-$B$8+AS3" table:style-name="ce1">
            <text:p>141</text:p>
          </table:table-cell>
          <table:table-cell office:value-type="float" office:value="142" table:formula="msoxl:=180-$B$8+AT3" table:style-name="ce1">
            <text:p>142</text:p>
          </table:table-cell>
          <table:table-cell office:value-type="float" office:value="143" table:formula="msoxl:=180-$B$8+AU3" table:style-name="ce1">
            <text:p>143</text:p>
          </table:table-cell>
          <table:table-cell office:value-type="float" office:value="144" table:formula="msoxl:=180-$B$8+AV3" table:style-name="ce1">
            <text:p>144</text:p>
          </table:table-cell>
          <table:table-cell office:value-type="float" office:value="145" table:formula="msoxl:=180-$B$8+AW3" table:style-name="ce1">
            <text:p>145</text:p>
          </table:table-cell>
          <table:table-cell office:value-type="float" office:value="146" table:formula="msoxl:=180-$B$8+AX3" table:style-name="ce1">
            <text:p>146</text:p>
          </table:table-cell>
          <table:table-cell office:value-type="float" office:value="147" table:formula="msoxl:=180-$B$8+AY3" table:style-name="ce1">
            <text:p>147</text:p>
          </table:table-cell>
          <table:table-cell office:value-type="float" office:value="148" table:formula="msoxl:=180-$B$8+AZ3" table:style-name="ce1">
            <text:p>148</text:p>
          </table:table-cell>
          <table:table-cell office:value-type="float" office:value="149" table:formula="msoxl:=180-$B$8+BA3" table:style-name="ce1">
            <text:p>149</text:p>
          </table:table-cell>
          <table:table-cell office:value-type="float" office:value="150" table:formula="msoxl:=180-$B$8+BB3" table:style-name="ce1">
            <text:p>150</text:p>
          </table:table-cell>
          <table:table-cell office:value-type="float" office:value="151" table:formula="msoxl:=180-$B$8+BC3" table:style-name="ce1">
            <text:p>151</text:p>
          </table:table-cell>
          <table:table-cell office:value-type="float" office:value="152" table:formula="msoxl:=180-$B$8+BD3" table:style-name="ce1">
            <text:p>152</text:p>
          </table:table-cell>
          <table:table-cell office:value-type="float" office:value="153" table:formula="msoxl:=180-$B$8+BE3" table:style-name="ce1">
            <text:p>153</text:p>
          </table:table-cell>
          <table:table-cell office:value-type="float" office:value="154" table:formula="msoxl:=180-$B$8+BF3" table:style-name="ce1">
            <text:p>154</text:p>
          </table:table-cell>
          <table:table-cell office:value-type="float" office:value="155" table:formula="msoxl:=180-$B$8+BG3" table:style-name="ce1">
            <text:p>155</text:p>
          </table:table-cell>
          <table:table-cell office:value-type="float" office:value="156" table:formula="msoxl:=180-$B$8+BH3" table:style-name="ce1">
            <text:p>156</text:p>
          </table:table-cell>
          <table:table-cell office:value-type="float" office:value="157" table:formula="msoxl:=180-$B$8+BI3" table:style-name="ce1">
            <text:p>157</text:p>
          </table:table-cell>
          <table:table-cell office:value-type="float" office:value="158" table:formula="msoxl:=180-$B$8+BJ3" table:style-name="ce1">
            <text:p>158</text:p>
          </table:table-cell>
          <table:table-cell office:value-type="float" office:value="159" table:formula="msoxl:=180-$B$8+BK3" table:style-name="ce1">
            <text:p>159</text:p>
          </table:table-cell>
          <table:table-cell office:value-type="float" office:value="160" table:formula="msoxl:=180-$B$8+BL3" table:style-name="ce1">
            <text:p>160</text:p>
          </table:table-cell>
          <table:table-cell office:value-type="float" office:value="161" table:formula="msoxl:=180-$B$8+BM3" table:style-name="ce1">
            <text:p>161</text:p>
          </table:table-cell>
          <table:table-cell office:value-type="float" office:value="162" table:formula="msoxl:=180-$B$8+BN3" table:style-name="ce1">
            <text:p>162</text:p>
          </table:table-cell>
          <table:table-cell office:value-type="float" office:value="163" table:formula="msoxl:=180-$B$8+BO3" table:style-name="ce1">
            <text:p>163</text:p>
          </table:table-cell>
          <table:table-cell office:value-type="float" office:value="164" table:formula="msoxl:=180-$B$8+BP3" table:style-name="ce1">
            <text:p>164</text:p>
          </table:table-cell>
          <table:table-cell office:value-type="float" office:value="165" table:formula="msoxl:=180-$B$8+BQ3" table:style-name="ce1">
            <text:p>165</text:p>
          </table:table-cell>
          <table:table-cell office:value-type="float" office:value="166" table:formula="msoxl:=180-$B$8+BR3" table:style-name="ce1">
            <text:p>166</text:p>
          </table:table-cell>
          <table:table-cell office:value-type="float" office:value="167" table:formula="msoxl:=180-$B$8+BS3" table:style-name="ce1">
            <text:p>167</text:p>
          </table:table-cell>
          <table:table-cell office:value-type="float" office:value="168" table:formula="msoxl:=180-$B$8+BT3" table:style-name="ce1">
            <text:p>168</text:p>
          </table:table-cell>
          <table:table-cell office:value-type="float" office:value="169" table:formula="msoxl:=180-$B$8+BU3" table:style-name="ce1">
            <text:p>169</text:p>
          </table:table-cell>
          <table:table-cell office:value-type="float" office:value="170" table:formula="msoxl:=180-$B$8+BV3" table:style-name="ce1">
            <text:p>170</text:p>
          </table:table-cell>
          <table:table-cell office:value-type="float" office:value="171" table:formula="msoxl:=180-$B$8+BW3" table:style-name="ce1">
            <text:p>171</text:p>
          </table:table-cell>
          <table:table-cell office:value-type="float" office:value="172" table:formula="msoxl:=180-$B$8+BX3" table:style-name="ce1">
            <text:p>172</text:p>
          </table:table-cell>
          <table:table-cell office:value-type="float" office:value="173" table:formula="msoxl:=180-$B$8+BY3" table:style-name="ce1">
            <text:p>173</text:p>
          </table:table-cell>
          <table:table-cell office:value-type="float" office:value="174" table:formula="msoxl:=180-$B$8+BZ3" table:style-name="ce1">
            <text:p>174</text:p>
          </table:table-cell>
          <table:table-cell office:value-type="float" office:value="175" table:formula="msoxl:=180-$B$8+CA3" table:style-name="ce1">
            <text:p>175</text:p>
          </table:table-cell>
          <table:table-cell office:value-type="float" office:value="176" table:formula="msoxl:=180-$B$8+CB3" table:style-name="ce1">
            <text:p>176</text:p>
          </table:table-cell>
          <table:table-cell office:value-type="float" office:value="177" table:formula="msoxl:=180-$B$8+CC3" table:style-name="ce1">
            <text:p>177</text:p>
          </table:table-cell>
          <table:table-cell office:value-type="float" office:value="178" table:formula="msoxl:=180-$B$8+CD3" table:style-name="ce1">
            <text:p>178</text:p>
          </table:table-cell>
          <table:table-cell office:value-type="float" office:value="179" table:formula="msoxl:=180-$B$8+CE3" table:style-name="ce1">
            <text:p>179</text:p>
          </table:table-cell>
          <table:table-cell office:value-type="float" office:value="180" table:formula="msoxl:=180-$B$8+CF3" table:style-name="ce1">
            <text:p>180</text:p>
          </table:table-cell>
          <table:table-cell office:value-type="float" office:value="181" table:formula="msoxl:=180-$B$8+CG3" table:style-name="ce1">
            <text:p>181</text:p>
          </table:table-cell>
          <table:table-cell office:value-type="float" office:value="182" table:formula="msoxl:=180-$B$8+CH3" table:style-name="ce1">
            <text:p>182</text:p>
          </table:table-cell>
          <table:table-cell office:value-type="float" office:value="183" table:formula="msoxl:=180-$B$8+CI3" table:style-name="ce1">
            <text:p>183</text:p>
          </table:table-cell>
          <table:table-cell office:value-type="float" office:value="184" table:formula="msoxl:=180-$B$8+CJ3" table:style-name="ce1">
            <text:p>184</text:p>
          </table:table-cell>
          <table:table-cell office:value-type="float" office:value="185" table:formula="msoxl:=180-$B$8+CK3" table:style-name="ce1">
            <text:p>185</text:p>
          </table:table-cell>
          <table:table-cell office:value-type="float" office:value="186" table:formula="msoxl:=180-$B$8+CL3" table:style-name="ce1">
            <text:p>186</text:p>
          </table:table-cell>
          <table:table-cell office:value-type="float" office:value="187" table:formula="msoxl:=180-$B$8+CM3" table:style-name="ce1">
            <text:p>187</text:p>
          </table:table-cell>
          <table:table-cell office:value-type="float" office:value="188" table:formula="msoxl:=180-$B$8+CN3" table:style-name="ce1">
            <text:p>188</text:p>
          </table:table-cell>
          <table:table-cell office:value-type="float" office:value="189" table:formula="msoxl:=180-$B$8+CO3" table:style-name="ce1">
            <text:p>189</text:p>
          </table:table-cell>
          <table:table-cell office:value-type="float" office:value="190" table:formula="msoxl:=180-$B$8+CP3" table:style-name="ce1">
            <text:p>190</text:p>
          </table:table-cell>
          <table:table-cell office:value-type="float" office:value="191" table:formula="msoxl:=180-$B$8+CQ3" table:style-name="ce1">
            <text:p>191</text:p>
          </table:table-cell>
          <table:table-cell office:value-type="float" office:value="192" table:formula="msoxl:=180-$B$8+CR3" table:style-name="ce1">
            <text:p>192</text:p>
          </table:table-cell>
          <table:table-cell office:value-type="float" office:value="193" table:formula="msoxl:=180-$B$8+CS3" table:style-name="ce1">
            <text:p>193</text:p>
          </table:table-cell>
          <table:table-cell office:value-type="float" office:value="194" table:formula="msoxl:=180-$B$8+CT3" table:style-name="ce1">
            <text:p>194</text:p>
          </table:table-cell>
          <table:table-cell office:value-type="float" office:value="195" table:formula="msoxl:=180-$B$8+CU3" table:style-name="ce1">
            <text:p>195</text:p>
          </table:table-cell>
          <table:table-cell office:value-type="float" office:value="196" table:formula="msoxl:=180-$B$8+CV3" table:style-name="ce1">
            <text:p>196</text:p>
          </table:table-cell>
          <table:table-cell office:value-type="float" office:value="197" table:formula="msoxl:=180-$B$8+CW3" table:style-name="ce1">
            <text:p>197</text:p>
          </table:table-cell>
          <table:table-cell office:value-type="float" office:value="198" table:formula="msoxl:=180-$B$8+CX3" table:style-name="ce1">
            <text:p>198</text:p>
          </table:table-cell>
          <table:table-cell office:value-type="float" office:value="199" table:formula="msoxl:=180-$B$8+CY3" table:style-name="ce1">
            <text:p>199</text:p>
          </table:table-cell>
          <table:table-cell office:value-type="float" office:value="200" table:formula="msoxl:=180-$B$8+CZ3" table:style-name="ce1">
            <text:p>200</text:p>
          </table:table-cell>
          <table:table-cell office:value-type="float" office:value="201" table:formula="msoxl:=180-$B$8+DA3" table:style-name="ce1">
            <text:p>201</text:p>
          </table:table-cell>
          <table:table-cell office:value-type="float" office:value="202" table:formula="msoxl:=180-$B$8+DB3" table:style-name="ce1">
            <text:p>202</text:p>
          </table:table-cell>
          <table:table-cell office:value-type="float" office:value="203" table:formula="msoxl:=180-$B$8+DC3" table:style-name="ce1">
            <text:p>203</text:p>
          </table:table-cell>
          <table:table-cell office:value-type="float" office:value="204" table:formula="msoxl:=180-$B$8+DD3" table:style-name="ce1">
            <text:p>204</text:p>
          </table:table-cell>
          <table:table-cell office:value-type="float" office:value="205" table:formula="msoxl:=180-$B$8+DE3" table:style-name="ce1">
            <text:p>205</text:p>
          </table:table-cell>
          <table:table-cell office:value-type="float" office:value="206" table:formula="msoxl:=180-$B$8+DF3" table:style-name="ce1">
            <text:p>206</text:p>
          </table:table-cell>
          <table:table-cell office:value-type="float" office:value="207" table:formula="msoxl:=180-$B$8+DG3" table:style-name="ce1">
            <text:p>207</text:p>
          </table:table-cell>
          <table:table-cell office:value-type="float" office:value="208" table:formula="msoxl:=180-$B$8+DH3" table:style-name="ce1">
            <text:p>208</text:p>
          </table:table-cell>
          <table:table-cell office:value-type="float" office:value="209" table:formula="msoxl:=180-$B$8+DI3" table:style-name="ce1">
            <text:p>209</text:p>
          </table:table-cell>
          <table:table-cell office:value-type="float" office:value="210" table:formula="msoxl:=180-$B$8+DJ3" table:style-name="ce1">
            <text:p>210</text:p>
          </table:table-cell>
          <table:table-cell office:value-type="float" office:value="211" table:formula="msoxl:=180-$B$8+DK3" table:style-name="ce1">
            <text:p>211</text:p>
          </table:table-cell>
          <table:table-cell office:value-type="float" office:value="212" table:formula="msoxl:=180-$B$8+DL3" table:style-name="ce1">
            <text:p>212</text:p>
          </table:table-cell>
          <table:table-cell office:value-type="float" office:value="213" table:formula="msoxl:=180-$B$8+DM3" table:style-name="ce1">
            <text:p>213</text:p>
          </table:table-cell>
          <table:table-cell office:value-type="float" office:value="214" table:formula="msoxl:=180-$B$8+DN3" table:style-name="ce1">
            <text:p>214</text:p>
          </table:table-cell>
          <table:table-cell office:value-type="float" office:value="215" table:formula="msoxl:=180-$B$8+DO3" table:style-name="ce1">
            <text:p>215</text:p>
          </table:table-cell>
          <table:table-cell office:value-type="float" office:value="216" table:formula="msoxl:=180-$B$8+DP3" table:style-name="ce1">
            <text:p>216</text:p>
          </table:table-cell>
          <table:table-cell office:value-type="float" office:value="217" table:formula="msoxl:=180-$B$8+DQ3" table:style-name="ce1">
            <text:p>217</text:p>
          </table:table-cell>
          <table:table-cell office:value-type="float" office:value="218" table:formula="msoxl:=180-$B$8+DR3" table:style-name="ce1">
            <text:p>218</text:p>
          </table:table-cell>
          <table:table-cell office:value-type="float" office:value="219" table:formula="msoxl:=180-$B$8+DS3" table:style-name="ce1">
            <text:p>219</text:p>
          </table:table-cell>
          <table:table-cell office:value-type="float" office:value="220" table:formula="msoxl:=180-$B$8+DT3" table:style-name="ce1">
            <text:p>220</text:p>
          </table:table-cell>
          <table:table-cell office:value-type="float" office:value="221" table:formula="msoxl:=180-$B$8+DU3" table:style-name="ce1">
            <text:p>221</text:p>
          </table:table-cell>
          <table:table-cell office:value-type="float" office:value="222" table:formula="msoxl:=180-$B$8+DV3" table:style-name="ce1">
            <text:p>222</text:p>
          </table:table-cell>
          <table:table-cell office:value-type="float" office:value="223" table:formula="msoxl:=180-$B$8+DW3" table:style-name="ce1">
            <text:p>223</text:p>
          </table:table-cell>
          <table:table-cell office:value-type="float" office:value="224" table:formula="msoxl:=180-$B$8+DX3" table:style-name="ce1">
            <text:p>224</text:p>
          </table:table-cell>
          <table:table-cell office:value-type="float" office:value="225" table:formula="msoxl:=180-$B$8+DY3" table:style-name="ce1">
            <text:p>225</text:p>
          </table:table-cell>
          <table:table-cell office:value-type="float" office:value="226" table:formula="msoxl:=180-$B$8+DZ3" table:style-name="ce1">
            <text:p>226</text:p>
          </table:table-cell>
          <table:table-cell office:value-type="float" office:value="227" table:formula="msoxl:=180-$B$8+EA3" table:style-name="ce1">
            <text:p>227</text:p>
          </table:table-cell>
          <table:table-cell office:value-type="float" office:value="228" table:formula="msoxl:=180-$B$8+EB3" table:style-name="ce1">
            <text:p>228</text:p>
          </table:table-cell>
          <table:table-cell office:value-type="float" office:value="229" table:formula="msoxl:=180-$B$8+EC3" table:style-name="ce1">
            <text:p>229</text:p>
          </table:table-cell>
          <table:table-cell office:value-type="float" office:value="230" table:formula="msoxl:=180-$B$8+ED3" table:style-name="ce1">
            <text:p>230</text:p>
          </table:table-cell>
          <table:table-cell office:value-type="float" office:value="231" table:formula="msoxl:=180-$B$8+EE3" table:style-name="ce1">
            <text:p>231</text:p>
          </table:table-cell>
          <table:table-cell office:value-type="float" office:value="232" table:formula="msoxl:=180-$B$8+EF3" table:style-name="ce1">
            <text:p>232</text:p>
          </table:table-cell>
          <table:table-cell office:value-type="float" office:value="233" table:formula="msoxl:=180-$B$8+EG3" table:style-name="ce1">
            <text:p>233</text:p>
          </table:table-cell>
          <table:table-cell office:value-type="float" office:value="234" table:formula="msoxl:=180-$B$8+EH3" table:style-name="ce1">
            <text:p>234</text:p>
          </table:table-cell>
          <table:table-cell office:value-type="float" office:value="235" table:formula="msoxl:=180-$B$8+EI3" table:style-name="ce1">
            <text:p>235</text:p>
          </table:table-cell>
          <table:table-cell office:value-type="float" office:value="236" table:formula="msoxl:=180-$B$8+EJ3" table:style-name="ce1">
            <text:p>236</text:p>
          </table:table-cell>
          <table:table-cell office:value-type="float" office:value="237" table:formula="msoxl:=180-$B$8+EK3" table:style-name="ce1">
            <text:p>237</text:p>
          </table:table-cell>
          <table:table-cell office:value-type="float" office:value="238" table:formula="msoxl:=180-$B$8+EL3" table:style-name="ce1">
            <text:p>238</text:p>
          </table:table-cell>
          <table:table-cell office:value-type="float" office:value="239" table:formula="msoxl:=180-$B$8+EM3" table:style-name="ce1">
            <text:p>239</text:p>
          </table:table-cell>
          <table:table-cell office:value-type="float" office:value="240" table:formula="msoxl:=180-$B$8+EN3" table:style-name="ce1">
            <text:p>240</text:p>
          </table:table-cell>
          <table:table-cell office:value-type="float" office:value="241" table:formula="msoxl:=180-$B$8+EO3" table:style-name="ce1">
            <text:p>241</text:p>
          </table:table-cell>
          <table:table-cell office:value-type="float" office:value="242" table:formula="msoxl:=180-$B$8+EP3" table:style-name="ce1">
            <text:p>242</text:p>
          </table:table-cell>
          <table:table-cell office:value-type="float" office:value="243" table:formula="msoxl:=180-$B$8+EQ3" table:style-name="ce1">
            <text:p>243</text:p>
          </table:table-cell>
          <table:table-cell office:value-type="float" office:value="244" table:formula="msoxl:=180-$B$8+ER3" table:style-name="ce1">
            <text:p>244</text:p>
          </table:table-cell>
          <table:table-cell office:value-type="float" office:value="245" table:formula="msoxl:=180-$B$8+ES3" table:style-name="ce1">
            <text:p>245</text:p>
          </table:table-cell>
          <table:table-cell office:value-type="float" office:value="246" table:formula="msoxl:=180-$B$8+ET3" table:style-name="ce1">
            <text:p>246</text:p>
          </table:table-cell>
          <table:table-cell office:value-type="float" office:value="247" table:formula="msoxl:=180-$B$8+EU3" table:style-name="ce1">
            <text:p>247</text:p>
          </table:table-cell>
          <table:table-cell office:value-type="float" office:value="248" table:formula="msoxl:=180-$B$8+EV3" table:style-name="ce1">
            <text:p>248</text:p>
          </table:table-cell>
          <table:table-cell office:value-type="float" office:value="249" table:formula="msoxl:=180-$B$8+EW3" table:style-name="ce1">
            <text:p>249</text:p>
          </table:table-cell>
          <table:table-cell office:value-type="float" office:value="250" table:formula="msoxl:=180-$B$8+EX3" table:style-name="ce1">
            <text:p>250</text:p>
          </table:table-cell>
          <table:table-cell office:value-type="float" office:value="251" table:formula="msoxl:=180-$B$8+EY3" table:style-name="ce1">
            <text:p>251</text:p>
          </table:table-cell>
          <table:table-cell office:value-type="float" office:value="252" table:formula="msoxl:=180-$B$8+EZ3" table:style-name="ce1">
            <text:p>252</text:p>
          </table:table-cell>
          <table:table-cell office:value-type="float" office:value="253" table:formula="msoxl:=180-$B$8+FA3" table:style-name="ce1">
            <text:p>253</text:p>
          </table:table-cell>
          <table:table-cell office:value-type="float" office:value="254" table:formula="msoxl:=180-$B$8+FB3" table:style-name="ce1">
            <text:p>254</text:p>
          </table:table-cell>
          <table:table-cell office:value-type="float" office:value="255" table:formula="msoxl:=180-$B$8+FC3" table:style-name="ce1">
            <text:p>255</text:p>
          </table:table-cell>
          <table:table-cell office:value-type="float" office:value="256" table:formula="msoxl:=180-$B$8+FD3" table:style-name="ce1">
            <text:p>256</text:p>
          </table:table-cell>
          <table:table-cell office:value-type="float" office:value="257" table:formula="msoxl:=180-$B$8+FE3" table:style-name="ce1">
            <text:p>257</text:p>
          </table:table-cell>
          <table:table-cell office:value-type="float" office:value="258" table:formula="msoxl:=180-$B$8+FF3" table:style-name="ce1">
            <text:p>258</text:p>
          </table:table-cell>
          <table:table-cell office:value-type="float" office:value="259" table:formula="msoxl:=180-$B$8+FG3" table:style-name="ce1">
            <text:p>259</text:p>
          </table:table-cell>
          <table:table-cell office:value-type="float" office:value="260" table:formula="msoxl:=180-$B$8+FH3" table:style-name="ce1">
            <text:p>260</text:p>
          </table:table-cell>
          <table:table-cell office:value-type="float" office:value="261" table:formula="msoxl:=180-$B$8+FI3" table:style-name="ce1">
            <text:p>261</text:p>
          </table:table-cell>
          <table:table-cell office:value-type="float" office:value="262" table:formula="msoxl:=180-$B$8+FJ3" table:style-name="ce1">
            <text:p>262</text:p>
          </table:table-cell>
          <table:table-cell office:value-type="float" office:value="263" table:formula="msoxl:=180-$B$8+FK3" table:style-name="ce1">
            <text:p>263</text:p>
          </table:table-cell>
          <table:table-cell office:value-type="float" office:value="264" table:formula="msoxl:=180-$B$8+FL3" table:style-name="ce1">
            <text:p>264</text:p>
          </table:table-cell>
          <table:table-cell office:value-type="float" office:value="265" table:formula="msoxl:=180-$B$8+FM3" table:style-name="ce1">
            <text:p>265</text:p>
          </table:table-cell>
          <table:table-cell office:value-type="float" office:value="266" table:formula="msoxl:=180-$B$8+FN3" table:style-name="ce1">
            <text:p>266</text:p>
          </table:table-cell>
          <table:table-cell office:value-type="float" office:value="267" table:formula="msoxl:=180-$B$8+FO3" table:style-name="ce1">
            <text:p>267</text:p>
          </table:table-cell>
          <table:table-cell office:value-type="float" office:value="268" table:formula="msoxl:=180-$B$8+FP3" table:style-name="ce1">
            <text:p>268</text:p>
          </table:table-cell>
          <table:table-cell office:value-type="float" office:value="269" table:formula="msoxl:=180-$B$8+FQ3" table:style-name="ce1">
            <text:p>269</text:p>
          </table:table-cell>
          <table:table-cell office:value-type="float" office:value="270" table:formula="msoxl:=180-$B$8+FR3" table:style-name="ce1">
            <text:p>270</text:p>
          </table:table-cell>
          <table:table-cell office:value-type="float" office:value="271" table:formula="msoxl:=180-$B$8+FS3" table:style-name="ce1">
            <text:p>271</text:p>
          </table:table-cell>
          <table:table-cell office:value-type="float" office:value="272" table:formula="msoxl:=180-$B$8+FT3" table:style-name="ce1">
            <text:p>272</text:p>
          </table:table-cell>
          <table:table-cell office:value-type="float" office:value="273" table:formula="msoxl:=180-$B$8+FU3" table:style-name="ce1">
            <text:p>273</text:p>
          </table:table-cell>
          <table:table-cell office:value-type="float" office:value="274" table:formula="msoxl:=180-$B$8+FV3" table:style-name="ce1">
            <text:p>274</text:p>
          </table:table-cell>
          <table:table-cell office:value-type="float" office:value="275" table:formula="msoxl:=180-$B$8+FW3" table:style-name="ce1">
            <text:p>275</text:p>
          </table:table-cell>
          <table:table-cell office:value-type="float" office:value="276" table:formula="msoxl:=180-$B$8+FX3" table:style-name="ce1">
            <text:p>276</text:p>
          </table:table-cell>
          <table:table-cell office:value-type="float" office:value="277" table:formula="msoxl:=180-$B$8+FY3" table:style-name="ce1">
            <text:p>277</text:p>
          </table:table-cell>
          <table:table-cell office:value-type="float" office:value="278" table:formula="msoxl:=180-$B$8+FZ3" table:style-name="ce1">
            <text:p>278</text:p>
          </table:table-cell>
          <table:table-cell office:value-type="float" office:value="279" table:formula="msoxl:=180-$B$8+GA3" table:style-name="ce1">
            <text:p>279</text:p>
          </table:table-cell>
          <table:table-cell office:value-type="float" office:value="280" table:formula="msoxl:=180-$B$8+GB3" table:style-name="ce1">
            <text:p>280</text:p>
          </table:table-cell>
          <table:table-cell office:value-type="float" office:value="281" table:formula="msoxl:=180-$B$8+GC3" table:style-name="ce1">
            <text:p>281</text:p>
          </table:table-cell>
          <table:table-cell office:value-type="float" office:value="282" table:formula="msoxl:=180-$B$8+GD3" table:style-name="ce1">
            <text:p>282</text:p>
          </table:table-cell>
          <table:table-cell office:value-type="float" office:value="283" table:formula="msoxl:=180-$B$8+GE3" table:style-name="ce1">
            <text:p>283</text:p>
          </table:table-cell>
          <table:table-cell office:value-type="float" office:value="284" table:formula="msoxl:=180-$B$8+GF3" table:style-name="ce1">
            <text:p>284</text:p>
          </table:table-cell>
          <table:table-cell office:value-type="float" office:value="285" table:formula="msoxl:=180-$B$8+GG3" table:style-name="ce1">
            <text:p>285</text:p>
          </table:table-cell>
          <table:table-cell office:value-type="float" office:value="286" table:formula="msoxl:=180-$B$8+GH3" table:style-name="ce1">
            <text:p>286</text:p>
          </table:table-cell>
          <table:table-cell office:value-type="float" office:value="287" table:formula="msoxl:=180-$B$8+GI3" table:style-name="ce1">
            <text:p>287</text:p>
          </table:table-cell>
          <table:table-cell office:value-type="float" office:value="288" table:formula="msoxl:=180-$B$8+GJ3" table:style-name="ce1">
            <text:p>288</text:p>
          </table:table-cell>
          <table:table-cell office:value-type="float" office:value="289" table:formula="msoxl:=180-$B$8+GK3" table:style-name="ce1">
            <text:p>289</text:p>
          </table:table-cell>
          <table:table-cell office:value-type="float" office:value="290" table:formula="msoxl:=180-$B$8+GL3" table:style-name="ce1">
            <text:p>290</text:p>
          </table:table-cell>
          <table:table-cell office:value-type="float" office:value="291" table:formula="msoxl:=180-$B$8+GM3" table:style-name="ce1">
            <text:p>291</text:p>
          </table:table-cell>
          <table:table-cell office:value-type="float" office:value="292" table:formula="msoxl:=180-$B$8+GN3" table:style-name="ce1">
            <text:p>292</text:p>
          </table:table-cell>
          <table:table-cell office:value-type="float" office:value="293" table:formula="msoxl:=180-$B$8+GO3" table:style-name="ce1">
            <text:p>293</text:p>
          </table:table-cell>
          <table:table-cell office:value-type="float" office:value="294" table:formula="msoxl:=180-$B$8+GP3" table:style-name="ce1">
            <text:p>294</text:p>
          </table:table-cell>
          <table:table-cell office:value-type="float" office:value="295" table:formula="msoxl:=180-$B$8+GQ3" table:style-name="ce1">
            <text:p>295</text:p>
          </table:table-cell>
          <table:table-cell office:value-type="float" office:value="296" table:formula="msoxl:=180-$B$8+GR3" table:style-name="ce1">
            <text:p>296</text:p>
          </table:table-cell>
          <table:table-cell office:value-type="float" office:value="297" table:formula="msoxl:=180-$B$8+GS3" table:style-name="ce1">
            <text:p>297</text:p>
          </table:table-cell>
          <table:table-cell office:value-type="float" office:value="298" table:formula="msoxl:=180-$B$8+GT3" table:style-name="ce1">
            <text:p>298</text:p>
          </table:table-cell>
          <table:table-cell office:value-type="float" office:value="299" table:formula="msoxl:=180-$B$8+GU3" table:style-name="ce1">
            <text:p>299</text:p>
          </table:table-cell>
          <table:table-cell office:value-type="float" office:value="300" table:formula="msoxl:=180-$B$8+GV3" table:style-name="ce1">
            <text:p>300</text:p>
          </table:table-cell>
          <table:table-cell office:value-type="float" office:value="301" table:formula="msoxl:=180-$B$8+GW3" table:style-name="ce1">
            <text:p>301</text:p>
          </table:table-cell>
          <table:table-cell office:value-type="float" office:value="302" table:formula="msoxl:=180-$B$8+GX3" table:style-name="ce1">
            <text:p>302</text:p>
          </table:table-cell>
          <table:table-cell office:value-type="float" office:value="303" table:formula="msoxl:=180-$B$8+GY3" table:style-name="ce1">
            <text:p>303</text:p>
          </table:table-cell>
          <table:table-cell office:value-type="float" office:value="304" table:formula="msoxl:=180-$B$8+GZ3" table:style-name="ce1">
            <text:p>304</text:p>
          </table:table-cell>
          <table:table-cell office:value-type="float" office:value="305" table:formula="msoxl:=180-$B$8+HA3" table:style-name="ce1">
            <text:p>305</text:p>
          </table:table-cell>
          <table:table-cell office:value-type="float" office:value="306" table:formula="msoxl:=180-$B$8+HB3" table:style-name="ce1">
            <text:p>306</text:p>
          </table:table-cell>
          <table:table-cell office:value-type="float" office:value="307" table:formula="msoxl:=180-$B$8+HC3" table:style-name="ce1">
            <text:p>307</text:p>
          </table:table-cell>
          <table:table-cell office:value-type="float" office:value="308" table:formula="msoxl:=180-$B$8+HD3" table:style-name="ce1">
            <text:p>308</text:p>
          </table:table-cell>
          <table:table-cell office:value-type="float" office:value="309" table:formula="msoxl:=180-$B$8+HE3" table:style-name="ce1">
            <text:p>309</text:p>
          </table:table-cell>
          <table:table-cell office:value-type="float" office:value="310" table:formula="msoxl:=180-$B$8+HF3" table:style-name="ce1">
            <text:p>310</text:p>
          </table:table-cell>
          <table:table-cell office:value-type="float" office:value="311" table:formula="msoxl:=180-$B$8+HG3" table:style-name="ce1">
            <text:p>311</text:p>
          </table:table-cell>
          <table:table-cell office:value-type="float" office:value="312" table:formula="msoxl:=180-$B$8+HH3" table:style-name="ce1">
            <text:p>312</text:p>
          </table:table-cell>
          <table:table-cell office:value-type="float" office:value="313" table:formula="msoxl:=180-$B$8+HI3" table:style-name="ce1">
            <text:p>313</text:p>
          </table:table-cell>
          <table:table-cell office:value-type="float" office:value="314" table:formula="msoxl:=180-$B$8+HJ3" table:style-name="ce1">
            <text:p>314</text:p>
          </table:table-cell>
          <table:table-cell office:value-type="float" office:value="315" table:formula="msoxl:=180-$B$8+HK3" table:style-name="ce1">
            <text:p>315</text:p>
          </table:table-cell>
          <table:table-cell office:value-type="float" office:value="316" table:formula="msoxl:=180-$B$8+HL3" table:style-name="ce1">
            <text:p>316</text:p>
          </table:table-cell>
          <table:table-cell office:value-type="float" office:value="317" table:formula="msoxl:=180-$B$8+HM3" table:style-name="ce1">
            <text:p>317</text:p>
          </table:table-cell>
          <table:table-cell office:value-type="float" office:value="318" table:formula="msoxl:=180-$B$8+HN3" table:style-name="ce1">
            <text:p>318</text:p>
          </table:table-cell>
          <table:table-cell office:value-type="float" office:value="319" table:formula="msoxl:=180-$B$8+HO3" table:style-name="ce1">
            <text:p>319</text:p>
          </table:table-cell>
          <table:table-cell office:value-type="float" office:value="320" table:formula="msoxl:=180-$B$8+HP3" table:style-name="ce1">
            <text:p>320</text:p>
          </table:table-cell>
          <table:table-cell office:value-type="float" office:value="321" table:formula="msoxl:=180-$B$8+HQ3" table:style-name="ce1">
            <text:p>321</text:p>
          </table:table-cell>
          <table:table-cell office:value-type="float" office:value="322" table:formula="msoxl:=180-$B$8+HR3" table:style-name="ce1">
            <text:p>322</text:p>
          </table:table-cell>
          <table:table-cell office:value-type="float" office:value="323" table:formula="msoxl:=180-$B$8+HS3" table:style-name="ce1">
            <text:p>323</text:p>
          </table:table-cell>
          <table:table-cell office:value-type="float" office:value="324" table:formula="msoxl:=180-$B$8+HT3" table:style-name="ce1">
            <text:p>324</text:p>
          </table:table-cell>
          <table:table-cell office:value-type="float" office:value="325" table:formula="msoxl:=180-$B$8+HU3" table:style-name="ce1">
            <text:p>325</text:p>
          </table:table-cell>
          <table:table-cell office:value-type="float" office:value="326" table:formula="msoxl:=180-$B$8+HV3" table:style-name="ce1">
            <text:p>326</text:p>
          </table:table-cell>
          <table:table-cell office:value-type="float" office:value="327" table:formula="msoxl:=180-$B$8+HW3" table:style-name="ce1">
            <text:p>327</text:p>
          </table:table-cell>
          <table:table-cell office:value-type="float" office:value="328" table:formula="msoxl:=180-$B$8+HX3" table:style-name="ce1">
            <text:p>328</text:p>
          </table:table-cell>
          <table:table-cell office:value-type="float" office:value="329" table:formula="msoxl:=180-$B$8+HY3" table:style-name="ce1">
            <text:p>329</text:p>
          </table:table-cell>
          <table:table-cell office:value-type="float" office:value="330" table:formula="msoxl:=180-$B$8+HZ3" table:style-name="ce1">
            <text:p>330</text:p>
          </table:table-cell>
          <table:table-cell office:value-type="float" office:value="331" table:formula="msoxl:=180-$B$8+IA3" table:style-name="ce1">
            <text:p>331</text:p>
          </table:table-cell>
          <table:table-cell office:value-type="float" office:value="332" table:formula="msoxl:=180-$B$8+IB3" table:style-name="ce1">
            <text:p>332</text:p>
          </table:table-cell>
          <table:table-cell office:value-type="float" office:value="333" table:formula="msoxl:=180-$B$8+IC3" table:style-name="ce1">
            <text:p>333</text:p>
          </table:table-cell>
          <table:table-cell office:value-type="float" office:value="334" table:formula="msoxl:=180-$B$8+ID3" table:style-name="ce1">
            <text:p>334</text:p>
          </table:table-cell>
          <table:table-cell office:value-type="float" office:value="335" table:formula="msoxl:=180-$B$8+IE3" table:style-name="ce1">
            <text:p>335</text:p>
          </table:table-cell>
          <table:table-cell office:value-type="float" office:value="336" table:formula="msoxl:=180-$B$8+IF3" table:style-name="ce1">
            <text:p>336</text:p>
          </table:table-cell>
          <table:table-cell office:value-type="float" office:value="337" table:formula="msoxl:=180-$B$8+IG3" table:style-name="ce1">
            <text:p>337</text:p>
          </table:table-cell>
          <table:table-cell office:value-type="float" office:value="338" table:formula="msoxl:=180-$B$8+IH3" table:style-name="ce1">
            <text:p>338</text:p>
          </table:table-cell>
          <table:table-cell office:value-type="float" office:value="339" table:formula="msoxl:=180-$B$8+II3" table:style-name="ce1">
            <text:p>339</text:p>
          </table:table-cell>
          <table:table-cell office:value-type="float" office:value="340" table:formula="msoxl:=180-$B$8+IJ3" table:style-name="ce1">
            <text:p>340</text:p>
          </table:table-cell>
          <table:table-cell office:value-type="float" office:value="341" table:formula="msoxl:=180-$B$8+IK3" table:style-name="ce1">
            <text:p>341</text:p>
          </table:table-cell>
          <table:table-cell office:value-type="float" office:value="342" table:formula="msoxl:=180-$B$8+IL3" table:style-name="ce1">
            <text:p>342</text:p>
          </table:table-cell>
          <table:table-cell office:value-type="float" office:value="343" table:formula="msoxl:=180-$B$8+IM3" table:style-name="ce1">
            <text:p>343</text:p>
          </table:table-cell>
          <table:table-cell office:value-type="float" office:value="344" table:formula="msoxl:=180-$B$8+IN3" table:style-name="ce1">
            <text:p>344</text:p>
          </table:table-cell>
          <table:table-cell office:value-type="float" office:value="345" table:formula="msoxl:=180-$B$8+IO3" table:style-name="ce1">
            <text:p>345</text:p>
          </table:table-cell>
          <table:table-cell office:value-type="float" office:value="346" table:formula="msoxl:=180-$B$8+IP3" table:style-name="ce1">
            <text:p>346</text:p>
          </table:table-cell>
          <table:table-cell office:value-type="float" office:value="347" table:formula="msoxl:=180-$B$8+IQ3" table:style-name="ce1">
            <text:p>347</text:p>
          </table:table-cell>
          <table:table-cell office:value-type="float" office:value="348" table:formula="msoxl:=180-$B$8+IR3" table:style-name="ce1">
            <text:p>348</text:p>
          </table:table-cell>
          <table:table-cell office:value-type="float" office:value="349" table:formula="msoxl:=180-$B$8+IS3" table:style-name="ce1">
            <text:p>349</text:p>
          </table:table-cell>
          <table:table-cell office:value-type="float" office:value="350" table:formula="msoxl:=180-$B$8+IT3" table:style-name="ce1">
            <text:p>350</text:p>
          </table:table-cell>
          <table:table-cell office:value-type="float" office:value="351" table:formula="msoxl:=180-$B$8+IU3" table:style-name="ce1">
            <text:p>351</text:p>
          </table:table-cell>
          <table:table-cell office:value-type="float" office:value="352" table:formula="msoxl:=180-$B$8+IV3" table:style-name="ce1">
            <text:p>352</text:p>
          </table:table-cell>
          <table:table-cell office:value-type="float" office:value="353" table:formula="msoxl:=180-$B$8+IW3" table:style-name="ce1">
            <text:p>353</text:p>
          </table:table-cell>
          <table:table-cell office:value-type="float" office:value="354" table:formula="msoxl:=180-$B$8+IX3" table:style-name="ce1">
            <text:p>354</text:p>
          </table:table-cell>
          <table:table-cell office:value-type="float" office:value="355" table:formula="msoxl:=180-$B$8+IY3" table:style-name="ce1">
            <text:p>355</text:p>
          </table:table-cell>
          <table:table-cell office:value-type="float" office:value="356" table:formula="msoxl:=180-$B$8+IZ3" table:style-name="ce1">
            <text:p>356</text:p>
          </table:table-cell>
          <table:table-cell office:value-type="float" office:value="357" table:formula="msoxl:=180-$B$8+JA3" table:style-name="ce1">
            <text:p>357</text:p>
          </table:table-cell>
          <table:table-cell office:value-type="float" office:value="358" table:formula="msoxl:=180-$B$8+JB3" table:style-name="ce1">
            <text:p>358</text:p>
          </table:table-cell>
          <table:table-cell office:value-type="float" office:value="359" table:formula="msoxl:=180-$B$8+JC3" table:style-name="ce1">
            <text:p>359</text:p>
          </table:table-cell>
          <table:table-cell office:value-type="float" office:value="360" table:formula="msoxl:=180-$B$8+JD3" table:style-name="ce1">
            <text:p>360</text:p>
          </table:table-cell>
          <table:table-cell office:value-type="float" office:value="361" table:formula="msoxl:=180-$B$8+JE3" table:style-name="ce1">
            <text:p>361</text:p>
          </table:table-cell>
          <table:table-cell office:value-type="float" office:value="362" table:formula="msoxl:=180-$B$8+JF3" table:style-name="ce1">
            <text:p>362</text:p>
          </table:table-cell>
          <table:table-cell office:value-type="float" office:value="363" table:formula="msoxl:=180-$B$8+JG3" table:style-name="ce1">
            <text:p>363</text:p>
          </table:table-cell>
          <table:table-cell office:value-type="float" office:value="364" table:formula="msoxl:=180-$B$8+JH3" table:style-name="ce1">
            <text:p>364</text:p>
          </table:table-cell>
          <table:table-cell office:value-type="float" office:value="365" table:formula="msoxl:=180-$B$8+JI3" table:style-name="ce1">
            <text:p>365</text:p>
          </table:table-cell>
          <table:table-cell office:value-type="float" office:value="366" table:formula="msoxl:=180-$B$8+JJ3" table:style-name="ce1">
            <text:p>366</text:p>
          </table:table-cell>
          <table:table-cell office:value-type="float" office:value="367" table:formula="msoxl:=180-$B$8+JK3" table:style-name="ce1">
            <text:p>367</text:p>
          </table:table-cell>
          <table:table-cell office:value-type="float" office:value="368" table:formula="msoxl:=180-$B$8+JL3" table:style-name="ce1">
            <text:p>368</text:p>
          </table:table-cell>
          <table:table-cell office:value-type="float" office:value="369" table:formula="msoxl:=180-$B$8+JM3" table:style-name="ce1">
            <text:p>369</text:p>
          </table:table-cell>
          <table:table-cell office:value-type="float" office:value="370" table:formula="msoxl:=180-$B$8+JN3" table:style-name="ce1">
            <text:p>370</text:p>
          </table:table-cell>
          <table:table-cell office:value-type="float" office:value="371" table:formula="msoxl:=180-$B$8+JO3" table:style-name="ce1">
            <text:p>371</text:p>
          </table:table-cell>
          <table:table-cell office:value-type="float" office:value="372" table:formula="msoxl:=180-$B$8+JP3" table:style-name="ce1">
            <text:p>372</text:p>
          </table:table-cell>
          <table:table-cell office:value-type="float" office:value="373" table:formula="msoxl:=180-$B$8+JQ3" table:style-name="ce1">
            <text:p>373</text:p>
          </table:table-cell>
          <table:table-cell office:value-type="float" office:value="374" table:formula="msoxl:=180-$B$8+JR3" table:style-name="ce1">
            <text:p>374</text:p>
          </table:table-cell>
          <table:table-cell office:value-type="float" office:value="375" table:formula="msoxl:=180-$B$8+JS3" table:style-name="ce1">
            <text:p>375</text:p>
          </table:table-cell>
          <table:table-cell office:value-type="float" office:value="376" table:formula="msoxl:=180-$B$8+JT3" table:style-name="ce1">
            <text:p>376</text:p>
          </table:table-cell>
          <table:table-cell office:value-type="float" office:value="377" table:formula="msoxl:=180-$B$8+JU3" table:style-name="ce1">
            <text:p>377</text:p>
          </table:table-cell>
          <table:table-cell office:value-type="float" office:value="378" table:formula="msoxl:=180-$B$8+JV3" table:style-name="ce1">
            <text:p>378</text:p>
          </table:table-cell>
          <table:table-cell office:value-type="float" office:value="379" table:formula="msoxl:=180-$B$8+JW3" table:style-name="ce1">
            <text:p>379</text:p>
          </table:table-cell>
          <table:table-cell office:value-type="float" office:value="380" table:formula="msoxl:=180-$B$8+JX3" table:style-name="ce1">
            <text:p>380</text:p>
          </table:table-cell>
          <table:table-cell office:value-type="float" office:value="381" table:formula="msoxl:=180-$B$8+JY3" table:style-name="ce1">
            <text:p>381</text:p>
          </table:table-cell>
          <table:table-cell office:value-type="float" office:value="382" table:formula="msoxl:=180-$B$8+JZ3" table:style-name="ce1">
            <text:p>382</text:p>
          </table:table-cell>
          <table:table-cell office:value-type="float" office:value="383" table:formula="msoxl:=180-$B$8+KA3" table:style-name="ce1">
            <text:p>383</text:p>
          </table:table-cell>
          <table:table-cell office:value-type="float" office:value="384" table:formula="msoxl:=180-$B$8+KB3" table:style-name="ce1">
            <text:p>384</text:p>
          </table:table-cell>
          <table:table-cell office:value-type="float" office:value="385" table:formula="msoxl:=180-$B$8+KC3" table:style-name="ce1">
            <text:p>385</text:p>
          </table:table-cell>
          <table:table-cell office:value-type="float" office:value="386" table:formula="msoxl:=180-$B$8+KD3" table:style-name="ce1">
            <text:p>386</text:p>
          </table:table-cell>
          <table:table-cell office:value-type="float" office:value="387" table:formula="msoxl:=180-$B$8+KE3" table:style-name="ce1">
            <text:p>387</text:p>
          </table:table-cell>
          <table:table-cell office:value-type="float" office:value="388" table:formula="msoxl:=180-$B$8+KF3" table:style-name="ce1">
            <text:p>388</text:p>
          </table:table-cell>
          <table:table-cell office:value-type="float" office:value="389" table:formula="msoxl:=180-$B$8+KG3" table:style-name="ce1">
            <text:p>389</text:p>
          </table:table-cell>
          <table:table-cell office:value-type="float" office:value="390" table:formula="msoxl:=180-$B$8+KH3" table:style-name="ce1">
            <text:p>390</text:p>
          </table:table-cell>
          <table:table-cell office:value-type="float" office:value="391" table:formula="msoxl:=180-$B$8+KI3" table:style-name="ce1">
            <text:p>391</text:p>
          </table:table-cell>
          <table:table-cell office:value-type="float" office:value="392" table:formula="msoxl:=180-$B$8+KJ3" table:style-name="ce1">
            <text:p>392</text:p>
          </table:table-cell>
          <table:table-cell office:value-type="float" office:value="393" table:formula="msoxl:=180-$B$8+KK3" table:style-name="ce1">
            <text:p>393</text:p>
          </table:table-cell>
          <table:table-cell office:value-type="float" office:value="394" table:formula="msoxl:=180-$B$8+KL3" table:style-name="ce1">
            <text:p>394</text:p>
          </table:table-cell>
          <table:table-cell office:value-type="float" office:value="395" table:formula="msoxl:=180-$B$8+KM3" table:style-name="ce1">
            <text:p>395</text:p>
          </table:table-cell>
          <table:table-cell office:value-type="float" office:value="396" table:formula="msoxl:=180-$B$8+KN3" table:style-name="ce1">
            <text:p>396</text:p>
          </table:table-cell>
          <table:table-cell office:value-type="float" office:value="397" table:formula="msoxl:=180-$B$8+KO3" table:style-name="ce1">
            <text:p>397</text:p>
          </table:table-cell>
          <table:table-cell office:value-type="float" office:value="398" table:formula="msoxl:=180-$B$8+KP3" table:style-name="ce1">
            <text:p>398</text:p>
          </table:table-cell>
          <table:table-cell office:value-type="float" office:value="399" table:formula="msoxl:=180-$B$8+KQ3" table:style-name="ce1">
            <text:p>399</text:p>
          </table:table-cell>
          <table:table-cell office:value-type="float" office:value="400" table:formula="msoxl:=180-$B$8+KR3" table:style-name="ce1">
            <text:p>400</text:p>
          </table:table-cell>
          <table:table-cell office:value-type="float" office:value="401" table:formula="msoxl:=180-$B$8+KS3" table:style-name="ce1">
            <text:p>401</text:p>
          </table:table-cell>
          <table:table-cell office:value-type="float" office:value="402" table:formula="msoxl:=180-$B$8+KT3" table:style-name="ce1">
            <text:p>402</text:p>
          </table:table-cell>
          <table:table-cell office:value-type="float" office:value="403" table:formula="msoxl:=180-$B$8+KU3" table:style-name="ce1">
            <text:p>403</text:p>
          </table:table-cell>
          <table:table-cell office:value-type="float" office:value="404" table:formula="msoxl:=180-$B$8+KV3" table:style-name="ce1">
            <text:p>404</text:p>
          </table:table-cell>
          <table:table-cell office:value-type="float" office:value="405" table:formula="msoxl:=180-$B$8+KW3" table:style-name="ce1">
            <text:p>405</text:p>
          </table:table-cell>
          <table:table-cell office:value-type="float" office:value="406" table:formula="msoxl:=180-$B$8+KX3" table:style-name="ce1">
            <text:p>406</text:p>
          </table:table-cell>
          <table:table-cell office:value-type="float" office:value="407" table:formula="msoxl:=180-$B$8+KY3" table:style-name="ce1">
            <text:p>407</text:p>
          </table:table-cell>
          <table:table-cell office:value-type="float" office:value="408" table:formula="msoxl:=180-$B$8+KZ3" table:style-name="ce1">
            <text:p>408</text:p>
          </table:table-cell>
          <table:table-cell office:value-type="float" office:value="409" table:formula="msoxl:=180-$B$8+LA3" table:style-name="ce1">
            <text:p>409</text:p>
          </table:table-cell>
          <table:table-cell office:value-type="float" office:value="410" table:formula="msoxl:=180-$B$8+LB3" table:style-name="ce1">
            <text:p>410</text:p>
          </table:table-cell>
          <table:table-cell office:value-type="float" office:value="411" table:formula="msoxl:=180-$B$8+LC3" table:style-name="ce1">
            <text:p>411</text:p>
          </table:table-cell>
          <table:table-cell office:value-type="float" office:value="412" table:formula="msoxl:=180-$B$8+LD3" table:style-name="ce1">
            <text:p>412</text:p>
          </table:table-cell>
          <table:table-cell office:value-type="float" office:value="413" table:formula="msoxl:=180-$B$8+LE3" table:style-name="ce1">
            <text:p>413</text:p>
          </table:table-cell>
          <table:table-cell office:value-type="float" office:value="414" table:formula="msoxl:=180-$B$8+LF3" table:style-name="ce1">
            <text:p>414</text:p>
          </table:table-cell>
          <table:table-cell office:value-type="float" office:value="415" table:formula="msoxl:=180-$B$8+LG3" table:style-name="ce1">
            <text:p>415</text:p>
          </table:table-cell>
          <table:table-cell office:value-type="float" office:value="416" table:formula="msoxl:=180-$B$8+LH3" table:style-name="ce1">
            <text:p>416</text:p>
          </table:table-cell>
          <table:table-cell office:value-type="float" office:value="417" table:formula="msoxl:=180-$B$8+LI3" table:style-name="ce1">
            <text:p>417</text:p>
          </table:table-cell>
          <table:table-cell office:value-type="float" office:value="418" table:formula="msoxl:=180-$B$8+LJ3" table:style-name="ce1">
            <text:p>418</text:p>
          </table:table-cell>
          <table:table-cell office:value-type="float" office:value="419" table:formula="msoxl:=180-$B$8+LK3" table:style-name="ce1">
            <text:p>419</text:p>
          </table:table-cell>
          <table:table-cell office:value-type="float" office:value="420" table:formula="msoxl:=180-$B$8+LL3" table:style-name="ce1">
            <text:p>420</text:p>
          </table:table-cell>
          <table:table-cell office:value-type="float" office:value="421" table:formula="msoxl:=180-$B$8+LM3" table:style-name="ce1">
            <text:p>421</text:p>
          </table:table-cell>
          <table:table-cell office:value-type="float" office:value="422" table:formula="msoxl:=180-$B$8+LN3" table:style-name="ce1">
            <text:p>422</text:p>
          </table:table-cell>
          <table:table-cell office:value-type="float" office:value="423" table:formula="msoxl:=180-$B$8+LO3" table:style-name="ce1">
            <text:p>423</text:p>
          </table:table-cell>
          <table:table-cell office:value-type="float" office:value="424" table:formula="msoxl:=180-$B$8+LP3" table:style-name="ce1">
            <text:p>424</text:p>
          </table:table-cell>
          <table:table-cell office:value-type="float" office:value="425" table:formula="msoxl:=180-$B$8+LQ3" table:style-name="ce1">
            <text:p>425</text:p>
          </table:table-cell>
          <table:table-cell office:value-type="float" office:value="426" table:formula="msoxl:=180-$B$8+LR3" table:style-name="ce1">
            <text:p>426</text:p>
          </table:table-cell>
          <table:table-cell office:value-type="float" office:value="427" table:formula="msoxl:=180-$B$8+LS3" table:style-name="ce1">
            <text:p>427</text:p>
          </table:table-cell>
          <table:table-cell office:value-type="float" office:value="428" table:formula="msoxl:=180-$B$8+LT3" table:style-name="ce1">
            <text:p>428</text:p>
          </table:table-cell>
          <table:table-cell office:value-type="float" office:value="429" table:formula="msoxl:=180-$B$8+LU3" table:style-name="ce1">
            <text:p>429</text:p>
          </table:table-cell>
          <table:table-cell office:value-type="float" office:value="430" table:formula="msoxl:=180-$B$8+LV3" table:style-name="ce1">
            <text:p>430</text:p>
          </table:table-cell>
          <table:table-cell office:value-type="float" office:value="431" table:formula="msoxl:=180-$B$8+LW3" table:style-name="ce1">
            <text:p>431</text:p>
          </table:table-cell>
          <table:table-cell office:value-type="float" office:value="432" table:formula="msoxl:=180-$B$8+LX3" table:style-name="ce1">
            <text:p>432</text:p>
          </table:table-cell>
          <table:table-cell office:value-type="float" office:value="433" table:formula="msoxl:=180-$B$8+LY3" table:style-name="ce1">
            <text:p>433</text:p>
          </table:table-cell>
          <table:table-cell office:value-type="float" office:value="434" table:formula="msoxl:=180-$B$8+LZ3" table:style-name="ce1">
            <text:p>434</text:p>
          </table:table-cell>
          <table:table-cell office:value-type="float" office:value="435" table:formula="msoxl:=180-$B$8+MA3" table:style-name="ce1">
            <text:p>435</text:p>
          </table:table-cell>
          <table:table-cell office:value-type="float" office:value="436" table:formula="msoxl:=180-$B$8+MB3" table:style-name="ce1">
            <text:p>436</text:p>
          </table:table-cell>
          <table:table-cell office:value-type="float" office:value="437" table:formula="msoxl:=180-$B$8+MC3" table:style-name="ce1">
            <text:p>437</text:p>
          </table:table-cell>
          <table:table-cell office:value-type="float" office:value="438" table:formula="msoxl:=180-$B$8+MD3" table:style-name="ce1">
            <text:p>438</text:p>
          </table:table-cell>
          <table:table-cell office:value-type="float" office:value="439" table:formula="msoxl:=180-$B$8+ME3" table:style-name="ce1">
            <text:p>439</text:p>
          </table:table-cell>
          <table:table-cell office:value-type="float" office:value="440" table:formula="msoxl:=180-$B$8+MF3" table:style-name="ce1">
            <text:p>440</text:p>
          </table:table-cell>
          <table:table-cell office:value-type="float" office:value="441" table:formula="msoxl:=180-$B$8+MG3" table:style-name="ce1">
            <text:p>441</text:p>
          </table:table-cell>
          <table:table-cell office:value-type="float" office:value="442" table:formula="msoxl:=180-$B$8+MH3" table:style-name="ce1">
            <text:p>442</text:p>
          </table:table-cell>
          <table:table-cell office:value-type="float" office:value="443" table:formula="msoxl:=180-$B$8+MI3" table:style-name="ce1">
            <text:p>443</text:p>
          </table:table-cell>
          <table:table-cell office:value-type="float" office:value="444" table:formula="msoxl:=180-$B$8+MJ3" table:style-name="ce1">
            <text:p>444</text:p>
          </table:table-cell>
          <table:table-cell office:value-type="float" office:value="445" table:formula="msoxl:=180-$B$8+MK3" table:style-name="ce1">
            <text:p>445</text:p>
          </table:table-cell>
          <table:table-cell office:value-type="float" office:value="446" table:formula="msoxl:=180-$B$8+ML3" table:style-name="ce1">
            <text:p>446</text:p>
          </table:table-cell>
          <table:table-cell office:value-type="float" office:value="447" table:formula="msoxl:=180-$B$8+MM3" table:style-name="ce1">
            <text:p>447</text:p>
          </table:table-cell>
          <table:table-cell office:value-type="float" office:value="448" table:formula="msoxl:=180-$B$8+MN3" table:style-name="ce1">
            <text:p>448</text:p>
          </table:table-cell>
          <table:table-cell office:value-type="float" office:value="449" table:formula="msoxl:=180-$B$8+MO3" table:style-name="ce1">
            <text:p>449</text:p>
          </table:table-cell>
          <table:table-cell office:value-type="float" office:value="450" table:formula="msoxl:=180-$B$8+MP3" table:style-name="ce1">
            <text:p>450</text:p>
          </table:table-cell>
          <table:table-cell office:value-type="float" office:value="451" table:formula="msoxl:=180-$B$8+MQ3" table:style-name="ce1">
            <text:p>451</text:p>
          </table:table-cell>
          <table:table-cell office:value-type="float" office:value="452" table:formula="msoxl:=180-$B$8+MR3" table:style-name="ce1">
            <text:p>452</text:p>
          </table:table-cell>
          <table:table-cell office:value-type="float" office:value="453" table:formula="msoxl:=180-$B$8+MS3" table:style-name="ce1">
            <text:p>453</text:p>
          </table:table-cell>
          <table:table-cell office:value-type="float" office:value="454" table:formula="msoxl:=180-$B$8+MT3" table:style-name="ce1">
            <text:p>454</text:p>
          </table:table-cell>
          <table:table-cell office:value-type="float" office:value="455" table:formula="msoxl:=180-$B$8+MU3" table:style-name="ce1">
            <text:p>455</text:p>
          </table:table-cell>
          <table:table-cell office:value-type="float" office:value="456" table:formula="msoxl:=180-$B$8+MV3" table:style-name="ce1">
            <text:p>456</text:p>
          </table:table-cell>
          <table:table-cell office:value-type="float" office:value="457" table:formula="msoxl:=180-$B$8+MW3" table:style-name="ce1">
            <text:p>457</text:p>
          </table:table-cell>
          <table:table-cell table:number-columns-repeated="16023"/>
        </table:table-row>
        <table:table-row table:style-name="ro1">
          <table:table-cell office:value-type="string" table:style-name="ce1">
            <text:p>xc=b*sin(alfa)</text:p>
          </table:table-cell>
          <table:table-cell office:value-type="float" office:value="24.756701718539265" table:formula="msoxl:=$B$9*SIN($B$7*B19)" table:style-name="ce1">
            <text:p>24,75670172</text:p>
          </table:table-cell>
          <table:table-cell office:value-type="float" office:value="24.692208514878448" table:formula="msoxl:=$B$9*SIN($B$7*C19)" table:style-name="ce1">
            <text:p>24,69220851</text:p>
          </table:table-cell>
          <table:table-cell office:value-type="float" office:value="24.620193825305208" table:formula="msoxl:=$B$9*SIN($B$7*D19)" table:style-name="ce1">
            <text:p>24,62019383</text:p>
          </table:table-cell>
          <table:table-cell office:value-type="float" office:value="24.540679586191608" table:formula="msoxl:=$B$9*SIN($B$7*E19)" table:style-name="ce1">
            <text:p>24,54067959</text:p>
          </table:table-cell>
          <table:table-cell office:value-type="float" office:value="24.453690018345149" table:formula="msoxl:=$B$9*SIN($B$7*F19)" table:style-name="ce1">
            <text:p>24,45369002</text:p>
          </table:table-cell>
          <table:table-cell office:value-type="float" office:value="24.359251619630889" table:formula="msoxl:=$B$9*SIN($B$7*G19)" table:style-name="ce1">
            <text:p>24,35925162</text:p>
          </table:table-cell>
          <table:table-cell office:value-type="float" office:value="24.257393156899923" table:formula="msoxl:=$B$9*SIN($B$7*H19)" table:style-name="ce1">
            <text:p>24,25739316</text:p>
          </table:table-cell>
          <table:table-cell office:value-type="float" office:value="24.148145657226721" table:formula="msoxl:=$B$9*SIN($B$7*I19)" table:style-name="ce1">
            <text:p>24,14814566</text:p>
          </table:table-cell>
          <table:table-cell office:value-type="float" office:value="24.031542398457983" table:formula="msoxl:=$B$9*SIN($B$7*J19)" table:style-name="ce1">
            <text:p>24,0315424</text:p>
          </table:table-cell>
          <table:table-cell office:value-type="float" office:value="23.907618899075899" table:formula="msoxl:=$B$9*SIN($B$7*K19)" table:style-name="ce1">
            <text:p>23,9076189</text:p>
          </table:table-cell>
          <table:table-cell office:value-type="float" office:value="23.776412907378855" table:formula="msoxl:=$B$9*SIN($B$7*L19)" table:style-name="ce1">
            <text:p>23,77641291</text:p>
          </table:table-cell>
          <table:table-cell office:value-type="float" office:value="23.637964389982933" table:formula="msoxl:=$B$9*SIN($B$7*M19)" table:style-name="ce1">
            <text:p>23,63796439</text:p>
          </table:table-cell>
          <table:table-cell office:value-type="float" office:value="23.492315519647729" table:formula="msoxl:=$B$9*SIN($B$7*N19)" table:style-name="ce1">
            <text:p>23,49231552</text:p>
          </table:table-cell>
          <table:table-cell office:value-type="float" office:value="23.339510662430062" table:formula="msoxl:=$B$9*SIN($B$7*O19)" table:style-name="ce1">
            <text:p>23,33951066</text:p>
          </table:table-cell>
          <table:table-cell office:value-type="float" office:value="23.179596364169701" table:formula="msoxl:=$B$9*SIN($B$7*P19)" table:style-name="ce1">
            <text:p>23,17959636</text:p>
          </table:table-cell>
          <table:table-cell office:value-type="float" office:value="23.012621336311025" table:formula="msoxl:=$B$9*SIN($B$7*Q19)" table:style-name="ce1">
            <text:p>23,01262134</text:p>
          </table:table-cell>
          <table:table-cell office:value-type="float" office:value="22.838636441065042" table:formula="msoxl:=$B$9*SIN($B$7*R19)" table:style-name="ce1">
            <text:p>22,83863644</text:p>
          </table:table-cell>
          <table:table-cell office:value-type="float" office:value="22.657694675916268" table:formula="msoxl:=$B$9*SIN($B$7*S19)" table:style-name="ce1">
            <text:p>22,65769468</text:p>
          </table:table-cell>
          <table:table-cell office:value-type="float" office:value="22.469851157479198" table:formula="msoxl:=$B$9*SIN($B$7*T19)" table:style-name="ce1">
            <text:p>22,46985116</text:p>
          </table:table-cell>
          <table:table-cell office:value-type="float" office:value="22.275163104709218" table:formula="msoxl:=$B$9*SIN($B$7*U19)" table:style-name="ce1">
            <text:p>22,2751631</text:p>
          </table:table-cell>
          <table:table-cell office:value-type="float" office:value="22.073689821473195" table:formula="msoxl:=$B$9*SIN($B$7*V19)" table:style-name="ce1">
            <text:p>22,07368982</text:p>
          </table:table-cell>
          <table:table-cell office:value-type="float" office:value="21.86549267848492" table:formula="msoxl:=$B$9*SIN($B$7*W19)" table:style-name="ce1">
            <text:p>21,86549268</text:p>
          </table:table-cell>
          <table:table-cell office:value-type="float" office:value="21.65063509461099" table:formula="msoxl:=$B$9*SIN($B$7*X19)" table:style-name="ce1">
            <text:p>21,65063509</text:p>
          </table:table-cell>
          <table:table-cell office:value-type="float" office:value="21.429182517552835" table:formula="msoxl:=$B$9*SIN($B$7*Y19)" table:style-name="ce1">
            <text:p>21,42918252</text:p>
          </table:table-cell>
          <table:table-cell office:value-type="float" office:value="21.201202403910674" table:formula="msoxl:=$B$9*SIN($B$7*Z19)" table:style-name="ce1">
            <text:p>21,2012024</text:p>
          </table:table-cell>
          <table:table-cell office:value-type="float" office:value="20.96676419863563" table:formula="msoxl:=$B$9*SIN($B$7*AA19)" table:style-name="ce1">
            <text:p>20,9667642</text:p>
          </table:table-cell>
          <table:table-cell office:value-type="float" office:value="20.725939313876076" table:formula="msoxl:=$B$9*SIN($B$7*AB19)" table:style-name="ce1">
            <text:p>20,72593931</text:p>
          </table:table-cell>
          <table:table-cell office:value-type="float" office:value="20.478801107224825" table:formula="msoxl:=$B$9*SIN($B$7*AC19)" table:style-name="ce1">
            <text:p>20,47880111</text:p>
          </table:table-cell>
          <table:table-cell office:value-type="float" office:value="20.225424859373721" table:formula="msoxl:=$B$9*SIN($B$7*AD19)" table:style-name="ce1">
            <text:p>20,22542486</text:p>
          </table:table-cell>
          <table:table-cell office:value-type="float" office:value="19.96588775118235" table:formula="msoxl:=$B$9*SIN($B$7*AE19)" table:style-name="ce1">
            <text:p>19,96588775</text:p>
          </table:table-cell>
          <table:table-cell office:value-type="float" office:value="19.700268840168082" table:formula="msoxl:=$B$9*SIN($B$7*AF19)" table:style-name="ce1">
            <text:p>19,70026884</text:p>
          </table:table-cell>
          <table:table-cell office:value-type="float" office:value="19.428649036424311" table:formula="msoxl:=$B$9*SIN($B$7*AG19)" table:style-name="ce1">
            <text:p>19,42864904</text:p>
          </table:table-cell>
          <table:table-cell office:value-type="float" office:value="19.151111077974488" table:formula="msoxl:=$B$9*SIN($B$7*AH19)" table:style-name="ce1">
            <text:p>19,15111108</text:p>
          </table:table-cell>
          <table:table-cell office:value-type="float" office:value="18.86773950556934" table:formula="msoxl:=$B$9*SIN($B$7*AI19)" table:style-name="ce1">
            <text:p>18,86773951</text:p>
          </table:table-cell>
          <table:table-cell office:value-type="float" office:value="18.578620636934893" table:formula="msoxl:=$B$9*SIN($B$7*AJ19)" table:style-name="ce1">
            <text:p>18,57862064</text:p>
          </table:table-cell>
          <table:table-cell office:value-type="float" office:value="18.283842540479302" table:formula="msoxl:=$B$9*SIN($B$7*AK19)" table:style-name="ce1">
            <text:p>18,28384254</text:p>
          </table:table-cell>
          <table:table-cell office:value-type="float" office:value="17.983495008466324" table:formula="msoxl:=$B$9*SIN($B$7*AL19)" table:style-name="ce1">
            <text:p>17,98349501</text:p>
          </table:table-cell>
          <table:table-cell office:value-type="float" office:value="17.677669529663728" table:formula="msoxl:=$B$9*SIN($B$7*AM19)" table:style-name="ce1">
            <text:p>17,67766953</text:p>
          </table:table-cell>
          <table:table-cell office:value-type="float" office:value="17.366459261474979" table:formula="msoxl:=$B$9*SIN($B$7*AN19)" table:style-name="ce1">
            <text:p>17,36645926</text:p>
          </table:table-cell>
          <table:table-cell office:value-type="float" office:value="17.049959001562502" table:formula="msoxl:=$B$9*SIN($B$7*AO19)" table:style-name="ce1">
            <text:p>17,049959</text:p>
          </table:table-cell>
          <table:table-cell office:value-type="float" office:value="16.728265158971499" table:formula="msoxl:=$B$9*SIN($B$7*AP19)" table:style-name="ce1">
            <text:p>16,72826516</text:p>
          </table:table-cell>
          <table:table-cell office:value-type="float" office:value="16.401475724762733" table:formula="msoxl:=$B$9*SIN($B$7*AQ19)" table:style-name="ce1">
            <text:p>16,40147572</text:p>
          </table:table-cell>
          <table:table-cell office:value-type="float" office:value="16.069690242163528" table:formula="msoxl:=$B$9*SIN($B$7*AR19)" table:style-name="ce1">
            <text:p>16,06969024</text:p>
          </table:table-cell>
          <table:table-cell office:value-type="float" office:value="15.733009776245988" table:formula="msoxl:=$B$9*SIN($B$7*AS19)" table:style-name="ce1">
            <text:p>15,73300978</text:p>
          </table:table-cell>
          <table:table-cell office:value-type="float" office:value="15.391536883141505" table:formula="msoxl:=$B$9*SIN($B$7*AT19)" table:style-name="ce1">
            <text:p>15,39153688</text:p>
          </table:table-cell>
          <table:table-cell office:value-type="float" office:value="15.045375578801259" table:formula="msoxl:=$B$9*SIN($B$7*AU19)" table:style-name="ce1">
            <text:p>15,04537558</text:p>
          </table:table-cell>
          <table:table-cell office:value-type="float" office:value="14.694631307311884" table:formula="msoxl:=$B$9*SIN($B$7*AV19)" table:style-name="ce1">
            <text:p>14,69463131</text:p>
          </table:table-cell>
          <table:table-cell office:value-type="float" office:value="14.339410908776204" table:formula="msoxl:=$B$9*SIN($B$7*AW19)" table:style-name="ce1">
            <text:p>14,33941091</text:p>
          </table:table-cell>
          <table:table-cell office:value-type="float" office:value="13.979822586768728" table:formula="msoxl:=$B$9*SIN($B$7*AX19)" table:style-name="ce1">
            <text:p>13,97982259</text:p>
          </table:table-cell>
          <table:table-cell office:value-type="float" office:value="13.61597587537573" table:formula="msoxl:=$B$9*SIN($B$7*AY19)" table:style-name="ce1">
            <text:p>13,61597588</text:p>
          </table:table-cell>
          <table:table-cell office:value-type="float" office:value="13.24798160583018" table:formula="msoxl:=$B$9*SIN($B$7*AZ19)" table:style-name="ce1">
            <text:p>13,24798161</text:p>
          </table:table-cell>
          <table:table-cell office:value-type="float" office:value="12.875951872751406" table:formula="msoxl:=$B$9*SIN($B$7*BA19)" table:style-name="ce1">
            <text:p>12,87595187</text:p>
          </table:table-cell>
          <table:table-cell office:value-type="float" office:value="12.500000000000055" table:formula="msoxl:=$B$9*SIN($B$7*BB19)" table:style-name="ce1">
            <text:p>12,5</text:p>
          </table:table-cell>
          <table:table-cell office:value-type="float" office:value="12.120240506158488" table:formula="msoxl:=$B$9*SIN($B$7*BC19)" table:style-name="ce1">
            <text:p>12,12024051</text:p>
          </table:table-cell>
          <table:table-cell office:value-type="float" office:value="11.736789069647326" table:formula="msoxl:=$B$9*SIN($B$7*BD19)" table:style-name="ce1">
            <text:p>11,73678907</text:p>
          </table:table-cell>
          <table:table-cell office:value-type="float" office:value="11.349762493488731" table:formula="msoxl:=$B$9*SIN($B$7*BE19)" table:style-name="ce1">
            <text:p>11,34976249</text:p>
          </table:table-cell>
          <table:table-cell office:value-type="float" office:value="10.959278669726991" table:formula="msoxl:=$B$9*SIN($B$7*BF19)" table:style-name="ce1">
            <text:p>10,95927867</text:p>
          </table:table-cell>
          <table:table-cell office:value-type="float" office:value="10.565456543517547" table:formula="msoxl:=$B$9*SIN($B$7*BG19)" table:style-name="ce1">
            <text:p>10,56545654</text:p>
          </table:table-cell>
          <table:table-cell office:value-type="float" office:value="10.168416076895072" table:formula="msoxl:=$B$9*SIN($B$7*BH19)" table:style-name="ce1">
            <text:p>10,16841608</text:p>
          </table:table-cell>
          <table:table-cell office:value-type="float" office:value="9.7682782122319054" table:formula="msoxl:=$B$9*SIN($B$7*BI19)" table:style-name="ce1">
            <text:p>9,768278212</text:p>
          </table:table-cell>
          <table:table-cell office:value-type="float" office:value="9.3651648353978665" table:formula="msoxl:=$B$9*SIN($B$7*BJ19)" table:style-name="ce1">
            <text:p>9,365164835</text:p>
          </table:table-cell>
          <table:table-cell office:value-type="float" office:value="8.9591987386325673" table:formula="msoxl:=$B$9*SIN($B$7*BK19)" table:style-name="ce1">
            <text:p>8,959198739</text:p>
          </table:table-cell>
          <table:table-cell office:value-type="float" office:value="8.5505035831417846" table:formula="msoxl:=$B$9*SIN($B$7*BL19)" table:style-name="ce1">
            <text:p>8,550503583</text:p>
          </table:table-cell>
          <table:table-cell office:value-type="float" office:value="8.1392038614289888" table:formula="msoxl:=$B$9*SIN($B$7*BM19)" table:style-name="ce1">
            <text:p>8,139203861</text:p>
          </table:table-cell>
          <table:table-cell office:value-type="float" office:value="7.7254248593737511" table:formula="msoxl:=$B$9*SIN($B$7*BN19)" table:style-name="ce1">
            <text:p>7,725424859</text:p>
          </table:table-cell>
          <table:table-cell office:value-type="float" office:value="7.309292618068489" table:formula="msoxl:=$B$9*SIN($B$7*BO19)" table:style-name="ce1">
            <text:p>7,309292618</text:p>
          </table:table-cell>
          <table:table-cell office:value-type="float" office:value="6.8909338954250456" table:formula="msoxl:=$B$9*SIN($B$7*BP19)" table:style-name="ce1">
            <text:p>6,890933895</text:p>
          </table:table-cell>
          <table:table-cell office:value-type="float" office:value="6.4704761275630895" table:formula="msoxl:=$B$9*SIN($B$7*BQ19)" table:style-name="ce1">
            <text:p>6,470476128</text:p>
          </table:table-cell>
          <table:table-cell office:value-type="float" office:value="6.0480473899917691" table:formula="msoxl:=$B$9*SIN($B$7*BR19)" table:style-name="ce1">
            <text:p>6,04804739</text:p>
          </table:table-cell>
          <table:table-cell office:value-type="float" office:value="5.6237763585966949" table:formula="msoxl:=$B$9*SIN($B$7*BS19)" table:style-name="ce1">
            <text:p>5,623776359</text:p>
          </table:table-cell>
          <table:table-cell office:value-type="float" office:value="5.1977922704440589" table:formula="msoxl:=$B$9*SIN($B$7*BT19)" table:style-name="ce1">
            <text:p>5,19779227</text:p>
          </table:table-cell>
          <table:table-cell office:value-type="float" office:value="4.7702248844136896" table:formula="msoxl:=$B$9*SIN($B$7*BU19)" table:style-name="ce1">
            <text:p>4,770224884</text:p>
          </table:table-cell>
          <table:table-cell office:value-type="float" office:value="4.3412044416733329" table:formula="msoxl:=$B$9*SIN($B$7*BV19)" table:style-name="ce1">
            <text:p>4,341204442</text:p>
          </table:table-cell>
          <table:table-cell office:value-type="float" office:value="3.9108616260058513" table:formula="msoxl:=$B$9*SIN($B$7*BW19)" table:style-name="ce1">
            <text:p>3,910861626</text:p>
          </table:table-cell>
          <table:table-cell office:value-type="float" office:value="3.4793275240017101" table:formula="msoxl:=$B$9*SIN($B$7*BX19)" table:style-name="ce1">
            <text:p>3,479327524</text:p>
          </table:table-cell>
          <table:table-cell office:value-type="float" office:value="3.046733585128766" table:formula="msoxl:=$B$9*SIN($B$7*BY19)" table:style-name="ce1">
            <text:p>3,046733585</text:p>
          </table:table-cell>
          <table:table-cell office:value-type="float" office:value="2.6132115816914094" table:formula="msoxl:=$B$9*SIN($B$7*BZ19)" table:style-name="ce1">
            <text:p>2,613211582</text:p>
          </table:table-cell>
          <table:table-cell office:value-type="float" office:value="2.1788935686915321" table:formula="msoxl:=$B$9*SIN($B$7*CA19)" table:style-name="ce1">
            <text:p>2,178893569</text:p>
          </table:table-cell>
          <table:table-cell office:value-type="float" office:value="1.7439118436032044" table:formula="msoxl:=$B$9*SIN($B$7*CB19)" table:style-name="ce1">
            <text:p>1,743911844</text:p>
          </table:table-cell>
          <table:table-cell office:value-type="float" office:value="1.3083989060736727" table:formula="msoxl:=$B$9*SIN($B$7*CC19)" table:style-name="ce1">
            <text:p>1,308398906</text:p>
          </table:table-cell>
          <table:table-cell office:value-type="float" office:value="0.87248741756260628" table:formula="msoxl:=$B$9*SIN($B$7*CD19)" table:style-name="ce1">
            <text:p>0,872487418</text:p>
          </table:table-cell>
          <table:table-cell office:value-type="float" office:value="0.43631016093216357" table:formula="msoxl:=$B$9*SIN($B$7*CE19)" table:style-name="ce1">
            <text:p>0,436310161</text:p>
          </table:table-cell>
          <table:table-cell office:value-type="float" office:value="8.0778482861032508E-14" table:formula="msoxl:=$B$9*SIN($B$7*CF19)" table:style-name="ce1">
            <text:p>8,07785E-14</text:p>
          </table:table-cell>
          <table:table-cell office:value-type="float" office:value="-0.43631016093201319" table:formula="msoxl:=$B$9*SIN($B$7*CG19)" table:style-name="ce1">
            <text:p>-0,436310161</text:p>
          </table:table-cell>
          <table:table-cell office:value-type="float" office:value="-0.87248741756244474" table:formula="msoxl:=$B$9*SIN($B$7*CH19)" table:style-name="ce1">
            <text:p>-0,872487418</text:p>
          </table:table-cell>
          <table:table-cell office:value-type="float" office:value="-1.3083989060735113" table:formula="msoxl:=$B$9*SIN($B$7*CI19)" table:style-name="ce1">
            <text:p>-1,308398906</text:p>
          </table:table-cell>
          <table:table-cell office:value-type="float" office:value="-1.7439118436030545" table:formula="msoxl:=$B$9*SIN($B$7*CJ19)" table:style-name="ce1">
            <text:p>-1,743911844</text:p>
          </table:table-cell>
          <table:table-cell office:value-type="float" office:value="-2.1788935686913713" table:formula="msoxl:=$B$9*SIN($B$7*CK19)" table:style-name="ce1">
            <text:p>-2,178893569</text:p>
          </table:table-cell>
          <table:table-cell office:value-type="float" office:value="-2.6132115816912602" table:formula="msoxl:=$B$9*SIN($B$7*CL19)" table:style-name="ce1">
            <text:p>-2,613211582</text:p>
          </table:table-cell>
          <table:table-cell office:value-type="float" office:value="-3.0467335851286053" table:formula="msoxl:=$B$9*SIN($B$7*CM19)" table:style-name="ce1">
            <text:p>-3,046733585</text:p>
          </table:table-cell>
          <table:table-cell office:value-type="float" office:value="-3.4793275240015498" table:formula="msoxl:=$B$9*SIN($B$7*CN19)" table:style-name="ce1">
            <text:p>-3,479327524</text:p>
          </table:table-cell>
          <table:table-cell office:value-type="float" office:value="-3.9108616260056919" table:formula="msoxl:=$B$9*SIN($B$7*CO19)" table:style-name="ce1">
            <text:p>-3,910861626</text:p>
          </table:table-cell>
          <table:table-cell office:value-type="float" office:value="-4.3412044416731739" table:formula="msoxl:=$B$9*SIN($B$7*CP19)" table:style-name="ce1">
            <text:p>-4,341204442</text:p>
          </table:table-cell>
          <table:table-cell office:value-type="float" office:value="-4.7702248844135413" table:formula="msoxl:=$B$9*SIN($B$7*CQ19)" table:style-name="ce1">
            <text:p>-4,770224884</text:p>
          </table:table-cell>
          <table:table-cell office:value-type="float" office:value="-5.1977922704438999" table:formula="msoxl:=$B$9*SIN($B$7*CR19)" table:style-name="ce1">
            <text:p>-5,19779227</text:p>
          </table:table-cell>
          <table:table-cell office:value-type="float" office:value="-5.6237763585965377" table:formula="msoxl:=$B$9*SIN($B$7*CS19)" table:style-name="ce1">
            <text:p>-5,623776359</text:p>
          </table:table-cell>
          <table:table-cell office:value-type="float" office:value="-6.0480473899916118" table:formula="msoxl:=$B$9*SIN($B$7*CT19)" table:style-name="ce1">
            <text:p>-6,04804739</text:p>
          </table:table-cell>
          <table:table-cell office:value-type="float" office:value="-6.4704761275629341" table:formula="msoxl:=$B$9*SIN($B$7*CU19)" table:style-name="ce1">
            <text:p>-6,470476128</text:p>
          </table:table-cell>
          <table:table-cell office:value-type="float" office:value="-6.8909338954249" table:formula="msoxl:=$B$9*SIN($B$7*CV19)" table:style-name="ce1">
            <text:p>-6,890933895</text:p>
          </table:table-cell>
          <table:table-cell office:value-type="float" office:value="-7.3092926180683344" table:formula="msoxl:=$B$9*SIN($B$7*CW19)" table:style-name="ce1">
            <text:p>-7,309292618</text:p>
          </table:table-cell>
          <table:table-cell office:value-type="float" office:value="-7.7254248593735975" table:formula="msoxl:=$B$9*SIN($B$7*CX19)" table:style-name="ce1">
            <text:p>-7,725424859</text:p>
          </table:table-cell>
          <table:table-cell office:value-type="float" office:value="-8.139203861428836" table:formula="msoxl:=$B$9*SIN($B$7*CY19)" table:style-name="ce1">
            <text:p>-8,139203861</text:p>
          </table:table-cell>
          <table:table-cell office:value-type="float" office:value="-8.5505035831416336" table:formula="msoxl:=$B$9*SIN($B$7*CZ19)" table:style-name="ce1">
            <text:p>-8,550503583</text:p>
          </table:table-cell>
          <table:table-cell office:value-type="float" office:value="-8.959198738632427" table:formula="msoxl:=$B$9*SIN($B$7*DA19)" table:style-name="ce1">
            <text:p>-8,959198739</text:p>
          </table:table-cell>
          <table:table-cell office:value-type="float" office:value="-9.3651648353977173" table:formula="msoxl:=$B$9*SIN($B$7*DB19)" table:style-name="ce1">
            <text:p>-9,365164835</text:p>
          </table:table-cell>
          <table:table-cell office:value-type="float" office:value="-9.7682782122317562" table:formula="msoxl:=$B$9*SIN($B$7*DC19)" table:style-name="ce1">
            <text:p>-9,768278212</text:p>
          </table:table-cell>
          <table:table-cell office:value-type="float" office:value="-10.168416076894925" table:formula="msoxl:=$B$9*SIN($B$7*DD19)" table:style-name="ce1">
            <text:p>-10,16841608</text:p>
          </table:table-cell>
          <table:table-cell office:value-type="float" office:value="-10.565456543517401" table:formula="msoxl:=$B$9*SIN($B$7*DE19)" table:style-name="ce1">
            <text:p>-10,56545654</text:p>
          </table:table-cell>
          <table:table-cell office:value-type="float" office:value="-10.959278669726856" table:formula="msoxl:=$B$9*SIN($B$7*DF19)" table:style-name="ce1">
            <text:p>-10,95927867</text:p>
          </table:table-cell>
          <table:table-cell office:value-type="float" office:value="-11.349762493488587" table:formula="msoxl:=$B$9*SIN($B$7*DG19)" table:style-name="ce1">
            <text:p>-11,34976249</text:p>
          </table:table-cell>
          <table:table-cell office:value-type="float" office:value="-11.736789069647184" table:formula="msoxl:=$B$9*SIN($B$7*DH19)" table:style-name="ce1">
            <text:p>-11,73678907</text:p>
          </table:table-cell>
          <table:table-cell office:value-type="float" office:value="-12.120240506158346" table:formula="msoxl:=$B$9*SIN($B$7*DI19)" table:style-name="ce1">
            <text:p>-12,12024051</text:p>
          </table:table-cell>
          <table:table-cell office:value-type="float" office:value="-12.499999999999917" table:formula="msoxl:=$B$9*SIN($B$7*DJ19)" table:style-name="ce1">
            <text:p>-12,5</text:p>
          </table:table-cell>
          <table:table-cell office:value-type="float" office:value="-12.87595187275128" table:formula="msoxl:=$B$9*SIN($B$7*DK19)" table:style-name="ce1">
            <text:p>-12,87595187</text:p>
          </table:table-cell>
          <table:table-cell office:value-type="float" office:value="-13.247981605830041" table:formula="msoxl:=$B$9*SIN($B$7*DL19)" table:style-name="ce1">
            <text:p>-13,24798161</text:p>
          </table:table-cell>
          <table:table-cell office:value-type="float" office:value="-13.615975875375602" table:formula="msoxl:=$B$9*SIN($B$7*DM19)" table:style-name="ce1">
            <text:p>-13,61597588</text:p>
          </table:table-cell>
          <table:table-cell office:value-type="float" office:value="-13.979822586768591" table:formula="msoxl:=$B$9*SIN($B$7*DN19)" table:style-name="ce1">
            <text:p>-13,97982259</text:p>
          </table:table-cell>
          <table:table-cell office:value-type="float" office:value="-14.33941090877607" table:formula="msoxl:=$B$9*SIN($B$7*DO19)" table:style-name="ce1">
            <text:p>-14,33941091</text:p>
          </table:table-cell>
          <table:table-cell office:value-type="float" office:value="-14.694631307311754" table:formula="msoxl:=$B$9*SIN($B$7*DP19)" table:style-name="ce1">
            <text:p>-14,69463131</text:p>
          </table:table-cell>
          <table:table-cell office:value-type="float" office:value="-15.04537557880113" table:formula="msoxl:=$B$9*SIN($B$7*DQ19)" table:style-name="ce1">
            <text:p>-15,04537558</text:p>
          </table:table-cell>
          <table:table-cell office:value-type="float" office:value="-15.391536883141384" table:formula="msoxl:=$B$9*SIN($B$7*DR19)" table:style-name="ce1">
            <text:p>-15,39153688</text:p>
          </table:table-cell>
          <table:table-cell office:value-type="float" office:value="-15.733009776245863" table:formula="msoxl:=$B$9*SIN($B$7*DS19)" table:style-name="ce1">
            <text:p>-15,73300978</text:p>
          </table:table-cell>
          <table:table-cell office:value-type="float" office:value="-16.069690242163407" table:formula="msoxl:=$B$9*SIN($B$7*DT19)" table:style-name="ce1">
            <text:p>-16,06969024</text:p>
          </table:table-cell>
          <table:table-cell office:value-type="float" office:value="-16.401475724762609" table:formula="msoxl:=$B$9*SIN($B$7*DU19)" table:style-name="ce1">
            <text:p>-16,40147572</text:p>
          </table:table-cell>
          <table:table-cell office:value-type="float" office:value="-16.728265158971382" table:formula="msoxl:=$B$9*SIN($B$7*DV19)" table:style-name="ce1">
            <text:p>-16,72826516</text:p>
          </table:table-cell>
          <table:table-cell office:value-type="float" office:value="-17.049959001562392" table:formula="msoxl:=$B$9*SIN($B$7*DW19)" table:style-name="ce1">
            <text:p>-17,049959</text:p>
          </table:table-cell>
          <table:table-cell office:value-type="float" office:value="-17.366459261474862" table:formula="msoxl:=$B$9*SIN($B$7*DX19)" table:style-name="ce1">
            <text:p>-17,36645926</text:p>
          </table:table-cell>
          <table:table-cell office:value-type="float" office:value="-17.677669529663614" table:formula="msoxl:=$B$9*SIN($B$7*DY19)" table:style-name="ce1">
            <text:p>-17,67766953</text:p>
          </table:table-cell>
          <table:table-cell office:value-type="float" office:value="-17.98349500846621" table:formula="msoxl:=$B$9*SIN($B$7*DZ19)" table:style-name="ce1">
            <text:p>-17,98349501</text:p>
          </table:table-cell>
          <table:table-cell office:value-type="float" office:value="-18.283842540479192" table:formula="msoxl:=$B$9*SIN($B$7*EA19)" table:style-name="ce1">
            <text:p>-18,28384254</text:p>
          </table:table-cell>
          <table:table-cell office:value-type="float" office:value="-18.578620636934794" table:formula="msoxl:=$B$9*SIN($B$7*EB19)" table:style-name="ce1">
            <text:p>-18,57862064</text:p>
          </table:table-cell>
          <table:table-cell office:value-type="float" office:value="-18.867739505569233" table:formula="msoxl:=$B$9*SIN($B$7*EC19)" table:style-name="ce1">
            <text:p>-18,86773951</text:p>
          </table:table-cell>
          <table:table-cell office:value-type="float" office:value="-19.151111077974388" table:formula="msoxl:=$B$9*SIN($B$7*ED19)" table:style-name="ce1">
            <text:p>-19,15111108</text:p>
          </table:table-cell>
          <table:table-cell office:value-type="float" office:value="-19.428649036424208" table:formula="msoxl:=$B$9*SIN($B$7*EE19)" table:style-name="ce1">
            <text:p>-19,42864904</text:p>
          </table:table-cell>
          <table:table-cell office:value-type="float" office:value="-19.700268840167983" table:formula="msoxl:=$B$9*SIN($B$7*EF19)" table:style-name="ce1">
            <text:p>-19,70026884</text:p>
          </table:table-cell>
          <table:table-cell office:value-type="float" office:value="-19.965887751182255" table:formula="msoxl:=$B$9*SIN($B$7*EG19)" table:style-name="ce1">
            <text:p>-19,96588775</text:p>
          </table:table-cell>
          <table:table-cell office:value-type="float" office:value="-20.225424859373632" table:formula="msoxl:=$B$9*SIN($B$7*EH19)" table:style-name="ce1">
            <text:p>-20,22542486</text:p>
          </table:table-cell>
          <table:table-cell office:value-type="float" office:value="-20.47880110722474" table:formula="msoxl:=$B$9*SIN($B$7*EI19)" table:style-name="ce1">
            <text:p>-20,47880111</text:p>
          </table:table-cell>
          <table:table-cell office:value-type="float" office:value="-20.725939313875983" table:formula="msoxl:=$B$9*SIN($B$7*EJ19)" table:style-name="ce1">
            <text:p>-20,72593931</text:p>
          </table:table-cell>
          <table:table-cell office:value-type="float" office:value="-20.966764198635541" table:formula="msoxl:=$B$9*SIN($B$7*EK19)" table:style-name="ce1">
            <text:p>-20,9667642</text:p>
          </table:table-cell>
          <table:table-cell office:value-type="float" office:value="-21.201202403910592" table:formula="msoxl:=$B$9*SIN($B$7*EL19)" table:style-name="ce1">
            <text:p>-21,2012024</text:p>
          </table:table-cell>
          <table:table-cell office:value-type="float" office:value="-21.429182517552757" table:formula="msoxl:=$B$9*SIN($B$7*EM19)" table:style-name="ce1">
            <text:p>-21,42918252</text:p>
          </table:table-cell>
          <table:table-cell office:value-type="float" office:value="-21.650635094610916" table:formula="msoxl:=$B$9*SIN($B$7*EN19)" table:style-name="ce1">
            <text:p>-21,65063509</text:p>
          </table:table-cell>
          <table:table-cell office:value-type="float" office:value="-21.865492678484845" table:formula="msoxl:=$B$9*SIN($B$7*EO19)" table:style-name="ce1">
            <text:p>-21,86549268</text:p>
          </table:table-cell>
          <table:table-cell office:value-type="float" office:value="-22.073689821473121" table:formula="msoxl:=$B$9*SIN($B$7*EP19)" table:style-name="ce1">
            <text:p>-22,07368982</text:p>
          </table:table-cell>
          <table:table-cell office:value-type="float" office:value="-22.275163104709144" table:formula="msoxl:=$B$9*SIN($B$7*EQ19)" table:style-name="ce1">
            <text:p>-22,2751631</text:p>
          </table:table-cell>
          <table:table-cell office:value-type="float" office:value="-22.46985115747913" table:formula="msoxl:=$B$9*SIN($B$7*ER19)" table:style-name="ce1">
            <text:p>-22,46985116</text:p>
          </table:table-cell>
          <table:table-cell office:value-type="float" office:value="-22.657694675916208" table:formula="msoxl:=$B$9*SIN($B$7*ES19)" table:style-name="ce1">
            <text:p>-22,65769468</text:p>
          </table:table-cell>
          <table:table-cell office:value-type="float" office:value="-22.838636441064978" table:formula="msoxl:=$B$9*SIN($B$7*ET19)" table:style-name="ce1">
            <text:p>-22,83863644</text:p>
          </table:table-cell>
          <table:table-cell office:value-type="float" office:value="-23.012621336310964" table:formula="msoxl:=$B$9*SIN($B$7*EU19)" table:style-name="ce1">
            <text:p>-23,01262134</text:p>
          </table:table-cell>
          <table:table-cell office:value-type="float" office:value="-23.17959636416964" table:formula="msoxl:=$B$9*SIN($B$7*EV19)" table:style-name="ce1">
            <text:p>-23,17959636</text:p>
          </table:table-cell>
          <table:table-cell office:value-type="float" office:value="-23.339510662430008" table:formula="msoxl:=$B$9*SIN($B$7*EW19)" table:style-name="ce1">
            <text:p>-23,33951066</text:p>
          </table:table-cell>
          <table:table-cell office:value-type="float" office:value="-23.492315519647676" table:formula="msoxl:=$B$9*SIN($B$7*EX19)" table:style-name="ce1">
            <text:p>-23,49231552</text:p>
          </table:table-cell>
          <table:table-cell office:value-type="float" office:value="-23.637964389982884" table:formula="msoxl:=$B$9*SIN($B$7*EY19)" table:style-name="ce1">
            <text:p>-23,63796439</text:p>
          </table:table-cell>
          <table:table-cell office:value-type="float" office:value="-23.776412907378806" table:formula="msoxl:=$B$9*SIN($B$7*EZ19)" table:style-name="ce1">
            <text:p>-23,77641291</text:p>
          </table:table-cell>
          <table:table-cell office:value-type="float" office:value="-23.907618899075853" table:formula="msoxl:=$B$9*SIN($B$7*FA19)" table:style-name="ce1">
            <text:p>-23,9076189</text:p>
          </table:table-cell>
          <table:table-cell office:value-type="float" office:value="-24.03154239845794" table:formula="msoxl:=$B$9*SIN($B$7*FB19)" table:style-name="ce1">
            <text:p>-24,0315424</text:p>
          </table:table-cell>
          <table:table-cell office:value-type="float" office:value="-24.148145657226681" table:formula="msoxl:=$B$9*SIN($B$7*FC19)" table:style-name="ce1">
            <text:p>-24,14814566</text:p>
          </table:table-cell>
          <table:table-cell office:value-type="float" office:value="-24.257393156899884" table:formula="msoxl:=$B$9*SIN($B$7*FD19)" table:style-name="ce1">
            <text:p>-24,25739316</text:p>
          </table:table-cell>
          <table:table-cell office:value-type="float" office:value="-24.359251619630854" table:formula="msoxl:=$B$9*SIN($B$7*FE19)" table:style-name="ce1">
            <text:p>-24,35925162</text:p>
          </table:table-cell>
          <table:table-cell office:value-type="float" office:value="-24.453690018345114" table:formula="msoxl:=$B$9*SIN($B$7*FF19)" table:style-name="ce1">
            <text:p>-24,45369002</text:p>
          </table:table-cell>
          <table:table-cell office:value-type="float" office:value="-24.54067958619158" table:formula="msoxl:=$B$9*SIN($B$7*FG19)" table:style-name="ce1">
            <text:p>-24,54067959</text:p>
          </table:table-cell>
          <table:table-cell office:value-type="float" office:value="-24.620193825305179" table:formula="msoxl:=$B$9*SIN($B$7*FH19)" table:style-name="ce1">
            <text:p>-24,62019383</text:p>
          </table:table-cell>
          <table:table-cell office:value-type="float" office:value="-24.692208514878423" table:formula="msoxl:=$B$9*SIN($B$7*FI19)" table:style-name="ce1">
            <text:p>-24,69220851</text:p>
          </table:table-cell>
          <table:table-cell office:value-type="float" office:value="-24.756701718539244" table:formula="msoxl:=$B$9*SIN($B$7*FJ19)" table:style-name="ce1">
            <text:p>-24,75670172</text:p>
          </table:table-cell>
          <table:table-cell office:value-type="float" office:value="-24.813653791033037" table:formula="msoxl:=$B$9*SIN($B$7*FK19)" table:style-name="ce1">
            <text:p>-24,81365379</text:p>
          </table:table-cell>
          <table:table-cell office:value-type="float" office:value="-24.863047384206823" table:formula="msoxl:=$B$9*SIN($B$7*FL19)" table:style-name="ce1">
            <text:p>-24,86304738</text:p>
          </table:table-cell>
          <table:table-cell office:value-type="float" office:value="-24.904867452293626" table:formula="msoxl:=$B$9*SIN($B$7*FM19)" table:style-name="ce1">
            <text:p>-24,90486745</text:p>
          </table:table-cell>
          <table:table-cell office:value-type="float" office:value="-24.939101256495597" table:formula="msoxl:=$B$9*SIN($B$7*FN19)" table:style-name="ce1">
            <text:p>-24,93910126</text:p>
          </table:table-cell>
          <table:table-cell office:value-type="float" office:value="-24.96573836886434" table:formula="msoxl:=$B$9*SIN($B$7*FO19)" table:style-name="ce1">
            <text:p>-24,96573837</text:p>
          </table:table-cell>
          <table:table-cell office:value-type="float" office:value="-24.984770675477389" table:formula="msoxl:=$B$9*SIN($B$7*FP19)" table:style-name="ce1">
            <text:p>-24,98477068</text:p>
          </table:table-cell>
          <table:table-cell office:value-type="float" office:value="-24.996192378909779" table:formula="msoxl:=$B$9*SIN($B$7*FQ19)" table:style-name="ce1">
            <text:p>-24,99619238</text:p>
          </table:table-cell>
          <table:table-cell office:value-type="float" office:value="-25" table:formula="msoxl:=$B$9*SIN($B$7*FR19)" table:style-name="ce1">
            <text:p>-25</text:p>
          </table:table-cell>
          <table:table-cell office:value-type="float" office:value="-24.996192378909782" table:formula="msoxl:=$B$9*SIN($B$7*FS19)" table:style-name="ce1">
            <text:p>-24,99619238</text:p>
          </table:table-cell>
          <table:table-cell office:value-type="float" office:value="-24.984770675477396" table:formula="msoxl:=$B$9*SIN($B$7*FT19)" table:style-name="ce1">
            <text:p>-24,98477068</text:p>
          </table:table-cell>
          <table:table-cell office:value-type="float" office:value="-24.965738368864354" table:formula="msoxl:=$B$9*SIN($B$7*FU19)" table:style-name="ce1">
            <text:p>-24,96573837</text:p>
          </table:table-cell>
          <table:table-cell office:value-type="float" office:value="-24.939101256495615" table:formula="msoxl:=$B$9*SIN($B$7*FV19)" table:style-name="ce1">
            <text:p>-24,93910126</text:p>
          </table:table-cell>
          <table:table-cell office:value-type="float" office:value="-24.904867452293651" table:formula="msoxl:=$B$9*SIN($B$7*FW19)" table:style-name="ce1">
            <text:p>-24,90486745</text:p>
          </table:table-cell>
          <table:table-cell office:value-type="float" office:value="-24.863047384206848" table:formula="msoxl:=$B$9*SIN($B$7*FX19)" table:style-name="ce1">
            <text:p>-24,86304738</text:p>
          </table:table-cell>
          <table:table-cell office:value-type="float" office:value="-24.813653791033065" table:formula="msoxl:=$B$9*SIN($B$7*FY19)" table:style-name="ce1">
            <text:p>-24,81365379</text:p>
          </table:table-cell>
          <table:table-cell office:value-type="float" office:value="-24.756701718539276" table:formula="msoxl:=$B$9*SIN($B$7*FZ19)" table:style-name="ce1">
            <text:p>-24,75670172</text:p>
          </table:table-cell>
          <table:table-cell office:value-type="float" office:value="-24.692208514878462" table:formula="msoxl:=$B$9*SIN($B$7*GA19)" table:style-name="ce1">
            <text:p>-24,69220851</text:p>
          </table:table-cell>
          <table:table-cell office:value-type="float" office:value="-24.620193825305222" table:formula="msoxl:=$B$9*SIN($B$7*GB19)" table:style-name="ce1">
            <text:p>-24,62019383</text:p>
          </table:table-cell>
          <table:table-cell office:value-type="float" office:value="-24.540679586191622" table:formula="msoxl:=$B$9*SIN($B$7*GC19)" table:style-name="ce1">
            <text:p>-24,54067959</text:p>
          </table:table-cell>
          <table:table-cell office:value-type="float" office:value="-24.453690018345167" table:formula="msoxl:=$B$9*SIN($B$7*GD19)" table:style-name="ce1">
            <text:p>-24,45369002</text:p>
          </table:table-cell>
          <table:table-cell office:value-type="float" office:value="-24.359251619630911" table:formula="msoxl:=$B$9*SIN($B$7*GE19)" table:style-name="ce1">
            <text:p>-24,35925162</text:p>
          </table:table-cell>
          <table:table-cell office:value-type="float" office:value="-24.257393156899941" table:formula="msoxl:=$B$9*SIN($B$7*GF19)" table:style-name="ce1">
            <text:p>-24,25739316</text:p>
          </table:table-cell>
          <table:table-cell office:value-type="float" office:value="-24.148145657226738" table:formula="msoxl:=$B$9*SIN($B$7*GG19)" table:style-name="ce1">
            <text:p>-24,14814566</text:p>
          </table:table-cell>
          <table:table-cell office:value-type="float" office:value="-24.031542398458004" table:formula="msoxl:=$B$9*SIN($B$7*GH19)" table:style-name="ce1">
            <text:p>-24,0315424</text:p>
          </table:table-cell>
          <table:table-cell office:value-type="float" office:value="-23.907618899075924" table:formula="msoxl:=$B$9*SIN($B$7*GI19)" table:style-name="ce1">
            <text:p>-23,9076189</text:p>
          </table:table-cell>
          <table:table-cell office:value-type="float" office:value="-23.776412907378884" table:formula="msoxl:=$B$9*SIN($B$7*GJ19)" table:style-name="ce1">
            <text:p>-23,77641291</text:p>
          </table:table-cell>
          <table:table-cell office:value-type="float" office:value="-23.637964389982962" table:formula="msoxl:=$B$9*SIN($B$7*GK19)" table:style-name="ce1">
            <text:p>-23,63796439</text:p>
          </table:table-cell>
          <table:table-cell office:value-type="float" office:value="-23.492315519647754" table:formula="msoxl:=$B$9*SIN($B$7*GL19)" table:style-name="ce1">
            <text:p>-23,49231552</text:p>
          </table:table-cell>
          <table:table-cell office:value-type="float" office:value="-23.33951066243009" table:formula="msoxl:=$B$9*SIN($B$7*GM19)" table:style-name="ce1">
            <text:p>-23,33951066</text:p>
          </table:table-cell>
          <table:table-cell office:value-type="float" office:value="-23.179596364169736" table:formula="msoxl:=$B$9*SIN($B$7*GN19)" table:style-name="ce1">
            <text:p>-23,17959636</text:p>
          </table:table-cell>
          <table:table-cell office:value-type="float" office:value="-23.012621336311053" table:formula="msoxl:=$B$9*SIN($B$7*GO19)" table:style-name="ce1">
            <text:p>-23,01262134</text:p>
          </table:table-cell>
          <table:table-cell office:value-type="float" office:value="-22.83863644106507" table:formula="msoxl:=$B$9*SIN($B$7*GP19)" table:style-name="ce1">
            <text:p>-22,83863644</text:p>
          </table:table-cell>
          <table:table-cell office:value-type="float" office:value="-22.657694675916304" table:formula="msoxl:=$B$9*SIN($B$7*GQ19)" table:style-name="ce1">
            <text:p>-22,65769468</text:p>
          </table:table-cell>
          <table:table-cell office:value-type="float" office:value="-22.469851157479233" table:formula="msoxl:=$B$9*SIN($B$7*GR19)" table:style-name="ce1">
            <text:p>-22,46985116</text:p>
          </table:table-cell>
          <table:table-cell office:value-type="float" office:value="-22.275163104709257" table:formula="msoxl:=$B$9*SIN($B$7*GS19)" table:style-name="ce1">
            <text:p>-22,2751631</text:p>
          </table:table-cell>
          <table:table-cell office:value-type="float" office:value="-22.073689821473231" table:formula="msoxl:=$B$9*SIN($B$7*GT19)" table:style-name="ce1">
            <text:p>-22,07368982</text:p>
          </table:table-cell>
          <table:table-cell office:value-type="float" office:value="-21.865492678484959" table:formula="msoxl:=$B$9*SIN($B$7*GU19)" table:style-name="ce1">
            <text:p>-21,86549268</text:p>
          </table:table-cell>
          <table:table-cell office:value-type="float" office:value="-21.650635094611033" table:formula="msoxl:=$B$9*SIN($B$7*GV19)" table:style-name="ce1">
            <text:p>-21,65063509</text:p>
          </table:table-cell>
          <table:table-cell office:value-type="float" office:value="-21.429182517552878" table:formula="msoxl:=$B$9*SIN($B$7*GW19)" table:style-name="ce1">
            <text:p>-21,42918252</text:p>
          </table:table-cell>
          <table:table-cell office:value-type="float" office:value="-21.201202403910724" table:formula="msoxl:=$B$9*SIN($B$7*GX19)" table:style-name="ce1">
            <text:p>-21,2012024</text:p>
          </table:table-cell>
          <table:table-cell office:value-type="float" office:value="-20.966764198635669" table:formula="msoxl:=$B$9*SIN($B$7*GY19)" table:style-name="ce1">
            <text:p>-20,9667642</text:p>
          </table:table-cell>
          <table:table-cell office:value-type="float" office:value="-20.725939313876115" table:formula="msoxl:=$B$9*SIN($B$7*GZ19)" table:style-name="ce1">
            <text:p>-20,72593931</text:p>
          </table:table-cell>
          <table:table-cell office:value-type="float" office:value="-20.478801107224871" table:formula="msoxl:=$B$9*SIN($B$7*HA19)" table:style-name="ce1">
            <text:p>-20,47880111</text:p>
          </table:table-cell>
          <table:table-cell office:value-type="float" office:value="-20.225424859373767" table:formula="msoxl:=$B$9*SIN($B$7*HB19)" table:style-name="ce1">
            <text:p>-20,22542486</text:p>
          </table:table-cell>
          <table:table-cell office:value-type="float" office:value="-19.965887751182407" table:formula="msoxl:=$B$9*SIN($B$7*HC19)" table:style-name="ce1">
            <text:p>-19,96588775</text:p>
          </table:table-cell>
          <table:table-cell office:value-type="float" office:value="-19.700268840168125" table:formula="msoxl:=$B$9*SIN($B$7*HD19)" table:style-name="ce1">
            <text:p>-19,70026884</text:p>
          </table:table-cell>
          <table:table-cell office:value-type="float" office:value="-19.428649036424357" table:formula="msoxl:=$B$9*SIN($B$7*HE19)" table:style-name="ce1">
            <text:p>-19,42864904</text:p>
          </table:table-cell>
          <table:table-cell office:value-type="float" office:value="-19.151111077974541" table:formula="msoxl:=$B$9*SIN($B$7*HF19)" table:style-name="ce1">
            <text:p>-19,15111108</text:p>
          </table:table-cell>
          <table:table-cell office:value-type="float" office:value="-18.867739505569393" table:formula="msoxl:=$B$9*SIN($B$7*HG19)" table:style-name="ce1">
            <text:p>-18,86773951</text:p>
          </table:table-cell>
          <table:table-cell office:value-type="float" office:value="-18.578620636934954" table:formula="msoxl:=$B$9*SIN($B$7*HH19)" table:style-name="ce1">
            <text:p>-18,57862064</text:p>
          </table:table-cell>
          <table:table-cell office:value-type="float" office:value="-18.283842540479352" table:formula="msoxl:=$B$9*SIN($B$7*HI19)" table:style-name="ce1">
            <text:p>-18,28384254</text:p>
          </table:table-cell>
          <table:table-cell office:value-type="float" office:value="-17.98349500846637" table:formula="msoxl:=$B$9*SIN($B$7*HJ19)" table:style-name="ce1">
            <text:p>-17,98349501</text:p>
          </table:table-cell>
          <table:table-cell office:value-type="float" office:value="-17.677669529663788" table:formula="msoxl:=$B$9*SIN($B$7*HK19)" table:style-name="ce1">
            <text:p>-17,67766953</text:p>
          </table:table-cell>
          <table:table-cell office:value-type="float" office:value="-17.366459261475033" table:formula="msoxl:=$B$9*SIN($B$7*HL19)" table:style-name="ce1">
            <text:p>-17,36645926</text:p>
          </table:table-cell>
          <table:table-cell office:value-type="float" office:value="-17.04995900156257" table:formula="msoxl:=$B$9*SIN($B$7*HM19)" table:style-name="ce1">
            <text:p>-17,049959</text:p>
          </table:table-cell>
          <table:table-cell office:value-type="float" office:value="-16.728265158971553" table:formula="msoxl:=$B$9*SIN($B$7*HN19)" table:style-name="ce1">
            <text:p>-16,72826516</text:p>
          </table:table-cell>
          <table:table-cell office:value-type="float" office:value="-16.401475724762786" table:formula="msoxl:=$B$9*SIN($B$7*HO19)" table:style-name="ce1">
            <text:p>-16,40147572</text:p>
          </table:table-cell>
          <table:table-cell office:value-type="float" office:value="-16.069690242163592" table:formula="msoxl:=$B$9*SIN($B$7*HP19)" table:style-name="ce1">
            <text:p>-16,06969024</text:p>
          </table:table-cell>
          <table:table-cell office:value-type="float" office:value="-15.733009776246048" table:formula="msoxl:=$B$9*SIN($B$7*HQ19)" table:style-name="ce1">
            <text:p>-15,73300978</text:p>
          </table:table-cell>
          <table:table-cell office:value-type="float" office:value="-15.391536883141576" table:formula="msoxl:=$B$9*SIN($B$7*HR19)" table:style-name="ce1">
            <text:p>-15,39153688</text:p>
          </table:table-cell>
          <table:table-cell office:value-type="float" office:value="-15.045375578801314" table:formula="msoxl:=$B$9*SIN($B$7*HS19)" table:style-name="ce1">
            <text:p>-15,04537558</text:p>
          </table:table-cell>
          <table:table-cell office:value-type="float" office:value="-14.694631307311939" table:formula="msoxl:=$B$9*SIN($B$7*HT19)" table:style-name="ce1">
            <text:p>-14,69463131</text:p>
          </table:table-cell>
          <table:table-cell office:value-type="float" office:value="-14.339410908776271" table:formula="msoxl:=$B$9*SIN($B$7*HU19)" table:style-name="ce1">
            <text:p>-14,33941091</text:p>
          </table:table-cell>
          <table:table-cell office:value-type="float" office:value="-13.979822586768794" table:formula="msoxl:=$B$9*SIN($B$7*HV19)" table:style-name="ce1">
            <text:p>-13,97982259</text:p>
          </table:table-cell>
          <table:table-cell office:value-type="float" office:value="-13.615975875375804" table:formula="msoxl:=$B$9*SIN($B$7*HW19)" table:style-name="ce1">
            <text:p>-13,61597588</text:p>
          </table:table-cell>
          <table:table-cell office:value-type="float" office:value="-13.247981605830239" table:formula="msoxl:=$B$9*SIN($B$7*HX19)" table:style-name="ce1">
            <text:p>-13,24798161</text:p>
          </table:table-cell>
          <table:table-cell office:value-type="float" office:value="-12.875951872751475" table:formula="msoxl:=$B$9*SIN($B$7*HY19)" table:style-name="ce1">
            <text:p>-12,87595187</text:p>
          </table:table-cell>
          <table:table-cell office:value-type="float" office:value="-12.500000000000128" table:formula="msoxl:=$B$9*SIN($B$7*HZ19)" table:style-name="ce1">
            <text:p>-12,5</text:p>
          </table:table-cell>
          <table:table-cell office:value-type="float" office:value="-12.120240506158558" table:formula="msoxl:=$B$9*SIN($B$7*IA19)" table:style-name="ce1">
            <text:p>-12,12024051</text:p>
          </table:table-cell>
          <table:table-cell office:value-type="float" office:value="-11.736789069647408" table:formula="msoxl:=$B$9*SIN($B$7*IB19)" table:style-name="ce1">
            <text:p>-11,73678907</text:p>
          </table:table-cell>
          <table:table-cell office:value-type="float" office:value="-11.349762493488793" table:formula="msoxl:=$B$9*SIN($B$7*IC19)" table:style-name="ce1">
            <text:p>-11,34976249</text:p>
          </table:table-cell>
          <table:table-cell office:value-type="float" office:value="-10.959278669727064" table:formula="msoxl:=$B$9*SIN($B$7*ID19)" table:style-name="ce1">
            <text:p>-10,95927867</text:p>
          </table:table-cell>
          <table:table-cell office:value-type="float" office:value="-10.565456543517621" table:formula="msoxl:=$B$9*SIN($B$7*IE19)" table:style-name="ce1">
            <text:p>-10,56545654</text:p>
          </table:table-cell>
          <table:table-cell office:value-type="float" office:value="-10.168416076895145" table:formula="msoxl:=$B$9*SIN($B$7*IF19)" table:style-name="ce1">
            <text:p>-10,16841608</text:p>
          </table:table-cell>
          <table:table-cell office:value-type="float" office:value="-9.7682782122319907" table:formula="msoxl:=$B$9*SIN($B$7*IG19)" table:style-name="ce1">
            <text:p>-9,768278212</text:p>
          </table:table-cell>
          <table:table-cell office:value-type="float" office:value="-9.3651648353979322" table:formula="msoxl:=$B$9*SIN($B$7*IH19)" table:style-name="ce1">
            <text:p>-9,365164835</text:p>
          </table:table-cell>
          <table:table-cell office:value-type="float" office:value="-8.9591987386326437" table:formula="msoxl:=$B$9*SIN($B$7*II19)" table:style-name="ce1">
            <text:p>-8,959198739</text:p>
          </table:table-cell>
          <table:table-cell office:value-type="float" office:value="-8.550503583141861" table:formula="msoxl:=$B$9*SIN($B$7*IJ19)" table:style-name="ce1">
            <text:p>-8,550503583</text:p>
          </table:table-cell>
          <table:table-cell office:value-type="float" office:value="-8.1392038614290652" table:formula="msoxl:=$B$9*SIN($B$7*IK19)" table:style-name="ce1">
            <text:p>-8,139203861</text:p>
          </table:table-cell>
          <table:table-cell office:value-type="float" office:value="-7.725424859373839" table:formula="msoxl:=$B$9*SIN($B$7*IL19)" table:style-name="ce1">
            <text:p>-7,725424859</text:p>
          </table:table-cell>
          <table:table-cell office:value-type="float" office:value="-7.3092926180685556" table:formula="msoxl:=$B$9*SIN($B$7*IM19)" table:style-name="ce1">
            <text:p>-7,309292618</text:p>
          </table:table-cell>
          <table:table-cell office:value-type="float" office:value="-6.8909338954251238" table:formula="msoxl:=$B$9*SIN($B$7*IN19)" table:style-name="ce1">
            <text:p>-6,890933895</text:p>
          </table:table-cell>
          <table:table-cell office:value-type="float" office:value="-6.4704761275631686" table:formula="msoxl:=$B$9*SIN($B$7*IO19)" table:style-name="ce1">
            <text:p>-6,470476128</text:p>
          </table:table-cell>
          <table:table-cell office:value-type="float" office:value="-6.0480473899918472" table:formula="msoxl:=$B$9*SIN($B$7*IP19)" table:style-name="ce1">
            <text:p>-6,04804739</text:p>
          </table:table-cell>
          <table:table-cell office:value-type="float" office:value="-5.6237763585967846" table:formula="msoxl:=$B$9*SIN($B$7*IQ19)" table:style-name="ce1">
            <text:p>-5,623776359</text:p>
          </table:table-cell>
          <table:table-cell office:value-type="float" office:value="-5.1977922704441264" table:formula="msoxl:=$B$9*SIN($B$7*IR19)" table:style-name="ce1">
            <text:p>-5,19779227</text:p>
          </table:table-cell>
          <table:table-cell office:value-type="float" office:value="-4.7702248844137696" table:formula="msoxl:=$B$9*SIN($B$7*IS19)" table:style-name="ce1">
            <text:p>-4,770224884</text:p>
          </table:table-cell>
          <table:table-cell office:value-type="float" office:value="-4.3412044416734128" table:formula="msoxl:=$B$9*SIN($B$7*IT19)" table:style-name="ce1">
            <text:p>-4,341204442</text:p>
          </table:table-cell>
          <table:table-cell office:value-type="float" office:value="-3.9108616260059312" table:formula="msoxl:=$B$9*SIN($B$7*IU19)" table:style-name="ce1">
            <text:p>-3,910861626</text:p>
          </table:table-cell>
          <table:table-cell office:value-type="float" office:value="-3.4793275240017789" table:formula="msoxl:=$B$9*SIN($B$7*IV19)" table:style-name="ce1">
            <text:p>-3,479327524</text:p>
          </table:table-cell>
          <table:table-cell office:value-type="float" office:value="-3.0467335851288349" table:formula="msoxl:=$B$9*SIN($B$7*IW19)" table:style-name="ce1">
            <text:p>-3,046733585</text:p>
          </table:table-cell>
          <table:table-cell office:value-type="float" office:value="-2.6132115816914903" table:formula="msoxl:=$B$9*SIN($B$7*IX19)" table:style-name="ce1">
            <text:p>-2,613211582</text:p>
          </table:table-cell>
          <table:table-cell office:value-type="float" office:value="-2.1788935686916129" table:formula="msoxl:=$B$9*SIN($B$7*IY19)" table:style-name="ce1">
            <text:p>-2,178893569</text:p>
          </table:table-cell>
          <table:table-cell office:value-type="float" office:value="-1.7439118436032959" table:formula="msoxl:=$B$9*SIN($B$7*IZ19)" table:style-name="ce1">
            <text:p>-1,743911844</text:p>
          </table:table-cell>
          <table:table-cell office:value-type="float" office:value="-1.3083989060737422" table:formula="msoxl:=$B$9*SIN($B$7*JA19)" table:style-name="ce1">
            <text:p>-1,308398906</text:p>
          </table:table-cell>
          <table:table-cell office:value-type="float" office:value="-0.87248741756267589" table:formula="msoxl:=$B$9*SIN($B$7*JB19)" table:style-name="ce1">
            <text:p>-0,872487418</text:p>
          </table:table-cell>
          <table:table-cell office:value-type="float" office:value="-0.43631016093224445" table:formula="msoxl:=$B$9*SIN($B$7*JC19)" table:style-name="ce1">
            <text:p>-0,436310161</text:p>
          </table:table-cell>
          <table:table-cell office:value-type="float" office:value="-1.6155696572206502E-13" table:formula="msoxl:=$B$9*SIN($B$7*JD19)" table:style-name="ce1">
            <text:p>-1,61557E-13</text:p>
          </table:table-cell>
          <table:table-cell office:value-type="float" office:value="0.43631016093192132" table:formula="msoxl:=$B$9*SIN($B$7*JE19)" table:style-name="ce1">
            <text:p>0,436310161</text:p>
          </table:table-cell>
          <table:table-cell office:value-type="float" office:value="0.87248741756237502" table:formula="msoxl:=$B$9*SIN($B$7*JF19)" table:style-name="ce1">
            <text:p>0,872487418</text:p>
          </table:table-cell>
          <table:table-cell office:value-type="float" office:value="1.3083989060734418" table:formula="msoxl:=$B$9*SIN($B$7*JG19)" table:style-name="ce1">
            <text:p>1,308398906</text:p>
          </table:table-cell>
          <table:table-cell office:value-type="float" office:value="1.7439118436029737" table:formula="msoxl:=$B$9*SIN($B$7*JH19)" table:style-name="ce1">
            <text:p>1,743911844</text:p>
          </table:table-cell>
          <table:table-cell office:value-type="float" office:value="2.1788935686912909" table:formula="msoxl:=$B$9*SIN($B$7*JI19)" table:style-name="ce1">
            <text:p>2,178893569</text:p>
          </table:table-cell>
          <table:table-cell office:value-type="float" office:value="2.6132115816911683" table:formula="msoxl:=$B$9*SIN($B$7*JJ19)" table:style-name="ce1">
            <text:p>2,613211582</text:p>
          </table:table-cell>
          <table:table-cell office:value-type="float" office:value="3.0467335851285364" table:formula="msoxl:=$B$9*SIN($B$7*JK19)" table:style-name="ce1">
            <text:p>3,046733585</text:p>
          </table:table-cell>
          <table:table-cell office:value-type="float" office:value="3.4793275240014814" table:formula="msoxl:=$B$9*SIN($B$7*JL19)" table:style-name="ce1">
            <text:p>3,479327524</text:p>
          </table:table-cell>
          <table:table-cell office:value-type="float" office:value="3.9108616260056119" table:formula="msoxl:=$B$9*SIN($B$7*JM19)" table:style-name="ce1">
            <text:p>3,910861626</text:p>
          </table:table-cell>
          <table:table-cell office:value-type="float" office:value="4.3412044416730948" table:formula="msoxl:=$B$9*SIN($B$7*JN19)" table:style-name="ce1">
            <text:p>4,341204442</text:p>
          </table:table-cell>
          <table:table-cell office:value-type="float" office:value="4.7702248844134525" table:formula="msoxl:=$B$9*SIN($B$7*JO19)" table:style-name="ce1">
            <text:p>4,770224884</text:p>
          </table:table-cell>
          <table:table-cell office:value-type="float" office:value="5.1977922704438324" table:formula="msoxl:=$B$9*SIN($B$7*JP19)" table:style-name="ce1">
            <text:p>5,19779227</text:p>
          </table:table-cell>
          <table:table-cell office:value-type="float" office:value="5.6237763585964693" table:formula="msoxl:=$B$9*SIN($B$7*JQ19)" table:style-name="ce1">
            <text:p>5,623776359</text:p>
          </table:table-cell>
          <table:table-cell office:value-type="float" office:value="6.0480473899915337" table:formula="msoxl:=$B$9*SIN($B$7*JR19)" table:style-name="ce1">
            <text:p>6,04804739</text:p>
          </table:table-cell>
          <table:table-cell office:value-type="float" office:value="6.470476127562856" table:formula="msoxl:=$B$9*SIN($B$7*JS19)" table:style-name="ce1">
            <text:p>6,470476128</text:p>
          </table:table-cell>
          <table:table-cell office:value-type="float" office:value="6.8909338954248129" table:formula="msoxl:=$B$9*SIN($B$7*JT19)" table:style-name="ce1">
            <text:p>6,890933895</text:p>
          </table:table-cell>
          <table:table-cell office:value-type="float" office:value="7.3092926180682678" table:formula="msoxl:=$B$9*SIN($B$7*JU19)" table:style-name="ce1">
            <text:p>7,309292618</text:p>
          </table:table-cell>
          <table:table-cell office:value-type="float" office:value="7.7254248593735326" table:formula="msoxl:=$B$9*SIN($B$7*JV19)" table:style-name="ce1">
            <text:p>7,725424859</text:p>
          </table:table-cell>
          <table:table-cell office:value-type="float" office:value="8.1392038614287596" table:formula="msoxl:=$B$9*SIN($B$7*JW19)" table:style-name="ce1">
            <text:p>8,139203861</text:p>
          </table:table-cell>
          <table:table-cell office:value-type="float" office:value="8.5505035831415572" table:formula="msoxl:=$B$9*SIN($B$7*JX19)" table:style-name="ce1">
            <text:p>8,550503583</text:p>
          </table:table-cell>
          <table:table-cell office:value-type="float" office:value="8.9591987386323417" table:formula="msoxl:=$B$9*SIN($B$7*JY19)" table:style-name="ce1">
            <text:p>8,959198739</text:p>
          </table:table-cell>
          <table:table-cell office:value-type="float" office:value="9.3651648353976533" table:formula="msoxl:=$B$9*SIN($B$7*JZ19)" table:style-name="ce1">
            <text:p>9,365164835</text:p>
          </table:table-cell>
          <table:table-cell office:value-type="float" office:value="9.7682782122316922" table:formula="msoxl:=$B$9*SIN($B$7*KA19)" table:style-name="ce1">
            <text:p>9,768278212</text:p>
          </table:table-cell>
          <table:table-cell office:value-type="float" office:value="10.168416076894852" table:formula="msoxl:=$B$9*SIN($B$7*KB19)" table:style-name="ce1">
            <text:p>10,16841608</text:p>
          </table:table-cell>
          <table:table-cell office:value-type="float" office:value="10.565456543517328" table:formula="msoxl:=$B$9*SIN($B$7*KC19)" table:style-name="ce1">
            <text:p>10,56545654</text:p>
          </table:table-cell>
          <table:table-cell office:value-type="float" office:value="10.959278669726775" table:formula="msoxl:=$B$9*SIN($B$7*KD19)" table:style-name="ce1">
            <text:p>10,95927867</text:p>
          </table:table-cell>
          <table:table-cell office:value-type="float" office:value="11.349762493488527" table:formula="msoxl:=$B$9*SIN($B$7*KE19)" table:style-name="ce1">
            <text:p>11,34976249</text:p>
          </table:table-cell>
          <table:table-cell office:value-type="float" office:value="11.736789069647122" table:formula="msoxl:=$B$9*SIN($B$7*KF19)" table:style-name="ce1">
            <text:p>11,73678907</text:p>
          </table:table-cell>
          <table:table-cell office:value-type="float" office:value="12.120240506158275" table:formula="msoxl:=$B$9*SIN($B$7*KG19)" table:style-name="ce1">
            <text:p>12,12024051</text:p>
          </table:table-cell>
          <table:table-cell office:value-type="float" office:value="12.499999999999847" table:formula="msoxl:=$B$9*SIN($B$7*KH19)" table:style-name="ce1">
            <text:p>12,5</text:p>
          </table:table-cell>
          <table:table-cell office:value-type="float" office:value="12.875951872751198" table:formula="msoxl:=$B$9*SIN($B$7*KI19)" table:style-name="ce1">
            <text:p>12,87595187</text:p>
          </table:table-cell>
          <table:table-cell office:value-type="float" office:value="13.247981605829985" table:formula="msoxl:=$B$9*SIN($B$7*KJ19)" table:style-name="ce1">
            <text:p>13,24798161</text:p>
          </table:table-cell>
          <table:table-cell office:value-type="float" office:value="13.615975875375536" table:formula="msoxl:=$B$9*SIN($B$7*KK19)" table:style-name="ce1">
            <text:p>13,61597588</text:p>
          </table:table-cell>
          <table:table-cell office:value-type="float" office:value="13.979822586768526" table:formula="msoxl:=$B$9*SIN($B$7*KL19)" table:style-name="ce1">
            <text:p>13,97982259</text:p>
          </table:table-cell>
          <table:table-cell office:value-type="float" office:value="14.339410908776005" table:formula="msoxl:=$B$9*SIN($B$7*KM19)" table:style-name="ce1">
            <text:p>14,33941091</text:p>
          </table:table-cell>
          <table:table-cell office:value-type="float" office:value="14.694631307311678" table:formula="msoxl:=$B$9*SIN($B$7*KN19)" table:style-name="ce1">
            <text:p>14,69463131</text:p>
          </table:table-cell>
          <table:table-cell office:value-type="float" office:value="15.045375578801073" table:formula="msoxl:=$B$9*SIN($B$7*KO19)" table:style-name="ce1">
            <text:p>15,04537558</text:p>
          </table:table-cell>
          <table:table-cell office:value-type="float" office:value="15.39153688314132" table:formula="msoxl:=$B$9*SIN($B$7*KP19)" table:style-name="ce1">
            <text:p>15,39153688</text:p>
          </table:table-cell>
          <table:table-cell office:value-type="float" office:value="15.733009776245799" table:formula="msoxl:=$B$9*SIN($B$7*KQ19)" table:style-name="ce1">
            <text:p>15,73300978</text:p>
          </table:table-cell>
          <table:table-cell office:value-type="float" office:value="16.069690242163343" table:formula="msoxl:=$B$9*SIN($B$7*KR19)" table:style-name="ce1">
            <text:p>16,06969024</text:p>
          </table:table-cell>
          <table:table-cell office:value-type="float" office:value="16.401475724762541" table:formula="msoxl:=$B$9*SIN($B$7*KS19)" table:style-name="ce1">
            <text:p>16,40147572</text:p>
          </table:table-cell>
          <table:table-cell office:value-type="float" office:value="16.728265158971329" table:formula="msoxl:=$B$9*SIN($B$7*KT19)" table:style-name="ce1">
            <text:p>16,72826516</text:p>
          </table:table-cell>
          <table:table-cell office:value-type="float" office:value="17.049959001562335" table:formula="msoxl:=$B$9*SIN($B$7*KU19)" table:style-name="ce1">
            <text:p>17,049959</text:p>
          </table:table-cell>
          <table:table-cell office:value-type="float" office:value="17.366459261474805" table:formula="msoxl:=$B$9*SIN($B$7*KV19)" table:style-name="ce1">
            <text:p>17,36645926</text:p>
          </table:table-cell>
          <table:table-cell office:value-type="float" office:value="17.677669529663557" table:formula="msoxl:=$B$9*SIN($B$7*KW19)" table:style-name="ce1">
            <text:p>17,67766953</text:p>
          </table:table-cell>
          <table:table-cell office:value-type="float" office:value="17.983495008466146" table:formula="msoxl:=$B$9*SIN($B$7*KX19)" table:style-name="ce1">
            <text:p>17,98349501</text:p>
          </table:table-cell>
          <table:table-cell office:value-type="float" office:value="18.283842540479146" table:formula="msoxl:=$B$9*SIN($B$7*KY19)" table:style-name="ce1">
            <text:p>18,28384254</text:p>
          </table:table-cell>
          <table:table-cell office:value-type="float" office:value="18.578620636934737" table:formula="msoxl:=$B$9*SIN($B$7*KZ19)" table:style-name="ce1">
            <text:p>18,57862064</text:p>
          </table:table-cell>
          <table:table-cell office:value-type="float" office:value="18.86773950556918" table:formula="msoxl:=$B$9*SIN($B$7*LA19)" table:style-name="ce1">
            <text:p>18,86773951</text:p>
          </table:table-cell>
          <table:table-cell office:value-type="float" office:value="19.151111077974331" table:formula="msoxl:=$B$9*SIN($B$7*LB19)" table:style-name="ce1">
            <text:p>19,15111108</text:p>
          </table:table-cell>
          <table:table-cell office:value-type="float" office:value="19.428649036424151" table:formula="msoxl:=$B$9*SIN($B$7*LC19)" table:style-name="ce1">
            <text:p>19,42864904</text:p>
          </table:table-cell>
          <table:table-cell office:value-type="float" office:value="19.700268840167944" table:formula="msoxl:=$B$9*SIN($B$7*LD19)" table:style-name="ce1">
            <text:p>19,70026884</text:p>
          </table:table-cell>
          <table:table-cell office:value-type="float" office:value="19.965887751182212" table:formula="msoxl:=$B$9*SIN($B$7*LE19)" table:style-name="ce1">
            <text:p>19,96588775</text:p>
          </table:table-cell>
          <table:table-cell office:value-type="float" office:value="20.225424859373579" table:formula="msoxl:=$B$9*SIN($B$7*LF19)" table:style-name="ce1">
            <text:p>20,22542486</text:p>
          </table:table-cell>
          <table:table-cell office:value-type="float" office:value="20.478801107224687" table:formula="msoxl:=$B$9*SIN($B$7*LG19)" table:style-name="ce1">
            <text:p>20,47880111</text:p>
          </table:table-cell>
          <table:table-cell office:value-type="float" office:value="20.725939313875934" table:formula="msoxl:=$B$9*SIN($B$7*LH19)" table:style-name="ce1">
            <text:p>20,72593931</text:p>
          </table:table-cell>
          <table:table-cell office:value-type="float" office:value="20.966764198635506" table:formula="msoxl:=$B$9*SIN($B$7*LI19)" table:style-name="ce1">
            <text:p>20,9667642</text:p>
          </table:table-cell>
          <table:table-cell office:value-type="float" office:value="21.201202403910553" table:formula="msoxl:=$B$9*SIN($B$7*LJ19)" table:style-name="ce1">
            <text:p>21,2012024</text:p>
          </table:table-cell>
          <table:table-cell office:value-type="float" office:value="21.429182517552711" table:formula="msoxl:=$B$9*SIN($B$7*LK19)" table:style-name="ce1">
            <text:p>21,42918252</text:p>
          </table:table-cell>
          <table:table-cell office:value-type="float" office:value="21.65063509461087" table:formula="msoxl:=$B$9*SIN($B$7*LL19)" table:style-name="ce1">
            <text:p>21,65063509</text:p>
          </table:table-cell>
          <table:table-cell office:value-type="float" office:value="21.865492678484809" table:formula="msoxl:=$B$9*SIN($B$7*LM19)" table:style-name="ce1">
            <text:p>21,86549268</text:p>
          </table:table-cell>
          <table:table-cell office:value-type="float" office:value="22.073689821473089" table:formula="msoxl:=$B$9*SIN($B$7*LN19)" table:style-name="ce1">
            <text:p>22,07368982</text:p>
          </table:table-cell>
          <table:table-cell office:value-type="float" office:value="22.275163104709112" table:formula="msoxl:=$B$9*SIN($B$7*LO19)" table:style-name="ce1">
            <text:p>22,2751631</text:p>
          </table:table-cell>
          <table:table-cell office:value-type="float" office:value="22.469851157479091" table:formula="msoxl:=$B$9*SIN($B$7*LP19)" table:style-name="ce1">
            <text:p>22,46985116</text:p>
          </table:table-cell>
          <table:table-cell office:value-type="float" office:value="22.657694675916169" table:formula="msoxl:=$B$9*SIN($B$7*LQ19)" table:style-name="ce1">
            <text:p>22,65769468</text:p>
          </table:table-cell>
          <table:table-cell office:value-type="float" office:value="22.838636441064949" table:formula="msoxl:=$B$9*SIN($B$7*LR19)" table:style-name="ce1">
            <text:p>22,83863644</text:p>
          </table:table-cell>
          <table:table-cell office:value-type="float" office:value="23.012621336310936" table:formula="msoxl:=$B$9*SIN($B$7*LS19)" table:style-name="ce1">
            <text:p>23,01262134</text:p>
          </table:table-cell>
          <table:table-cell office:value-type="float" office:value="23.179596364169612" table:formula="msoxl:=$B$9*SIN($B$7*LT19)" table:style-name="ce1">
            <text:p>23,17959636</text:p>
          </table:table-cell>
          <table:table-cell office:value-type="float" office:value="23.339510662429973" table:formula="msoxl:=$B$9*SIN($B$7*LU19)" table:style-name="ce1">
            <text:p>23,33951066</text:p>
          </table:table-cell>
          <table:table-cell office:value-type="float" office:value="23.49231551964764" table:formula="msoxl:=$B$9*SIN($B$7*LV19)" table:style-name="ce1">
            <text:p>23,49231552</text:p>
          </table:table-cell>
          <table:table-cell office:value-type="float" office:value="23.637964389982862" table:formula="msoxl:=$B$9*SIN($B$7*LW19)" table:style-name="ce1">
            <text:p>23,63796439</text:p>
          </table:table-cell>
          <table:table-cell office:value-type="float" office:value="23.776412907378784" table:formula="msoxl:=$B$9*SIN($B$7*LX19)" table:style-name="ce1">
            <text:p>23,77641291</text:p>
          </table:table-cell>
          <table:table-cell office:value-type="float" office:value="23.907618899075832" table:formula="msoxl:=$B$9*SIN($B$7*LY19)" table:style-name="ce1">
            <text:p>23,9076189</text:p>
          </table:table-cell>
          <table:table-cell office:value-type="float" office:value="24.031542398457916" table:formula="msoxl:=$B$9*SIN($B$7*LZ19)" table:style-name="ce1">
            <text:p>24,0315424</text:p>
          </table:table-cell>
          <table:table-cell office:value-type="float" office:value="24.148145657226657" table:formula="msoxl:=$B$9*SIN($B$7*MA19)" table:style-name="ce1">
            <text:p>24,14814566</text:p>
          </table:table-cell>
          <table:table-cell office:value-type="float" office:value="24.257393156899866" table:formula="msoxl:=$B$9*SIN($B$7*MB19)" table:style-name="ce1">
            <text:p>24,25739316</text:p>
          </table:table-cell>
          <table:table-cell office:value-type="float" office:value="24.35925161963084" table:formula="msoxl:=$B$9*SIN($B$7*MC19)" table:style-name="ce1">
            <text:p>24,35925162</text:p>
          </table:table-cell>
          <table:table-cell office:value-type="float" office:value="24.4536900183451" table:formula="msoxl:=$B$9*SIN($B$7*MD19)" table:style-name="ce1">
            <text:p>24,45369002</text:p>
          </table:table-cell>
          <table:table-cell office:value-type="float" office:value="24.540679586191562" table:formula="msoxl:=$B$9*SIN($B$7*ME19)" table:style-name="ce1">
            <text:p>24,54067959</text:p>
          </table:table-cell>
          <table:table-cell office:value-type="float" office:value="24.620193825305169" table:formula="msoxl:=$B$9*SIN($B$7*MF19)" table:style-name="ce1">
            <text:p>24,62019383</text:p>
          </table:table-cell>
          <table:table-cell office:value-type="float" office:value="24.692208514878413" table:formula="msoxl:=$B$9*SIN($B$7*MG19)" table:style-name="ce1">
            <text:p>24,69220851</text:p>
          </table:table-cell>
          <table:table-cell office:value-type="float" office:value="24.756701718539233" table:formula="msoxl:=$B$9*SIN($B$7*MH19)" table:style-name="ce1">
            <text:p>24,75670172</text:p>
          </table:table-cell>
          <table:table-cell office:value-type="float" office:value="24.813653791033026" table:formula="msoxl:=$B$9*SIN($B$7*MI19)" table:style-name="ce1">
            <text:p>24,81365379</text:p>
          </table:table-cell>
          <table:table-cell office:value-type="float" office:value="24.863047384206812" table:formula="msoxl:=$B$9*SIN($B$7*MJ19)" table:style-name="ce1">
            <text:p>24,86304738</text:p>
          </table:table-cell>
          <table:table-cell office:value-type="float" office:value="24.904867452293619" table:formula="msoxl:=$B$9*SIN($B$7*MK19)" table:style-name="ce1">
            <text:p>24,90486745</text:p>
          </table:table-cell>
          <table:table-cell office:value-type="float" office:value="24.939101256495594" table:formula="msoxl:=$B$9*SIN($B$7*ML19)" table:style-name="ce1">
            <text:p>24,93910126</text:p>
          </table:table-cell>
          <table:table-cell office:value-type="float" office:value="24.965738368864336" table:formula="msoxl:=$B$9*SIN($B$7*MM19)" table:style-name="ce1">
            <text:p>24,96573837</text:p>
          </table:table-cell>
          <table:table-cell office:value-type="float" office:value="24.984770675477385" table:formula="msoxl:=$B$9*SIN($B$7*MN19)" table:style-name="ce1">
            <text:p>24,98477068</text:p>
          </table:table-cell>
          <table:table-cell office:value-type="float" office:value="24.996192378909775" table:formula="msoxl:=$B$9*SIN($B$7*MO19)" table:style-name="ce1">
            <text:p>24,99619238</text:p>
          </table:table-cell>
          <table:table-cell office:value-type="float" office:value="25" table:formula="msoxl:=$B$9*SIN($B$7*MP19)" table:style-name="ce1">
            <text:p>25</text:p>
          </table:table-cell>
          <table:table-cell office:value-type="float" office:value="24.996192378909786" table:formula="msoxl:=$B$9*SIN($B$7*MQ19)" table:style-name="ce1">
            <text:p>24,99619238</text:p>
          </table:table-cell>
          <table:table-cell office:value-type="float" office:value="24.984770675477399" table:formula="msoxl:=$B$9*SIN($B$7*MR19)" table:style-name="ce1">
            <text:p>24,98477068</text:p>
          </table:table-cell>
          <table:table-cell office:value-type="float" office:value="24.965738368864358" table:formula="msoxl:=$B$9*SIN($B$7*MS19)" table:style-name="ce1">
            <text:p>24,96573837</text:p>
          </table:table-cell>
          <table:table-cell office:value-type="float" office:value="24.939101256495622" table:formula="msoxl:=$B$9*SIN($B$7*MT19)" table:style-name="ce1">
            <text:p>24,93910126</text:p>
          </table:table-cell>
          <table:table-cell office:value-type="float" office:value="24.904867452293654" table:formula="msoxl:=$B$9*SIN($B$7*MU19)" table:style-name="ce1">
            <text:p>24,90486745</text:p>
          </table:table-cell>
          <table:table-cell office:value-type="float" office:value="24.863047384206855" table:formula="msoxl:=$B$9*SIN($B$7*MV19)" table:style-name="ce1">
            <text:p>24,86304738</text:p>
          </table:table-cell>
          <table:table-cell office:value-type="float" office:value="24.813653791033076" table:formula="msoxl:=$B$9*SIN($B$7*MW19)" table:style-name="ce1">
            <text:p>24,81365379</text:p>
          </table:table-cell>
          <table:table-cell table:number-columns-repeated="16023"/>
        </table:table-row>
        <table:table-row table:style-name="ro1">
          <table:table-cell office:value-type="string" table:style-name="ce1">
            <text:p>yc=-b*cos(alfa)</text:p>
          </table:table-cell>
          <table:table-cell office:value-type="float" office:value="3.4793275240015955" table:formula="msoxl:=-$B$9*COS($B$7*B19)" table:style-name="ce1">
            <text:p>3,479327524</text:p>
          </table:table-cell>
          <table:table-cell office:value-type="float" office:value="3.9108616260057261" table:formula="msoxl:=-$B$9*COS($B$7*C19)" table:style-name="ce1">
            <text:p>3,910861626</text:p>
          </table:table-cell>
          <table:table-cell office:value-type="float" office:value="4.3412044416732138" table:formula="msoxl:=-$B$9*COS($B$7*D19)" table:style-name="ce1">
            <text:p>4,341204442</text:p>
          </table:table-cell>
          <table:table-cell office:value-type="float" office:value="4.7702248844135759" table:formula="msoxl:=-$B$9*COS($B$7*E19)" table:style-name="ce1">
            <text:p>4,770224884</text:p>
          </table:table-cell>
          <table:table-cell office:value-type="float" office:value="5.1977922704439399" table:formula="msoxl:=-$B$9*COS($B$7*F19)" table:style-name="ce1">
            <text:p>5,19779227</text:p>
          </table:table-cell>
          <table:table-cell office:value-type="float" office:value="5.6237763585965821" table:formula="msoxl:=-$B$9*COS($B$7*G19)" table:style-name="ce1">
            <text:p>5,623776359</text:p>
          </table:table-cell>
          <table:table-cell office:value-type="float" office:value="6.0480473899916465" table:formula="msoxl:=-$B$9*COS($B$7*H19)" table:style-name="ce1">
            <text:p>6,04804739</text:p>
          </table:table-cell>
          <table:table-cell office:value-type="float" office:value="6.4704761275629723" table:formula="msoxl:=-$B$9*COS($B$7*I19)" table:style-name="ce1">
            <text:p>6,470476128</text:p>
          </table:table-cell>
          <table:table-cell office:value-type="float" office:value="6.8909338954249346" table:formula="msoxl:=-$B$9*COS($B$7*J19)" table:style-name="ce1">
            <text:p>6,890933895</text:p>
          </table:table-cell>
          <table:table-cell office:value-type="float" office:value="7.3092926180683735" table:formula="msoxl:=-$B$9*COS($B$7*K19)" table:style-name="ce1">
            <text:p>7,309292618</text:p>
          </table:table-cell>
          <table:table-cell office:value-type="float" office:value="7.7254248593736419" table:formula="msoxl:=-$B$9*COS($B$7*L19)" table:style-name="ce1">
            <text:p>7,725424859</text:p>
          </table:table-cell>
          <table:table-cell office:value-type="float" office:value="8.1392038614288733" table:formula="msoxl:=-$B$9*COS($B$7*M19)" table:style-name="ce1">
            <text:p>8,139203861</text:p>
          </table:table-cell>
          <table:table-cell office:value-type="float" office:value="8.5505035831416709" table:formula="msoxl:=-$B$9*COS($B$7*N19)" table:style-name="ce1">
            <text:p>8,550503583</text:p>
          </table:table-cell>
          <table:table-cell office:value-type="float" office:value="8.959198738632459" table:formula="msoxl:=-$B$9*COS($B$7*O19)" table:style-name="ce1">
            <text:p>8,959198739</text:p>
          </table:table-cell>
          <table:table-cell office:value-type="float" office:value="9.3651648353977546" table:formula="msoxl:=-$B$9*COS($B$7*P19)" table:style-name="ce1">
            <text:p>9,365164835</text:p>
          </table:table-cell>
          <table:table-cell office:value-type="float" office:value="9.7682782122317988" table:formula="msoxl:=-$B$9*COS($B$7*Q19)" table:style-name="ce1">
            <text:p>9,768278212</text:p>
          </table:table-cell>
          <table:table-cell office:value-type="float" office:value="10.16841607689496" table:formula="msoxl:=-$B$9*COS($B$7*R19)" table:style-name="ce1">
            <text:p>10,16841608</text:p>
          </table:table-cell>
          <table:table-cell office:value-type="float" office:value="10.565456543517444" table:formula="msoxl:=-$B$9*COS($B$7*S19)" table:style-name="ce1">
            <text:p>10,56545654</text:p>
          </table:table-cell>
          <table:table-cell office:value-type="float" office:value="10.959278669726888" table:formula="msoxl:=-$B$9*COS($B$7*T19)" table:style-name="ce1">
            <text:p>10,95927867</text:p>
          </table:table-cell>
          <table:table-cell office:value-type="float" office:value="11.349762493488628" table:formula="msoxl:=-$B$9*COS($B$7*U19)" table:style-name="ce1">
            <text:p>11,34976249</text:p>
          </table:table-cell>
          <table:table-cell office:value-type="float" office:value="11.736789069647225" table:formula="msoxl:=-$B$9*COS($B$7*V19)" table:style-name="ce1">
            <text:p>11,73678907</text:p>
          </table:table-cell>
          <table:table-cell office:value-type="float" office:value="12.120240506158376" table:formula="msoxl:=-$B$9*COS($B$7*W19)" table:style-name="ce1">
            <text:p>12,12024051</text:p>
          </table:table-cell>
          <table:table-cell office:value-type="float" office:value="12.499999999999957" table:formula="msoxl:=-$B$9*COS($B$7*X19)" table:style-name="ce1">
            <text:p>12,5</text:p>
          </table:table-cell>
          <table:table-cell office:value-type="float" office:value="12.875951872751306" table:formula="msoxl:=-$B$9*COS($B$7*Y19)" table:style-name="ce1">
            <text:p>12,87595187</text:p>
          </table:table-cell>
          <table:table-cell office:value-type="float" office:value="13.247981605830084" table:formula="msoxl:=-$B$9*COS($B$7*Z19)" table:style-name="ce1">
            <text:p>13,24798161</text:p>
          </table:table-cell>
          <table:table-cell office:value-type="float" office:value="13.615975875375632" table:formula="msoxl:=-$B$9*COS($B$7*AA19)" table:style-name="ce1">
            <text:p>13,61597588</text:p>
          </table:table-cell>
          <table:table-cell office:value-type="float" office:value="13.979822586768623" table:formula="msoxl:=-$B$9*COS($B$7*AB19)" table:style-name="ce1">
            <text:p>13,97982259</text:p>
          </table:table-cell>
          <table:table-cell office:value-type="float" office:value="14.339410908776109" table:formula="msoxl:=-$B$9*COS($B$7*AC19)" table:style-name="ce1">
            <text:p>14,33941091</text:p>
          </table:table-cell>
          <table:table-cell office:value-type="float" office:value="14.694631307311781" table:formula="msoxl:=-$B$9*COS($B$7*AD19)" table:style-name="ce1">
            <text:p>14,69463131</text:p>
          </table:table-cell>
          <table:table-cell office:value-type="float" office:value="15.045375578801165" table:formula="msoxl:=-$B$9*COS($B$7*AE19)" table:style-name="ce1">
            <text:p>15,04537558</text:p>
          </table:table-cell>
          <table:table-cell office:value-type="float" office:value="15.391536883141413" table:formula="msoxl:=-$B$9*COS($B$7*AF19)" table:style-name="ce1">
            <text:p>15,39153688</text:p>
          </table:table-cell>
          <table:table-cell office:value-type="float" office:value="15.733009776245888" table:formula="msoxl:=-$B$9*COS($B$7*AG19)" table:style-name="ce1">
            <text:p>15,73300978</text:p>
          </table:table-cell>
          <table:table-cell office:value-type="float" office:value="16.069690242163439" table:formula="msoxl:=-$B$9*COS($B$7*AH19)" table:style-name="ce1">
            <text:p>16,06969024</text:p>
          </table:table-cell>
          <table:table-cell office:value-type="float" office:value="16.401475724762637" table:formula="msoxl:=-$B$9*COS($B$7*AI19)" table:style-name="ce1">
            <text:p>16,40147572</text:p>
          </table:table-cell>
          <table:table-cell office:value-type="float" office:value="16.728265158971414" table:formula="msoxl:=-$B$9*COS($B$7*AJ19)" table:style-name="ce1">
            <text:p>16,72826516</text:p>
          </table:table-cell>
          <table:table-cell office:value-type="float" office:value="17.049959001562421" table:formula="msoxl:=-$B$9*COS($B$7*AK19)" table:style-name="ce1">
            <text:p>17,049959</text:p>
          </table:table-cell>
          <table:table-cell office:value-type="float" office:value="17.366459261474887" table:formula="msoxl:=-$B$9*COS($B$7*AL19)" table:style-name="ce1">
            <text:p>17,36645926</text:p>
          </table:table-cell>
          <table:table-cell office:value-type="float" office:value="17.677669529663646" table:formula="msoxl:=-$B$9*COS($B$7*AM19)" table:style-name="ce1">
            <text:p>17,67766953</text:p>
          </table:table-cell>
          <table:table-cell office:value-type="float" office:value="17.983495008466235" table:formula="msoxl:=-$B$9*COS($B$7*AN19)" table:style-name="ce1">
            <text:p>17,98349501</text:p>
          </table:table-cell>
          <table:table-cell office:value-type="float" office:value="18.283842540479224" table:formula="msoxl:=-$B$9*COS($B$7*AO19)" table:style-name="ce1">
            <text:p>18,28384254</text:p>
          </table:table-cell>
          <table:table-cell office:value-type="float" office:value="18.578620636934815" table:formula="msoxl:=-$B$9*COS($B$7*AP19)" table:style-name="ce1">
            <text:p>18,57862064</text:p>
          </table:table-cell>
          <table:table-cell office:value-type="float" office:value="18.867739505569254" table:formula="msoxl:=-$B$9*COS($B$7*AQ19)" table:style-name="ce1">
            <text:p>18,86773951</text:p>
          </table:table-cell>
          <table:table-cell office:value-type="float" office:value="19.151111077974413" table:formula="msoxl:=-$B$9*COS($B$7*AR19)" table:style-name="ce1">
            <text:p>19,15111108</text:p>
          </table:table-cell>
          <table:table-cell office:value-type="float" office:value="19.428649036424233" table:formula="msoxl:=-$B$9*COS($B$7*AS19)" table:style-name="ce1">
            <text:p>19,42864904</text:p>
          </table:table-cell>
          <table:table-cell office:value-type="float" office:value="19.700268840168011" table:formula="msoxl:=-$B$9*COS($B$7*AT19)" table:style-name="ce1">
            <text:p>19,70026884</text:p>
          </table:table-cell>
          <table:table-cell office:value-type="float" office:value="19.965887751182283" table:formula="msoxl:=-$B$9*COS($B$7*AU19)" table:style-name="ce1">
            <text:p>19,96588775</text:p>
          </table:table-cell>
          <table:table-cell office:value-type="float" office:value="20.225424859373646" table:formula="msoxl:=-$B$9*COS($B$7*AV19)" table:style-name="ce1">
            <text:p>20,22542486</text:p>
          </table:table-cell>
          <table:table-cell office:value-type="float" office:value="20.478801107224758" table:formula="msoxl:=-$B$9*COS($B$7*AW19)" table:style-name="ce1">
            <text:p>20,47880111</text:p>
          </table:table-cell>
          <table:table-cell office:value-type="float" office:value="20.725939313876005" table:formula="msoxl:=-$B$9*COS($B$7*AX19)" table:style-name="ce1">
            <text:p>20,72593931</text:p>
          </table:table-cell>
          <table:table-cell office:value-type="float" office:value="20.966764198635566" table:formula="msoxl:=-$B$9*COS($B$7*AY19)" table:style-name="ce1">
            <text:p>20,9667642</text:p>
          </table:table-cell>
          <table:table-cell office:value-type="float" office:value="21.201202403910614" table:formula="msoxl:=-$B$9*COS($B$7*AZ19)" table:style-name="ce1">
            <text:p>21,2012024</text:p>
          </table:table-cell>
          <table:table-cell office:value-type="float" office:value="21.429182517552775" table:formula="msoxl:=-$B$9*COS($B$7*BA19)" table:style-name="ce1">
            <text:p>21,42918252</text:p>
          </table:table-cell>
          <table:table-cell office:value-type="float" office:value="21.650635094610934" table:formula="msoxl:=-$B$9*COS($B$7*BB19)" table:style-name="ce1">
            <text:p>21,65063509</text:p>
          </table:table-cell>
          <table:table-cell office:value-type="float" office:value="21.865492678484859" table:formula="msoxl:=-$B$9*COS($B$7*BC19)" table:style-name="ce1">
            <text:p>21,86549268</text:p>
          </table:table-cell>
          <table:table-cell office:value-type="float" office:value="22.073689821473145" table:formula="msoxl:=-$B$9*COS($B$7*BD19)" table:style-name="ce1">
            <text:p>22,07368982</text:p>
          </table:table-cell>
          <table:table-cell office:value-type="float" office:value="22.275163104709165" table:formula="msoxl:=-$B$9*COS($B$7*BE19)" table:style-name="ce1">
            <text:p>22,2751631</text:p>
          </table:table-cell>
          <table:table-cell office:value-type="float" office:value="22.469851157479148" table:formula="msoxl:=-$B$9*COS($B$7*BF19)" table:style-name="ce1">
            <text:p>22,46985116</text:p>
          </table:table-cell>
          <table:table-cell office:value-type="float" office:value="22.657694675916222" table:formula="msoxl:=-$B$9*COS($B$7*BG19)" table:style-name="ce1">
            <text:p>22,65769468</text:p>
          </table:table-cell>
          <table:table-cell office:value-type="float" office:value="22.838636441064995" table:formula="msoxl:=-$B$9*COS($B$7*BH19)" table:style-name="ce1">
            <text:p>22,83863644</text:p>
          </table:table-cell>
          <table:table-cell office:value-type="float" office:value="23.012621336310982" table:formula="msoxl:=-$B$9*COS($B$7*BI19)" table:style-name="ce1">
            <text:p>23,01262134</text:p>
          </table:table-cell>
          <table:table-cell office:value-type="float" office:value="23.179596364169658" table:formula="msoxl:=-$B$9*COS($B$7*BJ19)" table:style-name="ce1">
            <text:p>23,17959636</text:p>
          </table:table-cell>
          <table:table-cell office:value-type="float" office:value="23.339510662430023" table:formula="msoxl:=-$B$9*COS($B$7*BK19)" table:style-name="ce1">
            <text:p>23,33951066</text:p>
          </table:table-cell>
          <table:table-cell office:value-type="float" office:value="23.492315519647686" table:formula="msoxl:=-$B$9*COS($B$7*BL19)" table:style-name="ce1">
            <text:p>23,49231552</text:p>
          </table:table-cell>
          <table:table-cell office:value-type="float" office:value="23.637964389982898" table:formula="msoxl:=-$B$9*COS($B$7*BM19)" table:style-name="ce1">
            <text:p>23,63796439</text:p>
          </table:table-cell>
          <table:table-cell office:value-type="float" office:value="23.77641290737882" table:formula="msoxl:=-$B$9*COS($B$7*BN19)" table:style-name="ce1">
            <text:p>23,77641291</text:p>
          </table:table-cell>
          <table:table-cell office:value-type="float" office:value="23.907618899075867" table:formula="msoxl:=-$B$9*COS($B$7*BO19)" table:style-name="ce1">
            <text:p>23,9076189</text:p>
          </table:table-cell>
          <table:table-cell office:value-type="float" office:value="24.031542398457955" table:formula="msoxl:=-$B$9*COS($B$7*BP19)" table:style-name="ce1">
            <text:p>24,0315424</text:p>
          </table:table-cell>
          <table:table-cell office:value-type="float" office:value="24.148145657226689" table:formula="msoxl:=-$B$9*COS($B$7*BQ19)" table:style-name="ce1">
            <text:p>24,14814566</text:p>
          </table:table-cell>
          <table:table-cell office:value-type="float" office:value="24.257393156899891" table:formula="msoxl:=-$B$9*COS($B$7*BR19)" table:style-name="ce1">
            <text:p>24,25739316</text:p>
          </table:table-cell>
          <table:table-cell office:value-type="float" office:value="24.359251619630864" table:formula="msoxl:=-$B$9*COS($B$7*BS19)" table:style-name="ce1">
            <text:p>24,35925162</text:p>
          </table:table-cell>
          <table:table-cell office:value-type="float" office:value="24.453690018345124" table:formula="msoxl:=-$B$9*COS($B$7*BT19)" table:style-name="ce1">
            <text:p>24,45369002</text:p>
          </table:table-cell>
          <table:table-cell office:value-type="float" office:value="24.540679586191587" table:formula="msoxl:=-$B$9*COS($B$7*BU19)" table:style-name="ce1">
            <text:p>24,54067959</text:p>
          </table:table-cell>
          <table:table-cell office:value-type="float" office:value="24.62019382530519" table:formula="msoxl:=-$B$9*COS($B$7*BV19)" table:style-name="ce1">
            <text:p>24,62019383</text:p>
          </table:table-cell>
          <table:table-cell office:value-type="float" office:value="24.69220851487843" table:formula="msoxl:=-$B$9*COS($B$7*BW19)" table:style-name="ce1">
            <text:p>24,69220851</text:p>
          </table:table-cell>
          <table:table-cell office:value-type="float" office:value="24.756701718539247" table:formula="msoxl:=-$B$9*COS($B$7*BX19)" table:style-name="ce1">
            <text:p>24,75670172</text:p>
          </table:table-cell>
          <table:table-cell office:value-type="float" office:value="24.81365379103304" table:formula="msoxl:=-$B$9*COS($B$7*BY19)" table:style-name="ce1">
            <text:p>24,81365379</text:p>
          </table:table-cell>
          <table:table-cell office:value-type="float" office:value="24.863047384206826" table:formula="msoxl:=-$B$9*COS($B$7*BZ19)" table:style-name="ce1">
            <text:p>24,86304738</text:p>
          </table:table-cell>
          <table:table-cell office:value-type="float" office:value="24.90486745229363" table:formula="msoxl:=-$B$9*COS($B$7*CA19)" table:style-name="ce1">
            <text:p>24,90486745</text:p>
          </table:table-cell>
          <table:table-cell office:value-type="float" office:value="24.939101256495601" table:formula="msoxl:=-$B$9*COS($B$7*CB19)" table:style-name="ce1">
            <text:p>24,93910126</text:p>
          </table:table-cell>
          <table:table-cell office:value-type="float" office:value="24.965738368864343" table:formula="msoxl:=-$B$9*COS($B$7*CC19)" table:style-name="ce1">
            <text:p>24,96573837</text:p>
          </table:table-cell>
          <table:table-cell office:value-type="float" office:value="24.984770675477392" table:formula="msoxl:=-$B$9*COS($B$7*CD19)" table:style-name="ce1">
            <text:p>24,98477068</text:p>
          </table:table-cell>
          <table:table-cell office:value-type="float" office:value="24.996192378909779" table:formula="msoxl:=-$B$9*COS($B$7*CE19)" table:style-name="ce1">
            <text:p>24,99619238</text:p>
          </table:table-cell>
          <table:table-cell office:value-type="float" office:value="25" table:formula="msoxl:=-$B$9*COS($B$7*CF19)" table:style-name="ce1">
            <text:p>25</text:p>
          </table:table-cell>
          <table:table-cell office:value-type="float" office:value="24.996192378909782" table:formula="msoxl:=-$B$9*COS($B$7*CG19)" table:style-name="ce1">
            <text:p>24,99619238</text:p>
          </table:table-cell>
          <table:table-cell office:value-type="float" office:value="24.984770675477396" table:formula="msoxl:=-$B$9*COS($B$7*CH19)" table:style-name="ce1">
            <text:p>24,98477068</text:p>
          </table:table-cell>
          <table:table-cell office:value-type="float" office:value="24.965738368864351" table:formula="msoxl:=-$B$9*COS($B$7*CI19)" table:style-name="ce1">
            <text:p>24,96573837</text:p>
          </table:table-cell>
          <table:table-cell office:value-type="float" office:value="24.939101256495611" table:formula="msoxl:=-$B$9*COS($B$7*CJ19)" table:style-name="ce1">
            <text:p>24,93910126</text:p>
          </table:table-cell>
          <table:table-cell office:value-type="float" office:value="24.904867452293647" table:formula="msoxl:=-$B$9*COS($B$7*CK19)" table:style-name="ce1">
            <text:p>24,90486745</text:p>
          </table:table-cell>
          <table:table-cell office:value-type="float" office:value="24.86304738420684" table:formula="msoxl:=-$B$9*COS($B$7*CL19)" table:style-name="ce1">
            <text:p>24,86304738</text:p>
          </table:table-cell>
          <table:table-cell office:value-type="float" office:value="24.813653791033062" table:formula="msoxl:=-$B$9*COS($B$7*CM19)" table:style-name="ce1">
            <text:p>24,81365379</text:p>
          </table:table-cell>
          <table:table-cell office:value-type="float" office:value="24.756701718539269" table:formula="msoxl:=-$B$9*COS($B$7*CN19)" table:style-name="ce1">
            <text:p>24,75670172</text:p>
          </table:table-cell>
          <table:table-cell office:value-type="float" office:value="24.692208514878455" table:formula="msoxl:=-$B$9*COS($B$7*CO19)" table:style-name="ce1">
            <text:p>24,69220851</text:p>
          </table:table-cell>
          <table:table-cell office:value-type="float" office:value="24.620193825305218" table:formula="msoxl:=-$B$9*COS($B$7*CP19)" table:style-name="ce1">
            <text:p>24,62019383</text:p>
          </table:table-cell>
          <table:table-cell office:value-type="float" office:value="24.540679586191612" table:formula="msoxl:=-$B$9*COS($B$7*CQ19)" table:style-name="ce1">
            <text:p>24,54067959</text:p>
          </table:table-cell>
          <table:table-cell office:value-type="float" office:value="24.45369001834516" table:formula="msoxl:=-$B$9*COS($B$7*CR19)" table:style-name="ce1">
            <text:p>24,45369002</text:p>
          </table:table-cell>
          <table:table-cell office:value-type="float" office:value="24.3592516196309" table:formula="msoxl:=-$B$9*COS($B$7*CS19)" table:style-name="ce1">
            <text:p>24,35925162</text:p>
          </table:table-cell>
          <table:table-cell office:value-type="float" office:value="24.25739315689993" table:formula="msoxl:=-$B$9*COS($B$7*CT19)" table:style-name="ce1">
            <text:p>24,25739316</text:p>
          </table:table-cell>
          <table:table-cell office:value-type="float" office:value="24.148145657226731" table:formula="msoxl:=-$B$9*COS($B$7*CU19)" table:style-name="ce1">
            <text:p>24,14814566</text:p>
          </table:table-cell>
          <table:table-cell office:value-type="float" office:value="24.031542398457994" table:formula="msoxl:=-$B$9*COS($B$7*CV19)" table:style-name="ce1">
            <text:p>24,0315424</text:p>
          </table:table-cell>
          <table:table-cell office:value-type="float" office:value="23.907618899075914" table:formula="msoxl:=-$B$9*COS($B$7*CW19)" table:style-name="ce1">
            <text:p>23,9076189</text:p>
          </table:table-cell>
          <table:table-cell office:value-type="float" office:value="23.776412907378869" table:formula="msoxl:=-$B$9*COS($B$7*CX19)" table:style-name="ce1">
            <text:p>23,77641291</text:p>
          </table:table-cell>
          <table:table-cell office:value-type="float" office:value="23.637964389982947" table:formula="msoxl:=-$B$9*COS($B$7*CY19)" table:style-name="ce1">
            <text:p>23,63796439</text:p>
          </table:table-cell>
          <table:table-cell office:value-type="float" office:value="23.49231551964774" table:formula="msoxl:=-$B$9*COS($B$7*CZ19)" table:style-name="ce1">
            <text:p>23,49231552</text:p>
          </table:table-cell>
          <table:table-cell office:value-type="float" office:value="23.339510662430072" table:formula="msoxl:=-$B$9*COS($B$7*DA19)" table:style-name="ce1">
            <text:p>23,33951066</text:p>
          </table:table-cell>
          <table:table-cell office:value-type="float" office:value="23.179596364169718" table:formula="msoxl:=-$B$9*COS($B$7*DB19)" table:style-name="ce1">
            <text:p>23,17959636</text:p>
          </table:table-cell>
          <table:table-cell office:value-type="float" office:value="23.012621336311046" table:formula="msoxl:=-$B$9*COS($B$7*DC19)" table:style-name="ce1">
            <text:p>23,01262134</text:p>
          </table:table-cell>
          <table:table-cell office:value-type="float" office:value="22.838636441065059" table:formula="msoxl:=-$B$9*COS($B$7*DD19)" table:style-name="ce1">
            <text:p>22,83863644</text:p>
          </table:table-cell>
          <table:table-cell office:value-type="float" office:value="22.657694675916286" table:formula="msoxl:=-$B$9*COS($B$7*DE19)" table:style-name="ce1">
            <text:p>22,65769468</text:p>
          </table:table-cell>
          <table:table-cell office:value-type="float" office:value="22.469851157479212" table:formula="msoxl:=-$B$9*COS($B$7*DF19)" table:style-name="ce1">
            <text:p>22,46985116</text:p>
          </table:table-cell>
          <table:table-cell office:value-type="float" office:value="22.27516310470924" table:formula="msoxl:=-$B$9*COS($B$7*DG19)" table:style-name="ce1">
            <text:p>22,2751631</text:p>
          </table:table-cell>
          <table:table-cell office:value-type="float" office:value="22.07368982147322" table:formula="msoxl:=-$B$9*COS($B$7*DH19)" table:style-name="ce1">
            <text:p>22,07368982</text:p>
          </table:table-cell>
          <table:table-cell office:value-type="float" office:value="21.865492678484937" table:formula="msoxl:=-$B$9*COS($B$7*DI19)" table:style-name="ce1">
            <text:p>21,86549268</text:p>
          </table:table-cell>
          <table:table-cell office:value-type="float" office:value="21.650635094611015" table:formula="msoxl:=-$B$9*COS($B$7*DJ19)" table:style-name="ce1">
            <text:p>21,65063509</text:p>
          </table:table-cell>
          <table:table-cell office:value-type="float" office:value="21.429182517552853" table:formula="msoxl:=-$B$9*COS($B$7*DK19)" table:style-name="ce1">
            <text:p>21,42918252</text:p>
          </table:table-cell>
          <table:table-cell office:value-type="float" office:value="21.201202403910699" table:formula="msoxl:=-$B$9*COS($B$7*DL19)" table:style-name="ce1">
            <text:p>21,2012024</text:p>
          </table:table-cell>
          <table:table-cell office:value-type="float" office:value="20.966764198635648" table:formula="msoxl:=-$B$9*COS($B$7*DM19)" table:style-name="ce1">
            <text:p>20,9667642</text:p>
          </table:table-cell>
          <table:table-cell office:value-type="float" office:value="20.725939313876093" table:formula="msoxl:=-$B$9*COS($B$7*DN19)" table:style-name="ce1">
            <text:p>20,72593931</text:p>
          </table:table-cell>
          <table:table-cell office:value-type="float" office:value="20.47880110722485" table:formula="msoxl:=-$B$9*COS($B$7*DO19)" table:style-name="ce1">
            <text:p>20,47880111</text:p>
          </table:table-cell>
          <table:table-cell office:value-type="float" office:value="20.225424859373739" table:formula="msoxl:=-$B$9*COS($B$7*DP19)" table:style-name="ce1">
            <text:p>20,22542486</text:p>
          </table:table-cell>
          <table:table-cell office:value-type="float" office:value="19.965887751182379" table:formula="msoxl:=-$B$9*COS($B$7*DQ19)" table:style-name="ce1">
            <text:p>19,96588775</text:p>
          </table:table-cell>
          <table:table-cell office:value-type="float" office:value="19.700268840168107" table:formula="msoxl:=-$B$9*COS($B$7*DR19)" table:style-name="ce1">
            <text:p>19,70026884</text:p>
          </table:table-cell>
          <table:table-cell office:value-type="float" office:value="19.428649036424332" table:formula="msoxl:=-$B$9*COS($B$7*DS19)" table:style-name="ce1">
            <text:p>19,42864904</text:p>
          </table:table-cell>
          <table:table-cell office:value-type="float" office:value="19.151111077974516" table:formula="msoxl:=-$B$9*COS($B$7*DT19)" table:style-name="ce1">
            <text:p>19,15111108</text:p>
          </table:table-cell>
          <table:table-cell office:value-type="float" office:value="18.867739505569361" table:formula="msoxl:=-$B$9*COS($B$7*DU19)" table:style-name="ce1">
            <text:p>18,86773951</text:p>
          </table:table-cell>
          <table:table-cell office:value-type="float" office:value="18.578620636934922" table:formula="msoxl:=-$B$9*COS($B$7*DV19)" table:style-name="ce1">
            <text:p>18,57862064</text:p>
          </table:table-cell>
          <table:table-cell office:value-type="float" office:value="18.283842540479327" table:formula="msoxl:=-$B$9*COS($B$7*DW19)" table:style-name="ce1">
            <text:p>18,28384254</text:p>
          </table:table-cell>
          <table:table-cell office:value-type="float" office:value="17.983495008466345" table:formula="msoxl:=-$B$9*COS($B$7*DX19)" table:style-name="ce1">
            <text:p>17,98349501</text:p>
          </table:table-cell>
          <table:table-cell office:value-type="float" office:value="17.67766952966376" table:formula="msoxl:=-$B$9*COS($B$7*DY19)" table:style-name="ce1">
            <text:p>17,67766953</text:p>
          </table:table-cell>
          <table:table-cell office:value-type="float" office:value="17.366459261475004" table:formula="msoxl:=-$B$9*COS($B$7*DZ19)" table:style-name="ce1">
            <text:p>17,36645926</text:p>
          </table:table-cell>
          <table:table-cell office:value-type="float" office:value="17.049959001562538" table:formula="msoxl:=-$B$9*COS($B$7*EA19)" table:style-name="ce1">
            <text:p>17,049959</text:p>
          </table:table-cell>
          <table:table-cell office:value-type="float" office:value="16.728265158971528" table:formula="msoxl:=-$B$9*COS($B$7*EB19)" table:style-name="ce1">
            <text:p>16,72826516</text:p>
          </table:table-cell>
          <table:table-cell office:value-type="float" office:value="16.401475724762761" table:formula="msoxl:=-$B$9*COS($B$7*EC19)" table:style-name="ce1">
            <text:p>16,40147572</text:p>
          </table:table-cell>
          <table:table-cell office:value-type="float" office:value="16.069690242163556" table:formula="msoxl:=-$B$9*COS($B$7*ED19)" table:style-name="ce1">
            <text:p>16,06969024</text:p>
          </table:table-cell>
          <table:table-cell office:value-type="float" office:value="15.733009776246016" table:formula="msoxl:=-$B$9*COS($B$7*EE19)" table:style-name="ce1">
            <text:p>15,73300978</text:p>
          </table:table-cell>
          <table:table-cell office:value-type="float" office:value="15.391536883141541" table:formula="msoxl:=-$B$9*COS($B$7*EF19)" table:style-name="ce1">
            <text:p>15,39153688</text:p>
          </table:table-cell>
          <table:table-cell office:value-type="float" office:value="15.045375578801295" table:formula="msoxl:=-$B$9*COS($B$7*EG19)" table:style-name="ce1">
            <text:p>15,04537558</text:p>
          </table:table-cell>
          <table:table-cell office:value-type="float" office:value="14.694631307311903" table:formula="msoxl:=-$B$9*COS($B$7*EH19)" table:style-name="ce1">
            <text:p>14,69463131</text:p>
          </table:table-cell>
          <table:table-cell office:value-type="float" office:value="14.339410908776232" table:formula="msoxl:=-$B$9*COS($B$7*EI19)" table:style-name="ce1">
            <text:p>14,33941091</text:p>
          </table:table-cell>
          <table:table-cell office:value-type="float" office:value="13.979822586768757" table:formula="msoxl:=-$B$9*COS($B$7*EJ19)" table:style-name="ce1">
            <text:p>13,97982259</text:p>
          </table:table-cell>
          <table:table-cell office:value-type="float" office:value="13.615975875375769" table:formula="msoxl:=-$B$9*COS($B$7*EK19)" table:style-name="ce1">
            <text:p>13,61597588</text:p>
          </table:table-cell>
          <table:table-cell office:value-type="float" office:value="13.247981605830219" table:formula="msoxl:=-$B$9*COS($B$7*EL19)" table:style-name="ce1">
            <text:p>13,24798161</text:p>
          </table:table-cell>
          <table:table-cell office:value-type="float" office:value="12.875951872751438" table:formula="msoxl:=-$B$9*COS($B$7*EM19)" table:style-name="ce1">
            <text:p>12,87595187</text:p>
          </table:table-cell>
          <table:table-cell office:value-type="float" office:value="12.500000000000085" table:formula="msoxl:=-$B$9*COS($B$7*EN19)" table:style-name="ce1">
            <text:p>12,5</text:p>
          </table:table-cell>
          <table:table-cell office:value-type="float" office:value="12.120240506158519" table:formula="msoxl:=-$B$9*COS($B$7*EO19)" table:style-name="ce1">
            <text:p>12,12024051</text:p>
          </table:table-cell>
          <table:table-cell office:value-type="float" office:value="11.736789069647367" table:formula="msoxl:=-$B$9*COS($B$7*EP19)" table:style-name="ce1">
            <text:p>11,73678907</text:p>
          </table:table-cell>
          <table:table-cell office:value-type="float" office:value="11.349762493488774" table:formula="msoxl:=-$B$9*COS($B$7*EQ19)" table:style-name="ce1">
            <text:p>11,34976249</text:p>
          </table:table-cell>
          <table:table-cell office:value-type="float" office:value="10.959278669727023" table:formula="msoxl:=-$B$9*COS($B$7*ER19)" table:style-name="ce1">
            <text:p>10,95927867</text:p>
          </table:table-cell>
          <table:table-cell office:value-type="float" office:value="10.565456543517579" table:formula="msoxl:=-$B$9*COS($B$7*ES19)" table:style-name="ce1">
            <text:p>10,56545654</text:p>
          </table:table-cell>
          <table:table-cell office:value-type="float" office:value="10.168416076895104" table:formula="msoxl:=-$B$9*COS($B$7*ET19)" table:style-name="ce1">
            <text:p>10,16841608</text:p>
          </table:table-cell>
          <table:table-cell office:value-type="float" office:value="9.768278212231948" table:formula="msoxl:=-$B$9*COS($B$7*EU19)" table:style-name="ce1">
            <text:p>9,768278212</text:p>
          </table:table-cell>
          <table:table-cell office:value-type="float" office:value="9.3651648353979091" table:formula="msoxl:=-$B$9*COS($B$7*EV19)" table:style-name="ce1">
            <text:p>9,365164835</text:p>
          </table:table-cell>
          <table:table-cell office:value-type="float" office:value="8.9591987386326011" table:formula="msoxl:=-$B$9*COS($B$7*EW19)" table:style-name="ce1">
            <text:p>8,959198739</text:p>
          </table:table-cell>
          <table:table-cell office:value-type="float" office:value="8.5505035831418184" table:formula="msoxl:=-$B$9*COS($B$7*EX19)" table:style-name="ce1">
            <text:p>8,550503583</text:p>
          </table:table-cell>
          <table:table-cell office:value-type="float" office:value="8.1392038614290207" table:formula="msoxl:=-$B$9*COS($B$7*EY19)" table:style-name="ce1">
            <text:p>8,139203861</text:p>
          </table:table-cell>
          <table:table-cell office:value-type="float" office:value="7.7254248593737955" table:formula="msoxl:=-$B$9*COS($B$7*EZ19)" table:style-name="ce1">
            <text:p>7,725424859</text:p>
          </table:table-cell>
          <table:table-cell office:value-type="float" office:value="7.3092926180685334" table:formula="msoxl:=-$B$9*COS($B$7*FA19)" table:style-name="ce1">
            <text:p>7,309292618</text:p>
          </table:table-cell>
          <table:table-cell office:value-type="float" office:value="6.8909338954250794" table:formula="msoxl:=-$B$9*COS($B$7*FB19)" table:style-name="ce1">
            <text:p>6,890933895</text:p>
          </table:table-cell>
          <table:table-cell office:value-type="float" office:value="6.4704761275631242" table:formula="msoxl:=-$B$9*COS($B$7*FC19)" table:style-name="ce1">
            <text:p>6,470476128</text:p>
          </table:table-cell>
          <table:table-cell office:value-type="float" office:value="6.0480473899918028" table:formula="msoxl:=-$B$9*COS($B$7*FD19)" table:style-name="ce1">
            <text:p>6,04804739</text:p>
          </table:table-cell>
          <table:table-cell office:value-type="float" office:value="5.6237763585967393" table:formula="msoxl:=-$B$9*COS($B$7*FE19)" table:style-name="ce1">
            <text:p>5,623776359</text:p>
          </table:table-cell>
          <table:table-cell office:value-type="float" office:value="5.1977922704441033" table:formula="msoxl:=-$B$9*COS($B$7*FF19)" table:style-name="ce1">
            <text:p>5,19779227</text:p>
          </table:table-cell>
          <table:table-cell office:value-type="float" office:value="4.7702248844137243" table:formula="msoxl:=-$B$9*COS($B$7*FG19)" table:style-name="ce1">
            <text:p>4,770224884</text:p>
          </table:table-cell>
          <table:table-cell office:value-type="float" office:value="4.3412044416733675" table:formula="msoxl:=-$B$9*COS($B$7*FH19)" table:style-name="ce1">
            <text:p>4,341204442</text:p>
          </table:table-cell>
          <table:table-cell office:value-type="float" office:value="3.9108616260058855" table:formula="msoxl:=-$B$9*COS($B$7*FI19)" table:style-name="ce1">
            <text:p>3,910861626</text:p>
          </table:table-cell>
          <table:table-cell office:value-type="float" office:value="3.4793275240017554" table:formula="msoxl:=-$B$9*COS($B$7*FJ19)" table:style-name="ce1">
            <text:p>3,479327524</text:p>
          </table:table-cell>
          <table:table-cell office:value-type="float" office:value="3.0467335851288113" table:formula="msoxl:=-$B$9*COS($B$7*FK19)" table:style-name="ce1">
            <text:p>3,046733585</text:p>
          </table:table-cell>
          <table:table-cell office:value-type="float" office:value="2.6132115816914445" table:formula="msoxl:=-$B$9*COS($B$7*FL19)" table:style-name="ce1">
            <text:p>2,613211582</text:p>
          </table:table-cell>
          <table:table-cell office:value-type="float" office:value="2.1788935686915667" table:formula="msoxl:=-$B$9*COS($B$7*FM19)" table:style-name="ce1">
            <text:p>2,178893569</text:p>
          </table:table-cell>
          <table:table-cell office:value-type="float" office:value="1.7439118436032501" table:formula="msoxl:=-$B$9*COS($B$7*FN19)" table:style-name="ce1">
            <text:p>1,743911844</text:p>
          </table:table-cell>
          <table:table-cell office:value-type="float" office:value="1.3083989060737187" table:formula="msoxl:=-$B$9*COS($B$7*FO19)" table:style-name="ce1">
            <text:p>1,308398906</text:p>
          </table:table-cell>
          <table:table-cell office:value-type="float" office:value="0.87248741756265202" table:formula="msoxl:=-$B$9*COS($B$7*FP19)" table:style-name="ce1">
            <text:p>0,872487418</text:p>
          </table:table-cell>
          <table:table-cell office:value-type="float" office:value="0.43631016093219849" table:formula="msoxl:=-$B$9*COS($B$7*FQ19)" table:style-name="ce1">
            <text:p>0,436310161</text:p>
          </table:table-cell>
          <table:table-cell office:value-type="float" office:value="1.1561660916842298E-13" table:formula="msoxl:=-$B$9*COS($B$7*FR19)" table:style-name="ce1">
            <text:p>1,15617E-13</text:p>
          </table:table-cell>
          <table:table-cell office:value-type="float" office:value="-0.43631016093196723" table:formula="msoxl:=-$B$9*COS($B$7*FS19)" table:style-name="ce1">
            <text:p>-0,436310161</text:p>
          </table:table-cell>
          <table:table-cell office:value-type="float" office:value="-0.87248741756239878" table:formula="msoxl:=-$B$9*COS($B$7*FT19)" table:style-name="ce1">
            <text:p>-0,872487418</text:p>
          </table:table-cell>
          <table:table-cell office:value-type="float" office:value="-1.3083989060734655" table:formula="msoxl:=-$B$9*COS($B$7*FU19)" table:style-name="ce1">
            <text:p>-1,308398906</text:p>
          </table:table-cell>
          <table:table-cell office:value-type="float" office:value="-1.7439118436030194" table:formula="msoxl:=-$B$9*COS($B$7*FV19)" table:style-name="ce1">
            <text:p>-1,743911844</text:p>
          </table:table-cell>
          <table:table-cell office:value-type="float" office:value="-2.1788935686913367" table:formula="msoxl:=-$B$9*COS($B$7*FW19)" table:style-name="ce1">
            <text:p>-2,178893569</text:p>
          </table:table-cell>
          <table:table-cell office:value-type="float" office:value="-2.6132115816912145" table:formula="msoxl:=-$B$9*COS($B$7*FX19)" table:style-name="ce1">
            <text:p>-2,613211582</text:p>
          </table:table-cell>
          <table:table-cell office:value-type="float" office:value="-3.04673358512856" table:formula="msoxl:=-$B$9*COS($B$7*FY19)" table:style-name="ce1">
            <text:p>-3,046733585</text:p>
          </table:table-cell>
          <table:table-cell office:value-type="float" office:value="-3.479327524001504" table:formula="msoxl:=-$B$9*COS($B$7*FZ19)" table:style-name="ce1">
            <text:p>-3,479327524</text:p>
          </table:table-cell>
          <table:table-cell office:value-type="float" office:value="-3.9108616260056572" table:formula="msoxl:=-$B$9*COS($B$7*GA19)" table:style-name="ce1">
            <text:p>-3,910861626</text:p>
          </table:table-cell>
          <table:table-cell office:value-type="float" office:value="-4.3412044416731392" table:formula="msoxl:=-$B$9*COS($B$7*GB19)" table:style-name="ce1">
            <text:p>-4,341204442</text:p>
          </table:table-cell>
          <table:table-cell office:value-type="float" office:value="-4.7702248844134969" table:formula="msoxl:=-$B$9*COS($B$7*GC19)" table:style-name="ce1">
            <text:p>-4,770224884</text:p>
          </table:table-cell>
          <table:table-cell office:value-type="float" office:value="-5.1977922704438555" table:formula="msoxl:=-$B$9*COS($B$7*GD19)" table:style-name="ce1">
            <text:p>-5,19779227</text:p>
          </table:table-cell>
          <table:table-cell office:value-type="float" office:value="-5.6237763585964924" table:formula="msoxl:=-$B$9*COS($B$7*GE19)" table:style-name="ce1">
            <text:p>-5,623776359</text:p>
          </table:table-cell>
          <table:table-cell office:value-type="float" office:value="-6.0480473899915781" table:formula="msoxl:=-$B$9*COS($B$7*GF19)" table:style-name="ce1">
            <text:p>-6,04804739</text:p>
          </table:table-cell>
          <table:table-cell office:value-type="float" office:value="-6.4704761275629004" table:formula="msoxl:=-$B$9*COS($B$7*GG19)" table:style-name="ce1">
            <text:p>-6,470476128</text:p>
          </table:table-cell>
          <table:table-cell office:value-type="float" office:value="-6.8909338954248573" table:formula="msoxl:=-$B$9*COS($B$7*GH19)" table:style-name="ce1">
            <text:p>-6,890933895</text:p>
          </table:table-cell>
          <table:table-cell office:value-type="float" office:value="-7.30929261806829" table:formula="msoxl:=-$B$9*COS($B$7*GI19)" table:style-name="ce1">
            <text:p>-7,309292618</text:p>
          </table:table-cell>
          <table:table-cell office:value-type="float" office:value="-7.7254248593735548" table:formula="msoxl:=-$B$9*COS($B$7*GJ19)" table:style-name="ce1">
            <text:p>-7,725424859</text:p>
          </table:table-cell>
          <table:table-cell office:value-type="float" office:value="-8.1392038614288023" table:formula="msoxl:=-$B$9*COS($B$7*GK19)" table:style-name="ce1">
            <text:p>-8,139203861</text:p>
          </table:table-cell>
          <table:table-cell office:value-type="float" office:value="-8.5505035831415999" table:formula="msoxl:=-$B$9*COS($B$7*GL19)" table:style-name="ce1">
            <text:p>-8,550503583</text:p>
          </table:table-cell>
          <table:table-cell office:value-type="float" office:value="-8.9591987386323844" table:formula="msoxl:=-$B$9*COS($B$7*GM19)" table:style-name="ce1">
            <text:p>-8,959198739</text:p>
          </table:table-cell>
          <table:table-cell office:value-type="float" office:value="-9.3651648353976746" table:formula="msoxl:=-$B$9*COS($B$7*GN19)" table:style-name="ce1">
            <text:p>-9,365164835</text:p>
          </table:table-cell>
          <table:table-cell office:value-type="float" office:value="-9.7682782122317349" table:formula="msoxl:=-$B$9*COS($B$7*GO19)" table:style-name="ce1">
            <text:p>-9,768278212</text:p>
          </table:table-cell>
          <table:table-cell office:value-type="float" office:value="-10.168416076894893" table:formula="msoxl:=-$B$9*COS($B$7*GP19)" table:style-name="ce1">
            <text:p>-10,16841608</text:p>
          </table:table-cell>
          <table:table-cell office:value-type="float" office:value="-10.565456543517369" table:formula="msoxl:=-$B$9*COS($B$7*GQ19)" table:style-name="ce1">
            <text:p>-10,56545654</text:p>
          </table:table-cell>
          <table:table-cell office:value-type="float" office:value="-10.959278669726816" table:formula="msoxl:=-$B$9*COS($B$7*GR19)" table:style-name="ce1">
            <text:p>-10,95927867</text:p>
          </table:table-cell>
          <table:table-cell office:value-type="float" office:value="-11.349762493488546" table:formula="msoxl:=-$B$9*COS($B$7*GS19)" table:style-name="ce1">
            <text:p>-11,34976249</text:p>
          </table:table-cell>
          <table:table-cell office:value-type="float" office:value="-11.736789069647163" table:formula="msoxl:=-$B$9*COS($B$7*GT19)" table:style-name="ce1">
            <text:p>-11,73678907</text:p>
          </table:table-cell>
          <table:table-cell office:value-type="float" office:value="-12.120240506158316" table:formula="msoxl:=-$B$9*COS($B$7*GU19)" table:style-name="ce1">
            <text:p>-12,12024051</text:p>
          </table:table-cell>
          <table:table-cell office:value-type="float" office:value="-12.499999999999886" table:formula="msoxl:=-$B$9*COS($B$7*GV19)" table:style-name="ce1">
            <text:p>-12,5</text:p>
          </table:table-cell>
          <table:table-cell office:value-type="float" office:value="-12.875951872751241" table:formula="msoxl:=-$B$9*COS($B$7*GW19)" table:style-name="ce1">
            <text:p>-12,87595187</text:p>
          </table:table-cell>
          <table:table-cell office:value-type="float" office:value="-13.247981605830002" table:formula="msoxl:=-$B$9*COS($B$7*GX19)" table:style-name="ce1">
            <text:p>-13,24798161</text:p>
          </table:table-cell>
          <table:table-cell office:value-type="float" office:value="-13.615975875375575" table:formula="msoxl:=-$B$9*COS($B$7*GY19)" table:style-name="ce1">
            <text:p>-13,61597588</text:p>
          </table:table-cell>
          <table:table-cell office:value-type="float" office:value="-13.979822586768565" table:formula="msoxl:=-$B$9*COS($B$7*GZ19)" table:style-name="ce1">
            <text:p>-13,97982259</text:p>
          </table:table-cell>
          <table:table-cell office:value-type="float" office:value="-14.339410908776044" table:formula="msoxl:=-$B$9*COS($B$7*HA19)" table:style-name="ce1">
            <text:p>-14,33941091</text:p>
          </table:table-cell>
          <table:table-cell office:value-type="float" office:value="-14.694631307311717" table:formula="msoxl:=-$B$9*COS($B$7*HB19)" table:style-name="ce1">
            <text:p>-14,69463131</text:p>
          </table:table-cell>
          <table:table-cell office:value-type="float" office:value="-15.045375578801092" table:formula="msoxl:=-$B$9*COS($B$7*HC19)" table:style-name="ce1">
            <text:p>-15,04537558</text:p>
          </table:table-cell>
          <table:table-cell office:value-type="float" office:value="-15.391536883141358" table:formula="msoxl:=-$B$9*COS($B$7*HD19)" table:style-name="ce1">
            <text:p>-15,39153688</text:p>
          </table:table-cell>
          <table:table-cell office:value-type="float" office:value="-15.733009776245835" table:formula="msoxl:=-$B$9*COS($B$7*HE19)" table:style-name="ce1">
            <text:p>-15,73300978</text:p>
          </table:table-cell>
          <table:table-cell office:value-type="float" office:value="-16.069690242163379" table:formula="msoxl:=-$B$9*COS($B$7*HF19)" table:style-name="ce1">
            <text:p>-16,06969024</text:p>
          </table:table-cell>
          <table:table-cell office:value-type="float" office:value="-16.401475724762577" table:formula="msoxl:=-$B$9*COS($B$7*HG19)" table:style-name="ce1">
            <text:p>-16,40147572</text:p>
          </table:table-cell>
          <table:table-cell office:value-type="float" office:value="-16.728265158971347" table:formula="msoxl:=-$B$9*COS($B$7*HH19)" table:style-name="ce1">
            <text:p>-16,72826516</text:p>
          </table:table-cell>
          <table:table-cell office:value-type="float" office:value="-17.049959001562367" table:formula="msoxl:=-$B$9*COS($B$7*HI19)" table:style-name="ce1">
            <text:p>-17,049959</text:p>
          </table:table-cell>
          <table:table-cell office:value-type="float" office:value="-17.366459261474837" table:formula="msoxl:=-$B$9*COS($B$7*HJ19)" table:style-name="ce1">
            <text:p>-17,36645926</text:p>
          </table:table-cell>
          <table:table-cell office:value-type="float" office:value="-17.677669529663589" table:formula="msoxl:=-$B$9*COS($B$7*HK19)" table:style-name="ce1">
            <text:p>-17,67766953</text:p>
          </table:table-cell>
          <table:table-cell office:value-type="float" office:value="-17.983495008466178" table:formula="msoxl:=-$B$9*COS($B$7*HL19)" table:style-name="ce1">
            <text:p>-17,98349501</text:p>
          </table:table-cell>
          <table:table-cell office:value-type="float" office:value="-18.28384254047916" table:formula="msoxl:=-$B$9*COS($B$7*HM19)" table:style-name="ce1">
            <text:p>-18,28384254</text:p>
          </table:table-cell>
          <table:table-cell office:value-type="float" office:value="-18.578620636934769" table:formula="msoxl:=-$B$9*COS($B$7*HN19)" table:style-name="ce1">
            <text:p>-18,57862064</text:p>
          </table:table-cell>
          <table:table-cell office:value-type="float" office:value="-18.867739505569212" table:formula="msoxl:=-$B$9*COS($B$7*HO19)" table:style-name="ce1">
            <text:p>-18,86773951</text:p>
          </table:table-cell>
          <table:table-cell office:value-type="float" office:value="-19.151111077974363" table:formula="msoxl:=-$B$9*COS($B$7*HP19)" table:style-name="ce1">
            <text:p>-19,15111108</text:p>
          </table:table-cell>
          <table:table-cell office:value-type="float" office:value="-19.428649036424179" table:formula="msoxl:=-$B$9*COS($B$7*HQ19)" table:style-name="ce1">
            <text:p>-19,42864904</text:p>
          </table:table-cell>
          <table:table-cell office:value-type="float" office:value="-19.700268840167958" table:formula="msoxl:=-$B$9*COS($B$7*HR19)" table:style-name="ce1">
            <text:p>-19,70026884</text:p>
          </table:table-cell>
          <table:table-cell office:value-type="float" office:value="-19.96588775118224" table:formula="msoxl:=-$B$9*COS($B$7*HS19)" table:style-name="ce1">
            <text:p>-19,96588775</text:p>
          </table:table-cell>
          <table:table-cell office:value-type="float" office:value="-20.225424859373604" table:formula="msoxl:=-$B$9*COS($B$7*HT19)" table:style-name="ce1">
            <text:p>-20,22542486</text:p>
          </table:table-cell>
          <table:table-cell office:value-type="float" office:value="-20.478801107224712" table:formula="msoxl:=-$B$9*COS($B$7*HU19)" table:style-name="ce1">
            <text:p>-20,47880111</text:p>
          </table:table-cell>
          <table:table-cell office:value-type="float" office:value="-20.725939313875958" table:formula="msoxl:=-$B$9*COS($B$7*HV19)" table:style-name="ce1">
            <text:p>-20,72593931</text:p>
          </table:table-cell>
          <table:table-cell office:value-type="float" office:value="-20.966764198635516" table:formula="msoxl:=-$B$9*COS($B$7*HW19)" table:style-name="ce1">
            <text:p>-20,9667642</text:p>
          </table:table-cell>
          <table:table-cell office:value-type="float" office:value="-21.201202403910578" table:formula="msoxl:=-$B$9*COS($B$7*HX19)" table:style-name="ce1">
            <text:p>-21,2012024</text:p>
          </table:table-cell>
          <table:table-cell office:value-type="float" office:value="-21.429182517552732" table:formula="msoxl:=-$B$9*COS($B$7*HY19)" table:style-name="ce1">
            <text:p>-21,42918252</text:p>
          </table:table-cell>
          <table:table-cell office:value-type="float" office:value="-21.650635094610891" table:formula="msoxl:=-$B$9*COS($B$7*HZ19)" table:style-name="ce1">
            <text:p>-21,65063509</text:p>
          </table:table-cell>
          <table:table-cell office:value-type="float" office:value="-21.86549267848482" table:formula="msoxl:=-$B$9*COS($B$7*IA19)" table:style-name="ce1">
            <text:p>-21,86549268</text:p>
          </table:table-cell>
          <table:table-cell office:value-type="float" office:value="-22.073689821473099" table:formula="msoxl:=-$B$9*COS($B$7*IB19)" table:style-name="ce1">
            <text:p>-22,07368982</text:p>
          </table:table-cell>
          <table:table-cell office:value-type="float" office:value="-22.275163104709133" table:formula="msoxl:=-$B$9*COS($B$7*IC19)" table:style-name="ce1">
            <text:p>-22,2751631</text:p>
          </table:table-cell>
          <table:table-cell office:value-type="float" office:value="-22.469851157479113" table:formula="msoxl:=-$B$9*COS($B$7*ID19)" table:style-name="ce1">
            <text:p>-22,46985116</text:p>
          </table:table-cell>
          <table:table-cell office:value-type="float" office:value="-22.657694675916186" table:formula="msoxl:=-$B$9*COS($B$7*IE19)" table:style-name="ce1">
            <text:p>-22,65769468</text:p>
          </table:table-cell>
          <table:table-cell office:value-type="float" office:value="-22.83863644106496" table:formula="msoxl:=-$B$9*COS($B$7*IF19)" table:style-name="ce1">
            <text:p>-22,83863644</text:p>
          </table:table-cell>
          <table:table-cell office:value-type="float" office:value="-23.012621336310946" table:formula="msoxl:=-$B$9*COS($B$7*IG19)" table:style-name="ce1">
            <text:p>-23,01262134</text:p>
          </table:table-cell>
          <table:table-cell office:value-type="float" office:value="-23.179596364169633" table:formula="msoxl:=-$B$9*COS($B$7*IH19)" table:style-name="ce1">
            <text:p>-23,17959636</text:p>
          </table:table-cell>
          <table:table-cell office:value-type="float" office:value="-23.339510662429991" table:formula="msoxl:=-$B$9*COS($B$7*II19)" table:style-name="ce1">
            <text:p>-23,33951066</text:p>
          </table:table-cell>
          <table:table-cell office:value-type="float" office:value="-23.492315519647658" table:formula="msoxl:=-$B$9*COS($B$7*IJ19)" table:style-name="ce1">
            <text:p>-23,49231552</text:p>
          </table:table-cell>
          <table:table-cell office:value-type="float" office:value="-23.637964389982869" table:formula="msoxl:=-$B$9*COS($B$7*IK19)" table:style-name="ce1">
            <text:p>-23,63796439</text:p>
          </table:table-cell>
          <table:table-cell office:value-type="float" office:value="-23.776412907378788" table:formula="msoxl:=-$B$9*COS($B$7*IL19)" table:style-name="ce1">
            <text:p>-23,77641291</text:p>
          </table:table-cell>
          <table:table-cell office:value-type="float" office:value="-23.907618899075842" table:formula="msoxl:=-$B$9*COS($B$7*IM19)" table:style-name="ce1">
            <text:p>-23,9076189</text:p>
          </table:table-cell>
          <table:table-cell office:value-type="float" office:value="-24.03154239845793" table:formula="msoxl:=-$B$9*COS($B$7*IN19)" table:style-name="ce1">
            <text:p>-24,0315424</text:p>
          </table:table-cell>
          <table:table-cell office:value-type="float" office:value="-24.148145657226667" table:formula="msoxl:=-$B$9*COS($B$7*IO19)" table:style-name="ce1">
            <text:p>-24,14814566</text:p>
          </table:table-cell>
          <table:table-cell office:value-type="float" office:value="-24.257393156899873" table:formula="msoxl:=-$B$9*COS($B$7*IP19)" table:style-name="ce1">
            <text:p>-24,25739316</text:p>
          </table:table-cell>
          <table:table-cell office:value-type="float" office:value="-24.359251619630847" table:formula="msoxl:=-$B$9*COS($B$7*IQ19)" table:style-name="ce1">
            <text:p>-24,35925162</text:p>
          </table:table-cell>
          <table:table-cell office:value-type="float" office:value="-24.45369001834511" table:formula="msoxl:=-$B$9*COS($B$7*IR19)" table:style-name="ce1">
            <text:p>-24,45369002</text:p>
          </table:table-cell>
          <table:table-cell office:value-type="float" office:value="-24.540679586191569" table:formula="msoxl:=-$B$9*COS($B$7*IS19)" table:style-name="ce1">
            <text:p>-24,54067959</text:p>
          </table:table-cell>
          <table:table-cell office:value-type="float" office:value="-24.620193825305176" table:formula="msoxl:=-$B$9*COS($B$7*IT19)" table:style-name="ce1">
            <text:p>-24,62019383</text:p>
          </table:table-cell>
          <table:table-cell office:value-type="float" office:value="-24.69220851487842" table:formula="msoxl:=-$B$9*COS($B$7*IU19)" table:style-name="ce1">
            <text:p>-24,69220851</text:p>
          </table:table-cell>
          <table:table-cell office:value-type="float" office:value="-24.756701718539237" table:formula="msoxl:=-$B$9*COS($B$7*IV19)" table:style-name="ce1">
            <text:p>-24,75670172</text:p>
          </table:table-cell>
          <table:table-cell office:value-type="float" office:value="-24.813653791033033" table:formula="msoxl:=-$B$9*COS($B$7*IW19)" table:style-name="ce1">
            <text:p>-24,81365379</text:p>
          </table:table-cell>
          <table:table-cell office:value-type="float" office:value="-24.863047384206819" table:formula="msoxl:=-$B$9*COS($B$7*IX19)" table:style-name="ce1">
            <text:p>-24,86304738</text:p>
          </table:table-cell>
          <table:table-cell office:value-type="float" office:value="-24.904867452293626" table:formula="msoxl:=-$B$9*COS($B$7*IY19)" table:style-name="ce1">
            <text:p>-24,90486745</text:p>
          </table:table-cell>
          <table:table-cell office:value-type="float" office:value="-24.939101256495594" table:formula="msoxl:=-$B$9*COS($B$7*IZ19)" table:style-name="ce1">
            <text:p>-24,93910126</text:p>
          </table:table-cell>
          <table:table-cell office:value-type="float" office:value="-24.96573836886434" table:formula="msoxl:=-$B$9*COS($B$7*JA19)" table:style-name="ce1">
            <text:p>-24,96573837</text:p>
          </table:table-cell>
          <table:table-cell office:value-type="float" office:value="-24.984770675477389" table:formula="msoxl:=-$B$9*COS($B$7*JB19)" table:style-name="ce1">
            <text:p>-24,98477068</text:p>
          </table:table-cell>
          <table:table-cell office:value-type="float" office:value="-24.996192378909779" table:formula="msoxl:=-$B$9*COS($B$7*JC19)" table:style-name="ce1">
            <text:p>-24,99619238</text:p>
          </table:table-cell>
          <table:table-cell office:value-type="float" office:value="-25" table:formula="msoxl:=-$B$9*COS($B$7*JD19)" table:style-name="ce1">
            <text:p>-25</text:p>
          </table:table-cell>
          <table:table-cell office:value-type="float" office:value="-24.996192378909786" table:formula="msoxl:=-$B$9*COS($B$7*JE19)" table:style-name="ce1">
            <text:p>-24,99619238</text:p>
          </table:table-cell>
          <table:table-cell office:value-type="float" office:value="-24.984770675477399" table:formula="msoxl:=-$B$9*COS($B$7*JF19)" table:style-name="ce1">
            <text:p>-24,98477068</text:p>
          </table:table-cell>
          <table:table-cell office:value-type="float" office:value="-24.965738368864354" table:formula="msoxl:=-$B$9*COS($B$7*JG19)" table:style-name="ce1">
            <text:p>-24,96573837</text:p>
          </table:table-cell>
          <table:table-cell office:value-type="float" office:value="-24.939101256495615" table:formula="msoxl:=-$B$9*COS($B$7*JH19)" table:style-name="ce1">
            <text:p>-24,93910126</text:p>
          </table:table-cell>
          <table:table-cell office:value-type="float" office:value="-24.904867452293651" table:formula="msoxl:=-$B$9*COS($B$7*JI19)" table:style-name="ce1">
            <text:p>-24,90486745</text:p>
          </table:table-cell>
          <table:table-cell office:value-type="float" office:value="-24.863047384206851" table:formula="msoxl:=-$B$9*COS($B$7*JJ19)" table:style-name="ce1">
            <text:p>-24,86304738</text:p>
          </table:table-cell>
          <table:table-cell office:value-type="float" office:value="-24.813653791033069" table:formula="msoxl:=-$B$9*COS($B$7*JK19)" table:style-name="ce1">
            <text:p>-24,81365379</text:p>
          </table:table-cell>
          <table:table-cell office:value-type="float" office:value="-24.756701718539279" table:formula="msoxl:=-$B$9*COS($B$7*JL19)" table:style-name="ce1">
            <text:p>-24,75670172</text:p>
          </table:table-cell>
          <table:table-cell office:value-type="float" office:value="-24.69220851487847" table:formula="msoxl:=-$B$9*COS($B$7*JM19)" table:style-name="ce1">
            <text:p>-24,69220851</text:p>
          </table:table-cell>
          <table:table-cell office:value-type="float" office:value="-24.620193825305233" table:formula="msoxl:=-$B$9*COS($B$7*JN19)" table:style-name="ce1">
            <text:p>-24,62019383</text:p>
          </table:table-cell>
          <table:table-cell office:value-type="float" office:value="-24.540679586191633" table:formula="msoxl:=-$B$9*COS($B$7*JO19)" table:style-name="ce1">
            <text:p>-24,54067959</text:p>
          </table:table-cell>
          <table:table-cell office:value-type="float" office:value="-24.453690018345174" table:formula="msoxl:=-$B$9*COS($B$7*JP19)" table:style-name="ce1">
            <text:p>-24,45369002</text:p>
          </table:table-cell>
          <table:table-cell office:value-type="float" office:value="-24.359251619630918" table:formula="msoxl:=-$B$9*COS($B$7*JQ19)" table:style-name="ce1">
            <text:p>-24,35925162</text:p>
          </table:table-cell>
          <table:table-cell office:value-type="float" office:value="-24.257393156899951" table:formula="msoxl:=-$B$9*COS($B$7*JR19)" table:style-name="ce1">
            <text:p>-24,25739316</text:p>
          </table:table-cell>
          <table:table-cell office:value-type="float" office:value="-24.148145657226753" table:formula="msoxl:=-$B$9*COS($B$7*JS19)" table:style-name="ce1">
            <text:p>-24,14814566</text:p>
          </table:table-cell>
          <table:table-cell office:value-type="float" office:value="-24.031542398458019" table:formula="msoxl:=-$B$9*COS($B$7*JT19)" table:style-name="ce1">
            <text:p>-24,0315424</text:p>
          </table:table-cell>
          <table:table-cell office:value-type="float" office:value="-23.907618899075935" table:formula="msoxl:=-$B$9*COS($B$7*JU19)" table:style-name="ce1">
            <text:p>-23,9076189</text:p>
          </table:table-cell>
          <table:table-cell office:value-type="float" office:value="-23.776412907378887" table:formula="msoxl:=-$B$9*COS($B$7*JV19)" table:style-name="ce1">
            <text:p>-23,77641291</text:p>
          </table:table-cell>
          <table:table-cell office:value-type="float" office:value="-23.637964389982972" table:formula="msoxl:=-$B$9*COS($B$7*JW19)" table:style-name="ce1">
            <text:p>-23,63796439</text:p>
          </table:table-cell>
          <table:table-cell office:value-type="float" office:value="-23.492315519647768" table:formula="msoxl:=-$B$9*COS($B$7*JX19)" table:style-name="ce1">
            <text:p>-23,49231552</text:p>
          </table:table-cell>
          <table:table-cell office:value-type="float" office:value="-23.339510662430108" table:formula="msoxl:=-$B$9*COS($B$7*JY19)" table:style-name="ce1">
            <text:p>-23,33951066</text:p>
          </table:table-cell>
          <table:table-cell office:value-type="float" office:value="-23.179596364169743" table:formula="msoxl:=-$B$9*COS($B$7*JZ19)" table:style-name="ce1">
            <text:p>-23,17959636</text:p>
          </table:table-cell>
          <table:table-cell office:value-type="float" office:value="-23.012621336311074" table:formula="msoxl:=-$B$9*COS($B$7*KA19)" table:style-name="ce1">
            <text:p>-23,01262134</text:p>
          </table:table-cell>
          <table:table-cell office:value-type="float" office:value="-22.838636441065091" table:formula="msoxl:=-$B$9*COS($B$7*KB19)" table:style-name="ce1">
            <text:p>-22,83863644</text:p>
          </table:table-cell>
          <table:table-cell office:value-type="float" office:value="-22.657694675916325" table:formula="msoxl:=-$B$9*COS($B$7*KC19)" table:style-name="ce1">
            <text:p>-22,65769468</text:p>
          </table:table-cell>
          <table:table-cell office:value-type="float" office:value="-22.469851157479255" table:formula="msoxl:=-$B$9*COS($B$7*KD19)" table:style-name="ce1">
            <text:p>-22,46985116</text:p>
          </table:table-cell>
          <table:table-cell office:value-type="float" office:value="-22.275163104709268" table:formula="msoxl:=-$B$9*COS($B$7*KE19)" table:style-name="ce1">
            <text:p>-22,2751631</text:p>
          </table:table-cell>
          <table:table-cell office:value-type="float" office:value="-22.073689821473252" table:formula="msoxl:=-$B$9*COS($B$7*KF19)" table:style-name="ce1">
            <text:p>-22,07368982</text:p>
          </table:table-cell>
          <table:table-cell office:value-type="float" office:value="-21.86549267848498" table:formula="msoxl:=-$B$9*COS($B$7*KG19)" table:style-name="ce1">
            <text:p>-21,86549268</text:p>
          </table:table-cell>
          <table:table-cell office:value-type="float" office:value="-21.650635094611054" table:formula="msoxl:=-$B$9*COS($B$7*KH19)" table:style-name="ce1">
            <text:p>-21,65063509</text:p>
          </table:table-cell>
          <table:table-cell office:value-type="float" office:value="-21.429182517552899" table:formula="msoxl:=-$B$9*COS($B$7*KI19)" table:style-name="ce1">
            <text:p>-21,42918252</text:p>
          </table:table-cell>
          <table:table-cell office:value-type="float" office:value="-21.201202403910738" table:formula="msoxl:=-$B$9*COS($B$7*KJ19)" table:style-name="ce1">
            <text:p>-21,2012024</text:p>
          </table:table-cell>
          <table:table-cell office:value-type="float" office:value="-20.966764198635694" table:formula="msoxl:=-$B$9*COS($B$7*KK19)" table:style-name="ce1">
            <text:p>-20,9667642</text:p>
          </table:table-cell>
          <table:table-cell office:value-type="float" office:value="-20.72593931387614" table:formula="msoxl:=-$B$9*COS($B$7*KL19)" table:style-name="ce1">
            <text:p>-20,72593931</text:p>
          </table:table-cell>
          <table:table-cell office:value-type="float" office:value="-20.478801107224896" table:formula="msoxl:=-$B$9*COS($B$7*KM19)" table:style-name="ce1">
            <text:p>-20,47880111</text:p>
          </table:table-cell>
          <table:table-cell office:value-type="float" office:value="-20.225424859373796" table:formula="msoxl:=-$B$9*COS($B$7*KN19)" table:style-name="ce1">
            <text:p>-20,22542486</text:p>
          </table:table-cell>
          <table:table-cell office:value-type="float" office:value="-19.965887751182422" table:formula="msoxl:=-$B$9*COS($B$7*KO19)" table:style-name="ce1">
            <text:p>-19,96588775</text:p>
          </table:table-cell>
          <table:table-cell office:value-type="float" office:value="-19.700268840168157" table:formula="msoxl:=-$B$9*COS($B$7*KP19)" table:style-name="ce1">
            <text:p>-19,70026884</text:p>
          </table:table-cell>
          <table:table-cell office:value-type="float" office:value="-19.428649036424382" table:formula="msoxl:=-$B$9*COS($B$7*KQ19)" table:style-name="ce1">
            <text:p>-19,42864904</text:p>
          </table:table-cell>
          <table:table-cell office:value-type="float" office:value="-19.151111077974566" table:formula="msoxl:=-$B$9*COS($B$7*KR19)" table:style-name="ce1">
            <text:p>-19,15111108</text:p>
          </table:table-cell>
          <table:table-cell office:value-type="float" office:value="-18.867739505569421" table:formula="msoxl:=-$B$9*COS($B$7*KS19)" table:style-name="ce1">
            <text:p>-18,86773951</text:p>
          </table:table-cell>
          <table:table-cell office:value-type="float" office:value="-18.578620636934971" table:formula="msoxl:=-$B$9*COS($B$7*KT19)" table:style-name="ce1">
            <text:p>-18,57862064</text:p>
          </table:table-cell>
          <table:table-cell office:value-type="float" office:value="-18.28384254047938" table:formula="msoxl:=-$B$9*COS($B$7*KU19)" table:style-name="ce1">
            <text:p>-18,28384254</text:p>
          </table:table-cell>
          <table:table-cell office:value-type="float" office:value="-17.983495008466402" table:formula="msoxl:=-$B$9*COS($B$7*KV19)" table:style-name="ce1">
            <text:p>-17,98349501</text:p>
          </table:table-cell>
          <table:table-cell office:value-type="float" office:value="-17.67766952966382" table:formula="msoxl:=-$B$9*COS($B$7*KW19)" table:style-name="ce1">
            <text:p>-17,67766953</text:p>
          </table:table-cell>
          <table:table-cell office:value-type="float" office:value="-17.366459261475068" table:formula="msoxl:=-$B$9*COS($B$7*KX19)" table:style-name="ce1">
            <text:p>-17,36645926</text:p>
          </table:table-cell>
          <table:table-cell office:value-type="float" office:value="-17.049959001562591" table:formula="msoxl:=-$B$9*COS($B$7*KY19)" table:style-name="ce1">
            <text:p>-17,049959</text:p>
          </table:table-cell>
          <table:table-cell office:value-type="float" office:value="-16.728265158971585" table:formula="msoxl:=-$B$9*COS($B$7*KZ19)" table:style-name="ce1">
            <text:p>-16,72826516</text:p>
          </table:table-cell>
          <table:table-cell office:value-type="float" office:value="-16.401475724762822" table:formula="msoxl:=-$B$9*COS($B$7*LA19)" table:style-name="ce1">
            <text:p>-16,40147572</text:p>
          </table:table-cell>
          <table:table-cell office:value-type="float" office:value="-16.069690242163624" table:formula="msoxl:=-$B$9*COS($B$7*LB19)" table:style-name="ce1">
            <text:p>-16,06969024</text:p>
          </table:table-cell>
          <table:table-cell office:value-type="float" office:value="-15.733009776246085" table:formula="msoxl:=-$B$9*COS($B$7*LC19)" table:style-name="ce1">
            <text:p>-15,73300978</text:p>
          </table:table-cell>
          <table:table-cell office:value-type="float" office:value="-15.391536883141596" table:formula="msoxl:=-$B$9*COS($B$7*LD19)" table:style-name="ce1">
            <text:p>-15,39153688</text:p>
          </table:table-cell>
          <table:table-cell office:value-type="float" office:value="-15.045375578801352" table:formula="msoxl:=-$B$9*COS($B$7*LE19)" table:style-name="ce1">
            <text:p>-15,04537558</text:p>
          </table:table-cell>
          <table:table-cell office:value-type="float" office:value="-14.694631307311978" table:formula="msoxl:=-$B$9*COS($B$7*LF19)" table:style-name="ce1">
            <text:p>-14,69463131</text:p>
          </table:table-cell>
          <table:table-cell office:value-type="float" office:value="-14.339410908776307" table:formula="msoxl:=-$B$9*COS($B$7*LG19)" table:style-name="ce1">
            <text:p>-14,33941091</text:p>
          </table:table-cell>
          <table:table-cell office:value-type="float" office:value="-13.979822586768831" table:formula="msoxl:=-$B$9*COS($B$7*LH19)" table:style-name="ce1">
            <text:p>-13,97982259</text:p>
          </table:table-cell>
          <table:table-cell office:value-type="float" office:value="-13.615975875375828" table:formula="msoxl:=-$B$9*COS($B$7*LI19)" table:style-name="ce1">
            <text:p>-13,61597588</text:p>
          </table:table-cell>
          <table:table-cell office:value-type="float" office:value="-13.247981605830278" table:formula="msoxl:=-$B$9*COS($B$7*LJ19)" table:style-name="ce1">
            <text:p>-13,24798161</text:p>
          </table:table-cell>
          <table:table-cell office:value-type="float" office:value="-12.875951872751514" table:formula="msoxl:=-$B$9*COS($B$7*LK19)" table:style-name="ce1">
            <text:p>-12,87595187</text:p>
          </table:table-cell>
          <table:table-cell office:value-type="float" office:value="-12.500000000000167" table:formula="msoxl:=-$B$9*COS($B$7*LL19)" table:style-name="ce1">
            <text:p>-12,5</text:p>
          </table:table-cell>
          <table:table-cell office:value-type="float" office:value="-12.120240506158579" table:formula="msoxl:=-$B$9*COS($B$7*LM19)" table:style-name="ce1">
            <text:p>-12,12024051</text:p>
          </table:table-cell>
          <table:table-cell office:value-type="float" office:value="-11.736789069647429" table:formula="msoxl:=-$B$9*COS($B$7*LN19)" table:style-name="ce1">
            <text:p>-11,73678907</text:p>
          </table:table-cell>
          <table:table-cell office:value-type="float" office:value="-11.349762493488834" table:formula="msoxl:=-$B$9*COS($B$7*LO19)" table:style-name="ce1">
            <text:p>-11,34976249</text:p>
          </table:table-cell>
          <table:table-cell office:value-type="float" office:value="-10.959278669727105" table:formula="msoxl:=-$B$9*COS($B$7*LP19)" table:style-name="ce1">
            <text:p>-10,95927867</text:p>
          </table:table-cell>
          <table:table-cell office:value-type="float" office:value="-10.565456543517662" table:formula="msoxl:=-$B$9*COS($B$7*LQ19)" table:style-name="ce1">
            <text:p>-10,56545654</text:p>
          </table:table-cell>
          <table:table-cell office:value-type="float" office:value="-10.168416076895168" table:formula="msoxl:=-$B$9*COS($B$7*LR19)" table:style-name="ce1">
            <text:p>-10,16841608</text:p>
          </table:table-cell>
          <table:table-cell office:value-type="float" office:value="-9.768278212232012" table:formula="msoxl:=-$B$9*COS($B$7*LS19)" table:style-name="ce1">
            <text:p>-9,768278212</text:p>
          </table:table-cell>
          <table:table-cell office:value-type="float" office:value="-9.3651648353979748" table:formula="msoxl:=-$B$9*COS($B$7*LT19)" table:style-name="ce1">
            <text:p>-9,365164835</text:p>
          </table:table-cell>
          <table:table-cell office:value-type="float" office:value="-8.9591987386326863" table:formula="msoxl:=-$B$9*COS($B$7*LU19)" table:style-name="ce1">
            <text:p>-8,959198739</text:p>
          </table:table-cell>
          <table:table-cell office:value-type="float" office:value="-8.5505035831419036" table:formula="msoxl:=-$B$9*COS($B$7*LV19)" table:style-name="ce1">
            <text:p>-8,550503583</text:p>
          </table:table-cell>
          <table:table-cell office:value-type="float" office:value="-8.1392038614290865" table:formula="msoxl:=-$B$9*COS($B$7*LW19)" table:style-name="ce1">
            <text:p>-8,139203861</text:p>
          </table:table-cell>
          <table:table-cell office:value-type="float" office:value="-7.7254248593738613" table:formula="msoxl:=-$B$9*COS($B$7*LX19)" table:style-name="ce1">
            <text:p>-7,725424859</text:p>
          </table:table-cell>
          <table:table-cell office:value-type="float" office:value="-7.3092926180686" table:formula="msoxl:=-$B$9*COS($B$7*LY19)" table:style-name="ce1">
            <text:p>-7,309292618</text:p>
          </table:table-cell>
          <table:table-cell office:value-type="float" office:value="-6.8909338954251664" table:formula="msoxl:=-$B$9*COS($B$7*LZ19)" table:style-name="ce1">
            <text:p>-6,890933895</text:p>
          </table:table-cell>
          <table:table-cell office:value-type="float" office:value="-6.470476127563213" table:formula="msoxl:=-$B$9*COS($B$7*MA19)" table:style-name="ce1">
            <text:p>-6,470476128</text:p>
          </table:table-cell>
          <table:table-cell office:value-type="float" office:value="-6.0480473899918703" table:formula="msoxl:=-$B$9*COS($B$7*MB19)" table:style-name="ce1">
            <text:p>-6,04804739</text:p>
          </table:table-cell>
          <table:table-cell office:value-type="float" office:value="-5.6237763585968077" table:formula="msoxl:=-$B$9*COS($B$7*MC19)" table:style-name="ce1">
            <text:p>-5,623776359</text:p>
          </table:table-cell>
          <table:table-cell office:value-type="float" office:value="-5.1977922704441717" table:formula="msoxl:=-$B$9*COS($B$7*MD19)" table:style-name="ce1">
            <text:p>-5,19779227</text:p>
          </table:table-cell>
          <table:table-cell office:value-type="float" office:value="-4.770224884413814" table:formula="msoxl:=-$B$9*COS($B$7*ME19)" table:style-name="ce1">
            <text:p>-4,770224884</text:p>
          </table:table-cell>
          <table:table-cell office:value-type="float" office:value="-4.3412044416734581" table:formula="msoxl:=-$B$9*COS($B$7*MF19)" table:style-name="ce1">
            <text:p>-4,341204442</text:p>
          </table:table-cell>
          <table:table-cell office:value-type="float" office:value="-3.9108616260059548" table:formula="msoxl:=-$B$9*COS($B$7*MG19)" table:style-name="ce1">
            <text:p>-3,910861626</text:p>
          </table:table-cell>
          <table:table-cell office:value-type="float" office:value="-3.4793275240018247" table:formula="msoxl:=-$B$9*COS($B$7*MH19)" table:style-name="ce1">
            <text:p>-3,479327524</text:p>
          </table:table-cell>
          <table:table-cell office:value-type="float" office:value="-3.0467335851288806" table:formula="msoxl:=-$B$9*COS($B$7*MI19)" table:style-name="ce1">
            <text:p>-3,046733585</text:p>
          </table:table-cell>
          <table:table-cell office:value-type="float" office:value="-2.6132115816915356" table:formula="msoxl:=-$B$9*COS($B$7*MJ19)" table:style-name="ce1">
            <text:p>-2,613211582</text:p>
          </table:table-cell>
          <table:table-cell office:value-type="float" office:value="-2.1788935686916586" table:formula="msoxl:=-$B$9*COS($B$7*MK19)" table:style-name="ce1">
            <text:p>-2,178893569</text:p>
          </table:table-cell>
          <table:table-cell office:value-type="float" office:value="-1.7439118436033199" table:formula="msoxl:=-$B$9*COS($B$7*ML19)" table:style-name="ce1">
            <text:p>-1,743911844</text:p>
          </table:table-cell>
          <table:table-cell office:value-type="float" office:value="-1.3083989060737882" table:formula="msoxl:=-$B$9*COS($B$7*MM19)" table:style-name="ce1">
            <text:p>-1,308398906</text:p>
          </table:table-cell>
          <table:table-cell office:value-type="float" office:value="-0.87248741756272186" table:formula="msoxl:=-$B$9*COS($B$7*MN19)" table:style-name="ce1">
            <text:p>-0,872487418</text:p>
          </table:table-cell>
          <table:table-cell office:value-type="float" office:value="-0.4363101609322903" table:formula="msoxl:=-$B$9*COS($B$7*MO19)" table:style-name="ce1">
            <text:p>-0,436310161</text:p>
          </table:table-cell>
          <table:table-cell office:value-type="float" office:value="-2.0749732227570705E-13" table:formula="msoxl:=-$B$9*COS($B$7*MP19)" table:style-name="ce1">
            <text:p>-2,07497E-13</text:p>
          </table:table-cell>
          <table:table-cell office:value-type="float" office:value="0.43631016093189756" table:formula="msoxl:=-$B$9*COS($B$7*MQ19)" table:style-name="ce1">
            <text:p>0,436310161</text:p>
          </table:table-cell>
          <table:table-cell office:value-type="float" office:value="0.87248741756232928" table:formula="msoxl:=-$B$9*COS($B$7*MR19)" table:style-name="ce1">
            <text:p>0,872487418</text:p>
          </table:table-cell>
          <table:table-cell office:value-type="float" office:value="1.308398906073396" table:formula="msoxl:=-$B$9*COS($B$7*MS19)" table:style-name="ce1">
            <text:p>1,308398906</text:p>
          </table:table-cell>
          <table:table-cell office:value-type="float" office:value="1.7439118436029279" table:formula="msoxl:=-$B$9*COS($B$7*MT19)" table:style-name="ce1">
            <text:p>1,743911844</text:p>
          </table:table-cell>
          <table:table-cell office:value-type="float" office:value="2.1788935686912447" table:formula="msoxl:=-$B$9*COS($B$7*MU19)" table:style-name="ce1">
            <text:p>2,178893569</text:p>
          </table:table-cell>
          <table:table-cell office:value-type="float" office:value="2.6132115816911448" table:formula="msoxl:=-$B$9*COS($B$7*MV19)" table:style-name="ce1">
            <text:p>2,613211582</text:p>
          </table:table-cell>
          <table:table-cell office:value-type="float" office:value="3.0467335851284907" table:formula="msoxl:=-$B$9*COS($B$7*MW19)" table:style-name="ce1">
            <text:p>3,046733585</text:p>
          </table:table-cell>
          <table:table-cell table:number-columns-repeated="160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lculate x and y - object coordinat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x=x'+xc</text:p>
          </table:table-cell>
          <table:table-cell office:value-type="float" office:value="24.756701718539265" table:formula="msoxl:=B15+B20" table:style-name="ce1">
            <text:p>24,75670172</text:p>
          </table:table-cell>
          <table:table-cell office:value-type="float" office:value="16.018362515548553" table:formula="msoxl:=C15+C20" table:style-name="ce1">
            <text:p>16,01836252</text:p>
          </table:table-cell>
          <table:table-cell office:value-type="float" office:value="7.2402444674597426" table:formula="msoxl:=D15+D20" table:style-name="ce1">
            <text:p>7,240244467</text:p>
          </table:table-cell>
          <table:table-cell office:value-type="float" office:value="-1.470290666551449" table:formula="msoxl:=E15+E20" table:style-name="ce1">
            <text:p>-1,470290667</text:p>
          </table:table-cell>
          <table:table-cell office:value-type="float" office:value="-10.285033906229216" table:formula="msoxl:=F15+F20" table:style-name="ce1">
            <text:p>-10,28503391</text:p>
          </table:table-cell>
          <table:table-cell office:value-type="float" office:value="-19.044308268702835" table:formula="msoxl:=G15+G20" table:style-name="ce1">
            <text:p>-19,04430827</text:p>
          </table:table-cell>
          <table:table-cell office:value-type="float" office:value="-27.902310013659104" table:formula="msoxl:=H15+H20" table:style-name="ce1">
            <text:p>-27,90231001</text:p>
          </table:table-cell>
          <table:table-cell office:value-type="float" office:value="-36.542787358536664" table:formula="msoxl:=I15+I20" table:style-name="ce1">
            <text:p>-36,54278736</text:p>
          </table:table-cell>
          <table:table-cell office:value-type="float" office:value="-45.55500808157467" table:formula="msoxl:=J15+J20" table:style-name="ce1">
            <text:p>-45,55500808</text:p>
          </table:table-cell>
          <table:table-cell office:value-type="float" office:value="-54.309613621039446" table:formula="msoxl:=K15+K20" table:style-name="ce1">
            <text:p>-54,30961362</text:p>
          </table:table-cell>
          <table:table-cell office:value-type="float" office:value="-63.221324103753162" table:formula="msoxl:=L15+L20" table:style-name="ce1">
            <text:p>-63,2213241</text:p>
          </table:table-cell>
          <table:table-cell office:value-type="float" office:value="-72.148151289042488" table:formula="msoxl:=M15+M20" table:style-name="ce1">
            <text:p>-72,14815129</text:p>
          </table:table-cell>
          <table:table-cell office:value-type="float" office:value="-81.087264961685108" table:formula="msoxl:=N15+N20" table:style-name="ce1">
            <text:p>-81,08726496</text:p>
          </table:table-cell>
          <table:table-cell office:value-type="float" office:value="-90.260771781221649" table:formula="msoxl:=O15+O20" table:style-name="ce1">
            <text:p>-90,26077178</text:p>
          </table:table-cell>
          <table:table-cell office:value-type="float" office:value="-99.474804704861711" table:formula="msoxl:=P15+P20" table:style-name="ce1">
            <text:p>-99,4748047</text:p>
          </table:table-cell>
          <table:table-cell office:value-type="float" office:value="-108.72627262087191" table:formula="msoxl:=Q15+Q20" table:style-name="ce1">
            <text:p>-108,7262726</text:p>
          </table:table-cell>
          <table:table-cell office:value-type="float" office:value="-118.01205238142143" table:formula="msoxl:=R15+R20" table:style-name="ce1">
            <text:p>-118,0120524</text:p>
          </table:table-cell>
          <table:table-cell office:value-type="float" office:value="-127.32898984684752" table:formula="msoxl:=S15+S20" table:style-name="ce1">
            <text:p>-127,3289898</text:p>
          </table:table-cell>
          <table:table-cell office:value-type="float" office:value="-136.67390094561858" table:formula="msoxl:=T15+T20" table:style-name="ce1">
            <text:p>-136,6739009</text:p>
          </table:table-cell>
          <table:table-cell office:value-type="float" office:value="-146.3691409040978" table:formula="msoxl:=U15+U20" table:style-name="ce1">
            <text:p>-146,3691409</text:p>
          </table:table-cell>
          <table:table-cell office:value-type="float" office:value="-156.11880485120003" table:formula="msoxl:=V15+V20" table:style-name="ce1">
            <text:p>-156,1188049</text:p>
          </table:table-cell>
          <table:table-cell office:value-type="float" office:value="-165.56094493370696" table:formula="msoxl:=W15+W20" table:style-name="ce1">
            <text:p>-165,5609449</text:p>
          </table:table-cell>
          <table:table-cell office:value-type="float" office:value="-175.39243304215853" table:formula="msoxl:=X15+X20" table:style-name="ce1">
            <text:p>-175,392433</text:p>
          </table:table-cell>
          <table:table-cell office:value-type="float" office:value="-186.04904671025133" table:formula="msoxl:=Y15+Y20" table:style-name="ce1">
            <text:p>-186,0490467</text:p>
          </table:table-cell>
          <table:table-cell office:value-type="float" office:value="-195.99616499856643" table:formula="msoxl:=Z15+Z20" table:style-name="ce1">
            <text:p>-195,996165</text:p>
          </table:table-cell>
          <table:table-cell office:value-type="float" office:value="-206.40186061786045" table:formula="msoxl:=AA15+AA20" table:style-name="ce1">
            <text:p>-206,4018606</text:p>
          </table:table-cell>
          <table:table-cell office:value-type="float" office:value="-216.43285109901456" table:formula="msoxl:=AB15+AB20" table:style-name="ce1">
            <text:p>-216,4328511</text:p>
          </table:table-cell>
          <table:table-cell office:value-type="float" office:value="-226.94602125082795" table:formula="msoxl:=AC15+AC20" table:style-name="ce1">
            <text:p>-226,9460213</text:p>
          </table:table-cell>
          <table:table-cell office:value-type="float" office:value="-237.98393467286598" table:formula="msoxl:=AD15+AD20" table:style-name="ce1">
            <text:p>-237,9839347</text:p>
          </table:table-cell>
          <table:table-cell office:value-type="float" office:value="-248.61864186528808" table:formula="msoxl:=AE15+AE20" table:style-name="ce1">
            <text:p>-248,6186419</text:p>
          </table:table-cell>
          <table:table-cell office:value-type="float" office:value="-259.79973115983171" table:formula="msoxl:=AF15+AF20" table:style-name="ce1">
            <text:p>-259,7997312</text:p>
          </table:table-cell>
          <table:table-cell office:value-type="float" office:value="-271.56786328775604" table:formula="msoxl:=AG15+AG20" table:style-name="ce1">
            <text:p>-271,5678633</text:p>
          </table:table-cell>
          <table:table-cell office:value-type="float" office:value="-282.90286953495206" table:formula="msoxl:=AH15+AH20" table:style-name="ce1">
            <text:p>-282,9028695</text:p>
          </table:table-cell>
          <table:table-cell office:value-type="float" office:value="-294.84434466308602" table:formula="msoxl:=AI15+AI20" table:style-name="ce1">
            <text:p>-294,8443447</text:p>
          </table:table-cell>
          <table:table-cell office:value-type="float" office:value="-306.87164918303949" table:formula="msoxl:=AJ15+AJ20" table:style-name="ce1">
            <text:p>-306,8716492</text:p>
          </table:table-cell>
          <table:table-cell office:value-type="float" office:value="-318.97910203393548" table:formula="msoxl:=AK15+AK20" table:style-name="ce1">
            <text:p>-318,979102</text:p>
          </table:table-cell>
          <table:table-cell office:value-type="float" office:value="-332.33651535784736" table:formula="msoxl:=AL15+AL20" table:style-name="ce1">
            <text:p>-332,3365154</text:p>
          </table:table-cell>
          <table:table-cell office:value-type="float" office:value="-344.01315938471697" table:formula="msoxl:=AM15+AM20" table:style-name="ce1">
            <text:p>-344,0131594</text:p>
          </table:table-cell>
          <table:table-cell office:value-type="float" office:value="-347.72079560664008" table:formula="msoxl:=AN15+AN20" table:style-name="ce1">
            <text:p>-347,7207956</text:p>
          </table:table-cell>
          <table:table-cell office:value-type="float" office:value="-347.95586780734283" table:formula="msoxl:=AO15+AO20" table:style-name="ce1">
            <text:p>-347,9558678</text:p>
          </table:table-cell>
          <table:table-cell office:value-type="float" office:value="-348.37509714298255" table:formula="msoxl:=AP15+AP20" table:style-name="ce1">
            <text:p>-348,3750971</text:p>
          </table:table-cell>
          <table:table-cell office:value-type="float" office:value="-347.71128536496849" table:formula="msoxl:=AQ15+AQ20" table:style-name="ce1">
            <text:p>-347,7112854</text:p>
          </table:table-cell>
          <table:table-cell office:value-type="float" office:value="-347.93735961705505" table:formula="msoxl:=AR15+AR20" table:style-name="ce1">
            <text:p>-347,9373596</text:p>
          </table:table-cell>
          <table:table-cell office:value-type="float" office:value="-347.77211613706544" table:formula="msoxl:=AS15+AS20" table:style-name="ce1">
            <text:p>-347,7721161</text:p>
          </table:table-cell>
          <table:table-cell office:value-type="float" office:value="-347.22013249645482" table:formula="msoxl:=AT15+AT20" table:style-name="ce1">
            <text:p>-347,2201325</text:p>
          </table:table-cell>
          <table:table-cell office:value-type="float" office:value="-348.40750995108385" table:formula="msoxl:=AU15+AU20" table:style-name="ce1">
            <text:p>-348,40751</text:p>
          </table:table-cell>
          <table:table-cell office:value-type="float" office:value="-347.852628063368" table:formula="msoxl:=AV15+AV20" table:style-name="ce1">
            <text:p>-347,8526281</text:p>
          </table:table-cell>
          <table:table-cell office:value-type="float" office:value="-348.41202509433208" table:formula="msoxl:=AW15+AW20" table:style-name="ce1">
            <text:p>-348,4120251</text:p>
          </table:table-cell>
          <table:table-cell office:value-type="float" office:value="-347.1885625952446" table:formula="msoxl:=AX15+AX20" table:style-name="ce1">
            <text:p>-347,1885626</text:p>
          </table:table-cell>
          <table:table-cell office:value-type="float" office:value="-347.8899130513318" table:formula="msoxl:=AY15+AY20" table:style-name="ce1">
            <text:p>-347,8899131</text:p>
          </table:table-cell>
          <table:table-cell office:value-type="float" office:value="-347.55895110320819" table:formula="msoxl:=AZ15+AZ20" table:style-name="ce1">
            <text:p>-347,5589511</text:p>
          </table:table-cell>
          <table:table-cell office:value-type="float" office:value="-347.71977424328287" table:formula="msoxl:=BA15+BA20" table:style-name="ce1">
            <text:p>-347,7197742</text:p>
          </table:table-cell>
          <table:table-cell office:value-type="float" office:value="-347.62091439827162" table:formula="msoxl:=BB15+BB20" table:style-name="ce1">
            <text:p>-347,6209144</text:p>
          </table:table-cell>
          <table:table-cell office:value-type="float" office:value="-347.26573901512302" table:formula="msoxl:=BC15+BC20" table:style-name="ce1">
            <text:p>-347,265739</text:p>
          </table:table-cell>
          <table:table-cell office:value-type="float" office:value="-346.65773943845414" table:formula="msoxl:=BD15+BD20" table:style-name="ce1">
            <text:p>-346,6577394</text:p>
          </table:table-cell>
          <table:table-cell office:value-type="float" office:value="-347.43883290508938" table:formula="msoxl:=BE15+BE20" table:style-name="ce1">
            <text:p>-347,4388329</text:p>
          </table:table-cell>
          <table:table-cell office:value-type="float" office:value="-345.5268775289407" table:formula="msoxl:=BF15+BF20" table:style-name="ce1">
            <text:p>-345,5268775</text:p>
          </table:table-cell>
          <table:table-cell office:value-type="float" office:value="-346.70820540123287" table:formula="msoxl:=BG15+BG20" table:style-name="ce1">
            <text:p>-346,7082054</text:p>
          </table:table-cell>
          <table:table-cell office:value-type="float" office:value="-346.01178430880356" table:formula="msoxl:=BH15+BH20" table:style-name="ce1">
            <text:p>-346,0117843</text:p>
          </table:table-cell>
          <table:table-cell office:value-type="float" office:value="-345.95615157914449" table:formula="msoxl:=BI15+BI20" table:style-name="ce1">
            <text:p>-345,9561516</text:p>
          </table:table-cell>
          <table:table-cell office:value-type="float" office:value="-345.70525071622177" table:formula="msoxl:=BJ15+BJ20" table:style-name="ce1">
            <text:p>-345,7052507</text:p>
          </table:table-cell>
          <table:table-cell office:value-type="float" office:value="-345.26178265282255" table:formula="msoxl:=BK15+BK20" table:style-name="ce1">
            <text:p>-345,2617827</text:p>
          </table:table-cell>
          <table:table-cell office:value-type="float" office:value="-345.51148115328772" table:formula="msoxl:=BL15+BL20" table:style-name="ce1">
            <text:p>-345,5114812</text:p>
          </table:table-cell>
          <table:table-cell office:value-type="float" office:value="-345.59038624135286" table:formula="msoxl:=BM15+BM20" table:style-name="ce1">
            <text:p>-345,5903862</text:p>
          </table:table-cell>
          <table:table-cell office:value-type="float" office:value="-347.29822342879703" table:formula="msoxl:=BN15+BN20" table:style-name="ce1">
            <text:p>-347,2982234</text:p>
          </table:table-cell>
          <table:table-cell office:value-type="float" office:value="-347.05705211326148" table:formula="msoxl:=BO15+BO20" table:style-name="ce1">
            <text:p>-347,0570521</text:p>
          </table:table-cell>
          <table:table-cell office:value-type="float" office:value="-347.56470366990391" table:formula="msoxl:=BP15+BP20" table:style-name="ce1">
            <text:p>-347,5647037</text:p>
          </table:table-cell>
          <table:table-cell office:value-type="float" office:value="-347.00338759817384" table:formula="msoxl:=BQ15+BQ20" table:style-name="ce1">
            <text:p>-347,0033876</text:p>
          </table:table-cell>
          <table:table-cell office:value-type="float" office:value="-347.20900119995406" table:formula="msoxl:=BR15+BR20" table:style-name="ce1">
            <text:p>-347,2090012</text:p>
          </table:table-cell>
          <table:table-cell office:value-type="float" office:value="-347.26962485734543" table:formula="msoxl:=BS15+BS20" table:style-name="ce1">
            <text:p>-347,2696249</text:p>
          </table:table-cell>
          <table:table-cell office:value-type="float" office:value="-347.18694052427145" table:formula="msoxl:=BT15+BT20" table:style-name="ce1">
            <text:p>-347,1869405</text:p>
          </table:table-cell>
          <table:table-cell office:value-type="float" office:value="-346.96268523853206" table:formula="msoxl:=BU15+BU20" table:style-name="ce1">
            <text:p>-346,9626852</text:p>
          </table:table-cell>
          <table:table-cell office:value-type="float" office:value="-347.54970658753336" table:formula="msoxl:=BV15+BV20" table:style-name="ce1">
            <text:p>-347,5497066</text:p>
          </table:table-cell>
          <table:table-cell office:value-type="float" office:value="-347.05298381242807" table:formula="msoxl:=BW15+BW20" table:style-name="ce1">
            <text:p>-347,0529838</text:p>
          </table:table-cell>
          <table:table-cell office:value-type="float" office:value="-347.38119149348455" table:formula="msoxl:=BX15+BX20" table:style-name="ce1">
            <text:p>-347,3811915</text:p>
          </table:table-cell>
          <table:table-cell office:value-type="float" office:value="-347.58434135780288" table:formula="msoxl:=BY15+BY20" table:style-name="ce1">
            <text:p>-347,5843414</text:p>
          </table:table-cell>
          <table:table-cell office:value-type="float" office:value="-346.6932498776672" table:formula="msoxl:=BZ15+BZ20" table:style-name="ce1">
            <text:p>-346,6932499</text:p>
          </table:table-cell>
          <table:table-cell office:value-type="float" office:value="-347.6199596892078" table:formula="msoxl:=CA15+CA20" table:style-name="ce1">
            <text:p>-347,6199597</text:p>
          </table:table-cell>
          <table:table-cell office:value-type="float" office:value="-347.4547816183653" table:formula="msoxl:=CB15+CB20" table:style-name="ce1">
            <text:p>-347,4547816</text:p>
          </table:table-cell>
          <table:table-cell office:value-type="float" office:value="-347.16925121784692" table:formula="msoxl:=CC15+CC20" table:style-name="ce1">
            <text:p>-347,1692512</text:p>
          </table:table-cell>
          <table:table-cell office:value-type="float" office:value="-346.76464939574674" table:formula="msoxl:=CD15+CD20" table:style-name="ce1">
            <text:p>-346,7646494</text:p>
          </table:table-cell>
          <table:table-cell office:value-type="float" office:value="-347.22998572855624" table:formula="msoxl:=CE15+CE20" table:style-name="ce1">
            <text:p>-347,2299857</text:p>
          </table:table-cell>
          <table:table-cell office:value-type="float" office:value="-346.59382405954949" table:formula="msoxl:=CF15+CF20" table:style-name="ce1">
            <text:p>-346,5938241</text:p>
          </table:table-cell>
          <table:table-cell office:value-type="float" office:value="-346.83491708375334" table:formula="msoxl:=CG15+CG20" table:style-name="ce1">
            <text:p>-346,8349171</text:p>
          </table:table-cell>
          <table:table-cell office:value-type="float" office:value="-346.96610700572154" table:formula="msoxl:=CH15+CH20" table:style-name="ce1">
            <text:p>-346,966107</text:p>
          </table:table-cell>
          <table:table-cell office:value-type="float" office:value="-346.98795914390922" table:formula="msoxl:=CI15+CI20" table:style-name="ce1">
            <text:p>-346,9879591</text:p>
          </table:table-cell>
          <table:table-cell office:value-type="float" office:value="-346.90107323350219" table:formula="msoxl:=CJ15+CJ20" table:style-name="ce1">
            <text:p>-346,9010732</text:p>
          </table:table-cell>
          <table:table-cell office:value-type="float" office:value="-347.70471259377393" table:formula="msoxl:=CK15+CK20" table:style-name="ce1">
            <text:p>-347,7047126</text:p>
          </table:table-cell>
          <table:table-cell office:value-type="float" office:value="-347.40304690327923" table:formula="msoxl:=CL15+CL20" table:style-name="ce1">
            <text:p>-347,4030469</text:p>
          </table:table-cell>
          <table:table-cell office:value-type="float" office:value="-347.99418841408357" table:formula="msoxl:=CM15+CM20" table:style-name="ce1">
            <text:p>-347,9941884</text:p>
          </table:table-cell>
          <table:table-cell office:value-type="float" office:value="-347.47932752400158" table:formula="msoxl:=CN15+CN20" table:style-name="ce1">
            <text:p>-347,4793275</text:p>
          </table:table-cell>
          <table:table-cell office:value-type="float" office:value="-347.85846875980428" table:formula="msoxl:=CO15+CO20" table:style-name="ce1">
            <text:p>-347,8584688</text:p>
          </table:table-cell>
          <table:table-cell office:value-type="float" office:value="-347.13225810922307" table:formula="msoxl:=CP15+CP20" table:style-name="ce1">
            <text:p>-347,1322581</text:p>
          </table:table-cell>
          <table:table-cell office:value-type="float" office:value="-347.30015530523241" table:formula="msoxl:=CQ15+CQ20" table:style-name="ce1">
            <text:p>-347,3001553</text:p>
          </table:table-cell>
          <table:table-cell office:value-type="float" office:value="-347.36226150956372" table:formula="msoxl:=CR15+CR20" table:style-name="ce1">
            <text:p>-347,3622615</text:p>
          </table:table-cell>
          <table:table-cell office:value-type="float" office:value="-348.31475250215709" table:formula="msoxl:=CS15+CS20" table:style-name="ce1">
            <text:p>-348,3147525</text:p>
          </table:table-cell>
          <table:table-cell office:value-type="float" office:value="-348.16357939667768" table:formula="msoxl:=CT15+CT20" table:style-name="ce1">
            <text:p>-348,1635794</text:p>
          </table:table-cell>
          <table:table-cell office:value-type="float" office:value="-347.90635229217781" table:formula="msoxl:=CU15+CU20" table:style-name="ce1">
            <text:p>-347,9063523</text:p>
          </table:table-cell>
          <table:table-cell office:value-type="float" office:value="-348.53341761126677" table:formula="msoxl:=CV15+CV20" table:style-name="ce1">
            <text:p>-348,5334176</text:p>
          </table:table-cell>
          <table:table-cell office:value-type="float" office:value="-348.06177012339094" table:formula="msoxl:=CW15+CW20" table:style-name="ce1">
            <text:p>-348,0617701</text:p>
          </table:table-cell>
          <table:table-cell office:value-type="float" office:value="-347.48409964858553" table:formula="msoxl:=CX15+CX20" table:style-name="ce1">
            <text:p>-347,4840996</text:p>
          </table:table-cell>
          <table:table-cell office:value-type="float" office:value="-348.76383651776837" table:formula="msoxl:=CY15+CY20" table:style-name="ce1">
            <text:p>-348,7638365</text:p>
          </table:table-cell>
          <table:table-cell office:value-type="float" office:value="-347.96772103777232" table:formula="msoxl:=CZ15+CZ20" table:style-name="ce1">
            <text:p>-347,967721</text:p>
          </table:table-cell>
          <table:table-cell office:value-type="float" office:value="-348.03998128389441" table:formula="msoxl:=DA15+DA20" table:style-name="ce1">
            <text:p>-348,0399813</text:p>
          </table:table-cell>
          <table:table-cell office:value-type="float" office:value="-347.99837330572063" table:formula="msoxl:=DB15+DB20" table:style-name="ce1">
            <text:p>-347,9983733</text:p>
          </table:table-cell>
          <table:table-cell office:value-type="float" office:value="-347.84231741340579" table:formula="msoxl:=DC15+DC20" table:style-name="ce1">
            <text:p>-347,8423174</text:p>
          </table:table-cell>
          <table:table-cell office:value-type="float" office:value="-348.53253304718334" table:formula="msoxl:=DD15+DD20" table:style-name="ce1">
            <text:p>-348,532533</text:p>
          </table:table-cell>
          <table:table-cell office:value-type="float" office:value="-348.14103539846911" table:formula="msoxl:=DE15+DE20" table:style-name="ce1">
            <text:p>-348,1410354</text:p>
          </table:table-cell>
          <table:table-cell office:value-type="float" office:value="-343.82905937303082" table:formula="msoxl:=DF15+DF20" table:style-name="ce1">
            <text:p>-343,8290594</text:p>
          </table:table-cell>
          <table:table-cell office:value-type="float" office:value="-339.44470822645172" table:formula="msoxl:=DG15+DG20" table:style-name="ce1">
            <text:p>-339,4447082</text:p>
          </table:table-cell>
          <table:table-cell office:value-type="float" office:value="-339.68951372392945" table:formula="msoxl:=DH15+DH20" table:style-name="ce1">
            <text:p>-339,6895137</text:p>
          </table:table-cell>
          <table:table-cell office:value-type="float" office:value="-339.8069702066764" table:formula="msoxl:=DI15+DI20" table:style-name="ce1">
            <text:p>-339,8069702</text:p>
          </table:table-cell>
          <table:table-cell office:value-type="float" office:value="-339.79590066207612" table:formula="msoxl:=DJ15+DJ20" table:style-name="ce1">
            <text:p>-339,7959007</text:p>
          </table:table-cell>
          <table:table-cell office:value-type="float" office:value="-339.65517484836784" table:formula="msoxl:=DK15+DK20" table:style-name="ce1">
            <text:p>-339,6551748</text:p>
          </table:table-cell>
          <table:table-cell office:value-type="float" office:value="-339.38370998423881" table:formula="msoxl:=DL15+DL20" table:style-name="ce1">
            <text:p>-339,38371</text:p>
          </table:table-cell>
          <table:table-cell office:value-type="float" office:value="-339.88677920856986" table:formula="msoxl:=DM15+DM20" table:style-name="ce1">
            <text:p>-339,8867792</text:p>
          </table:table-cell>
          <table:table-cell office:value-type="float" office:value="-339.34326734706735" table:formula="msoxl:=DN15+DN20" table:style-name="ce1">
            <text:p>-339,3432673</text:p>
          </table:table-cell>
          <table:table-cell office:value-type="float" office:value="-338.66578571334225" table:formula="msoxl:=DO15+DO20" table:style-name="ce1">
            <text:p>-338,6657857</text:p>
          </table:table-cell>
          <table:table-cell office:value-type="float" office:value="-339.61934547939723" table:formula="msoxl:=DP15+DP20" table:style-name="ce1">
            <text:p>-339,6193455</text:p>
          </table:table-cell>
          <table:table-cell office:value-type="float" office:value="-339.52928692751738" table:formula="msoxl:=DQ15+DQ20" table:style-name="ce1">
            <text:p>-339,5292869</text:p>
          </table:table-cell>
          <table:table-cell office:value-type="float" office:value="-340.15106330230623" table:formula="msoxl:=DR15+DR20" table:style-name="ce1">
            <text:p>-340,1510633</text:p>
          </table:table-cell>
          <table:table-cell office:value-type="float" office:value="-349.17108974936798" table:formula="msoxl:=DS15+DS20" table:style-name="ce1">
            <text:p>-349,1710897</text:p>
          </table:table-cell>
          <table:table-cell office:value-type="float" office:value="-349.35259203163918" table:formula="msoxl:=DT15+DT20" table:style-name="ce1">
            <text:p>-349,352592</text:p>
          </table:table-cell>
          <table:table-cell office:value-type="float" office:value="-349.35369119909643" table:formula="msoxl:=DU15+DU20" table:style-name="ce1">
            <text:p>-349,3536912</text:p>
          </table:table-cell>
          <table:table-cell office:value-type="float" office:value="-349.17233175354363" table:formula="msoxl:=DV15+DV20" table:style-name="ce1">
            <text:p>-349,1723318</text:p>
          </table:table-cell>
          <table:table-cell office:value-type="float" office:value="-349.62568898289356" table:formula="msoxl:=DW15+DW20" table:style-name="ce1">
            <text:p>-349,625689</text:p>
          </table:table-cell>
          <table:table-cell office:value-type="float" office:value="-349.87244394957878" table:formula="msoxl:=DX15+DX20" table:style-name="ce1">
            <text:p>-349,8724439</text:p>
          </table:table-cell>
          <table:table-cell office:value-type="float" office:value="-349.91004170933792" table:formula="msoxl:=DY15+DY20" table:style-name="ce1">
            <text:p>-349,9100417</text:p>
          </table:table-cell>
          <table:table-cell office:value-type="float" office:value="-349.73602227689673" table:formula="msoxl:=DZ15+DZ20" table:style-name="ce1">
            <text:p>-349,7360223</text:p>
          </table:table-cell>
          <table:table-cell office:value-type="float" office:value="-350.12516808260648" table:formula="msoxl:=EA15+EA20" table:style-name="ce1">
            <text:p>-350,1251681</text:p>
          </table:table-cell>
          <table:table-cell office:value-type="float" office:value="-349.50982006433389" table:formula="msoxl:=EB15+EB20" table:style-name="ce1">
            <text:p>-349,5098201</text:p>
          </table:table-cell>
          <table:table-cell office:value-type="float" office:value="-350.18524522336679" table:formula="msoxl:=EC15+EC20" table:style-name="ce1">
            <text:p>-350,1852452</text:p>
          </table:table-cell>
          <table:table-cell office:value-type="float" office:value="-349.85055841541549" table:formula="msoxl:=ED15+ED20" table:style-name="ce1">
            <text:p>-349,8505584</text:p>
          </table:table-cell>
          <table:table-cell office:value-type="float" office:value="-350.73187586990917" table:formula="msoxl:=EE15+EE20" table:style-name="ce1">
            <text:p>-350,7318759</text:p>
          </table:table-cell>
          <table:table-cell office:value-type="float" office:value="-349.87723719560972" table:formula="msoxl:=EF15+EF20" table:style-name="ce1">
            <text:p>-349,8772372</text:p>
          </table:table-cell>
          <table:table-cell office:value-type="float" office:value="-349.47764778411414" table:formula="msoxl:=EG15+EG20" table:style-name="ce1">
            <text:p>-349,4776478</text:p>
          </table:table-cell>
          <table:table-cell office:value-type="float" office:value="-349.49349245693924" table:formula="msoxl:=EH15+EH20" table:style-name="ce1">
            <text:p>-349,4934925</text:p>
          </table:table-cell>
          <table:table-cell office:value-type="float" office:value="-349.88400901741232" table:formula="msoxl:=EI15+EI20" table:style-name="ce1">
            <text:p>-349,884009</text:p>
          </table:table-cell>
          <table:table-cell office:value-type="float" office:value="-349.26906703607625" table:formula="msoxl:=EJ15+EJ20" table:style-name="ce1">
            <text:p>-349,269067</text:p>
          </table:table-cell>
          <table:table-cell office:value-type="float" office:value="-349.6523377228807" table:formula="msoxl:=EK15+EK20" table:style-name="ce1">
            <text:p>-349,6523377</text:p>
          </table:table-cell>
          <table:table-cell office:value-type="float" office:value="-349.66567095373313" table:formula="msoxl:=EL15+EL20" table:style-name="ce1">
            <text:p>-349,665671</text:p>
          </table:table-cell>
          <table:table-cell office:value-type="float" office:value="-343.64122273507058" table:formula="msoxl:=EM15+EM20" table:style-name="ce1">
            <text:p>-343,6412227</text:p>
          </table:table-cell>
          <table:table-cell office:value-type="float" office:value="-335.6379875106976" table:formula="msoxl:=EN15+EN20" table:style-name="ce1">
            <text:p>-335,6379875</text:p>
          </table:table-cell>
          <table:table-cell office:value-type="float" office:value="-323.97663430081411" table:formula="msoxl:=EO15+EO20" table:style-name="ce1">
            <text:p>-323,9766343</text:p>
          </table:table-cell>
          <table:table-cell office:value-type="float" office:value="-312.43960445395595" table:formula="msoxl:=EP15+EP20" table:style-name="ce1">
            <text:p>-312,4396045</text:p>
          </table:table-cell>
          <table:table-cell office:value-type="float" office:value="-302.75404048037166" table:formula="msoxl:=EQ15+EQ20" table:style-name="ce1">
            <text:p>-302,7540405</text:p>
          </table:table-cell>
          <table:table-cell office:value-type="float" office:value="-292.56002353385094" table:formula="msoxl:=ER15+ER20" table:style-name="ce1">
            <text:p>-292,5600235</text:p>
          </table:table-cell>
          <table:table-cell office:value-type="float" office:value="-281.90587534307014" table:formula="msoxl:=ES15+ES20" table:style-name="ce1">
            <text:p>-281,9058753</text:p>
          </table:table-cell>
          <table:table-cell office:value-type="float" office:value="-272.96052915913879" table:formula="msoxl:=ET15+ET20" table:style-name="ce1">
            <text:p>-272,9605292</text:p>
          </table:table-cell>
          <table:table-cell office:value-type="float" office:value="-262.50532616948715" table:formula="msoxl:=EU15+EU20" table:style-name="ce1">
            <text:p>-262,5053262</text:p>
          </table:table-cell>
          <table:table-cell office:value-type="float" office:value="-253.67959636417066" table:formula="msoxl:=EV15+EV20" table:style-name="ce1">
            <text:p>-253,6795964</text:p>
          </table:table-cell>
          <table:table-cell office:value-type="float" office:value="-244.41269749476081" table:formula="msoxl:=EW15+EW20" table:style-name="ce1">
            <text:p>-244,4126975</text:p>
          </table:table-cell>
          <table:table-cell office:value-type="float" office:value="-235.22399033608542" table:formula="msoxl:=EX15+EX20" table:style-name="ce1">
            <text:p>-235,2239903</text:p>
          </table:table-cell>
          <table:table-cell office:value-type="float" office:value="-226.11772727382186" table:formula="msoxl:=EY15+EY20" table:style-name="ce1">
            <text:p>-226,1177273</text:p>
          </table:table-cell>
          <table:table-cell office:value-type="float" office:value="-217.97483093494111" table:formula="msoxl:=EZ15+EZ20" table:style-name="ce1">
            <text:p>-217,9748309</text:p>
          </table:table-cell>
          <table:table-cell office:value-type="float" office:value="-209.01441754150329" table:formula="msoxl:=FA15+FA20" table:style-name="ce1">
            <text:p>-209,0144175</text:p>
          </table:table-cell>
          <table:table-cell office:value-type="float" office:value="-200.55524549335638" table:formula="msoxl:=FB15+FB20" table:style-name="ce1">
            <text:p>-200,5552455</text:p>
          </table:table-cell>
          <table:table-cell office:value-type="float" office:value="-192.16253090761546" table:formula="msoxl:=FC15+FC20" table:style-name="ce1">
            <text:p>-192,1625309</text:p>
          </table:table-cell>
          <table:table-cell office:value-type="float" office:value="-184.21440854549547" table:formula="msoxl:=FD15+FD20" table:style-name="ce1">
            <text:p>-184,2144085</text:p>
          </table:table-cell>
          <table:table-cell office:value-type="float" office:value="-176.30726222683921" table:formula="msoxl:=FE15+FE20" table:style-name="ce1">
            <text:p>-176,3072622</text:p>
          </table:table-cell>
          <table:table-cell office:value-type="float" office:value="-168.44417035845277" table:formula="msoxl:=FF15+FF20" table:style-name="ce1">
            <text:p>-168,4441704</text:p>
          </table:table-cell>
          <table:table-cell office:value-type="float" office:value="-160.62816814928425" table:formula="msoxl:=FG15+FG20" table:style-name="ce1">
            <text:p>-160,6281681</text:p>
          </table:table-cell>
          <table:table-cell office:value-type="float" office:value="-152.86224649090946" table:formula="msoxl:=FH15+FH20" table:style-name="ce1">
            <text:p>-152,8622465</text:p>
          </table:table-cell>
          <table:table-cell office:value-type="float" office:value="-145.1493508606471" table:formula="msoxl:=FI15+FI20" table:style-name="ce1">
            <text:p>-145,1493509</text:p>
          </table:table-cell>
          <table:table-cell office:value-type="float" office:value="-137.49238024769298" table:formula="msoxl:=FJ15+FJ20" table:style-name="ce1">
            <text:p>-137,4923802</text:p>
          </table:table-cell>
          <table:table-cell office:value-type="float" office:value="-130.15300514776013" table:formula="msoxl:=FK15+FK20" table:style-name="ce1">
            <text:p>-130,1530051</text:p>
          </table:table-cell>
          <table:table-cell office:value-type="float" office:value="-122.84141510207348" table:formula="msoxl:=FL15+FL20" table:style-name="ce1">
            <text:p>-122,8414151</text:p>
          </table:table-cell>
          <table:table-cell office:value-type="float" office:value="-115.33519129852849" table:formula="msoxl:=FM15+FM20" table:style-name="ce1">
            <text:p>-115,3351913</text:p>
          </table:table-cell>
          <table:table-cell office:value-type="float" office:value="-108.31168927441828" table:formula="msoxl:=FN15+FN20" table:style-name="ce1">
            <text:p>-108,3116893</text:p>
          </table:table-cell>
          <table:table-cell office:value-type="float" office:value="-100.90771852873027" table:formula="msoxl:=FO15+FO20" table:style-name="ce1">
            <text:p>-100,9077185</text:p>
          </table:table-cell>
          <table:table-cell office:value-type="float" office:value="-93.923097209249917" table:formula="msoxl:=FP15+FP20" table:style-name="ce1">
            <text:p>-93,92309721</text:p>
          </table:table-cell>
          <table:table-cell office:value-type="float" office:value="-86.944240534842464" table:formula="msoxl:=FQ15+FQ20" table:style-name="ce1">
            <text:p>-86,94424053</text:p>
          </table:table-cell>
          <table:table-cell office:value-type="float" office:value="-79.834201778266959" table:formula="msoxl:=FR15+FR20" table:style-name="ce1">
            <text:p>-79,83420178</text:p>
          </table:table-cell>
          <table:table-cell office:value-type="float" office:value="-72.890844337133984" table:formula="msoxl:=FS15+FS20" table:style-name="ce1">
            <text:p>-72,89084434</text:p>
          </table:table-cell>
          <table:table-cell office:value-type="float" office:value="-65.959928276398699" table:formula="msoxl:=FT15+FT20" table:style-name="ce1">
            <text:p>-65,95992828</text:p>
          </table:table-cell>
          <table:table-cell office:value-type="float" office:value="-59.043633783199923" table:formula="msoxl:=FU15+FU20" table:style-name="ce1">
            <text:p>-59,04363378</text:p>
          </table:table-cell>
          <table:table-cell office:value-type="float" office:value="-52.144126016705599" table:formula="msoxl:=FV15+FV20" table:style-name="ce1">
            <text:p>-52,14412602</text:p>
          </table:table-cell>
          <table:table-cell office:value-type="float" office:value="-45.263554430799999" table:formula="msoxl:=FW15+FW20" table:style-name="ce1">
            <text:p>-45,26355443</text:p>
          </table:table-cell>
          <table:table-cell office:value-type="float" office:value="-38.404052104778501" table:formula="msoxl:=FX15+FX20" table:style-name="ce1">
            <text:p>-38,4040521</text:p>
          </table:table-cell>
          <table:table-cell office:value-type="float" office:value="-31.585187488700242" table:formula="msoxl:=FY15+FY20" table:style-name="ce1">
            <text:p>-31,58518749</text:p>
          </table:table-cell>
          <table:table-cell office:value-type="float" office:value="-24.756701718540526" table:formula="msoxl:=FZ15+FZ20" table:style-name="ce1">
            <text:p>-24,75670172</text:p>
          </table:table-cell>
          <table:table-cell office:value-type="float" office:value="-17.938127223650898" table:formula="msoxl:=GA15+GA20" table:style-name="ce1">
            <text:p>-17,93812722</text:p>
          </table:table-cell>
          <table:table-cell office:value-type="float" office:value="-11.148988098141075" table:formula="msoxl:=GB15+GB20" table:style-name="ce1">
            <text:p>-11,1489881</text:p>
          </table:table-cell>
          <table:table-cell office:value-type="float" office:value="-4.3390004764166079" table:formula="msoxl:=GC15+GC20" table:style-name="ce1">
            <text:p>-4,339000476</text:p>
          </table:table-cell>
          <table:table-cell office:value-type="float" office:value="2.4723088468859942" table:formula="msoxl:=GD15+GD20" table:style-name="ce1">
            <text:p>2,472308847</text:p>
          </table:table-cell>
          <table:table-cell office:value-type="float" office:value="9.3700208237115135" table:formula="msoxl:=GE15+GE20" table:style-name="ce1">
            <text:p>9,370020824</text:p>
          </table:table-cell>
          <table:table-cell office:value-type="float" office:value="16.195122127680765" table:formula="msoxl:=GF15+GF20" table:style-name="ce1">
            <text:p>16,19512213</text:p>
          </table:table-cell>
          <table:table-cell office:value-type="float" office:value="23.015290240564074" table:formula="msoxl:=GG15+GG20" table:style-name="ce1">
            <text:p>23,01529024</text:p>
          </table:table-cell>
          <table:table-cell office:value-type="float" office:value="29.967620774046051" table:formula="msoxl:=GH15+GH20" table:style-name="ce1">
            <text:p>29,96762077</text:p>
          </table:table-cell>
          <table:table-cell office:value-type="float" office:value="36.788953536532418" table:formula="msoxl:=GI15+GI20" table:style-name="ce1">
            <text:p>36,78895354</text:p>
          </table:table-cell>
          <table:table-cell office:value-type="float" office:value="43.772728205055714" table:formula="msoxl:=GJ15+GJ20" table:style-name="ce1">
            <text:p>43,77272821</text:p>
          </table:table-cell>
          <table:table-cell office:value-type="float" office:value="50.777543806868287" table:formula="msoxl:=GK15+GK20" table:style-name="ce1">
            <text:p>50,77754381</text:p>
          </table:table-cell>
          <table:table-cell office:value-type="float" office:value="57.801155590094844" table:formula="msoxl:=GL15+GL20" table:style-name="ce1">
            <text:p>57,80115559</text:p>
          </table:table-cell>
          <table:table-cell office:value-type="float" office:value="64.841302640363622" table:formula="msoxl:=GM15+GM20" table:style-name="ce1">
            <text:p>64,84130264</text:p>
          </table:table-cell>
          <table:table-cell office:value-type="float" office:value="71.895708606498403" table:formula="msoxl:=GN15+GN20" table:style-name="ce1">
            <text:p>71,89570861</text:p>
          </table:table-cell>
          <table:table-cell office:value-type="float" office:value="79.220901479183297" table:formula="msoxl:=GO15+GO20" table:style-name="ce1">
            <text:p>79,22090148</text:p>
          </table:table-cell>
          <table:table-cell office:value-type="float" office:value="86.313756462465335" table:formula="msoxl:=GP15+GP20" table:style-name="ce1">
            <text:p>86,31375646</text:p>
          </table:table-cell>
          <table:table-cell office:value-type="float" office:value="93.706243803731581" table:formula="msoxl:=GQ15+GQ20" table:style-name="ce1">
            <text:p>93,7062438</text:p>
          </table:table-cell>
          <table:table-cell office:value-type="float" office:value="100.82792959812338" table:formula="msoxl:=GR15+GR20" table:style-name="ce1">
            <text:p>100,8279296</text:p>
          </table:table-cell>
          <table:table-cell office:value-type="float" office:value="108.27766683260927" table:formula="msoxl:=GS15+GS20" table:style-name="ce1">
            <text:p>108,2776668</text:p>
          </table:table-cell>
          <table:table-cell office:value-type="float" office:value="115.76042793876988" table:formula="msoxl:=GT15+GT20" table:style-name="ce1">
            <text:p>115,7604279</text:p>
          </table:table-cell>
          <table:table-cell office:value-type="float" office:value="123.63189483690566" table:formula="msoxl:=GU15+GU20" table:style-name="ce1">
            <text:p>123,6318948</text:p>
          </table:table-cell>
          <table:table-cell office:value-type="float" office:value="131.18885501907971" table:formula="msoxl:=GV15+GV20" table:style-name="ce1">
            <text:p>131,188855</text:p>
          </table:table-cell>
          <table:table-cell office:value-type="float" office:value="138.77058016304792" table:formula="msoxl:=GW15+GW20" table:style-name="ce1">
            <text:p>138,7705802</text:p>
          </table:table-cell>
          <table:table-cell office:value-type="float" office:value="146.78103118639345" table:formula="msoxl:=GX15+GX20" table:style-name="ce1">
            <text:p>146,7810312</text:p>
          </table:table-cell>
          <table:table-cell office:value-type="float" office:value="154.84243268549389" table:formula="msoxl:=GY15+GY20" table:style-name="ce1">
            <text:p>154,8424327</text:p>
          </table:table-cell>
          <table:table-cell office:value-type="float" office:value="163.38994233753508" table:formula="msoxl:=GZ15+GZ20" table:style-name="ce1">
            <text:p>163,3899423</text:p>
          </table:table-cell>
          <table:table-cell office:value-type="float" office:value="171.559180282602" table:formula="msoxl:=HA15+HA20" table:style-name="ce1">
            <text:p>171,5591803</text:p>
          </table:table-cell>
          <table:table-cell office:value-type="float" office:value="179.76946088741425" table:formula="msoxl:=HB15+HB20" table:style-name="ce1">
            <text:p>179,7694609</text:p>
          </table:table-cell>
          <table:table-cell office:value-type="float" office:value="188.50224895474113" table:formula="msoxl:=HC15+HC20" table:style-name="ce1">
            <text:p>188,502249</text:p>
          </table:table-cell>
          <table:table-cell office:value-type="float" office:value="196.79973115983043" table:formula="msoxl:=HD15+HD20" table:style-name="ce1">
            <text:p>196,7997312</text:p>
          </table:table-cell>
          <table:table-cell office:value-type="float" office:value="205.64298969926799" table:formula="msoxl:=HE15+HE20" table:style-name="ce1">
            <text:p>205,6429897</text:p>
          </table:table-cell>
          <table:table-cell office:value-type="float" office:value="215.07320371310058" table:formula="msoxl:=HF15+HF20" table:style-name="ce1">
            <text:p>215,0732037</text:p>
          </table:table-cell>
          <table:table-cell office:value-type="float" office:value="224.58590914614635" table:formula="msoxl:=HG15+HG20" table:style-name="ce1">
            <text:p>224,5859091</text:p>
          </table:table-cell>
          <table:table-cell office:value-type="float" office:value="234.73576463531194" table:formula="msoxl:=HH15+HH20" table:style-name="ce1">
            <text:p>234,7357646</text:p>
          </table:table-cell>
          <table:table-cell office:value-type="float" office:value="235.23694232668157" table:formula="msoxl:=HI15+HI20" table:style-name="ce1">
            <text:p>235,2369423</text:p>
          </table:table-cell>
          <table:table-cell office:value-type="float" office:value="234.1763782250033" table:formula="msoxl:=HJ15+HJ20" table:style-name="ce1">
            <text:p>234,1763782</text:p>
          </table:table-cell>
          <table:table-cell office:value-type="float" office:value="234.48282517104315" table:formula="msoxl:=HK15+HK20" table:style-name="ce1">
            <text:p>234,4828252</text:p>
          </table:table-cell>
          <table:table-cell office:value-type="float" office:value="235.0547456220437" table:formula="msoxl:=HL15+HL20" table:style-name="ce1">
            <text:p>235,0547456</text:p>
          </table:table-cell>
          <table:table-cell office:value-type="float" office:value="234.67819741837124" table:formula="msoxl:=HM15+HM20" table:style-name="ce1">
            <text:p>234,6781974</text:p>
          </table:table-cell>
          <table:table-cell office:value-type="float" office:value="234.60169022846412" table:formula="msoxl:=HN15+HN20" table:style-name="ce1">
            <text:p>234,6016902</text:p>
          </table:table-cell>
          <table:table-cell office:value-type="float" office:value="234.8691323786004" table:formula="msoxl:=HO15+HO20" table:style-name="ce1">
            <text:p>234,8691324</text:p>
          </table:table-cell>
          <table:table-cell office:value-type="float" office:value="234.85428714240712" table:formula="msoxl:=HP15+HP20" table:style-name="ce1">
            <text:p>234,8542871</text:p>
          </table:table-cell>
          <table:table-cell office:value-type="float" office:value="235.24238672675239" table:formula="msoxl:=HQ15+HQ20" table:style-name="ce1">
            <text:p>235,2423867</text:p>
          </table:table-cell>
          <table:table-cell office:value-type="float" office:value="235.38013485255541" table:formula="msoxl:=HR15+HR20" table:style-name="ce1">
            <text:p>235,3801349</text:p>
          </table:table-cell>
          <table:table-cell office:value-type="float" office:value="235.27042496123545" table:formula="msoxl:=HS15+HS20" table:style-name="ce1">
            <text:p>235,270425</text:p>
          </table:table-cell>
          <table:table-cell office:value-type="float" office:value="234.91627941019905" table:formula="msoxl:=HT15+HT20" table:style-name="ce1">
            <text:p>234,9162794</text:p>
          </table:table-cell>
          <table:table-cell office:value-type="float" office:value="235.78355504497907" table:formula="msoxl:=HU15+HU20" table:style-name="ce1">
            <text:p>235,783555</text:p>
          </table:table-cell>
          <table:table-cell office:value-type="float" office:value="234.97369394815743" table:formula="msoxl:=HV15+HV20" table:style-name="ce1">
            <text:p>234,9736939</text:p>
          </table:table-cell>
          <table:table-cell office:value-type="float" office:value="234.68347601791532" table:formula="msoxl:=HW15+HW20" table:style-name="ce1">
            <text:p>234,683476</text:p>
          </table:table-cell>
          <table:table-cell office:value-type="float" office:value="235.71646240783681" table:formula="msoxl:=HX15+HX20" table:style-name="ce1">
            <text:p>235,7164624</text:p>
          </table:table-cell>
          <table:table-cell office:value-type="float" office:value="235.03360983202143" table:formula="msoxl:=HY15+HY20" table:style-name="ce1">
            <text:p>235,0336098</text:p>
          </table:table-cell>
          <table:table-cell office:value-type="float" office:value="235.72338738611649" table:formula="msoxl:=HZ15+HZ20" table:style-name="ce1">
            <text:p>235,7233874</text:p>
          </table:table-cell>
          <table:table-cell office:value-type="float" office:value="235.45676760850139" table:formula="msoxl:=IA15+IA20" table:style-name="ce1">
            <text:p>235,4567676</text:p>
          </table:table-cell>
          <table:table-cell office:value-type="float" office:value="235.01339421471087" table:formula="msoxl:=IB15+IB20" table:style-name="ce1">
            <text:p>235,0133942</text:p>
          </table:table-cell>
          <table:table-cell office:value-type="float" office:value="235.21500283749708" table:formula="msoxl:=IC15+IC20" table:style-name="ce1">
            <text:p>235,2150028</text:p>
          </table:table-cell>
          <table:table-cell office:value-type="float" office:value="235.26488037911963" table:formula="msoxl:=ID15+ID20" table:style-name="ce1">
            <text:p>235,2648804</text:p>
          </table:table-cell>
          <table:table-cell office:value-type="float" office:value="236.00369043243637" table:formula="msoxl:=IE15+IE20" table:style-name="ce1">
            <text:p>236,0036904</text:p>
          </table:table-cell>
          <table:table-cell office:value-type="float" office:value="234.06943561615486" table:formula="msoxl:=IF15+IF20" table:style-name="ce1">
            <text:p>234,0694356</text:p>
          </table:table-cell>
          <table:table-cell office:value-type="float" office:value="233.66723518716734" table:formula="msoxl:=IG15+IG20" table:style-name="ce1">
            <text:p>233,6672352</text:p>
          </table:table-cell>
          <table:table-cell office:value-type="float" office:value="234.85399903181317" table:formula="msoxl:=IH15+IH20" table:style-name="ce1">
            <text:p>234,853999</text:p>
          </table:table-cell>
          <table:table-cell office:value-type="float" office:value="234.18507984611881" table:formula="msoxl:=II15+II20" table:style-name="ce1">
            <text:p>234,1850798</text:p>
          </table:table-cell>
          <table:table-cell office:value-type="float" office:value="234.26008445306246" table:formula="msoxl:=IJ15+IJ20" table:style-name="ce1">
            <text:p>234,2600845</text:p>
          </table:table-cell>
          <table:table-cell office:value-type="float" office:value="234.21457071780645" table:formula="msoxl:=IK15+IK20" table:style-name="ce1">
            <text:p>234,2145707</text:p>
          </table:table-cell>
          <table:table-cell office:value-type="float" office:value="234.0501735951016" table:formula="msoxl:=IL15+IL20" table:style-name="ce1">
            <text:p>234,0501736</text:p>
          </table:table-cell>
          <table:table-cell office:value-type="float" office:value="234.67488652071654" table:formula="msoxl:=IM15+IM20" table:style-name="ce1">
            <text:p>234,6748865</text:p>
          </table:table-cell>
          <table:table-cell office:value-type="float" office:value="234.28506692222103" table:formula="msoxl:=IN15+IN20" table:style-name="ce1">
            <text:p>234,2850669</text:p>
          </table:table-cell>
          <table:table-cell office:value-type="float" office:value="234.70179547697575" table:formula="msoxl:=IO15+IO20" table:style-name="ce1">
            <text:p>234,7017955</text:p>
          </table:table-cell>
          <table:table-cell office:value-type="float" office:value="234.09257094280565" table:formula="msoxl:=IP15+IP20" table:style-name="ce1">
            <text:p>234,0925709</text:p>
          </table:table-cell>
          <table:table-cell office:value-type="float" office:value="234.30639325118369" table:formula="msoxl:=IQ15+IQ20" table:style-name="ce1">
            <text:p>234,3063933</text:p>
          </table:table-cell>
          <table:table-cell office:value-type="float" office:value="235.36351865074806" table:formula="msoxl:=IR15+IR20" table:style-name="ce1">
            <text:p>235,3635187</text:p>
          </table:table-cell>
          <table:table-cell office:value-type="float" office:value="234.44597474221302" table:formula="msoxl:=IS15+IS20" table:style-name="ce1">
            <text:p>234,4459747</text:p>
          </table:table-cell>
          <table:table-cell office:value-type="float" office:value="234.37398114840977" table:formula="msoxl:=IT15+IT20" table:style-name="ce1">
            <text:p>234,3739811</text:p>
          </table:table-cell>
          <table:table-cell office:value-type="float" office:value="235.16532736475261" table:formula="msoxl:=IU15+IU20" table:style-name="ce1">
            <text:p>235,1653274</text:p>
          </table:table-cell>
          <table:table-cell office:value-type="float" office:value="235.87483476463933" table:formula="msoxl:=IV15+IV20" table:style-name="ce1">
            <text:p>235,8748348</text:p>
          </table:table-cell>
          <table:table-cell office:value-type="float" office:value="235.53694550827078" table:formula="msoxl:=IW15+IW20" table:style-name="ce1">
            <text:p>235,5369455</text:p>
          </table:table-cell>
          <table:table-cell office:value-type="float" office:value="235.10924135592737" table:formula="msoxl:=IX15+IX20" table:style-name="ce1">
            <text:p>235,1092414</text:p>
          </table:table-cell>
          <table:table-cell office:value-type="float" office:value="235.56740223890552" table:formula="msoxl:=IY15+IY20" table:style-name="ce1">
            <text:p>235,5674022</text:p>
          </table:table-cell>
          <table:table-cell office:value-type="float" office:value="234.96780753397744" table:formula="msoxl:=IZ15+IZ20" table:style-name="ce1">
            <text:p>234,9678075</text:p>
          </table:table-cell>
          <table:table-cell office:value-type="float" office:value="235.2637523048131" table:formula="msoxl:=JA15+JA20" table:style-name="ce1">
            <text:p>235,2637523</text:p>
          </table:table-cell>
          <table:table-cell office:value-type="float" office:value="235.48137330536707" table:formula="msoxl:=JB15+JB20" table:style-name="ce1">
            <text:p>235,4813733</text:p>
          </table:table-cell>
          <table:table-cell office:value-type="float" office:value="235.62120324130549" table:formula="msoxl:=JC15+JC20" table:style-name="ce1">
            <text:p>235,6212032</text:p>
          </table:table-cell>
          <table:table-cell office:value-type="float" office:value="234.69353229175184" table:formula="msoxl:=JD15+JD20" table:style-name="ce1">
            <text:p>234,6935323</text:p>
          </table:table-cell>
          <table:table-cell office:value-type="float" office:value="234.67720194828379" table:formula="msoxl:=JE15+JE20" table:style-name="ce1">
            <text:p>234,6772019</text:p>
          </table:table-cell>
          <table:table-cell office:value-type="float" office:value="235.57965472447478" table:formula="msoxl:=JF15+JF20" table:style-name="ce1">
            <text:p>235,5796547</text:p>
          </table:table-cell>
          <table:table-cell office:value-type="float" office:value="235.41415295763355" table:formula="msoxl:=JG15+JG20" table:style-name="ce1">
            <text:p>235,414153</text:p>
          </table:table-cell>
          <table:table-cell office:value-type="float" office:value="236.17146365466158" table:formula="msoxl:=JH15+JH20" table:style-name="ce1">
            <text:p>236,1714637</text:p>
          </table:table-cell>
          <table:table-cell office:value-type="float" office:value="235.85820470126151" table:formula="msoxl:=JI15+JI20" table:style-name="ce1">
            <text:p>235,8582047</text:p>
          </table:table-cell>
          <table:table-cell office:value-type="float" office:value="235.47127427714042" table:formula="msoxl:=JJ15+JJ20" table:style-name="ce1">
            <text:p>235,4712743</text:p>
          </table:table-cell>
          <table:table-cell office:value-type="float" office:value="236.0112465565677" table:formula="msoxl:=JK15+JK20" table:style-name="ce1">
            <text:p>236,0112466</text:p>
          </table:table-cell>
          <table:table-cell office:value-type="float" office:value="235.47932752400149" table:formula="msoxl:=JL15+JL20" table:style-name="ce1">
            <text:p>235,4793275</text:p>
          </table:table-cell>
          <table:table-cell office:value-type="float" office:value="235.87552690228839" table:formula="msoxl:=JM15+JM20" table:style-name="ce1">
            <text:p>235,8755269</text:p>
          </table:table-cell>
          <table:table-cell office:value-type="float" office:value="235.20048548308424" table:formula="msoxl:=JN15+JN20" table:style-name="ce1">
            <text:p>235,2004855</text:p>
          </table:table-cell>
          <table:table-cell office:value-type="float" office:value="236.45227694747467" table:formula="msoxl:=JO15+JO20" table:style-name="ce1">
            <text:p>236,4522769</text:p>
          </table:table-cell>
          <table:table-cell office:value-type="float" office:value="235.63508788046332" table:formula="msoxl:=JP15+JP20" table:style-name="ce1">
            <text:p>235,6350879</text:p>
          </table:table-cell>
          <table:table-cell office:value-type="float" office:value="235.7447516177898" table:formula="msoxl:=JQ15+JQ20" table:style-name="ce1">
            <text:p>235,7447516</text:p>
          </table:table-cell>
          <table:table-cell office:value-type="float" office:value="235.78260522006278" table:formula="msoxl:=JR15+JR20" table:style-name="ce1">
            <text:p>235,7826052</text:p>
          </table:table-cell>
          <table:table-cell office:value-type="float" office:value="235.74863715670838" table:formula="msoxl:=JS15+JS20" table:style-name="ce1">
            <text:p>235,7486372</text:p>
          </table:table-cell>
          <table:table-cell office:value-type="float" office:value="236.63312584346929" table:formula="msoxl:=JT15+JT20" table:style-name="ce1">
            <text:p>236,6331258</text:p>
          </table:table-cell>
          <table:table-cell office:value-type="float" office:value="236.45298763614039" table:formula="msoxl:=JU15+JU20" table:style-name="ce1">
            <text:p>236,4529876</text:p>
          </table:table-cell>
          <table:table-cell office:value-type="float" office:value="236.200823558206" table:formula="msoxl:=JV15+JV20" table:style-name="ce1">
            <text:p>236,2008236</text:p>
          </table:table-cell>
          <table:table-cell office:value-type="float" office:value="235.87671042128702" table:formula="msoxl:=JW15+JW20" table:style-name="ce1">
            <text:p>235,8767104</text:p>
          </table:table-cell>
          <table:table-cell office:value-type="float" office:value="236.45889455411853" table:formula="msoxl:=JX15+JX20" table:style-name="ce1">
            <text:p>236,4588946</text:p>
          </table:table-cell>
          <table:table-cell office:value-type="float" office:value="235.98742383359246" table:formula="msoxl:=JY15+JY20" table:style-name="ce1">
            <text:p>235,9874238</text:p>
          </table:table-cell>
          <table:table-cell office:value-type="float" office:value="236.41436478398109" table:formula="msoxl:=JZ15+JZ20" table:style-name="ce1">
            <text:p>236,4143648</text:p>
          </table:table-cell>
          <table:table-cell office:value-type="float" office:value="236.76084739016301" table:formula="msoxl:=KA15+KA20" table:style-name="ce1">
            <text:p>236,7608474</text:p>
          </table:table-cell>
          <table:table-cell office:value-type="float" office:value="237.02617631833843" table:formula="msoxl:=KB15+KB20" table:style-name="ce1">
            <text:p>237,0261763</text:p>
          </table:table-cell>
          <table:table-cell office:value-type="float" office:value="236.25337895079406" table:formula="msoxl:=KC15+KC20" table:style-name="ce1">
            <text:p>236,253379</text:p>
          </table:table-cell>
          <table:table-cell office:value-type="float" office:value="236.3596730316786" table:formula="msoxl:=KD15+KD20" table:style-name="ce1">
            <text:p>236,359673</text:p>
          </table:table-cell>
          <table:table-cell office:value-type="float" office:value="237.32870206172564" table:formula="msoxl:=KE15+KE20" table:style-name="ce1">
            <text:p>237,3287021</text:p>
          </table:table-cell>
          <table:table-cell office:value-type="float" office:value="236.32332543747964" table:formula="msoxl:=KF15+KF20" table:style-name="ce1">
            <text:p>236,3233254</text:p>
          </table:table-cell>
          <table:table-cell office:value-type="float" office:value="237.11312329198435" table:formula="msoxl:=KG15+KG20" table:style-name="ce1">
            <text:p>237,1131233</text:p>
          </table:table-cell>
          <table:table-cell office:value-type="float" office:value="236.87849280516289" table:formula="msoxl:=KH15+KH20" table:style-name="ce1">
            <text:p>236,8784928</text:p>
          </table:table-cell>
          <table:table-cell office:value-type="float" office:value="236.55863126169464" table:formula="msoxl:=KI15+KI20" table:style-name="ce1">
            <text:p>236,5586313</text:p>
          </table:table-cell>
          <table:table-cell office:value-type="float" office:value="237.06661872826768" table:formula="msoxl:=KJ15+KJ20" table:style-name="ce1">
            <text:p>237,0666187</text:p>
          </table:table-cell>
          <table:table-cell office:value-type="float" office:value="237.47399927342863" table:formula="msoxl:=KK15+KK20" table:style-name="ce1">
            <text:p>237,4739993</text:p>
          </table:table-cell>
          <table:table-cell office:value-type="float" office:value="236.88074606896254" table:formula="msoxl:=KL15+KL20" table:style-name="ce1">
            <text:p>236,8807461</text:p>
          </table:table-cell>
          <table:table-cell office:value-type="float" office:value="237.0910419558686" table:formula="msoxl:=KM15+KM20" table:style-name="ce1">
            <text:p>237,091042</text:p>
          </table:table-cell>
          <table:table-cell office:value-type="float" office:value="237.19742470776185" table:formula="msoxl:=KN15+KN20" table:style-name="ce1">
            <text:p>237,1974247</text:p>
          </table:table-cell>
          <table:table-cell office:value-type="float" office:value="237.19878119220823" table:formula="msoxl:=KO15+KO20" table:style-name="ce1">
            <text:p>237,1987812</text:p>
          </table:table-cell>
          <table:table-cell office:value-type="float" office:value="237.09404025195829" table:formula="msoxl:=KP15+KP20" table:style-name="ce1">
            <text:p>237,0940403</text:p>
          </table:table-cell>
          <table:table-cell office:value-type="float" office:value="237.73934065809362" table:formula="msoxl:=KQ15+KQ20" table:style-name="ce1">
            <text:p>237,7393407</text:p>
          </table:table-cell>
          <table:table-cell office:value-type="float" office:value="237.41024333899131" table:formula="msoxl:=KR15+KR20" table:style-name="ce1">
            <text:p>237,4102433</text:p>
          </table:table-cell>
          <table:table-cell office:value-type="float" office:value="237.81050566235521" table:formula="msoxl:=KS15+KS20" table:style-name="ce1">
            <text:p>237,8105057</text:p>
          </table:table-cell>
          <table:table-cell office:value-type="float" office:value="238.08129703116825" table:formula="msoxl:=KT15+KT20" table:style-name="ce1">
            <text:p>238,081297</text:p>
          </table:table-cell>
          <table:table-cell office:value-type="float" office:value="238.22101095959096" table:formula="msoxl:=KU15+KU20" table:style-name="ce1">
            <text:p>238,221011</text:p>
          </table:table-cell>
          <table:table-cell office:value-type="float" office:value="238.22809872583633" table:formula="msoxl:=KV15+KV20" table:style-name="ce1">
            <text:p>238,2280987</text:p>
          </table:table-cell>
          <table:table-cell office:value-type="float" office:value="238.10107030271732" table:formula="msoxl:=KW15+KW20" table:style-name="ce1">
            <text:p>238,1010703</text:p>
          </table:table-cell>
          <table:table-cell office:value-type="float" office:value="238.62650601834915" table:formula="msoxl:=KX15+KX20" table:style-name="ce1">
            <text:p>238,626506</text:p>
          </table:table-cell>
          <table:table-cell office:value-type="float" office:value="238.21614963280285" table:formula="msoxl:=KY15+KY20" table:style-name="ce1">
            <text:p>238,2161496</text:p>
          </table:table-cell>
          <table:table-cell office:value-type="float" office:value="238.43337581208246" table:formula="msoxl:=KZ15+KZ20" table:style-name="ce1">
            <text:p>238,4333758</text:p>
          </table:table-cell>
          <table:table-cell office:value-type="float" office:value="238.4882273503969" table:formula="msoxl:=LA15+LA20" table:style-name="ce1">
            <text:p>238,4882274</text:p>
          </table:table-cell>
          <table:table-cell office:value-type="float" office:value="238.37883459380677" table:formula="msoxl:=LB15+LB20" table:style-name="ce1">
            <text:p>238,3788346</text:p>
          </table:table-cell>
          <table:table-cell office:value-type="float" office:value="238.10340582055719" table:formula="msoxl:=LC15+LC20" table:style-name="ce1">
            <text:p>238,1034058</text:p>
          </table:table-cell>
          <table:table-cell office:value-type="float" office:value="239.09890794345768" table:formula="msoxl:=LD15+LD20" table:style-name="ce1">
            <text:p>239,0989079</text:p>
          </table:table-cell>
          <table:table-cell office:value-type="float" office:value="239.16898991901317" table:formula="msoxl:=LE15+LE20" table:style-name="ce1">
            <text:p>239,1689899</text:p>
          </table:table-cell>
          <table:table-cell office:value-type="float" office:value="239.04281155395901" table:formula="msoxl:=LF15+LF20" table:style-name="ce1">
            <text:p>239,0428116</text:p>
          </table:table-cell>
          <table:table-cell office:value-type="float" office:value="239.40027468728809" table:formula="msoxl:=LG15+LG20" table:style-name="ce1">
            <text:p>239,4002747</text:p>
          </table:table-cell>
          <table:table-cell office:value-type="float" office:value="238.86251698686499" table:formula="msoxl:=LH15+LH20" table:style-name="ce1">
            <text:p>238,862517</text:p>
          </table:table-cell>
          <table:table-cell office:value-type="float" office:value="239.4344208524758" table:formula="msoxl:=LI15+LI20" table:style-name="ce1">
            <text:p>239,4344209</text:p>
          </table:table-cell>
          <table:table-cell office:value-type="float" office:value="239.74898969733539" table:formula="msoxl:=LJ15+LJ20" table:style-name="ce1">
            <text:p>239,7489897</text:p>
          </table:table-cell>
          <table:table-cell office:value-type="float" office:value="239.80335821184786" table:formula="msoxl:=LK15+LK20" table:style-name="ce1">
            <text:p>239,8033582</text:p>
          </table:table-cell>
          <table:table-cell office:value-type="float" office:value="238.97913588456993" table:formula="msoxl:=LL15+LL20" table:style-name="ce1">
            <text:p>238,9791359</text:p>
          </table:table-cell>
          <table:table-cell office:value-type="float" office:value="239.72253105952785" table:formula="msoxl:=LM15+LM20" table:style-name="ce1">
            <text:p>239,7225311</text:p>
          </table:table-cell>
          <table:table-cell office:value-type="float" office:value="239.55423316968981" table:formula="msoxl:=LN15+LN20" table:style-name="ce1">
            <text:p>239,5542332</text:p>
          </table:table-cell>
          <table:table-cell office:value-type="float" office:value="239.66063248175737" table:formula="msoxl:=LO15+LO20" table:style-name="ce1">
            <text:p>239,6606325</text:p>
          </table:table-cell>
          <table:table-cell office:value-type="float" office:value="239.43669770413078" table:formula="msoxl:=LP15+LP20" table:style-name="ce1">
            <text:p>239,4366977</text:p>
          </table:table-cell>
          <table:table-cell office:value-type="float" office:value="239.96866964691401" table:formula="msoxl:=LQ15+LQ20" table:style-name="ce1">
            <text:p>239,9686696</text:p>
          </table:table-cell>
          <table:table-cell office:value-type="float" office:value="240.10553477668088" table:formula="msoxl:=LR15+LR20" table:style-name="ce1">
            <text:p>240,1055348</text:p>
          </table:table-cell>
          <table:table-cell office:value-type="float" office:value="239.8436508734458" table:formula="msoxl:=LS15+LS20" table:style-name="ce1">
            <text:p>239,8436509</text:p>
          </table:table-cell>
          <table:table-cell office:value-type="float" office:value="240.67959636417183" table:formula="msoxl:=LT15+LT20" table:style-name="ce1">
            <text:p>240,6795964</text:p>
          </table:table-cell>
          <table:table-cell office:value-type="float" office:value="240.049410912545" table:formula="msoxl:=LU15+LU20" table:style-name="ce1">
            <text:p>240,0494109</text:p>
          </table:table-cell>
          <table:table-cell office:value-type="float" office:value="240.38817752673174" table:formula="msoxl:=LV15+LV20" table:style-name="ce1">
            <text:p>240,3881775</text:p>
          </table:table-cell>
          <table:table-cell office:value-type="float" office:value="241.09941376522815" table:formula="msoxl:=LW15+LW20" table:style-name="ce1">
            <text:p>241,0994138</text:p>
          </table:table-cell>
          <table:table-cell office:value-type="float" office:value="240.77013056797466" table:formula="msoxl:=LX15+LX20" table:style-name="ce1">
            <text:p>240,7701306</text:p>
          </table:table-cell>
          <table:table-cell office:value-type="float" office:value="242.40126021902023" table:formula="msoxl:=LY15+LY20" table:style-name="ce1">
            <text:p>242,4012602</text:p>
          </table:table-cell>
          <table:table-cell office:value-type="float" office:value="237.56828001325596" table:formula="msoxl:=LZ15+LZ20" table:style-name="ce1">
            <text:p>237,56828</text:p>
          </table:table-cell>
          <table:table-cell office:value-type="float" office:value="235.92441729841619" table:formula="msoxl:=MA15+MA20" table:style-name="ce1">
            <text:p>235,9244173</text:p>
          </table:table-cell>
          <table:table-cell office:value-type="float" office:value="229.91641294223845" table:formula="msoxl:=MB15+MB20" table:style-name="ce1">
            <text:p>229,9164129</text:p>
          </table:table-cell>
          <table:table-cell office:value-type="float" office:value="219.31141617227718" table:formula="msoxl:=MC15+MC20" table:style-name="ce1">
            <text:p>219,3114162</text:p>
          </table:table-cell>
          <table:table-cell office:value-type="float" office:value="208.80254727088362" table:formula="msoxl:=MD15+MD20" table:style-name="ce1">
            <text:p>208,8025473</text:p>
          </table:table-cell>
          <table:table-cell office:value-type="float" office:value="199.37077852968787" table:formula="msoxl:=ME15+ME20" table:style-name="ce1">
            <text:p>199,3707785</text:p>
          </table:table-cell>
          <table:table-cell office:value-type="float" office:value="189.01723483278045" table:formula="msoxl:=MF15+MF20" table:style-name="ce1">
            <text:p>189,0172348</text:p>
          </table:table-cell>
          <table:table-cell office:value-type="float" office:value="179.06446860848629" table:formula="msoxl:=MG15+MG20" table:style-name="ce1">
            <text:p>179,0644686</text:p>
          </table:table-cell>
          <table:table-cell office:value-type="float" office:value="169.46631352246683" table:formula="msoxl:=MH15+MH20" table:style-name="ce1">
            <text:p>169,4663135</text:p>
          </table:table-cell>
          <table:table-cell office:value-type="float" office:value="160.1760143796545" table:formula="msoxl:=MI15+MI20" table:style-name="ce1">
            <text:p>160,1760144</text:p>
          </table:table-cell>
          <table:table-cell office:value-type="float" office:value="150.66243309603723" table:formula="msoxl:=MJ15+MJ20" table:style-name="ce1">
            <text:p>150,6624331</text:p>
          </table:table-cell>
          <table:table-cell office:value-type="float" office:value="141.20456254807513" table:formula="msoxl:=MK15+MK20" table:style-name="ce1">
            <text:p>141,2045625</text:p>
          </table:table-cell>
          <table:table-cell office:value-type="float" office:value="131.80571033682685" table:formula="msoxl:=ML15+ML20" table:style-name="ce1">
            <text:p>131,8057103</text:p>
          </table:table-cell>
          <table:table-cell office:value-type="float" office:value="122.65994400165833" table:formula="msoxl:=MM15+MM20" table:style-name="ce1">
            <text:p>122,659944</text:p>
          </table:table-cell>
          <table:table-cell office:value-type="float" office:value="113.54534128561502" table:formula="msoxl:=MN15+MN20" table:style-name="ce1">
            <text:p>113,5453413</text:p>
          </table:table-cell>
          <table:table-cell office:value-type="float" office:value="104.62133508439052" table:formula="msoxl:=MO15+MO20" table:style-name="ce1">
            <text:p>104,6213351</text:p>
          </table:table-cell>
          <table:table-cell office:value-type="float" office:value="95.560762186756079" table:formula="msoxl:=MP15+MP20" table:style-name="ce1">
            <text:p>95,56076219</text:p>
          </table:table-cell>
          <table:table-cell office:value-type="float" office:value="86.662080141917414" table:formula="msoxl:=MQ15+MQ20" table:style-name="ce1">
            <text:p>86,66208014</text:p>
          </table:table-cell>
          <table:table-cell office:value-type="float" office:value="77.667116162377837" table:formula="msoxl:=MR15+MR20" table:style-name="ce1">
            <text:p>77,66711616</text:p>
          </table:table-cell>
          <table:table-cell office:value-type="float" office:value="68.71792122819194" table:formula="msoxl:=MS15+MS20" table:style-name="ce1">
            <text:p>68,71792123</text:p>
          </table:table-cell>
          <table:table-cell office:value-type="float" office:value="59.88709460230568" table:formula="msoxl:=MT15+MT20" table:style-name="ce1">
            <text:p>59,8870946</text:p>
          </table:table-cell>
          <table:table-cell office:value-type="float" office:value="51.072845573768504" table:formula="msoxl:=MU15+MU20" table:style-name="ce1">
            <text:p>51,07284557</text:p>
          </table:table-cell>
          <table:table-cell office:value-type="float" office:value="42.277896238757862" table:formula="msoxl:=MV15+MV20" table:style-name="ce1">
            <text:p>42,27789624</text:p>
          </table:table-cell>
          <table:table-cell office:value-type="float" office:value="33.504952196803387" table:formula="msoxl:=MW15+MW20" table:style-name="ce1">
            <text:p>33,5049522</text:p>
          </table:table-cell>
          <table:table-cell table:number-columns-repeated="16023"/>
        </table:table-row>
        <table:table-row table:style-name="ro1">
          <table:table-cell office:value-type="string" table:style-name="ce1">
            <text:p>y=y'+yc</text:p>
          </table:table-cell>
          <table:table-cell office:value-type="float" office:value="501.47932752400158" table:formula="msoxl:=B16+B21" table:style-name="ce1">
            <text:p>501,4793275</text:p>
          </table:table-cell>
          <table:table-cell office:value-type="float" office:value="500.83516611873216" table:formula="msoxl:=C16+C21" table:style-name="ce1">
            <text:p>500,8351661</text:p>
          </table:table-cell>
          <table:table-cell office:value-type="float" office:value="502.03783629718288" table:formula="msoxl:=D16+D21" table:style-name="ce1">
            <text:p>502,0378363</text:p>
          </table:table-cell>
          <table:table-cell office:value-type="float" office:value="501.08910365743674" table:formula="msoxl:=E16+E21" table:style-name="ce1">
            <text:p>501,0891037</text:p>
          </table:table-cell>
          <table:table-cell office:value-type="float" office:value="501.98468929983636" table:formula="msoxl:=F16+F21" table:style-name="ce1">
            <text:p>501,9846893</text:p>
          </table:table-cell>
          <table:table-cell office:value-type="float" office:value="501.72873600828586" table:formula="msoxl:=G16+G21" table:style-name="ce1">
            <text:p>501,728736</text:p>
          </table:table-cell>
          <table:table-cell office:value-type="float" office:value="502.31447317876007" table:formula="msoxl:=H16+H21" table:style-name="ce1">
            <text:p>502,3144732</text:p>
          </table:table-cell>
          <table:table-cell office:value-type="float" office:value="500.75845964494135" table:formula="msoxl:=I16+I21" table:style-name="ce1">
            <text:p>500,7584596</text:p>
          </table:table-cell>
          <table:table-cell office:value-type="float" office:value="502.02496826621012" table:formula="msoxl:=J16+J21" table:style-name="ce1">
            <text:p>502,0249683</text:p>
          </table:table-cell>
          <table:table-cell office:value-type="float" office:value="501.15346291563725" table:formula="msoxl:=K16+K21" table:style-name="ce1">
            <text:p>501,1534629</text:p>
          </table:table-cell>
          <table:table-cell office:value-type="float" office:value="501.11410911848986" table:formula="msoxl:=L16+L21" table:style-name="ce1">
            <text:p>501,1141091</text:p>
          </table:table-cell>
          <table:table-cell office:value-type="float" office:value="500.91604995215619" table:formula="msoxl:=M16+M21" table:style-name="ce1">
            <text:p>500,91605</text:p>
          </table:table-cell>
          <table:table-cell office:value-type="float" office:value="500.55874675224595" table:formula="msoxl:=N16+N21" table:style-name="ce1">
            <text:p>500,5587468</text:p>
          </table:table-cell>
          <table:table-cell office:value-type="float" office:value="501.01608145517622" table:formula="msoxl:=O16+O21" table:style-name="ce1">
            <text:p>501,0160815</text:p>
          </table:table-cell>
          <table:table-cell office:value-type="float" office:value="501.30509805732805" table:formula="msoxl:=P16+P21" table:style-name="ce1">
            <text:p>501,3050981</text:p>
          </table:table-cell>
          <table:table-cell office:value-type="float" office:value="501.42452379336754" table:formula="msoxl:=Q16+Q21" table:style-name="ce1">
            <text:p>501,4245238</text:p>
          </table:table-cell>
          <table:table-cell office:value-type="float" office:value="501.37314270137591" table:formula="msoxl:=R16+R21" table:style-name="ce1">
            <text:p>501,3731427</text:p>
          </table:table-cell>
          <table:table-cell office:value-type="float" office:value="501.14979635255469" table:formula="msoxl:=S16+S21" table:style-name="ce1">
            <text:p>501,1497964</text:p>
          </table:table-cell>
          <table:table-cell office:value-type="float" office:value="500.75338456173102" table:formula="msoxl:=T16+T21" table:style-name="ce1">
            <text:p>500,7533846</text:p>
          </table:table-cell>
          <table:table-cell office:value-type="float" office:value="501.1283846539348" table:formula="msoxl:=U16+U21" table:style-name="ce1">
            <text:p>501,1283847</text:p>
          </table:table-cell>
          <table:table-cell office:value-type="float" office:value="501.31664449910556" table:formula="msoxl:=V16+V21" table:style-name="ce1">
            <text:p>501,3166445</text:p>
          </table:table-cell>
          <table:table-cell office:value-type="float" office:value="500.38280356419494" table:formula="msoxl:=W16+W21" table:style-name="ce1">
            <text:p>500,3828036</text:p>
          </table:table-cell>
          <table:table-cell office:value-type="float" office:value="500.19870750213016" table:formula="msoxl:=X16+X21" table:style-name="ce1">
            <text:p>500,1987075</text:p>
          </table:table-cell>
          <table:table-cell office:value-type="float" office:value="501.66402905599722" table:formula="msoxl:=Y16+Y21" table:style-name="ce1">
            <text:p>501,6640291</text:p>
          </table:table-cell>
          <table:table-cell office:value-type="float" office:value="501.08125598697904" table:formula="msoxl:=Z16+Z21" table:style-name="ce1">
            <text:p>501,081256</text:p>
          </table:table-cell>
          <table:table-cell office:value-type="float" office:value="501.20956530109339" table:formula="msoxl:=AA16+AA21" table:style-name="ce1">
            <text:p>501,2095653</text:p>
          </table:table-cell>
          <table:table-cell office:value-type="float" office:value="500.22740163461816" table:formula="msoxl:=AB16+AB21" table:style-name="ce1">
            <text:p>500,2274016</text:p>
          </table:table-cell>
          <table:table-cell office:value-type="float" office:value="499.93796659143675" table:formula="msoxl:=AC16+AC21" table:style-name="ce1">
            <text:p>499,9379666</text:p>
          </table:table-cell>
          <table:table-cell office:value-type="float" office:value="500.31580737972178" table:formula="msoxl:=AD16+AD21" table:style-name="ce1">
            <text:p>500,3158074</text:p>
          </table:table-cell>
          <table:table-cell office:value-type="float" office:value="499.58469333402655" table:formula="msoxl:=AE16+AE21" table:style-name="ce1">
            <text:p>499,5846933</text:p>
          </table:table-cell>
          <table:table-cell office:value-type="float" office:value="499.49973759864281" table:formula="msoxl:=AF16+AF21" table:style-name="ce1">
            <text:p>499,4997376</text:p>
          </table:table-cell>
          <table:table-cell office:value-type="float" office:value="500.03253467293945" table:formula="msoxl:=AG16+AG21" table:style-name="ce1">
            <text:p>500,0325347</text:p>
          </table:table-cell>
          <table:table-cell office:value-type="float" office:value="499.45710505132644" table:formula="msoxl:=AH16+AH21" table:style-name="ce1">
            <text:p>499,4571051</text:p>
          </table:table-cell>
          <table:table-cell office:value-type="float" office:value="499.47572286132703" table:formula="msoxl:=AI16+AI21" table:style-name="ce1">
            <text:p>499,4757229</text:p>
          </table:table-cell>
          <table:table-cell office:value-type="float" office:value="499.22813238600588" table:formula="msoxl:=AJ16+AJ21" table:style-name="ce1">
            <text:p>499,2281324</text:p>
          </table:table-cell>
          <table:table-cell office:value-type="float" office:value="498.71136104348977" table:formula="msoxl:=AK16+AK21" table:style-name="ce1">
            <text:p>498,711361</text:p>
          </table:table-cell>
          <table:table-cell office:value-type="float" office:value="499.54058790894373" table:formula="msoxl:=AL16+AL21" table:style-name="ce1">
            <text:p>499,5405879</text:p>
          </table:table-cell>
          <table:table-cell office:value-type="float" office:value="497.65761106808691" table:formula="msoxl:=AM16+AM21" table:style-name="ce1">
            <text:p>497,6576111</text:p>
          </table:table-cell>
          <table:table-cell office:value-type="float" office:value="485.27387189725255" table:formula="msoxl:=AN16+AN21" table:style-name="ce1">
            <text:p>485,2738719</text:p>
          </table:table-cell>
          <table:table-cell office:value-type="float" office:value="469.0285001855226" table:formula="msoxl:=AO16+AO21" table:style-name="ce1">
            <text:p>469,0285002</text:p>
          </table:table-cell>
          <table:table-cell office:value-type="float" office:value="453.69186432851461" table:formula="msoxl:=AP16+AP21" table:style-name="ce1">
            <text:p>453,6918643</text:p>
          </table:table-cell>
          <table:table-cell office:value-type="float" office:value="437.73155652920798" table:formula="msoxl:=AQ16+AQ21" table:style-name="ce1">
            <text:p>437,7315565</text:p>
          </table:table-cell>
          <table:table-cell office:value-type="float" office:value="423.42189613767715" table:formula="msoxl:=AR16+AR21" table:style-name="ce1">
            <text:p>423,4218961</text:p>
          </table:table-cell>
          <table:table-cell office:value-type="float" office:value="409.2401719994424" table:formula="msoxl:=AS16+AS21" table:style-name="ce1">
            <text:p>409,240172</text:p>
          </table:table-cell>
          <table:table-cell office:value-type="float" office:value="395.19564461694415" table:formula="msoxl:=AT16+AT21" table:style-name="ce1">
            <text:p>395,1956446</text:p>
          </table:table-cell>
          <table:table-cell office:value-type="float" office:value="383.41877328106801" table:formula="msoxl:=AU16+AU21" table:style-name="ce1">
            <text:p>383,4187733</text:p>
          </table:table-cell>
          <table:table-cell office:value-type="float" office:value="370.33324357070853" table:formula="msoxl:=AV16+AV21" table:style-name="ce1">
            <text:p>370,3332436</text:p>
          </table:table-cell>
          <table:table-cell office:value-type="float" office:value="358.74998769822429" table:formula="msoxl:=AW16+AW21" table:style-name="ce1">
            <text:p>358,7499877</text:p>
          </table:table-cell>
          <table:table-cell office:value-type="float" office:value="345.92341400428137" table:formula="msoxl:=AX16+AX21" table:style-name="ce1">
            <text:p>345,923414</text:p>
          </table:table-cell>
          <table:table-cell office:value-type="float" office:value="335.21903908508887" table:formula="msoxl:=AY16+AY21" table:style-name="ce1">
            <text:p>335,2190391</text:p>
          </table:table-cell>
          <table:table-cell office:value-type="float" office:value="323.95416656627094" table:formula="msoxl:=AZ16+AZ21" table:style-name="ce1">
            <text:p>323,9541666</text:p>
          </table:table-cell>
          <table:table-cell office:value-type="float" office:value="313.43384396467769" table:formula="msoxl:=BA16+BA21" table:style-name="ce1">
            <text:p>313,433844</text:p>
          </table:table-cell>
          <table:table-cell office:value-type="float" office:value="303.00792931843716" table:formula="msoxl:=BB16+BB21" table:style-name="ce1">
            <text:p>303,0079293</text:p>
          </table:table-cell>
          <table:table-cell office:value-type="float" office:value="292.68225309690695" table:formula="msoxl:=BC16+BC21" table:style-name="ce1">
            <text:p>292,6822531</text:p>
          </table:table-cell>
          <table:table-cell office:value-type="float" office:value="282.46255658703905" table:formula="msoxl:=BD16+BD21" table:style-name="ce1">
            <text:p>282,4625566</text:p>
          </table:table-cell>
          <table:table-cell office:value-type="float" office:value="273.50164222646771" table:formula="msoxl:=BE16+BE21" table:style-name="ce1">
            <text:p>273,5016422</text:p>
          </table:table-cell>
          <table:table-cell office:value-type="float" office:value="262.92279964990064" table:formula="msoxl:=BF16+BF21" table:style-name="ce1">
            <text:p>262,9227996</text:p>
          </table:table-cell>
          <table:table-cell office:value-type="float" office:value="254.67392359231809" table:formula="msoxl:=BG16+BG21" table:style-name="ce1">
            <text:p>254,6739236</text:p>
          </table:table-cell>
          <table:table-cell office:value-type="float" office:value="245.40472741901149" table:formula="msoxl:=BH16+BH21" table:style-name="ce1">
            <text:p>245,4047274</text:p>
          </table:table-cell>
          <table:table-cell office:value-type="float" office:value="236.75342242398384" table:formula="msoxl:=BI16+BI21" table:style-name="ce1">
            <text:p>236,7534224</text:p>
          </table:table-cell>
          <table:table-cell office:value-type="float" office:value="228.17959636417004" table:formula="msoxl:=BJ16+BJ21" table:style-name="ce1">
            <text:p>228,1795964</text:p>
          </table:table-cell>
          <table:table-cell office:value-type="float" office:value="219.68740686219687" table:formula="msoxl:=BK16+BK21" table:style-name="ce1">
            <text:p>219,6874069</text:p>
          </table:table-cell>
          <table:table-cell office:value-type="float" office:value="211.75041219679031" table:formula="msoxl:=BL16+BL21" table:style-name="ce1">
            <text:p>211,7504122</text:p>
          </table:table-cell>
          <table:table-cell office:value-type="float" office:value="203.87219278658338" table:formula="msoxl:=BM16+BM21" table:style-name="ce1">
            <text:p>203,8721928</text:p>
          </table:table-cell>
          <table:table-cell office:value-type="float" office:value="196.93301588906479" table:formula="msoxl:=BN16+BN21" table:style-name="ce1">
            <text:p>196,9330159</text:p>
          </table:table-cell>
          <table:table-cell office:value-type="float" office:value="189.15135923968973" table:formula="msoxl:=BO16+BO21" table:style-name="ce1">
            <text:p>189,1513592</text:p>
          </table:table-cell>
          <table:table-cell office:value-type="float" office:value="181.84535991186883" table:formula="msoxl:=BP16+BP21" table:style-name="ce1">
            <text:p>181,8453599</text:p>
          </table:table-cell>
          <table:table-cell office:value-type="float" office:value="174.18889899710825" table:formula="msoxl:=BQ16+BQ21" table:style-name="ce1">
            <text:p>174,188899</text:p>
          </table:table-cell>
          <table:table-cell office:value-type="float" office:value="166.98250524836283" table:formula="msoxl:=BR16+BR21" table:style-name="ce1">
            <text:p>166,9825052</text:p>
          </table:table-cell>
          <table:table-cell office:value-type="float" office:value="159.82233654775482" table:formula="msoxl:=BS16+BS21" table:style-name="ce1">
            <text:p>159,8223365</text:p>
          </table:table-cell>
          <table:table-cell office:value-type="float" office:value="152.71124376547132" table:formula="msoxl:=BT16+BT21" table:style-name="ce1">
            <text:p>152,7112438</text:p>
          </table:table-cell>
          <table:table-cell office:value-type="float" office:value="145.6520330442543" table:formula="msoxl:=BU16+BU21" table:style-name="ce1">
            <text:p>145,652033</text:p>
          </table:table-cell>
          <table:table-cell office:value-type="float" office:value="138.95648174403621" table:formula="msoxl:=BV16+BV21" table:style-name="ce1">
            <text:p>138,9564817</text:p>
          </table:table-cell>
          <table:table-cell office:value-type="float" office:value="131.9926241481233" table:formula="msoxl:=BW16+BW21" table:style-name="ce1">
            <text:p>131,9926241</text:p>
          </table:table-cell>
          <table:table-cell office:value-type="float" office:value="125.3643365917444" table:formula="msoxl:=BX16+BX21" table:style-name="ce1">
            <text:p>125,3643366</text:p>
          </table:table-cell>
          <table:table-cell office:value-type="float" office:value="118.76496716324854" table:formula="msoxl:=BY16+BY21" table:style-name="ce1">
            <text:p>118,7649672</text:p>
          </table:table-cell>
          <table:table-cell office:value-type="float" office:value="111.95492980008765" table:formula="msoxl:=BZ16+BZ21" table:style-name="ce1">
            <text:p>111,9549298</text:p>
          </table:table-cell>
          <table:table-cell office:value-type="float" office:value="105.66229596174161" table:formula="msoxl:=CA16+CA21" table:style-name="ce1">
            <text:p>105,662296</text:p>
          </table:table-cell>
          <table:table-cell office:value-type="float" office:value="99.163574878436194" table:formula="msoxl:=CB16+CB21" table:style-name="ce1">
            <text:p>99,16357488</text:p>
          </table:table-cell>
          <table:table-cell office:value-type="float" office:value="92.702931727538243" table:formula="msoxl:=CC16+CC21" table:style-name="ce1">
            <text:p>92,70293173</text:p>
          </table:table-cell>
          <table:table-cell office:value-type="float" office:value="86.282577391904297" table:formula="msoxl:=CD16+CD21" table:style-name="ce1">
            <text:p>86,28257739</text:p>
          </table:table-cell>
          <table:table-cell office:value-type="float" office:value="80.061124073071525" table:formula="msoxl:=CE16+CE21" table:style-name="ce1">
            <text:p>80,06112407</text:p>
          </table:table-cell>
          <table:table-cell office:value-type="float" office:value="73.710585336023371" table:formula="msoxl:=CF16+CF21" table:style-name="ce1">
            <text:p>73,71058534</text:p>
          </table:table-cell>
          <table:table-cell office:value-type="float" office:value="67.5285932273068" table:formula="msoxl:=CG16+CG21" table:style-name="ce1">
            <text:p>67,52859323</text:p>
          </table:table-cell>
          <table:table-cell office:value-type="float" office:value="61.36067589262133" table:formula="msoxl:=CH16+CH21" table:style-name="ce1">
            <text:p>61,36067589</text:p>
          </table:table-cell>
          <table:table-cell office:value-type="float" office:value="55.208781102302254" table:formula="msoxl:=CI16+CI21" table:style-name="ce1">
            <text:p>55,2087811</text:p>
          </table:table-cell>
          <table:table-cell office:value-type="float" office:value="49.074841171963484" table:formula="msoxl:=CJ16+CJ21" table:style-name="ce1">
            <text:p>49,07484117</text:p>
          </table:table-cell>
          <table:table-cell office:value-type="float" office:value="43.01310831235272" table:formula="msoxl:=CK16+CK21" table:style-name="ce1">
            <text:p>43,01310831</text:p>
          </table:table-cell>
          <table:table-cell office:value-type="float" office:value="36.903373746570175" table:formula="msoxl:=CL16+CL21" table:style-name="ce1">
            <text:p>36,90337375</text:p>
          </table:table-cell>
          <table:table-cell office:value-type="float" office:value="30.83473401189644" table:formula="msoxl:=CM16+CM21" table:style-name="ce1">
            <text:p>30,83473401</text:p>
          </table:table-cell>
          <table:table-cell office:value-type="float" office:value="24.756701718539823" table:formula="msoxl:=CN16+CN21" table:style-name="ce1">
            <text:p>24,75670172</text:p>
          </table:table-cell>
          <table:table-cell office:value-type="float" office:value="18.688580700453475" table:formula="msoxl:=CO16+CO21" table:style-name="ce1">
            <text:p>18,6885807</text:p>
          </table:table-cell>
          <table:table-cell office:value-type="float" office:value="12.649666456347921" table:formula="msoxl:=CP16+CP21" table:style-name="ce1">
            <text:p>12,64966646</text:p>
          </table:table-cell>
          <table:table-cell office:value-type="float" office:value="6.5894465948624052" table:formula="msoxl:=CQ16+CQ21" table:style-name="ce1">
            <text:p>6,589446595</text:p>
          </table:table-cell>
          <table:table-cell office:value-type="float" office:value="0.52721952411077666" table:formula="msoxl:=CR16+CR21" table:style-name="ce1">
            <text:p>0,527219524</text:p>
          </table:table-cell>
          <table:table-cell office:value-type="float" office:value="-5.6223238855629205" table:formula="msoxl:=CS16+CS21" table:style-name="ce1">
            <text:p>-5,622323886</text:p>
          </table:table-cell>
          <table:table-cell office:value-type="float" office:value="-11.700398207172285" table:formula="msoxl:=CT16+CT21" table:style-name="ce1">
            <text:p>-11,70039821</text:p>
          </table:table-cell>
          <table:table-cell office:value-type="float" office:value="-17.774908474143434" table:formula="msoxl:=CU16+CU21" table:style-name="ce1">
            <text:p>-17,77490847</text:p>
          </table:table-cell>
          <table:table-cell office:value-type="float" office:value="-23.98317743276403" table:formula="msoxl:=CV16+CV21" table:style-name="ce1">
            <text:p>-23,98317743</text:p>
          </table:table-cell>
          <table:table-cell office:value-type="float" office:value="-30.062271539803106" table:formula="msoxl:=CW16+CW21" table:style-name="ce1">
            <text:p>-30,06227154</text:p>
          </table:table-cell>
          <table:table-cell office:value-type="float" office:value="-36.132208387711479" table:formula="msoxl:=CX16+CX21" table:style-name="ce1">
            <text:p>-36,13220839</text:p>
          </table:table-cell>
          <table:table-cell office:value-type="float" office:value="-42.572757005677495" table:formula="msoxl:=CY16+CY21" table:style-name="ce1">
            <text:p>-42,57275701</text:p>
          </table:table-cell>
          <table:table-cell office:value-type="float" office:value="-48.653041194114145" table:formula="msoxl:=CZ16+CZ21" table:style-name="ce1">
            <text:p>-48,65304119</text:p>
          </table:table-cell>
          <table:table-cell office:value-type="float" office:value="-54.943456249234345" table:formula="msoxl:=DA16+DA21" table:style-name="ce1">
            <text:p>-54,94345625</text:p>
          </table:table-cell>
          <table:table-cell office:value-type="float" office:value="-61.251145200113662" table:formula="msoxl:=DB16+DB21" table:style-name="ce1">
            <text:p>-61,2511452</text:p>
          </table:table-cell>
          <table:table-cell office:value-type="float" office:value="-67.574044449570579" table:formula="msoxl:=DC16+DC21" table:style-name="ce1">
            <text:p>-67,57404445</text:p>
          </table:table-cell>
          <table:table-cell office:value-type="float" office:value="-74.185712806518012" table:formula="msoxl:=DD16+DD21" table:style-name="ce1">
            <text:p>-74,18571281</text:p>
          </table:table-cell>
          <table:table-cell office:value-type="float" office:value="-80.54951709120914" table:formula="msoxl:=DE16+DE21" table:style-name="ce1">
            <text:p>-80,54951709</text:p>
          </table:table-cell>
          <table:table-cell office:value-type="float" office:value="-85.686096873751779" table:formula="msoxl:=DF16+DF21" table:style-name="ce1">
            <text:p>-85,68609687</text:p>
          </table:table-cell>
          <table:table-cell office:value-type="float" office:value="-90.696986491923525" table:formula="msoxl:=DG16+DG21" table:style-name="ce1">
            <text:p>-90,69698649</text:p>
          </table:table-cell>
          <table:table-cell office:value-type="float" office:value="-97.291340199184503" table:formula="msoxl:=DH16+DH21" table:style-name="ce1">
            <text:p>-97,2913402</text:p>
          </table:table-cell>
          <table:table-cell office:value-type="float" office:value="-103.9216576119148" table:formula="msoxl:=DI16+DI21" table:style-name="ce1">
            <text:p>-103,9216576</text:p>
          </table:table-cell>
          <table:table-cell office:value-type="float" office:value="-110.58549238120527" table:formula="msoxl:=DJ16+DJ21" table:style-name="ce1">
            <text:p>-110,5854924</text:p>
          </table:table-cell>
          <table:table-cell office:value-type="float" office:value="-117.28036809613869" table:formula="msoxl:=DK16+DK21" table:style-name="ce1">
            <text:p>-117,2803681</text:p>
          </table:table-cell>
          <table:table-cell office:value-type="float" office:value="-124.00377917414933" table:formula="msoxl:=DL16+DL21" table:style-name="ce1">
            <text:p>-124,0037792</text:p>
          </table:table-cell>
          <table:table-cell office:value-type="float" office:value="-131.17581002801555" table:formula="msoxl:=DM16+DM21" table:style-name="ce1">
            <text:p>-131,17581</text:p>
          </table:table-cell>
          <table:table-cell office:value-type="float" office:value="-137.96441582376923" table:formula="msoxl:=DN16+DN21" table:style-name="ce1">
            <text:p>-137,9644158</text:p>
          </table:table-cell>
          <table:table-cell office:value-type="float" office:value="-144.77374079796957" table:formula="msoxl:=DO16+DO21" table:style-name="ce1">
            <text:p>-144,7737408</text:p>
          </table:table-cell>
          <table:table-cell office:value-type="float" office:value="-152.5401102458334" table:formula="msoxl:=DP16+DP21" table:style-name="ce1">
            <text:p>-152,5401102</text:p>
          </table:table-cell>
          <table:table-cell office:value-type="float" office:value="-159.89848136020794" table:formula="msoxl:=DQ16+DQ21" table:style-name="ce1">
            <text:p>-159,8984814</text:p>
          </table:table-cell>
          <table:table-cell office:value-type="float" office:value="-167.79973115983125" table:formula="msoxl:=DR16+DR21" table:style-name="ce1">
            <text:p>-167,7997312</text:p>
          </table:table-cell>
          <table:table-cell office:value-type="float" office:value="-180.921162103586" table:formula="msoxl:=DS16+DS21" table:style-name="ce1">
            <text:p>-180,9211621</text:p>
          </table:table-cell>
          <table:table-cell office:value-type="float" office:value="-189.1071597656744" table:formula="msoxl:=DT16+DT21" table:style-name="ce1">
            <text:p>-189,1071598</text:p>
          </table:table-cell>
          <table:table-cell office:value-type="float" office:value="-197.3539573953957" table:formula="msoxl:=DU16+DU21" table:style-name="ce1">
            <text:p>-197,3539574</text:p>
          </table:table-cell>
          <table:table-cell office:value-type="float" office:value="-205.65773365483381" table:formula="msoxl:=DV16+DV21" table:style-name="ce1">
            <text:p>-205,6577337</text:p>
          </table:table-cell>
          <table:table-cell office:value-type="float" office:value="-214.58819061804471" table:formula="msoxl:=DW16+DW21" table:style-name="ce1">
            <text:p>-214,5881906</text:p>
          </table:table-cell>
          <table:table-cell office:value-type="float" office:value="-223.59624368373935" table:formula="msoxl:=DX16+DX21" table:style-name="ce1">
            <text:p>-223,5962437</text:p>
          </table:table-cell>
          <table:table-cell office:value-type="float" office:value="-232.67738010158763" table:formula="msoxl:=DY16+DY21" table:style-name="ce1">
            <text:p>-232,6773801</text:p>
          </table:table-cell>
          <table:table-cell office:value-type="float" office:value="-241.82702185062638" table:formula="msoxl:=DZ16+DZ21" table:style-name="ce1">
            <text:p>-241,8270219</text:p>
          </table:table-cell>
          <table:table-cell office:value-type="float" office:value="-251.66984797671719" table:formula="msoxl:=EA16+EA21" table:style-name="ce1">
            <text:p>-251,669848</text:p>
          </table:table-cell>
          <table:table-cell office:value-type="float" office:value="-260.95598222561273" table:formula="msoxl:=EB16+EB21" table:style-name="ce1">
            <text:p>-260,9559822</text:p>
          </table:table-cell>
          <table:table-cell office:value-type="float" office:value="-271.60843800206919" table:formula="msoxl:=EC16+EC21" table:style-name="ce1">
            <text:p>-271,608438</text:p>
          </table:table-cell>
          <table:table-cell office:value-type="float" office:value="-281.69342958752759" table:formula="msoxl:=ED16+ED21" table:style-name="ce1">
            <text:p>-281,6934296</text:p>
          </table:table-cell>
          <table:table-cell office:value-type="float" office:value="-293.21224733206503" table:formula="msoxl:=EE16+EE21" table:style-name="ce1">
            <text:p>-293,2122473</text:p>
          </table:table-cell>
          <table:table-cell office:value-type="float" office:value="-303.45665515753734" table:formula="msoxl:=EF16+EF21" table:style-name="ce1">
            <text:p>-303,4566552</text:p>
          </table:table-cell>
          <table:table-cell office:value-type="float" office:value="-314.46638445412913" table:formula="msoxl:=EG16+EG21" table:style-name="ce1">
            <text:p>-314,4663845</text:p>
          </table:table-cell>
          <table:table-cell office:value-type="float" office:value="-326.27243405320792" table:formula="msoxl:=EH16+EH21" table:style-name="ce1">
            <text:p>-326,2724341</text:p>
          </table:table-cell>
          <table:table-cell office:value-type="float" office:value="-338.90442697328234" table:formula="msoxl:=EI16+EI21" table:style-name="ce1">
            <text:p>-338,904427</text:p>
          </table:table-cell>
          <table:table-cell office:value-type="float" office:value="-350.90428672263101" table:formula="msoxl:=EJ16+EJ21" table:style-name="ce1">
            <text:p>-350,9042867</text:p>
          </table:table-cell>
          <table:table-cell office:value-type="float" office:value="-364.49352381623208" table:formula="msoxl:=EK16+EK21" table:style-name="ce1">
            <text:p>-364,4935238</text:p>
          </table:table-cell>
          <table:table-cell office:value-type="float" office:value="-378.20072882796677" table:formula="msoxl:=EL16+EL21" table:style-name="ce1">
            <text:p>-378,2007288</text:p>
          </table:table-cell>
          <table:table-cell office:value-type="float" office:value="-385.02278039321681" table:formula="msoxl:=EM16+EM21" table:style-name="ce1">
            <text:p>-385,0227804</text:p>
          </table:table-cell>
          <table:table-cell office:value-type="float" office:value="-389.38548433942731" table:formula="msoxl:=EN16+EN21" table:style-name="ce1">
            <text:p>-389,3854843</text:p>
          </table:table-cell>
          <table:table-cell office:value-type="float" office:value="-388.79478553758173" table:formula="msoxl:=EO16+EO21" table:style-name="ce1">
            <text:p>-388,7947855</text:p>
          </table:table-cell>
          <table:table-cell office:value-type="float" office:value="-387.91760615157585" table:formula="msoxl:=EP16+EP21" table:style-name="ce1">
            <text:p>-387,9176062</text:p>
          </table:table-cell>
          <table:table-cell office:value-type="float" office:value="-389.21558716382754" table:formula="msoxl:=EQ16+EQ21" table:style-name="ce1">
            <text:p>-389,2155872</text:p>
          </table:table-cell>
          <table:table-cell office:value-type="float" office:value="-389.46586887435734" table:formula="msoxl:=ER16+ER21" table:style-name="ce1">
            <text:p>-389,4658689</text:p>
          </table:table-cell>
          <table:table-cell office:value-type="float" office:value="-388.64173379850359" table:formula="msoxl:=ES16+ES21" table:style-name="ce1">
            <text:p>-388,6417338</text:p>
          </table:table-cell>
          <table:table-cell office:value-type="float" office:value="-390.11028530893731" table:formula="msoxl:=ET16+ET21" table:style-name="ce1">
            <text:p>-390,1102853</text:p>
          </table:table-cell>
          <table:table-cell office:value-type="float" office:value="-388.81451661424967" table:formula="msoxl:=EU16+EU21" table:style-name="ce1">
            <text:p>-388,8145166</text:p>
          </table:table-cell>
          <table:table-cell office:value-type="float" office:value="-389.87254630922769" table:formula="msoxl:=EV16+EV21" table:style-name="ce1">
            <text:p>-389,8725463</text:p>
          </table:table-cell>
          <table:table-cell office:value-type="float" office:value="-389.86738771693126" table:formula="msoxl:=EW16+EW21" table:style-name="ce1">
            <text:p>-389,8673877</text:p>
          </table:table-cell>
          <table:table-cell office:value-type="float" office:value="-389.65886079623374" table:formula="msoxl:=EX16+EX21" table:style-name="ce1">
            <text:p>-389,6588608</text:p>
          </table:table-cell>
          <table:table-cell office:value-type="float" office:value="-389.24970592658246" table:formula="msoxl:=EY16+EY21" table:style-name="ce1">
            <text:p>-389,2497059</text:p>
          </table:table-cell>
          <table:table-cell office:value-type="float" office:value="-390.44033765115671" table:formula="msoxl:=EZ16+EZ21" table:style-name="ce1">
            <text:p>-390,4403377</text:p>
          </table:table-cell>
          <table:table-cell office:value-type="float" office:value="-389.65351810398369" table:formula="msoxl:=FA16+FA21" table:style-name="ce1">
            <text:p>-389,6535181</text:p>
          </table:table-cell>
          <table:table-cell office:value-type="float" office:value="-389.58779472146324" table:formula="msoxl:=FB16+FB21" table:style-name="ce1">
            <text:p>-389,5877947</text:p>
          </table:table-cell>
          <table:table-cell office:value-type="float" office:value="-389.34661085698576" table:formula="msoxl:=FC16+FC21" table:style-name="ce1">
            <text:p>-389,3466109</text:p>
          </table:table-cell>
          <table:table-cell office:value-type="float" office:value="-389.859458510026" table:formula="msoxl:=FD16+FD21" table:style-name="ce1">
            <text:p>-389,8594585</text:p>
          </table:table-cell>
          <table:table-cell office:value-type="float" office:value="-390.21432447621646" table:formula="msoxl:=FE16+FE21" table:style-name="ce1">
            <text:p>-390,2143245</text:p>
          </table:table-cell>
          <table:table-cell office:value-type="float" office:value="-390.41280108042292" table:formula="msoxl:=FF16+FF21" table:style-name="ce1">
            <text:p>-390,4128011</text:p>
          </table:table-cell>
          <table:table-cell office:value-type="float" office:value="-390.45653971610028" table:formula="msoxl:=FG16+FG21" table:style-name="ce1">
            <text:p>-390,4565397</text:p>
          </table:table-cell>
          <table:table-cell office:value-type="float" office:value="-390.34724982081502" table:formula="msoxl:=FH16+FH21" table:style-name="ce1">
            <text:p>-390,3472498</text:p>
          </table:table-cell>
          <table:table-cell office:value-type="float" office:value="-390.08669783076436" table:formula="msoxl:=FI16+FI21" table:style-name="ce1">
            <text:p>-390,0866978</text:p>
          </table:table-cell>
          <table:table-cell office:value-type="float" office:value="-389.67670611477035" table:formula="msoxl:=FJ16+FJ21" table:style-name="ce1">
            <text:p>-389,6767061</text:p>
          </table:table-cell>
          <table:table-cell office:value-type="float" office:value="-390.08507771452167" table:formula="msoxl:=FK16+FK21" table:style-name="ce1">
            <text:p>-390,0850777</text:p>
          </table:table-cell>
          <table:table-cell office:value-type="float" office:value="-390.35655756008686" table:formula="msoxl:=FL16+FL21" table:style-name="ce1">
            <text:p>-390,3565576</text:p>
          </table:table-cell>
          <table:table-cell office:value-type="float" office:value="-389.51787247497271" table:formula="msoxl:=FM16+FM21" table:style-name="ce1">
            <text:p>-389,5178725</text:p>
          </table:table-cell>
          <table:table-cell office:value-type="float" office:value="-390.49327605065258" table:formula="msoxl:=FN16+FN21" table:style-name="ce1">
            <text:p>-390,4932761</text:p>
          </table:table-cell>
          <table:table-cell office:value-type="float" office:value="-389.37922010609634" table:formula="msoxl:=FO16+FO21" table:style-name="ce1">
            <text:p>-389,3792201</text:p>
          </table:table-cell>
          <table:table-cell office:value-type="float" office:value="-390.09619052828378" table:formula="msoxl:=FP16+FP21" table:style-name="ce1">
            <text:p>-390,0961905</text:p>
          </table:table-cell>
          <table:table-cell office:value-type="float" office:value="-390.68827271474214" table:formula="msoxl:=FQ16+FQ21" table:style-name="ce1">
            <text:p>-390,6882727</text:p>
          </table:table-cell>
          <table:table-cell office:value-type="float" office:value="-390.16561908417845" table:formula="msoxl:=FR16+FR21" table:style-name="ce1">
            <text:p>-390,1656191</text:p>
          </table:table-cell>
          <table:table-cell office:value-type="float" office:value="-390.50694775597134" table:formula="msoxl:=FS16+FS21" table:style-name="ce1">
            <text:p>-390,5069478</text:p>
          </table:table-cell>
          <table:table-cell office:value-type="float" office:value="-390.72507040192545" table:formula="msoxl:=FT16+FT21" table:style-name="ce1">
            <text:p>-390,7250704</text:p>
          </table:table-cell>
          <table:table-cell office:value-type="float" office:value="-390.82052585994586" table:formula="msoxl:=FU16+FU21" table:style-name="ce1">
            <text:p>-390,8205259</text:p>
          </table:table-cell>
          <table:table-cell office:value-type="float" office:value="-390.79389144493445" table:formula="msoxl:=FV16+FV21" table:style-name="ce1">
            <text:p>-390,7938914</text:p>
          </table:table-cell>
          <table:table-cell office:value-type="float" office:value="-390.64578258822053" table:formula="msoxl:=FW16+FW21" table:style-name="ce1">
            <text:p>-390,6457826</text:p>
          </table:table-cell>
          <table:table-cell office:value-type="float" office:value="-390.37685246510028" table:formula="msoxl:=FX16+FX21" table:style-name="ce1">
            <text:p>-390,3768525</text:p>
          </table:table-cell>
          <table:table-cell office:value-type="float" office:value="-390.98763930580833" table:formula="msoxl:=FY16+FY21" table:style-name="ce1">
            <text:p>-390,9876393</text:p>
          </table:table-cell>
          <table:table-cell office:value-type="float" office:value="-390.47932752400152" table:formula="msoxl:=FZ16+FZ21" table:style-name="ce1">
            <text:p>-390,4793275</text:p>
          </table:table-cell>
          <table:table-cell office:value-type="float" office:value="-390.8519196515291" table:formula="msoxl:=GA16+GA21" table:style-name="ce1">
            <text:p>-390,8519197</text:p>
          </table:table-cell>
          <table:table-cell office:value-type="float" office:value="-390.10606367104413" table:formula="msoxl:=GB16+GB21" table:style-name="ce1">
            <text:p>-390,1060637</text:p>
          </table:table-cell>
          <table:table-cell office:value-type="float" office:value="-390.24122529967906" table:formula="msoxl:=GC16+GC21" table:style-name="ce1">
            <text:p>-390,2412253</text:p>
          </table:table-cell>
          <table:table-cell office:value-type="float" office:value="-390.2575156707361" table:formula="msoxl:=GD16+GD21" table:style-name="ce1">
            <text:p>-390,2575157</text:p>
          </table:table-cell>
          <table:table-cell office:value-type="float" office:value="-391.15112452010214" table:formula="msoxl:=GE16+GE21" table:style-name="ce1">
            <text:p>-391,1511245</text:p>
          </table:table-cell>
          <table:table-cell office:value-type="float" office:value="-390.92802089751342" table:formula="msoxl:=GF16+GF21" table:style-name="ce1">
            <text:p>-390,9280209</text:p>
          </table:table-cell>
          <table:table-cell office:value-type="float" office:value="-390.58583681275468" table:formula="msoxl:=GG16+GG21" table:style-name="ce1">
            <text:p>-390,5858368</text:p>
          </table:table-cell>
          <table:table-cell office:value-type="float" office:value="-391.11494456715428" table:formula="msoxl:=GH16+GH21" table:style-name="ce1">
            <text:p>-391,1149446</text:p>
          </table:table-cell>
          <table:table-cell office:value-type="float" office:value="-390.53236876898194" table:formula="msoxl:=GI16+GI21" table:style-name="ce1">
            <text:p>-390,5323688</text:p>
          </table:table-cell>
          <table:table-cell office:value-type="float" office:value="-390.81564078112274" table:formula="msoxl:=GJ16+GJ21" table:style-name="ce1">
            <text:p>-390,8156408</text:p>
          </table:table-cell>
          <table:table-cell office:value-type="float" office:value="-390.97380540601802" table:formula="msoxl:=GK16+GK21" table:style-name="ce1">
            <text:p>-390,9738054</text:p>
          </table:table-cell>
          <table:table-cell office:value-type="float" office:value="-391.00621547005989" table:formula="msoxl:=GL16+GL21" table:style-name="ce1">
            <text:p>-391,0062155</text:p>
          </table:table-cell>
          <table:table-cell office:value-type="float" office:value="-390.91226413444491" table:formula="msoxl:=GM16+GM21" table:style-name="ce1">
            <text:p>-390,9122641</text:p>
          </table:table-cell>
          <table:table-cell office:value-type="float" office:value="-390.69138526186458" table:formula="msoxl:=GN16+GN21" table:style-name="ce1">
            <text:p>-390,6913853</text:p>
          </table:table-cell>
          <table:table-cell office:value-type="float" office:value="-391.30897959641408" table:formula="msoxl:=GO16+GO21" table:style-name="ce1">
            <text:p>-391,3089796</text:p>
          </table:table-cell>
          <table:table-cell office:value-type="float" office:value="-390.82804766846954" table:formula="msoxl:=GP16+GP21" table:style-name="ce1">
            <text:p>-390,8280477</text:p>
          </table:table-cell>
          <table:table-cell office:value-type="float" office:value="-391.17474941680592" table:formula="msoxl:=GQ16+GQ21" table:style-name="ce1">
            <text:p>-391,1747494</text:p>
          </table:table-cell>
          <table:table-cell office:value-type="float" office:value="-390.43082867149354" table:formula="msoxl:=GR16+GR21" table:style-name="ce1">
            <text:p>-390,4308287</text:p>
          </table:table-cell>
          <table:table-cell office:value-type="float" office:value="-390.50271130881504" table:formula="msoxl:=GS16+GS21" table:style-name="ce1">
            <text:p>-390,5027113</text:p>
          </table:table-cell>
          <table:table-cell office:value-type="float" office:value="-390.43291524636874" table:formula="msoxl:=GT16+GT21" table:style-name="ce1">
            <text:p>-390,4329152</text:p>
          </table:table-cell>
          <table:table-cell office:value-type="float" office:value="-391.15389366402275" table:formula="msoxl:=GU16+GU21" table:style-name="ce1">
            <text:p>-391,1538937</text:p>
          </table:table-cell>
          <table:table-cell office:value-type="float" office:value="-390.79101266324972" table:formula="msoxl:=GV16+GV21" table:style-name="ce1">
            <text:p>-390,7910127</text:p>
          </table:table-cell>
          <table:table-cell office:value-type="float" office:value="-390.28294178825234" table:formula="msoxl:=GW16+GW21" table:style-name="ce1">
            <text:p>-390,2829418</text:p>
          </table:table-cell>
          <table:table-cell office:value-type="float" office:value="-390.54225561222472" table:formula="msoxl:=GX16+GX21" table:style-name="ce1">
            <text:p>-390,5422556</text:p>
          </table:table-cell>
          <table:table-cell office:value-type="float" office:value="-390.64001528262258" table:formula="msoxl:=GY16+GY21" table:style-name="ce1">
            <text:p>-390,6400153</text:p>
          </table:table-cell>
          <table:table-cell office:value-type="float" office:value="-391.47332203241933" table:formula="msoxl:=GZ16+GZ21" table:style-name="ce1">
            <text:p>-391,473322</text:p>
          </table:table-cell>
          <table:table-cell office:value-type="float" office:value="-391.23517064045632" table:formula="msoxl:=HA16+HA21" table:style-name="ce1">
            <text:p>-391,2351706</text:p>
          </table:table-cell>
          <table:table-cell office:value-type="float" office:value="-390.83030586521539" table:formula="msoxl:=HB16+HB21" table:style-name="ce1">
            <text:p>-390,8303059</text:p>
          </table:table-cell>
          <table:table-cell office:value-type="float" office:value="-391.13184964874205" table:formula="msoxl:=HC16+HC21" table:style-name="ce1">
            <text:p>-391,1318496</text:p>
          </table:table-cell>
          <table:table-cell office:value-type="float" office:value="-390.38053672180416" table:formula="msoxl:=HD16+HD21" table:style-name="ce1">
            <text:p>-390,3805367</text:p>
          </table:table-cell>
          <table:table-cell office:value-type="float" office:value="-390.31512018306967" table:formula="msoxl:=HE16+HE21" table:style-name="ce1">
            <text:p>-390,3151202</text:p>
          </table:table-cell>
          <table:table-cell office:value-type="float" office:value="-390.90694874330455" table:formula="msoxl:=HF16+HF21" table:style-name="ce1">
            <text:p>-390,9069487</text:p>
          </table:table-cell>
          <table:table-cell office:value-type="float" office:value="-391.28721959636795" table:formula="msoxl:=HG16+HG21" table:style-name="ce1">
            <text:p>-391,2872196</text:p>
          </table:table-cell>
          <table:table-cell office:value-type="float" office:value="-392.28228552640616" table:formula="msoxl:=HH16+HH21" table:style-name="ce1">
            <text:p>-392,2822855</text:p>
          </table:table-cell>
          <table:table-cell office:value-type="float" office:value="-379.11516257729772" table:formula="msoxl:=HI16+HI21" table:style-name="ce1">
            <text:p>-379,1151626</text:p>
          </table:table-cell>
          <table:table-cell office:value-type="float" office:value="-364.43474984832824" table:formula="msoxl:=HJ16+HJ21" table:style-name="ce1">
            <text:p>-364,4347498</text:p>
          </table:table-cell>
          <table:table-cell office:value-type="float" office:value="-352.3059482394803" table:formula="msoxl:=HK16+HK21" table:style-name="ce1">
            <text:p>-352,3059482</text:p>
          </table:table-cell>
          <table:table-cell office:value-type="float" office:value="-341.06790398722308" table:formula="msoxl:=HL16+HL21" table:style-name="ce1">
            <text:p>-341,067904</text:p>
          </table:table-cell>
          <table:table-cell office:value-type="float" office:value="-329.14222712326847" table:formula="msoxl:=HM16+HM21" table:style-name="ce1">
            <text:p>-329,1422271</text:p>
          </table:table-cell>
          <table:table-cell office:value-type="float" office:value="-318.10199789645623" table:formula="msoxl:=HN16+HN21" table:style-name="ce1">
            <text:p>-318,1019979</text:p>
          </table:table-cell>
          <table:table-cell office:value-type="float" office:value="-307.92150873089184" table:formula="msoxl:=HO16+HO21" table:style-name="ce1">
            <text:p>-307,9215087</text:p>
          </table:table-cell>
          <table:table-cell office:value-type="float" office:value="-297.83042063199821" table:formula="msoxl:=HP16+HP21" table:style-name="ce1">
            <text:p>-297,8304206</text:p>
          </table:table-cell>
          <table:table-cell office:value-type="float" office:value="-288.56681123227986" table:formula="msoxl:=HQ16+HQ21" table:style-name="ce1">
            <text:p>-288,5668112</text:p>
          </table:table-cell>
          <table:table-cell office:value-type="float" office:value="-279.38193676242201" table:formula="msoxl:=HR16+HR21" table:style-name="ce1">
            <text:p>-279,3819368</text:p>
          </table:table-cell>
          <table:table-cell office:value-type="float" office:value="-270.28168829122109" table:formula="msoxl:=HS16+HS21" table:style-name="ce1">
            <text:p>-270,2816883</text:p>
          </table:table-cell>
          <table:table-cell office:value-type="float" office:value="-261.27187940864667" table:formula="msoxl:=HT16+HT21" table:style-name="ce1">
            <text:p>-261,2718794</text:p>
          </table:table-cell>
          <table:table-cell office:value-type="float" office:value="-253.72224024860023" table:formula="msoxl:=HU16+HU21" table:style-name="ce1">
            <text:p>-253,7222402</text:p>
          </table:table-cell>
          <table:table-cell office:value-type="float" office:value="-244.88469244409444" table:formula="msoxl:=HV16+HV21" table:style-name="ce1">
            <text:p>-244,8846924</text:p>
          </table:table-cell>
          <table:table-cell office:value-type="float" office:value="-236.81018473651341" table:formula="msoxl:=HW16+HW21" table:style-name="ce1">
            <text:p>-236,8101847</text:p>
          </table:table-cell>
          <table:table-cell office:value-type="float" office:value="-230.10717555203681" table:formula="msoxl:=HX16+HX21" table:style-name="ce1">
            <text:p>-230,1071756</text:p>
          </table:table-cell>
          <table:table-cell office:value-type="float" office:value="-222.1823872624519" table:formula="msoxl:=HY16+HY21" table:style-name="ce1">
            <text:p>-222,1823873</text:p>
          </table:table-cell>
          <table:table-cell office:value-type="float" office:value="-215.5839998221943" table:formula="msoxl:=HZ16+HZ21" table:style-name="ce1">
            <text:p>-215,5839998</text:p>
          </table:table-cell>
          <table:table-cell office:value-type="float" office:value="-208.42814985562089" table:formula="msoxl:=IA16+IA21" table:style-name="ce1">
            <text:p>-208,4281499</text:p>
          </table:table-cell>
          <table:table-cell office:value-type="float" office:value="-201.34819177067831" table:formula="msoxl:=IB16+IB21" table:style-name="ce1">
            <text:p>-201,3481918</text:p>
          </table:table-cell>
          <table:table-cell office:value-type="float" office:value="-194.92167044637495" table:formula="msoxl:=IC16+IC21" table:style-name="ce1">
            <text:p>-194,9216704</text:p>
          </table:table-cell>
          <table:table-cell office:value-type="float" office:value="-188.55014348829195" table:formula="msoxl:=ID16+ID21" table:style-name="ce1">
            <text:p>-188,5501435</text:p>
          </table:table-cell>
          <table:table-cell office:value-type="float" office:value="-182.78157097033522" table:formula="msoxl:=IE16+IE21" table:style-name="ce1">
            <text:p>-182,781571</text:p>
          </table:table-cell>
          <table:table-cell office:value-type="float" office:value="-175.45538454022909" table:formula="msoxl:=IF16+IF21" table:style-name="ce1">
            <text:p>-175,4553845</text:p>
          </table:table-cell>
          <table:table-cell office:value-type="float" office:value="-169.28343461076727" table:formula="msoxl:=IG16+IG21" table:style-name="ce1">
            <text:p>-169,2834346</text:p>
          </table:table-cell>
          <table:table-cell office:value-type="float" office:value="-164.17959636417061" table:formula="msoxl:=IH16+IH21" table:style-name="ce1">
            <text:p>-164,1795964</text:p>
          </table:table-cell>
          <table:table-cell office:value-type="float" office:value="-158.11658509091274" table:formula="msoxl:=II16+II21" table:style-name="ce1">
            <text:p>-158,1165851</text:p>
          </table:table-cell>
          <table:table-cell office:value-type="float" office:value="-152.59699528576871" table:formula="msoxl:=IJ16+IJ21" table:style-name="ce1">
            <text:p>-152,5969953</text:p>
          </table:table-cell>
          <table:table-cell office:value-type="float" office:value="-147.12338031914072" table:formula="msoxl:=IK16+IK21" table:style-name="ce1">
            <text:p>-147,1233803</text:p>
          </table:table-cell>
          <table:table-cell office:value-type="float" office:value="-141.69825139364156" table:formula="msoxl:=IL16+IL21" table:style-name="ce1">
            <text:p>-141,6982514</text:p>
          </table:table-cell>
          <table:table-cell office:value-type="float" office:value="-136.74669478384357" table:formula="msoxl:=IM16+IM21" table:style-name="ce1">
            <text:p>-136,7466948</text:p>
          </table:table-cell>
          <table:table-cell office:value-type="float" office:value="-131.41001617047021" table:formula="msoxl:=IN16+IN21" table:style-name="ce1">
            <text:p>-131,4100162</text:p>
          </table:table-cell>
          <table:table-cell office:value-type="float" office:value="-126.51970132141749" table:formula="msoxl:=IO16+IO21" table:style-name="ce1">
            <text:p>-126,5197013</text:p>
          </table:table-cell>
          <table:table-cell office:value-type="float" office:value="-121.28050085162221" table:formula="msoxl:=IP16+IP21" table:style-name="ce1">
            <text:p>-121,2805009</text:p>
          </table:table-cell>
          <table:table-cell office:value-type="float" office:value="-116.45981465277399" table:formula="msoxl:=IQ16+IQ21" table:style-name="ce1">
            <text:p>-116,4598147</text:p>
          </table:table-cell>
          <table:table-cell office:value-type="float" office:value="-112.01084670971733" table:formula="msoxl:=IR16+IR21" table:style-name="ce1">
            <text:p>-112,0108467</text:p>
          </table:table-cell>
          <table:table-cell office:value-type="float" office:value="-106.90942266385328" table:formula="msoxl:=IS16+IS21" table:style-name="ce1">
            <text:p>-106,9094227</text:p>
          </table:table-cell>
          <table:table-cell office:value-type="float" office:value="-102.18345941341809" table:formula="msoxl:=IT16+IT21" table:style-name="ce1">
            <text:p>-102,1834594</text:p>
          </table:table-cell>
          <table:table-cell office:value-type="float" office:value="-97.785134695563741" table:formula="msoxl:=IU16+IU21" table:style-name="ce1">
            <text:p>-97,7851347</text:p>
          </table:table-cell>
          <table:table-cell office:value-type="float" office:value="-93.390403316973021" table:formula="msoxl:=IV16+IV21" table:style-name="ce1">
            <text:p>-93,39040332</text:p>
          </table:table-cell>
          <table:table-cell office:value-type="float" office:value="-88.741957931356694" table:formula="msoxl:=IW16+IW21" table:style-name="ce1">
            <text:p>-88,74195793</text:p>
          </table:table-cell>
          <table:table-cell office:value-type="float" office:value="-84.133911806126491" table:formula="msoxl:=IX16+IX21" table:style-name="ce1">
            <text:p>-84,13391181</text:p>
          </table:table-cell>
          <table:table-cell office:value-type="float" office:value="-79.792924712197802" table:formula="msoxl:=IY16+IY21" table:style-name="ce1">
            <text:p>-79,79292471</text:p>
          </table:table-cell>
          <table:table-cell office:value-type="float" office:value="-75.253730434394512" table:formula="msoxl:=IZ16+IZ21" table:style-name="ce1">
            <text:p>-75,25373043</text:p>
          </table:table-cell>
          <table:table-cell office:value-type="float" office:value="-70.950706254612641" table:formula="msoxl:=JA16+JA21" table:style-name="ce1">
            <text:p>-70,95070625</text:p>
          </table:table-cell>
          <table:table-cell office:value-type="float" office:value="-66.66033331554172" table:formula="msoxl:=JB16+JB21" table:style-name="ce1">
            <text:p>-66,66033332</text:p>
          </table:table-cell>
          <table:table-cell office:value-type="float" office:value="-62.384029523526038" table:formula="msoxl:=JC16+JC21" table:style-name="ce1">
            <text:p>-62,38402952</text:p>
          </table:table-cell>
          <table:table-cell office:value-type="float" office:value="-57.984024927536638" table:formula="msoxl:=JD16+JD21" table:style-name="ce1">
            <text:p>-57,98402493</text:p>
          </table:table-cell>
          <table:table-cell office:value-type="float" office:value="-53.757357422525764" table:formula="msoxl:=JE16+JE21" table:style-name="ce1">
            <text:p>-53,75735742</text:p>
          </table:table-cell>
          <table:table-cell office:value-type="float" office:value="-49.653488006644636" table:formula="msoxl:=JF16+JF21" table:style-name="ce1">
            <text:p>-49,65348801</text:p>
          </table:table-cell>
          <table:table-cell office:value-type="float" office:value="-45.447337914565082" table:formula="msoxl:=JG16+JG21" table:style-name="ce1">
            <text:p>-45,44733791</text:p>
          </table:table-cell>
          <table:table-cell office:value-type="float" office:value="-41.331872586366167" table:formula="msoxl:=JH16+JH21" table:style-name="ce1">
            <text:p>-41,33187259</text:p>
          </table:table-cell>
          <table:table-cell office:value-type="float" office:value="-37.151481213143654" table:formula="msoxl:=JI16+JI21" table:style-name="ce1">
            <text:p>-37,15148121</text:p>
          </table:table-cell>
          <table:table-cell office:value-type="float" office:value="-32.994630115890772" table:formula="msoxl:=JJ16+JJ21" table:style-name="ce1">
            <text:p>-32,99463012</text:p>
          </table:table-cell>
          <table:table-cell office:value-type="float" office:value="-28.880064490921157" table:formula="msoxl:=JK16+JK21" table:style-name="ce1">
            <text:p>-28,88006449</text:p>
          </table:table-cell>
          <table:table-cell office:value-type="float" office:value="-24.756701718540352" table:formula="msoxl:=JL16+JL21" table:style-name="ce1">
            <text:p>-24,75670172</text:p>
          </table:table-cell>
          <table:table-cell office:value-type="float" office:value="-20.643250221429813" table:formula="msoxl:=JM16+JM21" table:style-name="ce1">
            <text:p>-20,64325022</text:p>
          </table:table-cell>
          <table:table-cell office:value-type="float" office:value="-16.558410087028669" table:formula="msoxl:=JN16+JN21" table:style-name="ce1">
            <text:p>-16,55841009</text:p>
          </table:table-cell>
          <table:table-cell office:value-type="float" office:value="-12.398737737829872" table:formula="msoxl:=JO16+JO21" table:style-name="ce1">
            <text:p>-12,39873774</text:p>
          </table:table-cell>
          <table:table-cell office:value-type="float" office:value="-8.3399445834532742" table:formula="msoxl:=JP16+JP21" table:style-name="ce1">
            <text:p>-8,339944583</text:p>
          </table:table-cell>
          <table:table-cell office:value-type="float" office:value="-4.2262750449229678" table:formula="msoxl:=JQ16+JQ21" table:style-name="ce1">
            <text:p>-4,226275045</text:p>
          </table:table-cell>
          <table:table-cell office:value-type="float" office:value="-0.11131814207313084" table:formula="msoxl:=JR16+JR21" table:style-name="ce1">
            <text:p>-0,111318142</text:p>
          </table:table-cell>
          <table:table-cell office:value-type="float" office:value="4.0036726693611406" table:formula="msoxl:=JS16+JS21" table:style-name="ce1">
            <text:p>4,003672669</text:p>
          </table:table-cell>
          <table:table-cell office:value-type="float" office:value="8.2566170242759362" table:formula="msoxl:=JT16+JT21" table:style-name="ce1">
            <text:p>8,256617024</text:p>
          </table:table-cell>
          <table:table-cell office:value-type="float" office:value="12.385176990256561" table:formula="msoxl:=JU16+JU21" table:style-name="ce1">
            <text:p>12,38517699</text:p>
          </table:table-cell>
          <table:table-cell office:value-type="float" office:value="16.509964311347847" table:formula="msoxl:=JV16+JV21" table:style-name="ce1">
            <text:p>16,50996431</text:p>
          </table:table-cell>
          <table:table-cell office:value-type="float" office:value="20.629722537374281" table:formula="msoxl:=JW16+JW21" table:style-name="ce1">
            <text:p>20,62972254</text:p>
          </table:table-cell>
          <table:table-cell office:value-type="float" office:value="24.951108440888966" table:formula="msoxl:=JX16+JX21" table:style-name="ce1">
            <text:p>24,95110844</text:p>
          </table:table-cell>
          <table:table-cell office:value-type="float" office:value="29.074084999689205" table:formula="msoxl:=JY16+JY21" table:style-name="ce1">
            <text:p>29,074085</text:p>
          </table:table-cell>
          <table:table-cell office:value-type="float" office:value="33.430127206151425" table:formula="msoxl:=JZ16+JZ21" table:style-name="ce1">
            <text:p>33,43012721</text:p>
          </table:table-cell>
          <table:table-cell office:value-type="float" office:value="37.809854262780192" table:formula="msoxl:=KA16+KA21" table:style-name="ce1">
            <text:p>37,80985426</text:p>
          </table:table-cell>
          <table:table-cell office:value-type="float" office:value="42.211779531745563" table:formula="msoxl:=KB16+KB21" table:style-name="ce1">
            <text:p>42,21177953</text:p>
          </table:table-cell>
          <table:table-cell office:value-type="float" office:value="46.342027638648339" table:formula="msoxl:=KC16+KC21" table:style-name="ce1">
            <text:p>46,34202764</text:p>
          </table:table-cell>
          <table:table-cell office:value-type="float" office:value="50.76717650938204" table:formula="msoxl:=KD16+KD21" table:style-name="ce1">
            <text:p>50,76717651</text:p>
          </table:table-cell>
          <table:table-cell office:value-type="float" office:value="55.535625810550087" table:formula="msoxl:=KE16+KE21" table:style-name="ce1">
            <text:p>55,53562581</text:p>
          </table:table-cell>
          <table:table-cell office:value-type="float" office:value="59.669124433360437" table:formula="msoxl:=KF16+KF21" table:style-name="ce1">
            <text:p>59,66912443</text:p>
          </table:table-cell>
          <table:table-cell office:value-type="float" office:value="64.501183161931209" table:formula="msoxl:=KG16+KG21" table:style-name="ce1">
            <text:p>64,50118316</text:p>
          </table:table-cell>
          <table:table-cell office:value-type="float" office:value="69.004160512038453" table:formula="msoxl:=KH16+KH21" table:style-name="ce1">
            <text:p>69,00416051</text:p>
          </table:table-cell>
          <table:table-cell office:value-type="float" office:value="73.518481705339553" table:formula="msoxl:=KI16+KI21" table:style-name="ce1">
            <text:p>73,51848171</text:p>
          </table:table-cell>
          <table:table-cell office:value-type="float" office:value="78.449275149659201" table:formula="msoxl:=KJ16+KJ21" table:style-name="ce1">
            <text:p>78,44927515</text:p>
          </table:table-cell>
          <table:table-cell office:value-type="float" office:value="83.419946451315923" table:formula="msoxl:=KK16+KK21" table:style-name="ce1">
            <text:p>83,41994645</text:p>
          </table:table-cell>
          <table:table-cell office:value-type="float" office:value="87.990105089813866" table:formula="msoxl:=KL16+KL21" table:style-name="ce1">
            <text:p>87,99010509</text:p>
          </table:table-cell>
          <table:table-cell office:value-type="float" office:value="93.018823827660569" table:formula="msoxl:=KM16+KM21" table:style-name="ce1">
            <text:p>93,01882383</text:p>
          </table:table-cell>
          <table:table-cell office:value-type="float" office:value="98.081408962669599" table:formula="msoxl:=KN16+KN21" table:style-name="ce1">
            <text:p>98,08140896</text:p>
          </table:table-cell>
          <table:table-cell office:value-type="float" office:value="103.17575579138607" table:formula="msoxl:=KO16+KO21" table:style-name="ce1">
            <text:p>103,1757558</text:p>
          </table:table-cell>
          <table:table-cell office:value-type="float" office:value="108.29973115983069" table:formula="msoxl:=KP16+KP21" table:style-name="ce1">
            <text:p>108,2997312</text:p>
          </table:table-cell>
          <table:table-cell office:value-type="float" office:value="113.96621236527847" table:formula="msoxl:=KQ16+KQ21" table:style-name="ce1">
            <text:p>113,9662124</text:p>
          </table:table-cell>
          <table:table-cell office:value-type="float" office:value="119.15781688689067" table:formula="msoxl:=KR16+KR21" table:style-name="ce1">
            <text:p>119,1578169</text:p>
          </table:table-cell>
          <table:table-cell office:value-type="float" office:value="124.91696573839666" table:formula="msoxl:=KS16+KS21" table:style-name="ce1">
            <text:p>124,9169657</text:p>
          </table:table-cell>
          <table:table-cell office:value-type="float" office:value="130.72588458975329" table:formula="msoxl:=KT16+KT21" table:style-name="ce1">
            <text:p>130,7258846</text:p>
          </table:table-cell>
          <table:table-cell office:value-type="float" office:value="136.58179527430187" table:formula="msoxl:=KU16+KU21" table:style-name="ce1">
            <text:p>136,5817953</text:p>
          </table:table-cell>
          <table:table-cell office:value-type="float" office:value="142.48187886737756" table:formula="msoxl:=KV16+KV21" table:style-name="ce1">
            <text:p>142,4818789</text:p>
          </table:table-cell>
          <table:table-cell office:value-type="float" office:value="148.42327686030023" table:formula="msoxl:=KW16+KW21" table:style-name="ce1">
            <text:p>148,4232769</text:p>
          </table:table-cell>
          <table:table-cell office:value-type="float" office:value="155.01875382970815" table:formula="msoxl:=KX16+KX21" table:style-name="ce1">
            <text:p>155,0187538</text:p>
          </table:table-cell>
          <table:table-cell office:value-type="float" office:value="161.04771166554025" table:formula="msoxl:=KY16+KY21" table:style-name="ce1">
            <text:p>161,0477117</text:p>
          </table:table-cell>
          <table:table-cell office:value-type="float" office:value="167.75177882106399" table:formula="msoxl:=KZ16+KZ21" table:style-name="ce1">
            <text:p>167,7517788</text:p>
          </table:table-cell>
          <table:table-cell office:value-type="float" office:value="174.51170171147356" table:formula="msoxl:=LA16+LA21" table:style-name="ce1">
            <text:p>174,5117017</text:p>
          </table:table-cell>
          <table:table-cell office:value-type="float" office:value="181.32383863369827" table:formula="msoxl:=LB16+LB21" table:style-name="ce1">
            <text:p>181,3238386</text:p>
          </table:table-cell>
          <table:table-cell office:value-type="float" office:value="188.18449988243984" table:formula="msoxl:=LC16+LC21" table:style-name="ce1">
            <text:p>188,1844999</text:p>
          </table:table-cell>
          <table:table-cell office:value-type="float" office:value="196.47926610685144" table:formula="msoxl:=LD16+LD21" table:style-name="ce1">
            <text:p>196,4792661</text:p>
          </table:table-cell>
          <table:table-cell office:value-type="float" office:value="204.15772658902716" table:formula="msoxl:=LE16+LE21" table:style-name="ce1">
            <text:p>204,1577266</text:p>
          </table:table-cell>
          <table:table-cell office:value-type="float" office:value="211.89740579936191" table:formula="msoxl:=LF16+LF21" table:style-name="ce1">
            <text:p>211,8974058</text:p>
          </table:table-cell>
          <table:table-cell office:value-type="float" office:value="220.42512731097614" table:formula="msoxl:=LG16+LG21" table:style-name="ce1">
            <text:p>220,4251273</text:p>
          </table:table-cell>
          <table:table-cell office:value-type="float" office:value="228.28539051886054" table:formula="msoxl:=LH16+LH21" table:style-name="ce1">
            <text:p>228,2853905</text:p>
          </table:table-cell>
          <table:table-cell office:value-type="float" office:value="237.70231433880608" table:formula="msoxl:=LI16+LI21" table:style-name="ce1">
            <text:p>237,7023143</text:p>
          </table:table-cell>
          <table:table-cell office:value-type="float" office:value="247.20712905462105" table:formula="msoxl:=LJ16+LJ21" table:style-name="ce1">
            <text:p>247,2071291</text:p>
          </table:table-cell>
          <table:table-cell office:value-type="float" office:value="256.79369675281612" table:formula="msoxl:=LK16+LK21" table:style-name="ce1">
            <text:p>256,7936968</text:p>
          </table:table-cell>
          <table:table-cell office:value-type="float" office:value="265.66779602317138" table:formula="msoxl:=LL16+LL21" table:style-name="ce1">
            <text:p>265,667796</text:p>
          </table:table-cell>
          <table:table-cell office:value-type="float" office:value="276.98581413096031" table:formula="msoxl:=LM16+LM21" table:style-name="ce1">
            <text:p>276,9858141</text:p>
          </table:table-cell>
          <table:table-cell office:value-type="float" office:value="287.5994988490819" table:formula="msoxl:=LN16+LN21" table:style-name="ce1">
            <text:p>287,5994988</text:p>
          </table:table-cell>
          <table:table-cell office:value-type="float" office:value="299.10886229203783" table:formula="msoxl:=LO16+LO21" table:style-name="ce1">
            <text:p>299,1088623</text:p>
          </table:table-cell>
          <table:table-cell office:value-type="float" office:value="310.70729948162779" table:formula="msoxl:=LP16+LP21" table:style-name="ce1">
            <text:p>310,7072995</text:p>
          </table:table-cell>
          <table:table-cell office:value-type="float" office:value="324.06410006670524" table:formula="msoxl:=LQ16+LQ21" table:style-name="ce1">
            <text:p>324,0641001</text:p>
          </table:table-cell>
          <table:table-cell office:value-type="float" office:value="337.53130334723829" table:formula="msoxl:=LR16+LR21" table:style-name="ce1">
            <text:p>337,5313033</text:p>
          </table:table-cell>
          <table:table-cell office:value-type="float" office:value="351.09915538335599" table:formula="msoxl:=LS16+LS21" table:style-name="ce1">
            <text:p>351,0991554</text:p>
          </table:table-cell>
          <table:table-cell office:value-type="float" office:value="367.35588581083152" table:formula="msoxl:=LT16+LT21" table:style-name="ce1">
            <text:p>367,3558858</text:p>
          </table:table-cell>
          <table:table-cell office:value-type="float" office:value="381.99581035267596" table:formula="msoxl:=LU16+LU21" table:style-name="ce1">
            <text:p>381,9958104</text:p>
          </table:table-cell>
          <table:table-cell office:value-type="float" office:value="399.37128431768099" table:formula="msoxl:=LV16+LV21" table:style-name="ce1">
            <text:p>399,3712843</text:p>
          </table:table-cell>
          <table:table-cell office:value-type="float" office:value="418.65292122479786" table:formula="msoxl:=LW16+LW21" table:style-name="ce1">
            <text:p>418,6529212</text:p>
          </table:table-cell>
          <table:table-cell office:value-type="float" office:value="437.17762805871257" table:formula="msoxl:=LX16+LX21" table:style-name="ce1">
            <text:p>437,1776281</text:p>
          </table:table-cell>
          <table:table-cell office:value-type="float" office:value="461.25183327987816" table:formula="msoxl:=LY16+LY21" table:style-name="ce1">
            <text:p>461,2518333</text:p>
          </table:table-cell>
          <table:table-cell office:value-type="float" office:value="472.72043136693901" table:formula="msoxl:=LZ16+LZ21" table:style-name="ce1">
            <text:p>472,7204314</text:p>
          </table:table-cell>
          <table:table-cell office:value-type="float" office:value="492.4431544436581" table:formula="msoxl:=MA16+MA21" table:style-name="ce1">
            <text:p>492,4431544</text:p>
          </table:table-cell>
          <table:table-cell office:value-type="float" office:value="502.97588876717322" table:formula="msoxl:=MB16+MB21" table:style-name="ce1">
            <text:p>502,9758888</text:p>
          </table:table-cell>
          <table:table-cell office:value-type="float" office:value="502.24397565587981" table:formula="msoxl:=MC16+MC21" table:style-name="ce1">
            <text:p>502,2439757</text:p>
          </table:table-cell>
          <table:table-cell office:value-type="float" office:value="501.29653033315935" table:formula="msoxl:=MD16+MD21" table:style-name="ce1">
            <text:p>501,2965303</text:p>
          </table:table-cell>
          <table:table-cell office:value-type="float" office:value="502.97325021241818" table:formula="msoxl:=ME16+ME21" table:style-name="ce1">
            <text:p>502,9732502</text:p>
          </table:table-cell>
          <table:table-cell office:value-type="float" office:value="501.62086222734712" table:formula="msoxl:=MF16+MF21" table:style-name="ce1">
            <text:p>501,6208622</text:p>
          </table:table-cell>
          <table:table-cell office:value-type="float" office:value="501.01804952247585" table:formula="msoxl:=MG16+MG21" table:style-name="ce1">
            <text:p>501,0180495</text:p>
          </table:table-cell>
          <table:table-cell office:value-type="float" office:value="501.18306284361472" table:formula="msoxl:=MH16+MH21" table:style-name="ce1">
            <text:p>501,1830628</text:p>
          </table:table-cell>
          <table:table-cell office:value-type="float" office:value="502.13247356405299" table:formula="msoxl:=MI16+MI21" table:style-name="ce1">
            <text:p>502,1324736</text:p>
          </table:table-cell>
          <table:table-cell office:value-type="float" office:value="501.94056608182581" table:formula="msoxl:=MJ16+MJ21" table:style-name="ce1">
            <text:p>501,9405661</text:p>
          </table:table-cell>
          <table:table-cell office:value-type="float" office:value="501.57042992527425" table:formula="msoxl:=MK16+MK21" table:style-name="ce1">
            <text:p>501,5704299</text:p>
          </table:table-cell>
          <table:table-cell office:value-type="float" office:value="501.02395493357216" table:formula="msoxl:=ML16+ML21" table:style-name="ce1">
            <text:p>501,0239549</text:p>
          </table:table-cell>
          <table:table-cell office:value-type="float" office:value="501.28471901912957" table:formula="msoxl:=MM16+MM21" table:style-name="ce1">
            <text:p>501,284719</text:p>
          </table:table-cell>
          <table:table-cell office:value-type="float" office:value="501.37946661866289" table:formula="msoxl:=MN16+MN21" table:style-name="ce1">
            <text:p>501,3794666</text:p>
          </table:table-cell>
          <table:table-cell office:value-type="float" office:value="502.29705520199235" table:formula="msoxl:=MO16+MO21" table:style-name="ce1">
            <text:p>502,2970552</text:p>
          </table:table-cell>
          <table:table-cell office:value-type="float" office:value="502.0659108519755" table:formula="msoxl:=MP16+MP21" table:style-name="ce1">
            <text:p>502,0659109</text:p>
          </table:table-cell>
          <table:table-cell office:value-type="float" office:value="502.66466289144046" table:formula="msoxl:=MQ16+MQ21" table:style-name="ce1">
            <text:p>502,6646629</text:p>
          </table:table-cell>
          <table:table-cell office:value-type="float" office:value="502.11152268317181" table:formula="msoxl:=MR16+MR21" table:style-name="ce1">
            <text:p>502,1115227</text:p>
          </table:table-cell>
          <table:table-cell office:value-type="float" office:value="501.39813734812941" table:formula="msoxl:=MS16+MS21" table:style-name="ce1">
            <text:p>501,3981373</text:p>
          </table:table-cell>
          <table:table-cell office:value-type="float" office:value="501.5235010237746" table:formula="msoxl:=MT16+MT21" table:style-name="ce1">
            <text:p>501,523501</text:p>
          </table:table-cell>
          <table:table-cell office:value-type="float" office:value="501.49366094597804" table:formula="msoxl:=MU16+MU21" table:style-name="ce1">
            <text:p>501,4936609</text:p>
          </table:table-cell>
          <table:table-cell office:value-type="float" office:value="501.30923426421981" table:formula="msoxl:=MV16+MV21" table:style-name="ce1">
            <text:p>501,3092343</text:p>
          </table:table-cell>
          <table:table-cell office:value-type="float" office:value="500.97088577301128" table:formula="msoxl:=MW16+MW21" table:style-name="ce1">
            <text:p>500,9708858</text:p>
          </table:table-cell>
          <table:table-cell table:number-columns-repeated="160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nally plot the x and y points</text:p>
          </table:table-cell>
          <table:table-cell table:number-columns-repeated="16383" table:style-name="ce1"/>
        </table:table-row>
        <table:table-row table:style-name="ro1">
          <table:table-cell table:style-name="ce1">
            <draw:frame draw:z-index="1" draw:id="id0" draw:style-name="a0" draw:name="Wykres 1" svg:x="0.18333in" svg:y="0.1in" svg:width="7.9in" svg:height="5.68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48" table:style-name="ro1">
          <table:table-cell table:number-columns-repeated="16384"/>
        </table:table-row>
      </table:table>
      <table:table table:name="Arkusz2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Meglicki Bartosz</dc:creator>
    <meta:creation-date>2006-09-16T00:00:00Z</meta:creation-date>
    <dc:date>2016-02-29T11:24:2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09.19968503937pt" svg:width="568.7999999999999pt" chart:style-name="Crt0">
        <chart:legend chart:legend-position="end" chart:legend-align="center" chart:style-name="Lgnd"/>
        <chart:plot-area svg:x="0.0pt" svg:y="13.65267716535433pt" svg:width="477.2585039370079pt" svg:height="395.546929133858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Arkusz1.$B$25:.$MW$25" chart:class="chart:scatter" chart:attached-axis="primary-y" chart:style-name="G0S0">
            <chart:domain table:cell-range-address="Arkusz1.$B$24:.$MW$24"/>
            <chart:data-point chart:repeated="36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